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Text_20_body" style:list-style-name="L17">
    </style:style>
    <style:style style:name="P18" style:family="paragraph" style:parent-style-name="Text_20_body" style:list-style-name="L18">
    </style:style>
    <style:style style:name="P19" style:family="paragraph" style:parent-style-name="Text_20_body" style:list-style-name="L19">
    </style:style>
    <style:style style:name="P20" style:family="paragraph" style:parent-style-name="Text_20_body" style:list-style-name="L20">
    </style:style>
    <style:style style:name="P21" style:family="paragraph" style:parent-style-name="Text_20_body" style:list-style-name="L21">
    </style:style>
    <style:style style:name="P22" style:family="paragraph" style:parent-style-name="Text_20_body" style:list-style-name="L22">
    </style:style>
    <style:style style:name="P23" style:family="paragraph" style:parent-style-name="Text_20_body" style:list-style-name="L23">
    </style:style>
    <style:style style:name="P24" style:family="paragraph" style:parent-style-name="Text_20_body" style:list-style-name="L24">
    </style:style>
    <style:style style:name="P25" style:family="paragraph" style:parent-style-name="Text_20_body" style:list-style-name="L25">
    </style:style>
    <style:style style:name="P26" style:family="paragraph" style:parent-style-name="Text_20_body" style:list-style-name="L26">
    </style:style>
    <style:style style:name="P27" style:family="paragraph" style:parent-style-name="Text_20_body" style:list-style-name="L27">
    </style:style>
    <style:style style:name="P28" style:family="paragraph" style:parent-style-name="Text_20_body" style:list-style-name="L28">
    </style:style>
    <style:style style:name="P29" style:family="paragraph" style:parent-style-name="Text_20_body" style:list-style-name="L29">
    </style:style>
    <style:style style:name="P30" style:family="paragraph" style:parent-style-name="Text_20_body" style:list-style-name="L30">
    </style:style>
    <style:style style:name="P31" style:family="paragraph" style:parent-style-name="Text_20_body" style:list-style-name="L31">
    </style:style>
    <style:style style:name="P32" style:family="paragraph" style:parent-style-name="Text_20_body" style:list-style-name="L32">
    </style:style>
    <style:style style:name="P33" style:family="paragraph" style:parent-style-name="Text_20_body" style:list-style-name="L33">
    </style:style>
    <style:style style:name="P34" style:family="paragraph" style:parent-style-name="Text_20_body" style:list-style-name="L34">
    </style:style>
    <style:style style:name="P35" style:family="paragraph" style:parent-style-name="Text_20_body" style:list-style-name="L35">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32767*"/>
    </style:style>
    <style:style style:name="Table1.B" style:family="table-column">
      <style:table-column-properties style:rel-column-width="32767*"/>
    </style:style>
    <style:style style:name="Table2" style:family="table">
      <style:table-properties table:align="center"/>
    </style:style>
    <style:style style:name="Table2.A" style:family="table-column">
      <style:table-column-properties style:rel-column-width="32767*"/>
    </style:style>
    <style:style style:name="Table2.B" style:family="table-column">
      <style:table-column-properties style:rel-column-width="32767*"/>
    </style:style>
    <style:style style:name="Table3" style:family="table">
      <style:table-properties table:align="center"/>
    </style:style>
    <style:style style:name="Table3.A" style:family="table-column">
      <style:table-column-properties style:rel-column-width="32767*"/>
    </style:style>
    <style:style style:name="Table3.B" style:family="table-column">
      <style:table-column-properties style:rel-column-width="32767*"/>
    </style:style>
    <style:style style:name="Table4" style:family="table">
      <style:table-properties table:align="center"/>
    </style:style>
    <style:style style:name="Table4.A" style:family="table-column">
      <style:table-column-properties style:rel-column-width="32767*"/>
    </style:style>
    <style:style style:name="Table4.B" style:family="table-column">
      <style:table-column-properties style:rel-column-width="32767*"/>
    </style:style>
    <style:style style:name="Table5" style:family="table">
      <style:table-properties table:align="center"/>
    </style:style>
    <style:style style:name="Table5.A" style:family="table-column">
      <style:table-column-properties style:rel-column-width="32767*"/>
    </style:style>
    <style:style style:name="Table5.B" style:family="table-column">
      <style:table-column-properties style:rel-column-width="32767*"/>
    </style:style>
    <style:style style:name="Table6" style:family="table">
      <style:table-properties table:align="center"/>
    </style:style>
    <style:style style:name="Table6.A" style:family="table-column">
      <style:table-column-properties style:rel-column-width="32767*"/>
    </style:style>
    <style:style style:name="Table6.B" style:family="table-column">
      <style:table-column-properties style:rel-column-width="32767*"/>
    </style:style>
    <style:style style:name="Table7" style:family="table">
      <style:table-properties table:align="center"/>
    </style:style>
    <style:style style:name="Table7.A" style:family="table-column">
      <style:table-column-properties style:rel-column-width="32767*"/>
    </style:style>
    <style:style style:name="Table7.B" style:family="table-column">
      <style:table-column-properties style:rel-column-width="32767*"/>
    </style:style>
    <style:style style:name="Table8" style:family="table">
      <style:table-properties table:align="center"/>
    </style:style>
    <style:style style:name="Table8.A" style:family="table-column">
      <style:table-column-properties style:rel-column-width="32767*"/>
    </style:style>
    <style:style style:name="Table8.B" style:family="table-column">
      <style:table-column-properties style:rel-column-width="32767*"/>
    </style:style>
    <style:style style:name="Table9" style:family="table">
      <style:table-properties table:align="center"/>
    </style:style>
    <style:style style:name="Table9.A" style:family="table-column">
      <style:table-column-properties style:rel-column-width="32767*"/>
    </style:style>
    <style:style style:name="Table9.B" style:family="table-column">
      <style:table-column-properties style:rel-column-width="32767*"/>
    </style:style>
  </office:automatic-styles>
  <office:body>
    <office:text>
      <text:h text:style-name="Heading_20_3" text:outline-level="3"><text:bookmark-start text:name="les-passions"/>Les passions<text:bookmark-end text:name="les-passions"/></text:h>
      <text:p text:style-name="First_20_paragraph">Un système de passion pour faire quoi? Dans Douaratil le jeu de rôle, les combats sont physiques mais aussi moraux. Les personnages devront faire face à des adversaires qui viendront les contredire, s’opposer, même les discréditer lors de l’audience d’un seigneur, devant un conseil de beghelm, un simple mestre, une assemblée de village ou bien devant une dame. Dans un monde où la violence n’est pas la seule issue, avoir de l’influence peut être très important.</text:p>
      <text:h text:style-name="Heading_20_4" text:outline-level="4"><text:bookmark-start text:name="_les_points_de_dhonneur"/>Les points de d’honneur<text:bookmark-end text:name="_les_points_de_dhonneur"/></text:h>
      <text:p text:style-name="First_20_paragraph">Ces points sont utilisés pour illustrer une situation ayant trait à une confrontation sociale (jugement, diplomatie, tractations…​) mais aussi à la séduction (Tomber amoureux). Lors d’une confrontation sociale, le joueur ou le MJ doit déclarer engager la confrontation. Dés lors, les arguments employés, les comportements, seront sujets à interprétations des jets de dés. Evidemment, l’inspiration peut être utilisée dans ce gendre d’affrontement. Les points d’honneur sont calculés de la même manière pour toutes les voies. Leur montant correspond à la caractéristique charisme (CHA) plus 2 points par niveau. A ce total viennent s’ajouter des hauts faits qui offre un capital supplémentaire selon l’histoire du personnage.</text:p>
      <text:h text:style-name="Heading_20_4" text:outline-level="4"><text:bookmark-start text:name="_hauts_faits"/>Hauts faits<text:bookmark-end text:name="_hauts_faits"/></text:h>
      <text:p text:style-name="First_20_paragraph">Les hauts faits sont des éléments connus de chacun qui permette à la personne d’avoir une aura toute particulière sur ses interlocuteurs. Il faut distinguer trois types de hauts faits:</text:p>
      <text:list text:style-name="L1">
        <text:list-item>
          <text:p text:style-name="P1">la <text:span text:style-name="T1">Vaillance</text:span></text:p>
        </text:list-item>
        <text:list-item>
          <text:p text:style-name="P1">l'<text:span text:style-name="T1">Honneur</text:span></text:p>
        </text:list-item>
        <text:list-item>
          <text:p text:style-name="P1">La <text:span text:style-name="T1">Richesse</text:span></text:p>
        </text:list-item>
      </text:list>
      <text:p text:style-name="First_20_paragraph">La vaillance concerne le courage au combat reconnu par tous. Le plus souvent, il s’agit d’un duel mémorable ou d’une bataille. L’honneur concerne les éléments diplomatiques, les jugements ou les victoires amoureuses. La richesse concerne le niveau de richesse global du personnage et de sa famille. + Chaque catégorie de hauts faits permet d’augmenter le capital de point d’honneur. Les catégories se cumulent. Il faut ainsi en accord avec le MJ recenser les hauts faits au fur et à mesure qu’ils arrivent. Seul le plus important de chaque catégorie permet de calculer le bonus de points d’Honneur (PH).</text:p>
      <text:p text:style-name="Text_20_body">Ainsi, les points d’honneur correspondent à: + <text:span text:style-name="T1">Le Charisme + 2/Niveau + Haut fait de Vaillance + Haut fait d’Honneur + Haut fait de Richesse</text:span></text:p>
      <text:h text:style-name="Heading_20_4" text:outline-level="4"><text:bookmark-start text:name="_les_paliers_des_hauts_faits"/>Les paliers des hauts faits<text:bookmark-end text:name="_les_paliers_des_hauts_faits"/></text:h>
      <text:p text:style-name="First_20_paragraph">Chaque haut fait peut être défini par son importance :</text:p>
      <text:list text:style-name="L2">
        <text:list-item>
          <text:p text:style-name="P2">Héroïque</text:p>
        </text:list-item>
        <text:list-item>
          <text:p text:style-name="P2">Légendaire</text:p>
        </text:list-item>
        <text:list-item>
          <text:p text:style-name="P2">Mythique</text:p>
        </text:list-item>
      </text:list>
      <text:p text:style-name="First_20_paragraph">Chaque palier amène un bonus différent: + §§§ .table-container |Palier|Bonus|Portée|Durée| |:-:|:-:|:-:|:-:| |<text:span text:style-name="T1">Héroïque</text:span>|+5 |5 jours de cheval de rayon autours du lieu du fait|on s’en souvient, on reconnait| |<text:span text:style-name="T1">Légendaire</text:span>|+10|15 jours de cheval de rayon autours du lieu du fait|on s’en souviendra au delà de la génération, on raconte l’histoire dans les tavernes et au coin du feu| |<text:span text:style-name="T1">Mythique</text:span>|+15|30 jours de cheval de rayon autours du lieu du fait|on s’en souviendra dans cent cycle, histoire inspirante qu’utilisent les prêtres et les chefs de guerre| §§§</text:p>
      <text:h text:style-name="Heading_20_4" text:outline-level="4"><text:bookmark-start text:name="_les_compétences_sociales"/>Les compétences sociales<text:bookmark-end text:name="_les_compétences_sociales"/></text:h>
      <text:p text:style-name="First_20_paragraph">Plusieurs compétences peuvent être utilisées dans le cadre d’interactions sociales. Elles dépendent de différentes caractéristiques : L’intelligence, la sagesse et le charisme.</text:p>
      <text:list text:style-name="L3">
        <text:list-item>
          <text:p text:style-name="P3">Intelligence : Arcane, Histoire, Investigation</text:p>
        </text:list-item>
        <text:list-item>
          <text:p text:style-name="P3">Sagesse : Perspicacité</text:p>
        </text:list-item>
        <text:list-item>
          <text:p text:style-name="P3">Charisme : intimidation, persuasion, supercherie</text:p>
        </text:list-item>
      </text:list>
      <text:h text:style-name="Heading_20_4" text:outline-level="4"><text:bookmark-start text:name="_honneur_interactions_sociales"/>Honneur &amp; interactions sociales<text:bookmark-end text:name="_honneur_interactions_sociales"/></text:h>
      <text:p text:style-name="First_20_paragraph">L’honneur représente deux facteurs du personnage. Son maximum correspond à sa reconnaissance sociale alors que son encours correspond à son égo. + Un affrontement social peut prendre plusieurs tours de jeu, jusqu’à ce qu’un des deux soit obligé d’arrêter. Les points d’honneur correspondent ainsi à une quantité de "blessures psychiques" que peut encaisser une personne. + Ainsi, la difficulté des affrontements sociaux est toujours la résistance de la personne qui se trouve en face. + Se retrouver avec 0 point d’honneur n’a pas d’autre effet que d’accorder un désavantage à toutes les compétences sociales et les jets de sauvegarde psychiques (Intelligence, Sagesse &amp; Charisme) jusqu’à ce que le personnage retrouve la totalité de ses points d’honneur. + Ainsi, un personnage peut perdre des points d’honneur en tentant de convaincre, corrompre, séduire, marchander etc…​ Dans toute interaction sociale. Cela a pour effet de limiter le nombre de tentatives lors des interactions sociales.</text:p>
      <text:p text:style-name="Text_20_body"><text:span text:style-name="T1">Règle spéciale : affronter une personne en public ou duel social</text:span> + Cette règle se prête a bien des situations : procès, diplomatie, honte publique etc…​ Un personnage peut engager un duel social contre une autre personne si et seulement si possède au moins la moitié de ses points d’honneur (PH). Ce combat se déroule jusqu’a ce que l’un des deux protagonistes ne tombe à 0 point d’honneur (PH). la pénalité du désavantage s’applique pour toute interaction contre son adversaire et cela pendant une période d’une lune.</text:p>
      <text:p text:style-name="Text_20_body">La règle des affrontements d’honneur est le suivant (reportez vous au tableau plus bas pour plus de détail) :</text:p>
      <text:p text:style-name="Text_20_body"><text:span text:style-name="T1">Acteur/Attaquant - DD du défenseur = montant de la perte de PH</text:span></text:p>
      <text:p text:style-name="Text_20_body">Un modificateur peut être appliqué au JS si l’argumentaire est "trop gros à avaler". En effet une personne ne peut se laisser convaincre que quelque chose de manifestement impossible ou incroyable.</text:p>
      <text:p text:style-name="Text_20_body">§§§ .table-container ||Bonus au JS|| |Véracité|Compétence ou Caractéritique| |:-:|:-:| |Plausible|0| |Improbable|+1| |Très improbable|+2| |Impossible| +4| §§§</text:p>
      <text:p text:style-name="Text_20_body">§§§ .table-container ||Table des affrontements sociaux|| |Action|Compétence ou Caractéritique|JS| |:-:|:-:|:-:| |Convaincre|Persuasion / Charisme |JS Intelligence| |Flatter|Supercherie / Charisme|JS Sagesse| |Menacer|Intimidation ou représentation/ Charisme ou Constitution ou Force|Js Sagesse ou Js Charisme| |Mentir| Supercherie / Intelligence|Js Intelligenceou Js Sagesse| |Séduire|Charisme |Js Sagesse ou Js Charisme| |Se moquer| Intimidation / Charisme|Js Sagesse| |Se vanter| Intimidation, représentation ou Supercherie / Charisme ou Intelligence|Js Sagesse| |Supplier| Perspicacité / Sagesse|Js Sagesse| §§§ — title: Les intermèdes - Gestion de la famille et des biens — </text:p>
      <text:h text:style-name="Heading_20_4" text:outline-level="4"><text:bookmark-start text:name="_phases_dintermèdes"/>Phases d’intermèdes<text:bookmark-end text:name="_phases_dintermèdes"/></text:h>
      <text:p text:style-name="First_20_paragraph">Les personnages vivent des aventures héroïques qui seront peut-être chantées ou racontées à travers les régions et quelques fois, au delà de leur mort. Pourtant, aussi aventureux soient ils, ils doivent par moment retourner pour gérer leurs affaires, s’entrainer, procéder à des recherches. Ils peuvent faire cela durant les aventures mais souvent au dépend de leur participation car la recherche et les entrainements demandent beaucoup de temps. + L’année est divisée en quatre saisons de trois lunes chacune. Chaque saison et/ou chaque lune (selon le souhait du narrateur) est l’occasion de gérer les intermèdes, les biens et la famille. Ces périodes entre les aventures sont aussi l’occasion de jouer des mini-scénarios en solo. Cette phase de jeu devient très intéressante dés que le personnage aura une famille et des biens à gérer. Dés qu’il se mariera, il commencera par la base de ses possessions, avoir une maison et gérer une cellule familiale mais dans la plupart des cas cela ne s’arrêtera pas là car le mariage est souvent l’occasion d’alliance et de lègues.</text:p>
      <text:p text:style-name="Text_20_body">La phase d’intermède se décompose comme suit:</text:p>
      <text:list text:style-name="L4">
        <text:list-item>
          <text:p text:style-name="P4">Guérison des blessures.</text:p>
        </text:list-item>
        <text:list-item>
          <text:p text:style-name="P4">Scénarios en solo.</text:p>
        </text:list-item>
        <text:list-item>
          <text:p text:style-name="P4">Vieillissement.</text:p>
        </text:list-item>
        <text:list-item>
          <text:p text:style-name="P4">Mise à jour économique</text:p>
        </text:list-item>
        <text:list-item>
          <text:p text:style-name="P4">Jets familiaux.</text:p>
        </text:list-item>
        <text:list-item>
          <text:p text:style-name="P4">Entrainements et recherches.</text:p>
        </text:list-item>
      </text:list>
      <text:h text:style-name="Heading_20_5" text:outline-level="5"><text:bookmark-start text:name="_phase_1_guérison_des_blessures"/>Phase 1 Guérison des blessures<text:bookmark-end text:name="_phase_1_guérison_des_blessures"/></text:h>
      <text:p text:style-name="First_20_paragraph">Il arrivera que le personnage subisse des blessures au cours de ses aventures. Certaines seront vite récupérées mais d’autres mettront plus de temps. Durant la période de guérison, le personnage ne pourra ni faire de scénario en solo, ni d’entrainements ou de recherches. La plupart du temps, il ne repartira pas en aventure s’il est encore gravement blessé. Ce serait au péril de sa vie.</text:p>
      <text:h text:style-name="Heading_20_5" text:outline-level="5"><text:bookmark-start text:name="_phase_2_le_scénario_en_solo"/>Phase 2 Le scénario en solo<text:bookmark-end text:name="_phase_2_le_scénario_en_solo"/></text:h>
      <text:p text:style-name="First_20_paragraph">Le joueur peut souhaiter faire des actions ou suivre des buts personnels qui n’ont pas leur place dans une partie d’aventure ou qui sont le prolongement ou la suite d’une partie d’aventure. La phase d’intermède permet de résoudre et de jouer ces petites aventures sans pour autant monopoliser le temps de jeu des autres joueurs. + Cette phase de jeu ne doit pas se substituer à la partie de jeu de rôle mais des joueurs impliqués peuvent vivre de belles aventures et faire avancer des intrigues qui ne manqueront pas de survenir.</text:p>
      <text:h text:style-name="Heading_20_5" text:outline-level="5"><text:bookmark-start text:name="_phase_3_le_vieillissement"/>Phase 3 Le vieillissement<text:bookmark-end text:name="_phase_3_le_vieillissement"/></text:h>
      <text:p text:style-name="First_20_paragraph">La plupart des peuples ne tiennent pas de registre d’état civil et les dates d’anniversaires sont approximatives. Le joueur peut décider d’une saison qui correspond à la période de sa naissance. A chaque fois qu’une phase d’intermède passera par cette saison, le personnage vieillira d’un an.</text:p>
      <text:h text:style-name="Heading_20_5" text:outline-level="5"><text:bookmark-start text:name="_phase_4_mise_à_jour_économique"/>Phase 4 Mise à jour économique<text:bookmark-end text:name="_phase_4_mise_à_jour_économique"/></text:h>
      <text:p text:style-name="First_20_paragraph">Cette phase permet de connaitre les résultats de l’intermède au niveau économique. Il prends en compte les fluctuations locales des marchés, de la disponibilité des ressources et des aléas climatiques. + Cette mise à jour dépend du patrimoine du personnage et de sa famille. Le patrimoine du personnage est acquis au fur et à mesure des alliances et des mariages, des conquêtes et des achats. Une fois les revenus du patrimoine défini, il faut faire un tirage sur la table des évènements économiques. Cette table sera décrite après les niveaux de patrimoine du personnage. Pour augmenter le patrimoine d’une famille, il faut investir des richesses qui génèreront, si tout se passe bien, des profits.</text:p>
      <text:h text:style-name="Heading_20_5" text:outline-level="5"><text:bookmark-start text:name="_phase_5_jets_familiaux"/>Phase 5 Jets familiaux<text:bookmark-end text:name="_phase_5_jets_familiaux"/></text:h>
      <text:p text:style-name="First_20_paragraph">Cette phase permet de connaitre les aléas de la vie familiale avec les bonheurs et les peines: les naissances, les maladies et les décès. Les jets familiaux peuvent avoir de gros impacts sur la destinée du personnage. Les évènements peuvent aussi influer sur sa réputation et même sur les évènements économiques suivants.</text:p>
      <text:h text:style-name="Heading_20_4" text:outline-level="4"><text:bookmark-start text:name="_patrimoine"/>Patrimoine<text:bookmark-end text:name="_patrimoine"/></text:h>
      <text:p text:style-name="First_20_paragraph">Le personnage peut bénéficier d’un patrimoine qui lui assure des revenus et un certain niveau de vie. Ce patrimoine peut décliner ou augmenter. L’histoire du scénario prend cependant toujours le dessus sur ces considérations et des négociations peuvent avoir lieu entre le narrateur et le joueur. Les personnages peuvent augmenter leur patrimoine en investissant dans diverses affaires avec les richesses qu’ils obtiendront durant leurs aventures. Cette richesse placée permettra d’assurer des revenus réguliers. Les personnages commencent sans patrimoine et leur famille est miséreuse (et si elle ne l’est pas, ce sont les affaires du personnages et de ses fidèles qui est concernée). Il faut atteindre le patrimoine très faible pour cmmencer à espérer générer des revenus. Pour augmenter le patrimoine, il faut investir la somme prévue sous réserve de remplir les conditions de niveau. Investir beaucoup permet de gagner beaucoup mais aussi de risquer de perdre beaucoup.</text:p>
      <text:p text:style-name="Text_20_body"><text:span text:style-name="T1">Patrimoine Très faible</text:span> + <text:span text:style-name="T2">Condition: Niveau 2</text:span> + <text:span text:style-name="T2">Investissement: 1 000 pièces d’or</text:span> + Le personnage n’a qu’une petite cabane dans un ou plusieurs villages, où certains membres de sa famille peuvent vivre. Le personnage ne possède pas de terres de chasses et de champs à cultiver. Il n’a que peu de bêtes qui sont gardés pour la vente ou les évènements de fête ou les sacrifices religieux. La famille vit de cueillette, du ramassage du bois et de trocs principalement. Le personnage reçoit 2D6 X 100 pièces de cuivre, 1D6 X 50 pièces de d’argent et 1D6 X 10 pièces d’or.</text:p>
      <text:p text:style-name="Text_20_body"><text:span text:style-name="T1">Patrimoine Faible</text:span> + <text:span text:style-name="T2">Condition: Niveau 4</text:span> + <text:span text:style-name="T2">Investissement: 2 000 pièces d’or</text:span> + Le personnage possède une ou plusieurs bâtisses qu’il partage avec des membres de sa famille. Les murs sont en pierre et les toits en en dur. Il est possible d’avoir des lopins de terre pour la culture maraîchère et d’avoir un petit cheptel d’animaux garantissant un peu de viande. Une partie du surplus peut-être vendu, donnant la possibilité d’acheter occasionnellement quelques ustensiles auprès des artisans. Le personnage reçoit 3D6 X 100 pièces d’argent et 2D6 X 50 pièces d’or.</text:p>
      <text:p text:style-name="Text_20_body"><text:span text:style-name="T1">Patrimoine Normal</text:span> + <text:span text:style-name="T2">Condition: Niveau 6</text:span> <text:span text:style-name="T2">Investissement: 8 000 pièces d’or</text:span> + Le personnage possède un patrimoine qui lui permet de vivre dignement dans la société dans lequel il vit. Sa demeure est en pierre et les toits sont de tuiles ou d’ardoise. Certains membre de la famille peuvent posséder de petits commerces ou des échoppes d’artisanat. Souvent, les bâtiments peuvent avoir un petit jardin clôturé, des dépendances pour les animaux et les outils, le foin et les réserves. Des terres peuvent être louées à des seigneurs. Ce patrimoine génère un revenu modeste mais suffisant pour faire quelques projets et faire plaisir à ses proches. Le personnage reçoit 4D6 X 100 pièces d’argent, 3D6 X 100 pièces d’or.</text:p>
      <text:p text:style-name="Text_20_body"><text:span text:style-name="T1">Patrimoine Important</text:span> + <text:span text:style-name="T2">Condition: Niveau 8</text:span> + <text:span text:style-name="T2">Investissement: 16 000 pièces d’or</text:span> + Le personnage possède un patrimoine important qui peut comprendre plusieurs fermes ou plusieurs échoppes. La famille est souvent connue localement et au delà. Certains membres peuvent avoir des fonctions publiques ou religieuses. Ce patrimoine génère des revenus importants qui permettent de se détacher du lot. Le personnage perçoit 4D6 X 200 pièces d’or et 1D6 X 10 pièces de platine.</text:p>
      <text:p text:style-name="Text_20_body"><text:span text:style-name="T1">Patrimoine Très important</text:span> + Condition :10 et + * <text:span text:style-name="T1">Investissement: 32 000 pièces d’or + Le personnage a un patrimoine très important et est reconnu par tous pour cela. Ce niveau n’a pas de limite, il correspond à un niveau de vie très aisé qui permet de vivre et de fréquenter les classes dirigeantes. Cela correspond au minimum à un corps de ferme fortifié. La famille peut posséder des terres, des lieux religieux ou des secteurs commerciaux. Un tel investissement permet d’avoir l’équivalent du *haut fait de richesse "légendaire"</text:span> avec les avantages de points d’honneur qu’il en découle. Il reçoit régulièrement des subsides importants 2D6 X 1000 pièces d’or et 2D6 X 50 pièces de platine.</text:p>
      <text:p text:style-name="Text_20_body">§§§ .table-container |Table de fluctuation économique||| |4d6*|évènements économiques|Résultat| |:-:|:-:|:-:| |4-6|Catastrophiques|Revenus multipliés par dix et transformés en dette| |7-10|Mauvais|Revenus multipliés par deux et transformés en dette| |11-15|Normaux|-| |16-19|Bon|Revenus doublés| |20-23|très bon|Revenus triplés| |24|Exceptionnel|Revenus multipliés par dix|</text:p>
      <text:list text:style-name="L5">
        <text:list-item>
          <text:p text:style-name="P5">Les dés ne sont pas explosifs §§§</text:p>
        </text:list-item>
      </text:list>
      <text:h text:style-name="Heading_20_4" text:outline-level="4"><text:bookmark-start text:name="_table_des_jets_familiaux"/>Table des jets familiaux<text:bookmark-end text:name="_table_des_jets_familiaux"/></text:h>
      <text:p text:style-name="First_20_paragraph">Les évènements familiaux se jettent sur une première table qui indique ensuite quelle table suivante il faut utiliser pour obtenir le résultat.</text:p>
      <text:p text:style-name="Text_20_body">§§§ .table-container |Table des évènements familiaux|| |4d6*|évènements familiaux| |:-:|:-:| |4-6|Santé| |7-10|honneur| |11-15|patrimoine| |16-19|Santé avec un bonus de +1| |20-23|Patrimoine avec un bonus de +1| |24|Relancer deux fois avec un bonus de +2|</text:p>
      <text:list text:style-name="L6">
        <text:list-item>
          <text:p text:style-name="P6">Les dés ne sont pas explosifs §§§</text:p>
        </text:list-item>
      </text:list>
      <text:p text:style-name="First_20_paragraph">§§§ .table-container |Table des évènements liés à la santé|| |4d6*|évènements familiaux| |:-:|:-:| |4-6|Décès (1 épouse, 2-4 enfants, 5-6 parent) (1-3 maladie, 4-5 ac- cident, 6 homicide)| |7-10|Maladie (1 personnage, 2 épouse, 3 enfants, 4-6 parents)| |11-15|Blessure (1 personnage, 2 épouse, 3 enfants, 4-6 parents)| |16-19|Naissance (1 bâtard,- 2-3 épouse, 4-6 parent) (1 mort né, 2-5 normal, 6 jumeaux)| |20-23|Assassinant (1 personnage, 2 épouse, 3 enfants, 4-6 parents)| |24|Relancer deux fois avec un bonus de +2|</text:p>
      <text:list text:style-name="L7">
        <text:list-item>
          <text:p text:style-name="P7">Les dés ne sont pas explosifs §§§</text:p>
        </text:list-item>
      </text:list>
      <text:p text:style-name="First_20_paragraph">§§§ .table-container |Table des évènements liés à l’honneur|| |4d6*|évènements familiaux| |:-:|:-:| |4-6|Insulte (2-6 reçoit 1d6 x 50 po, 7-11 paie 1d6 x 50po, 12 pas d’arrangement vendetta.)| |7-10|Rumeur de tricherie (2-6 reçoit 1d6 x 60 po, 7-11 paie 1d6 x 60po, 12 pas d’arrangement vendetta.)| |11-15|Rumeur d’adultère (2-6 reçoit 1d6 x 75 po, 7-10 paie 1d6 x 75po, 11-12 pas d’arrangement vendetta.)| |16-19|Rumeur d’enlèvement (2-6 reçoit 1 d6 x 100 po, 7-11 paie 1d6 x 100po, 12 pas d’arrangement vendetta.)| |20-23|Rumeur de meurtre (2-6 reçoit 1d6 x 150 po, 7-11 paie 1d6 x 150po, 12 pas d’arrangement vendetta.)| |24|Relancer deux fois avec un bonus de +2|</text:p>
      <text:list text:style-name="L8">
        <text:list-item>
          <text:p text:style-name="P8">Les dés ne sont pas explosifs sauf pour déterminer les montants §§§</text:p>
        </text:list-item>
      </text:list>
      <text:p text:style-name="First_20_paragraph">§§§ .table-container |Table des évènements liés au patrimoine|| |4d6*|évènements familiaux| |:-:|:-:| |4-6|100 PO de revenu| |7-10|500 PO de revenu| |11-15|1000 PO de revenu| |16-19|2000 PO de revenu| |20-23|4000 PO de revenu| |24|6000 PO de revenu|</text:p>
      <text:list text:style-name="L9">
        <text:list-item>
          <text:p text:style-name="P9">Les dés ne sont pas explosifs</text:p>
        </text:list-item>
        <text:list-item>
          <text:p text:style-name="P9">Remarquez que contrairement aux évènements économiques, les évènements liés au patrimoine ne peuvent jamais être négatifs. Ces richesses viennent souvent d’héritage ou d’alliances. + §§§</text:p>
        </text:list-item>
      </text:list>
      <text:h text:style-name="Heading_20_4" text:outline-level="4"><text:bookmark-start text:name="_autres_notions_de_la_famille"/>Autres notions de La famille<text:bookmark-end text:name="_autres_notions_de_la_famille"/></text:h>
      <text:p text:style-name="First_20_paragraph">La famille est une cellule très importante pour le personnage et joue un rôle central dans sa vie hors aventure. Il y trouve secours et assistance. La famille s’entend à plusieurs niveaux. Il y a d’abord la famille nucléaire avec la femme ou le mari ainsi que les enfants. Dans les sociétés de Douaratil, il n’est pas rare que plusieurs générations vivent sous le même toit. Il y a ensuite la famille un peu plus éloignées souvent à quelques jours de marche. Ce sont les cousins et cousines, les oncles et tantes. Cette famille a des relations et permet d’élargir le champs d’influence du personnage. Cela intervient par exemple dans les levées.</text:p>
      <text:h text:style-name="Heading_20_4" text:outline-level="4"><text:bookmark-start text:name="_les_compagnons"/>Les compagnons<text:bookmark-end text:name="_les_compagnons"/></text:h>
      <text:p text:style-name="First_20_paragraph">Les compagnons sont des PNJ spéciaux, joués par les PJ. Ils sont souvent suffisamment développés pour être intégralement transcrit sur une feuille de personnage. Le Narrateur peut prendre le contrôle d’un compagnon à tous moment mais généralement, le joueur en garde la maîtrise. Un compagnon est un allié fidèle qui risquera sa vie pour son maître. En échange, celui-ci partage ses richesses avec lui, particulièrement lors des partages de trésor. Les compagnons prennent 10 % de la part du joueur et de ses revenus sans jamais dépasser 50 % quelque soit le nombre de compagnon. <text:span text:style-name="T1">Le nombre de compagnon maximum correspond au bonus de charisme</text:span>. §§§ .hero <text:span text:style-name="T1">Règles concernant les compagnons</text:span>: Les compagnons sont joués comme des personnages normaux et sont entièrement sous le contrôle du personnage. Le compagnon revers 50% de ses points d’expérience au personnage principal si celui-ci est absent. Sinon, à l’inverse, si le ou les compagnons sont avec le personnage principal durant le jeu, ils gagnent l’équivalent de 50% des XP du joueur. + Ainsi un compagnon monte de niveau plus lentement qu’un personnage principal. + Enfin, un compagnon est à la charge financière du joueur qui doit lui maintenir au minimum un <text:a xlink:type="simple" xlink:href="/partir-a-l-aventure/#le-train-de-vie" office:name=""><text:span text:style-name="Definition">train de vie modeste</text:span></text:a> (1po par jour).</text:p>
      <text:p text:style-name="Text_20_body">***Pour résumer:</text:p>
      <text:list text:style-name="L10">
        <text:list-item>
          <text:p text:style-name="P10">Coût minimum de 1po/jours</text:p>
        </text:list-item>
        <text:list-item>
          <text:p text:style-name="P10">10% de part de richesse (trésor) par compagnon sans dépenser 50%</text:p>
        </text:list-item>
        <text:list-item>
          <text:p text:style-name="P10">Le compagnon reverse 50% des XP gagnés si PJ absent ou récupère l’équivalent de 50% des XP du PJ.<text:span text:style-name="T1">*</text:span> + §§§</text:p>
        </text:list-item>
      </text:list>
      <text:h text:style-name="Heading_20_4" text:outline-level="4"><text:bookmark-start text:name="_levées_des_armées"/>levées des armées<text:bookmark-end text:name="_levées_des_armées"/></text:h>
      <text:p text:style-name="First_20_paragraph">L’host ne peut être invoqué normalement qu’une fois par saison. Cela mobilise de forte ressource pour le clan du personnage. Cela peut être fait à la demande du suzerain dans le cadre d’obéissance et de loyauté. Les armées du clan peuvent être aussi utiliser pour régler des conflits qui oppose des familles. La composition de l’host dépend du patrimoine du clan du personnage. + Si pour différentes raison, l’host est convoquée plus d’une fois par saison, cela ne peux pas être plus qu’une fois par lune d’une part et la mobilisation se calcule sur le tableau inférieur à chaque fois.</text:p>
      <text:p text:style-name="Text_20_body">§§§ .hero</text:p>
      <text:h text:style-name="Heading_20_5" text:outline-level="5"><text:bookmark-start text:name="_exemple_de_gaenor_lugeto"/>Exemple de Gaenor Lugeto<text:bookmark-end text:name="_exemple_de_gaenor_lugeto"/></text:h>
      <text:p text:style-name="First_20_paragraph">Le Genos Gaenor Lugeto a un <text:span text:style-name="T1">patrimoine important</text:span>. Lors de sa guerre contre Goulvening Moisan, il lève son Host personnelle (et fait aussi appel à ses vassaux). Mais après la première défaite, un clan allié se rebelle. Gaenor est obligé de remobiliser ses troupes pour aller châtier les traîtres. La lune suivante, il appelle son host mais sur la table du <text:span text:style-name="T1">patrimoine normal</text:span>. Si lors de la prochaine lune, il souhaite remobiliser ses troupes pour continuer ses actes belliqueux, il devra définir son host suivant le tableau de <text:span text:style-name="T1">patrimoine faible</text:span>. + §§§</text:p>
      <text:p text:style-name="Text_20_body">§§§ .table-container |Table des levée des troupes | | |4d6*|Patrimoine très faible| |:-:|:-:|:-:| |4-6|1d6 x 5 fantassins légers| |7-10|1d6 x 5 fantassins légers, 1d6 éclaireurs| |11-15|1d6 x 5 fantassins légers, 1d6 éclaireurs, 1d6 archers| |16-19|1d6 x 5 fantassins lourds, 1d6 éclaireurs, 1d6 archers, 1d6 cavaliers légers| |20-23|1d6 x 5 fantassins lourds, 1d6 éclaireurs, 1d6 archers, 1d6 cavaliers lourds| |24|Relancer deux fois avec un bonus de +2|</text:p>
      <text:list text:style-name="L11">
        <text:list-item>
          <text:p text:style-name="P11">Les dés de la colonne verticale ne sont pas explosifs §§§</text:p>
        </text:list-item>
      </text:list>
      <text:p text:style-name="First_20_paragraph">§§§ .table-container |Table des levée des troupes | | |4d6*|Patrimoine faible| |:-:|:-:|:-:| |4-6|2d6 x 5 fantassins légers| |7-10|2d6 x 5 fantassins légers, 2d6 éclaireurs| |11-15|2d6 x 5 fantassins légers, 2d6 éclaireurs, 2d6 archers| |16-19|2d6 x 5 fantassins lourds, 2d6 éclaireurs, 2d6 archers, 2d6 cavaliers légers| |20-23|2d6 x 5 fantassins lourds, 2d6 éclaireurs, 2d6 archers, 2d6 cavaliers lourds| |24|Relancer deux fois avec un bonus de +2|</text:p>
      <text:list text:style-name="L12">
        <text:list-item>
          <text:p text:style-name="P12">Les dés de la colonne verticale ne sont pas explosifs §§§</text:p>
        </text:list-item>
      </text:list>
      <text:p text:style-name="First_20_paragraph">§§§ .table-container |Table des levée des troupes | | |4d6*|Patrimoine normal| |:-:|:-:|:-:| |4-6|3d6 x 5 fantassins légers| |7-10|3d6 x 5 fantassins légers, 3d6 éclaireurs| |11-15|3d6 x 5 fantassins légers, 3d6 éclaireurs, 3d6 archers| |16-19|3d6 x 5 fantassins lourds, 3d6 éclaireurs, 3d6 archers, 3d6 cavaliers légers| |20-23|3d6 x 5 fantassins lourds, 3d6 éclaireurs, 3d6 archers, 3d6 cavaliers lourds| |24|Relancer deux fois avec un bonus de +2|</text:p>
      <text:list text:style-name="L13">
        <text:list-item>
          <text:p text:style-name="P13">Les dés de la colonne verticale ne sont pas explosifs §§§</text:p>
        </text:list-item>
      </text:list>
      <text:p text:style-name="First_20_paragraph">§§§ .table-container |Table des levée des troupes | | |4d6*|Patrimoine important| |:-:|:-:|:-:| |4-6|4d6 x 5 fantassins légers| |7-10|4d6 x 5 fantassins légers, 4d6 éclaireurs| |11-15|4d6 x 5 fantassins légers, 4d6 éclaireurs, 4d6 archers| |16-19|4d6 x 5 fantassins lourds, 4d6 éclaireurs, 4d6 archers, 4d6 cavaliers légers| |20-23|4d6 x 5 fantassins lourds, 4d6 éclaireurs, 4d6 archers, 4d6 cavaliers lourds| |24|Relancer deux fois avec un bonus de +2|</text:p>
      <text:list text:style-name="L14">
        <text:list-item>
          <text:p text:style-name="P14">Les dés de la colonne verticale ne sont pas explosifs §§§</text:p>
        </text:list-item>
      </text:list>
      <text:p text:style-name="First_20_paragraph">§§§ .table-container |Table des levée des troupes | | |4d6*|Patrimoine très important| |:-:|:-:|:-:| |4-6|5d6 x 5 fantassins légers| |7-10|5d6 x 5 fantassins légers, 5d6 éclaireurs| |11-15|5d6 x 5 fantassins légers, 5d6 éclaireurs, 5d6 archers| |16-19|5d6 x 5 fantassins lourds, 5d6 éclaireurs, 5d6 archers, 5d6 cavaliers légers| |20-23|5d6 x 5 fantassins lourds, 5d6 éclaireurs, 5d6 archers, 5d6 cavaliers lourds| |24|Relancer deux fois avec un bonus de +2|</text:p>
      <text:list text:style-name="L15">
        <text:list-item>
          <text:p text:style-name="P15">Les dés de la colonne verticale ne sont pas explosifs §§§</text:p>
        </text:list-item>
      </text:list>
      <text:p text:style-name="First_20_paragraph"><text:span text:style-name="T1">Note</text:span> : + Les cavaliers légers sont équipés d’une armure de cuir, d’une arme à une main et d’un arc court. Ils chevauchent un cheval de guerre léger. + Les cavaliers lourds sont épuisés d’une armure métallique, d’une arme à une main, d’un bouclier et d’une lance. Ils chevauchent un destrier. + Les éclaireurs sont équipés d’une armure de cuir, d’une arme à une main et d’un arc court. + Les fantassins légers sont équipés d’une armure de cuir, d’un bouclier, d’une arme à une main et d’une arme de lancer. + Les fantassins lourds sont équipés d’une armure métallique, d’un bouclier, d’une arme à une main et d’une arme de lancer. + — title: Domaine — La phase de gestion du domaine n’est pas indispensable pour les parties mais les joueurs qui développeront cet aspect, en plus de l’expansion de leur famille, apprécieront ce mécanisme du jeu qui approfondira leur histoire et ancrage dans le monde de Douaratil.</text:p>
      <text:h text:style-name="Heading_20_4" text:outline-level="4"><text:bookmark-start text:name="_la_vitrine_de_la_puissance_du_personnage"/>La vitrine de la puissance du personnage<text:bookmark-end text:name="_la_vitrine_de_la_puissance_du_personnage"/></text:h>
      <text:p text:style-name="First_20_paragraph">Un domaine est d’abord un élément narratif du jeu. Il coûtera probablement plus d’or qu’il n’en rapportera. Pourtant, le domaine est aussi la vitrine de la puissance du personnage. Il participe ainsi au développement du royaume et à le soutien des personnes qui bénéficient de cette expansion économique : villageois, fermiers mais aussi seigneur qui sait pouvoir compter sur un allier puissant.</text:p>
      <text:h text:style-name="Heading_20_4" text:outline-level="4"><text:bookmark-start text:name="_la_douceur_de_la_vie_du_foyer"/>La douceur de la vie du foyer<text:bookmark-end text:name="_la_douceur_de_la_vie_du_foyer"/></text:h>
      <text:p text:style-name="First_20_paragraph">Un foyer accueillant est aussi un endroit où le personnage aime se retirer pour se reposer, profiter de sa famille, recevoir les amis et nouer de nouvelles alliances. C’est aussi un lieu pour se remettre de ses blessures, étudier et s’entraîner.</text:p>
      <text:h text:style-name="Heading_20_4" text:outline-level="4"><text:bookmark-start text:name="_la_question_de_lacquisition"/>La question de l’acquisition<text:bookmark-end text:name="_la_question_de_lacquisition"/></text:h>
      <text:p text:style-name="First_20_paragraph">Un domaine ne peut s’acquérir simplement par de l’argent. C’est en général un don de la part d’un puissant en échange de l’allégeance et de la gestion saine des lieux. Acquérir un domaine est en fait un ensemble d’obligation envers sa famille, ses gens et son suzerain. L’acquisition d’un domaine doit s’intégrer dans le contexte de la campagne et pouvoir s’expliquer. + Par exemple, il serait impensable qu’un étranger, sous prétexte qu’il possède quelques richesses, s’empare des terres. Ce serait de la part du vendeur un acte de trahison envers son peuple et un acte de guerre de la part de l’acheteur. On peut cependant estimer qu’en échange de services et de loyauté, un domaine soit donné en tant "colonie" à un population d’oigine étrangère.</text:p>
      <text:h text:style-name="Heading_20_4" text:outline-level="4"><text:bookmark-start text:name="_la_gestion_du_domaine"/>La gestion du domaine<text:bookmark-end text:name="_la_gestion_du_domaine"/></text:h>
      <text:p text:style-name="First_20_paragraph">Le domaine est géré par le personnage. Comme les tests familiaux et économiques, les décisions de dépenses et les revenus se génèrent tous les mois, pendant les intermèdes. Un option de bâtiment est construite en une lune, il faut donc attendre un mois pour en bénéficier.</text:p>
      <text:h text:style-name="Heading_20_4" text:outline-level="4"><text:bookmark-start text:name="_les_options_de_personnalisation"/>Les options de personnalisation<text:bookmark-end text:name="_les_options_de_personnalisation"/></text:h>
      <text:p text:style-name="First_20_paragraph">Le domaine, au départ, n’est qu’un unique bâtiment battu par les vents. Il est souvent placé en haut d’une petite colline et surplombe l’espace qui est sous la responsabilité du personnage. + Le maître du domaine voudra sûrement, s’il en a les moyens, améliorer sa vie quotidienne et son prestige. Pour cela il peut choisir de rajouter des "options" comme il est indiqué ci-dessous. Dans le domaine, il faut distinguer deux entités. La première est le bâtiment principal et ses annexes. C’est en réalité la demeure du seigneur des lieux. Il y a ensuite les bâtiments et les ressources du domaine qui se regroupent à quelques lancer de pierre du bâtiment principal. Pour résumer, un château et un village.</text:p>
      <text:p text:style-name="Text_20_body">§§§ .table-container |Table du bâtiment principal &amp; des annexes | (le château)||| |Type|Coûts|Personnel| Détails| |:-:|:-:|:-:|:-:| |Salle principale|3000 po|Une servante|Le plus souvent la fille de la ferme attachée au domaine| |Cuisines|2500 po|Un couple de cuisiniers|Service de cuisine et approvisionnement| |Garde manger|1500 po|Sans|Le garde manger est géré par le cuisinier| |Chambre nuptiale|1500 po|Une suivante|Une jeune fille attachée au service de la maîtresse de maison| |Chambre d’enfants|1000 po|Sans|A la charge de la maîtresse de maison et de sa suivante| |Chambre d’invités|1000 po|Sans|A la charge du personnel de la maison| |Corps de garde|2500 po|3 gardes |Le plus souvent un est affecté à la porte d’entrée, une sentinelle sur les murs et un garde du corps| ||||| |Enceinte en bois|500 po|-|Mur de 2 m de hauteur| |Enceinte en pierre|2000 po|-|Mur de 3 m de hauteur| |Fosse|1000 po|-|3 mètres de profondeur| |Douves|5000 po|-|3 mètres de profondeur, inondées, possibilité d’y mettre des carpes| |Pont-levis|2500 po|2 gardes|Le plus souvent affecté à sécuriser l’entrée et la sortie du domaine| |Herse|3000 po|sans|Gérée par les gardes du pont-levis| |Four|500 po|Un boulanger|-| |Puits|500 po|Sans|15 mètres de profondeur| |Pigeonnier|500 po|Sans|A la charge de la maîtresse de maison et de sa suivante| |Sortie secrète|7000 po|Sans|Passage connu uniquement par le seigneur du domaine|</text:p>
      <text:list text:style-name="L16">
        <text:list-item>
          <text:p text:style-name="P16">Les revenus sont entendus, charges et autres impôts déduits. §§§ Chaque élément de s’acquière qu’une seule fois, exception faite des chambres d’invités. Il est possible d’en ajouter une ou deux supplémentaire dans la bâtisse principale.</text:p>
        </text:list-item>
      </text:list>
      <text:p text:style-name="First_20_paragraph">§§§ .table-container |Table des bâtiments &amp; des ressources du domaine |(le bourg)|||| |Type|Coûts|Revenus|Personnel| Détails| |:-:|:-:|:-:|:-:|:-:| |Salle du conseil|1000 po|0|Sans|Salle de réunion, de fête et de cérémonie de la communauté| |Ferme|500 po|1d6 pa|Une famille|Famille qui travaille la terre et s’occupe du bétail, cette option peut-être choisie plusieurs fois| |Atelier de poterie|1000 po|1d6 po|Une famille|Famille qui fournit les récipients et les tuiles| |Forge|2000 po|2d6 po|Une famille|Famille qui fournit les outils, les fers et autres ustensiles| |Menuiserie|1500 po|1d6 po|Une famille|Famille qui s’occupe de la menuiserie, charpente, bucheronnage et charbonnerie suivant la saison| |Moulin|2500 po|3d6 po|Une famille|Famille qui s’occupe de la farine et des stocks de céréales| |||||| |Four|500 po|0|Un boulanger|-| |Puits|500 po|0|Sans|15 mètres de profondeur| |Enceinte en bois|500 po|0|-|Mur de 2 m de hauteur| |Ecurie|2000 po|0|Une famille de palefrenier|S’occupe des montures | |Basse-cour|500 po|1d6 pa|Une famille|S’occupe des différents poulaillers| |Porcherie|500 po|1d6 po|Une famille|S’occupe des troupeaux de cochons| |Etable|1000 po|2d6 po|Une famille|S’occupe des troupeaux de bovins| |Bergerie|1000 po|2d6 pa|Une famille|S’occupe des troupeaux de ovins|</text:p>
      <text:list text:style-name="L17">
        <text:list-item>
          <text:p text:style-name="P17">Les revenus sont entendus, charges et autres impôts déduits. §§§ Chaque élément de s’acquière qu’une seule fois, exception faite des fermes qui peuvent être acquises jusqu’au un nombre maximum de 10 + bonus de charisme du personnage.</text:p>
        </text:list-item>
      </text:list>
      <text:h text:style-name="Heading_20_4" text:outline-level="4"><text:bookmark-start text:name="_avantage_concret_du_développement"/>Avantage concret du développement<text:bookmark-end text:name="_avantage_concret_du_développement"/></text:h>
      <text:p text:style-name="First_20_paragraph">Le fait d’augmenter la bâtisse permet d’être considéré dans les alentours. Un investissement de 10 000 po dans la bâtisse permet d’avoir l’équivalent du <text:span text:style-name="T1">haut fait de richesse "héroïque"</text:span> avec les avantages de points d’honneur qu’il en découle. + — title: Expérience &amp; rythme de progression.</text:p>
      <text:p text:style-name="Text_20_body">= Attribuer de l’expérience</text:p>
      <text:p text:style-name="Text_20_body">Distribuer de l’expérience, pour faire quoi? Dans Douaratil le jeu de rôle, la progression des personnages est une part importante du mécanisme du jeu. Il permet de faire évoluer le personnage et ainsi de le confronter à des épreuves de plus en plus grandes. Peut-être laissera-t’il une trace héroïque dans les légendes de Douaratil? + Les principaux jeux de rôle distribuent l’expérience de deux manières qui dans un cas comme dans l’autre n’engendre pas une totale satisfaction. Il ne faut pas se voiler la face, il n’y a pas de système idéal. Le fait de vaincre des adversaires ou de passer sains et sauf des zones piégées ne peut constituer les seuls sources d’expérience du personnage dans sa vie aventureuse. + D’autre part, la distribution, parfois arbitraire d’une quantité d’expérience à la guise du maître du jeu, pour faire avancer le récit, peut aussi entraîner une certaine frustration. + Dans Douaratil, il y a de nombreuses manières de gagner de l’expérience mais cela dépend du type de narration choisi. + Le parti pris pour Douaratil est de vivre des aventures dans le cadre d’une campagne. Chaque partie est une scène d’un ensemble d’aventures qui forment ce qui est communément appelée une campagne. + Mais en dehors de ces aventures, la vie continue et le temps s’écoule. Des évènements économiques, familiaux et autres viennent interagir avec la vie des clans et par extension avec celle du personnage. Ainsi, aucune personnage ne devrait terminer une partie au fond d’une grotte ou au milieu d’une bataille, car la narration ne pourra pas reprendre où elle avait été laissée. C’est un parti pris et non une règle absolue, mais qui correspond au système d’expérience appliqué à Douaratil. + Entre les parties, le temps s’écoule au rythme normal de "la vraie vie". Pour se remettre de ses blessures et d’autres pénalités, une lune n’est pas de trop. Il faut compter donc trente jours entre deux parties. + C’est le rythme que nous utilisons pour nous retrouver mais il se passe de nombreuses choses entre les deux. Il faut le redire, le temps peut-être évidemment géré autrement (compressé ou allongé) selon votre désir de jeu.</text:p>
      <text:p text:style-name="Text_20_body">== Comment gagner de l’expérience</text:p>
      <text:p text:style-name="Text_20_body">Il existe plusieurs moyens de gagner de l’expérience:</text:p>
      <text:list text:style-name="L18">
        <text:list-item>
          <text:p text:style-name="P18">L’expérience des affrontements (Physique ou social)</text:p>
        </text:list-item>
        <text:list-item>
          <text:p text:style-name="P18">La réussite d’une épreuve (pièges, chasse, tournois, etc..)</text:p>
        </text:list-item>
        <text:list-item>
          <text:p text:style-name="P18">Gérer les évènements économiques &amp; familiaux</text:p>
        </text:list-item>
        <text:list-item>
          <text:p text:style-name="P18">Travailler de son artisanat ou du commerce</text:p>
        </text:list-item>
        <text:list-item>
          <text:p text:style-name="P18">Apprendre des sorts</text:p>
        </text:list-item>
        <text:list-item>
          <text:p text:style-name="P18">Pratiquer la dévotion et utiliser l’inspiration</text:p>
        </text:list-item>
      </text:list>
      <text:p text:style-name="First_20_paragraph">=== Les affrontements</text:p>
      <text:p text:style-name="Text_20_body">Les affrontements sont toujours des expériences qui permettent progresser dans l’épreuve. Cela correspond à l’adage "tout ce qui ne me tue pas me rend plus fort". Mais l’affrontement peut prendre plusieurs formes : vaincre un adversaire lors d’un combat, contredire un seigneur devant sa cours ou séduire une jeune femme (ou bien d’autres situations qui seront jugées opportunes).</text:p>
      <text:list text:style-name="L19">
        <text:list-item>
          <text:p text:style-name="P19"><text:span text:style-name="T1">L’affrontement physique</text:span> : l’expérience d’un affrontement physique est calculé selon l'<text:span text:style-name="T1">ID de l’adversaire</text:span>, appelé aussi <text:a xlink:type="simple" xlink:href="/comprendre-le-profil-technique-des-monstres/#dangerosite" office:name=""><text:span text:style-name="Definition">Dangerosité</text:span></text:a>. Il suffit de le mettre à bas, de le faire plier et pas uniquement de le tuer. Ainsi, gracier un adversaire vaincu n’empêche pas de bénéficier de l’expérience qu’il procure. <text:a xlink:type="simple" xlink:href="/comprendre-le-profil-technique-des-monstres/#points-d-experience" office:name=""><text:span text:style-name="Definition">L’expérience</text:span></text:a> peut-être partagée entre tous les protagonistes d’une rencontre (cela permet d’ailleurs de favoriser la coopération au dépend de l’égoïsme).</text:p>
        </text:list-item>
        <text:list-item>
          <text:p text:style-name="P19"><text:span text:style-name="T1">L’affrontement social</text:span> : l’expérience d’un affrontement social fonctionne de la même manière que pour l’affrontement physique à une exception près. Un adversaire qui a été précédemment vaincu ne rapporte plus que la moitié de sa valeur de <text:span text:style-name="T1">Dangerosité</text:span> lors des affrontements suivants. Une personne ne peut-être affrontée de cette manière plus de deux fois par lune (la rancune est tenace et la défaite amère, longue à oublier). Comme, il est évoqué plus haut, un affrontement social peut-être le fait de séduire une personne qui se refuse à cette relation. Cette approche a pour but de privilégier les conquêtes sentimentales car "aimer et être aimé"" est l’un des principaux but de l’existence.</text:p>
        </text:list-item>
      </text:list>
      <text:p text:style-name="First_20_paragraph">=== Réussite d’une épreuve</text:p>
      <text:p text:style-name="Text_20_body">Réussir une action difficile et/ou dangereuse peut amener de l’expérience. Ainsi, les pièges qui sont désamorcés (ou détectés et contournés) amènent de l’expérience en fonction de sa <text:span text:style-name="T1">Dangerosité</text:span>. Certains évènements auxquels participent les personnages peuvent amener de l’expérience (souvent dans une moindre mesure). Par exemple, participer à un tournois peut engendrer de l’expérience (à la discrétion du Narrateur) même si le personnage est éliminé au premier tour. Celui qui par contre, franchit les étapes du tournois, cumulera l’expérience de l’évènement et des combats. Des exemples seront donnés ci-après. <text:span text:style-name="T1">Pour obtenir l’expérience, il faut être acteur de l’évènement et pas seulement spectateur</text:span>.</text:p>
      <text:p text:style-name="Text_20_body">=== Gérer les évènements économiques &amp; familiaux</text:p>
      <text:p text:style-name="Text_20_body">Comme il a été évoqué, toutes les lunes (trente jours), des jets de dés sont effectués sur la table des évènements économiques &amp; familiaux. Ces évènements amènent quelques fois des bonus ou des pénalités, mais surtout des épreuves à surmonter (réunir une somme d’argent, passer une mauvaise période économique, engager une guerre de clan). La résolution de ces évènements peut entraîner un montant d’expérience qui est distribué au moment de la résolution de l’épreuve. Cette résolution peut avoir une approche transverse avec d’autres sections (affrontements, réussite d’une épreuve etc…​)</text:p>
      <text:p text:style-name="Text_20_body">=== Travailler, commercer, Test de compétences &amp; Jets de sauvegarde</text:p>
      <text:p text:style-name="Text_20_body">Certains personnages possèdent la maîtrise d’outils d’artisan. Par ce biais, ils peuvent utiliser leur art et gagner de l’argent pour leur labeur, et aussi de l’expérience. Les personnages peuvent travailler tous les jours, sauf lors des fêtes sacrées et en doivent pas être handicapés par la convalescence d’une blessure grave. Cette partie se trouve dans le chapitre "Partir à l’aventure" dans la section <text:a xlink:type="simple" xlink:href="/partir-a-l-aventure/#moments-de-repit" office:name=""><text:span text:style-name="Definition">Moments de répit</text:span></text:a>. Pour rappel, le fait de travailler en <text:a xlink:type="simple" xlink:href="/partir-a-l-aventure/#exercer-une-profession" office:name=""><text:span text:style-name="Definition">exerçant une profession</text:span></text:a> évite de payer 1po par jour pour maintenir son niveau de vie. + Une petite précision est nécessaire. Il faut distinguer l’artisanat de l’exercice d’une profession en terme de jeu. En exerçant une profession pour le bénéfice de la communauté, le personnage se garanti un train de vie et subvient à ses dépenses quotidiennes. Pour cela, il doit travailler au moins la moitié de la journée. L’artisanat fonctionne un peu différemment. Le personnage part à la recherche des ingrédients pour son art (quand c’est nécessaire) et passe ensuite son temps à exercer son art. Chaque phase prend environ une demi journée. Chaque phase peut-être découpée en plusieurs sous phases suivant l’activité (à l’appréciation du Narrateur). + Travailler dans l’artisanat permet de gagner des points d’expérience suivant la difficultés des tests. L’expérience n’est attribuée qu’en cas de test réussi.</text:p>
      <text:p text:style-name="Text_20_body">Durant les parties, une grande partie de l’expérience peut venir de la capacité du personnage à réussir une épreuve ou survivre à un danger. Il peut ainsi être appliqué le même tableau pour les réussites aux tests de compétences et aux jets de sauvegarde.</text:p>
      <text:p text:style-name="Text_20_body">Pour rappel, toutes ces règles ne sont que des propositions et doivent être adaptée ou disciminée par le Narrateur suivant le rythme de progression qu’il souhaite donner à sa campagne.</text:p>
      <text:p text:style-name="Text_20_body">=== Degrés de difficulté typiques</text:p>
      <text:p text:style-name="Text_20_body">§§§ .table-container | Difficulté de l’action | DD |XP| |:-|:-:|:-:| | <text:span text:style-name="T1">Très facile</text:span> | 8 |1XP/Pt de marge| | <text:span text:style-name="T1">Facile</text:span> | 12 |10 + 2XP/Pt de marge| | <text:span text:style-name="T1">Modérée</text:span> | 16 |20 + 10xp/Pt de marge| | <text:span text:style-name="T1">Difficile</text:span> | 22 |50 + 25xp/Pt de marge| | <text:span text:style-name="T1">Très difficile</text:span> | 28 |100 + 50xp/Pt de marge| | <text:span text:style-name="T1">Presque impossible</text:span> | 35 |200 + 100xp/Pt de marge|</text:p>
      <text:p text:style-name="Text_20_body">§§§</text:p>
      <text:p text:style-name="Text_20_body">§§§ .hero</text:p>
      <text:p text:style-name="Text_20_body">=== Exemple de Gwion Gornoc, Ambeanamos et cueilleur de Cépates.</text:p>
      <text:p text:style-name="Text_20_body"><text:a xlink:type="simple" xlink:href="/bestiaire/gwion-gornoc" office:name=""><text:span text:style-name="Definition">Gwion</text:span></text:a> est Ambeanamos, c’est à dire un sorcier marqué par un handicap ou une difformité (ou plusieurs) de la société meldète. Lorsqu’il ne passe pas son temps dans une hutte à recevoir des personnes de toutes extractions pour les questionnements du quotidien et de l’avenir, <text:a xlink:type="simple" xlink:href="/bestiaire/gwion-gornoc" office:name=""><text:span text:style-name="Definition">Gwion</text:span></text:a> parcours les marais de Geunddon à la cueillette de Cépates (un champignon aux nombreuses propriétés interessantes). Lorsqu’il part en quête des précieux champignons, il peut faire un test de survie par heure (3 par demie journée). <text:a xlink:type="simple" xlink:href="/herbier" office:name=""><text:span text:style-name="Definition">La recherche de plantes</text:span></text:a> est expliquée dans un chapitre particulier. + Une fois qu’il a sa récolte, il peut travailler sa matière première pour en faire des onguents. Il fait un test pour les onguents par demi journée de travail en herboristerie. Ses onguents sont renommés à <text:a xlink:type="simple" xlink:href="/atlas-du-monde/douaratil/caohaydhan" office:name=""><text:span text:style-name="Definition">Caohaydhan</text:span></text:a> si bien que l’on parle du "baume de Gwion" et qu’il peut désormais les commercialiser pour gagner de l’argent. §§§</text:p>
      <text:p text:style-name="Text_20_body">=== Apprendre des sorts</text:p>
      <text:p text:style-name="Text_20_body">Apprendre des sorts est aussi un bon moyen d’acquérir de l’expérience. L’investissement en temps et en richesse n’est pas négligeable. Cet investissement est récompensé en expérience. Cette approche permet de palier au fait que des personnages non lanceur de sorts investiront différemment leurs richesse et leur temps entre les parties. Le gain d’expérience correspond à l’investissement en or, non modifié par la voie.</text:p>
      <text:p text:style-name="Text_20_body">§§§ .table-container |Type|Gain d’expérience| |:-:|:-:| |Novice|50 XP| |Disciple|100 XP| |Apprenti|300 XP| |Adepte|600 XP| |Expert|1200 XP| |Maître|2400 XP| §§§</text:p>
      <text:p text:style-name="Text_20_body">=== pratiquer la dévotion et utiliser l’inspiration</text:p>
      <text:p text:style-name="Text_20_body">Prier les dieux permet d’obtenir certains avantages outre le fait d’obtenir de l’<text:a xlink:type="simple" xlink:href="/personnalite-et-historique/#inspiration" office:name=""><text:span text:style-name="Definition">inspiration</text:span></text:a>. Une vie de dévotion permet aussi de gagner de l’expérience. Le gain d’une <text:a xlink:type="simple" xlink:href="/personnalite-et-historique/#inspiration" office:name=""><text:span text:style-name="Definition">inspiration</text:span></text:a> par la vénération d’un dieu ainsi que sa dépense permet de gagner respectivement 5 PX. Ainsi, pour un investissement de 5 PO, un personnage peut potentiellement gagner 10 XP.</text:p>
      <text:p text:style-name="Text_20_body">== Exemples d’attribution de points d’expérience</text:p>
      <text:p text:style-name="Text_20_body">§§§ .table-container |Type|Gain d’expérience/ Explications| |:-:|:-:| |<text:span text:style-name="T1">Affrontements</text:span>|| |Affrontements physiques|Défini par la dangerosité| |Affrontements social|Défini par la dangerosité| |Affrontements social (après le premier)|Défini par la dangerosité / 2| ||| |<text:span text:style-name="T1">Réussite d’épreuve</text:span>|| |Pièges|Défini par la dangerosité| |Évènement|Partie de chasse, tournois, bataille, bal, évènement religieux, évènement diplomatique etc…​| |Évènement peu important |50 XP| |Évènement important|250 XP| |Évènement très important|500 XP| ||| |Gérer les évènements économiques &amp; familiaux|Variable + montant équivalent en XP de la valeur en or gagnée ou dépensée| ||| |<text:span text:style-name="T1">Artisanat</text:span>|| | Très facile|10 XP| | Facile|15 XP| | Modérée|20 XP| | Difficile|50 XP| | Très difficile|100 XP| | Presque impossible|200 XP| ||| |<text:span text:style-name="T1">Apprentissage de sort</text:span>|| |Novice|50 XP| |Disciple|100 XP| |Apprenti|300 XP| |Adepte|600 XP| |Expert|1200 XP| |Maître|2400 XP| §§§ — title: Bataille — </text:p>
      <text:p text:style-name="Text_20_body">== Bataille ou gestion des combats de masse</text:p>
      <text:p text:style-name="Text_20_body">Dans le cours de leur vie, les personnages seront amenés à participer à des conflits de grandes échelles que nous nommerons génériquement bataille. Une guerre est un ensemble de bataille qui aboutit à un résultat militaire, économique ou diplomatique. La guerre est l’extension de la diplomatie lorsque la seconde a échoué. Que ce soit pour des raisons et des intérêts propres ou bien pour répondre à l’appel d’un suzerain, la gestion des troupes et l’engagement dans la bataille fera partie de la vie (et peut-être du trépas) du personnage. + Le combat de masse est constitué de combattant de tous genre, qui peuvent généralement, malgré une possible grande hétérogénéité, se regrouper en unités. Chaque unité est une entité propre avec ses caractéristiques de combat.</text:p>
      <text:p text:style-name="Text_20_body">== Constituer un groupe de combattant</text:p>
      <text:p text:style-name="Text_20_body">Pour constituer un groupe de combattant, il faut rassembler des individus qui ont sensiblement le même niveau et le même équipement. Il faut ainsi regrouper les combattants par 10 minimums. En dessous de ce nombre, il ne sont plus constitués en unité et subissent un désavantage pour tous leurs tests.</text:p>
      <text:p text:style-name="Text_20_body">== Organiser son armée</text:p>
      <text:p text:style-name="Text_20_body">On peut distinguer principalement l’infanterie et la cavalerie. Pour chaque, il y a une version légère et une version lourde. Il y a aussi les unités d’attaque à distance. + Il y a ensuite le niveau d’expertise de l’unité: inexpérimentée (Niv 2), Normale (Niv 4) ou Elite (Niv 6). Les troupes ne peuvent pas être plus haute que le niveau élite. Les personnages qui sont plus expérimentées doivent être joués individuellement en tant que PNJ exceptionnels.</text:p>
      <text:p text:style-name="Text_20_body">== Quelles valeurs Utiliser</text:p>
      <text:p text:style-name="Text_20_body">Valeur de défense (VD) + Valeur offensive (VO) + Points d’action (PA)</text:p>
      <text:p text:style-name="Text_20_body">Déplacement Par convention sur le champs de bataille, les unités se déplacent selon leur type et leur encombrement. Le déplacement est compté pour 2 rounds comme nous le verrons dans le cadre de l’unité de temps.</text:p>
      <text:p text:style-name="Text_20_body">§§§ .table-container |Table de caractéristiques de l’infanterie légère |||||||| |Type|PA|VD|VO|Attaques/rd|Vitesse/cases|Portée/cases|XP| |:-:|:-:|:-:|:-:|:-:|:-:|:-:|:-:| |Infanterie légère inexpérimentée|20|14|+3|1|18m/3|0/0|225| |Infanterie légère normale|30|14|+4|1|18m/3|0/0|550| |Infanterie légère élite|40|14|+5|2|18m/3|0/0|1150| §§§</text:p>
      <text:p text:style-name="Text_20_body">§§§ .table-container |Table de caractéristiques de l’infanterie lourde |||||||| |Type|PA|VD|VO|Attaques/rd|Vitesse/cases|Portée/cases|XP| |:-:|:-:|:-:|:-:|:-:|:-:|:-:|:-:| |Infanterie lourde inexpérimentée|20|17|+3|1|12m/2|0/0|250| |Infanterie lourde normale|30|17|+4|1|12m/2|0/0|600| |Infanterie lourde élite|40|17|+5|2|12m/2|0/0|1200| §§§</text:p>
      <text:p text:style-name="Text_20_body">§§§ .table-container |Table de caractéristiques des unités d’archers |||||||| |Type|PA|VD|VO|Attaques/rd|Vitesse/cases|Portée/cases|XP| |:-:|:-:|:-:|:-:|:-:|:-:|:-:|:-:| |Archer inexpérimenté|20|12|+3|1|18m/3|24m/96m - 8/32|225| |Archer normal|30|12|+4|1|18m/3|24m/96m - 8/32|1050| |Archer élite|40|12|+5|2|18m/3|24m/96m - 8/32|1150| §§§</text:p>
      <text:p text:style-name="Text_20_body">§§§ .table-container |Table de caractéristiques de la cavalerie légère |||||||| |Type|PA|VD|VO|Attaques/rd|Vitesse/cases|Portée/cases|XP| |:-:|:-:|:-:|:-:|:-:|:-:|:-:|:-:| |Cavalerie légère inexpérimentée|20|15|+3|1|30m/10|0/0|250| |Cavalerie légère normale|30|15|+4|1|30m/10|0/0|600| |Cavalerie légère élite|40|15|+5|2|30m/10|0/0|1200| §§§</text:p>
      <text:p text:style-name="Text_20_body">§§§ .table-container |Table de caractéristiques dede la cavalerie lourde |||||||| |Type|PA|VD|VO|Attaques/rd|Vitesse/cases|Portée/cases|XP| |:-:|:-:|:-:|:-:|:-:|:-:|:-:|:-:| |Cavalerie lourde inexpérimentée|20|18|+3|1|24m/8|0/0|275| |Cavalerie lourde normale|30|18|+4|1|24m/8|0/0|650| |Cavalerie lourde élite|40|18|+5|2|24m/8|0/0|1250| §§§</text:p>
      <text:p text:style-name="Text_20_body">§§§ .table-container |Table de caractéristiques de la cavalerie archère |||||||| |Type|PA|VD|VO|Attaques/rd|Vitesse/cases|Portée/cases|XP| |:-:|:-:|:-:|:-:|:-:|:-:|:-:|:-:| |Cavalerie archer inexpérimenté|20|12|+3|1|30m/10|24m/96m - 8/32|250| |Cavalerie archer normal|30|12|+4|1|30m/10|24m/96m - 8/32|600| |Cavalerie archer élite|40|12|+5|2|30m/10|24m/96m - 8/32|1200| §§§</text:p>
      <text:p text:style-name="Text_20_body"><text:span text:style-name="T1">Infanterie légère</text:span> Les soldats sont équipés d’une armure légère type armure de cuir, d’un bouclier, d’une arme à une main (hache, épée) et d’un javelot. + <text:span text:style-name="T1">Infanterie lourde</text:span> Les soldats sont équipés d’une armure lourde type armure de broigne, d’un bouclier, d’une arme à une main (hache, épée) et d’un javelot. + <text:span text:style-name="T1">Archers</text:span> Les soldats sont équipés d’une armure légère type armure de cuir, d’une arme à une main (hache, épée) et d’un arc court. + <text:span text:style-name="T1">Cavalerie légère</text:span> Les soldats sont équipés d’une armure légère type armure de cuir clouté, d’un bouclier, d’une arme à une main (hache, épée) et d’un javelot. + <text:span text:style-name="T1">Cavalerie lourde</text:span> Les soldats sont équipés d’une armure lourde type armure de clibanion, d’un bouclier, d’une arme à une main (hache, épée) et d’une lance. Leurs chevaux sont de lourds destriers. + <text:span text:style-name="T1">Cavalerie archer</text:span> Les soldats sont équipés d’une armure légère type armure de cuir clouté, d’une arme à une main (hache, épée) et d’un arc court.</text:p>
      <text:p text:style-name="Text_20_body">== Unité de temps</text:p>
      <text:p text:style-name="Text_20_body">L’unité de temps d’une bataille est le double d’un round. Cela permet au personnage d’intervenir deux fois chaque étape de la bataille. Il peut par contre lui être opposé plusieurs adversaires à chaque round, s’il se trouve au contact. Au niveau des personnages, les adversaires qui lui sont opposés le sont à son créneau d’initiative.</text:p>
      <text:p text:style-name="Text_20_body">== Les modificateurs</text:p>
      <text:p text:style-name="Text_20_body">Les modificateurs sont les mêmes que pour le combat individuel. Il peut fonctionner avec des bonus et des malus, ou des avantages et des désavantages selon les situations mais il faut aussi considérer les modificateurs suivants:</text:p>
      <text:list text:style-name="L20">
        <text:list-item>
          <text:p text:style-name="P20">La charge donne un bonus de 1d6 et rajoute un multiplicateur de dégâts.</text:p>
        </text:list-item>
        <text:list-item>
          <text:p text:style-name="P20">Les attaques de flancs donnent un bonus de 1d6 et rajoute un multiplicateur de dégâts.</text:p>
        </text:list-item>
        <text:list-item>
          <text:p text:style-name="P20">Les attaques de dos donnent un bonus de 2d6 et rajoute deux multiplicateur de dégâts.</text:p>
        </text:list-item>
      </text:list>
      <text:p text:style-name="First_20_paragraph">== Déroulement de la bataille</text:p>
      <text:p text:style-name="Text_20_body">Au début de la bataille, on défini quelle armée agit en premier. Ce choix peut être fait par tous moyens que vous jugez bon (Pair ou impair sur 1d6 par exemple). + Ensuite pour chaque camps, s’il y a de chaque côté des adversaires majeurs (personnage et PNJ), il faut procéder à un test d’<text:a xlink:type="simple" xlink:href="/combattre/#initiative" office:name=""><text:span text:style-name="Definition">initiative</text:span></text:a>.</text:p>
      <text:p text:style-name="Text_20_body">La phase de combat se joue en trois actes. Chaque armée joue et ensuite les personnages et PNJ individuellement.</text:p>
      <text:p text:style-name="Text_20_body">=== PA des unités</text:p>
      <text:p text:style-name="Text_20_body">Les unités ont un nombre de points d’action (PA) égal à PA individuel multiplié par le nombre d’individu dans l’unité.</text:p>
      <text:p text:style-name="Text_20_body"><text:span text:style-name="T2">Par exemple : une unité d’infanterie lourde normale de 100 effectifs possède 3000 PA (30 PA X 100)</text:span></text:p>
      <text:p text:style-name="Text_20_body">Les PA sont soustraits au fur et à mesure. A chaque fois qu’un montant atteint 30 (quelque soit la cause des dégâts).</text:p>
      <text:p text:style-name="Text_20_body"><text:span text:style-name="T2">Par exemple : Des personnages attaquent une unité d’infanterie lourde normale. A trois, ils arrivent à causer 63 points de dégâts d’action. Pour ce tour, l’unité perd deux soldats (2 X 30). Il reste 3 points qui sont comptabilisés pour les rounds suivants. Dés que 27 PA de dégâts seront causés, il faudra ajouter les 3 PA excédentaires du round précédent. On arrive ainsi à 30 PA et un autre soldat est mis hors de combat.</text:span></text:p>
      <text:p text:style-name="Text_20_body">=== Les attaques des unités</text:p>
      <text:p text:style-name="Text_20_body">Les unités attaquent normalement avec 3d6 et ajoute leur VO. Au résultat est soustrait la Valeur de défense (VD) de l’unité adverse. + Les unités ajoutent 1d6 par 10 soldats qui la constituent au delà de 10.</text:p>
      <text:p text:style-name="Text_20_body">=== Les Dégâts</text:p>
      <text:p text:style-name="Text_20_body">Les dégâts sont infligés à l’unité en faisant le différentiel entre le test d’attaque et la valeur de défense (VD) et multipliant par 2 ou plus. Les dégâts sont multipliés apr deux car ils sont calculés sur 2 rounds. Cependant, d’autre multiplicateurs peuvent être ajoutés.</text:p>
      <text:p text:style-name="Text_20_body">§§§ .table-container |Table de caractéristiques de la cavalerie archère || |Manœuvre|Ajout d’un multiplicateur| |:-:|:-:| |Charge|+1| |Attaque de flanc|+1| |Attaque de dos|+2|</text:p>
      <text:list text:style-name="L21">
        <text:list-item>
          <text:p text:style-name="P21">Tous les multiplicateurs sont cumulables. + §§§</text:p>
        </text:list-item>
      </text:list>
      <text:p text:style-name="First_20_paragraph"><text:span text:style-name="T2">Exemple: Une unité multiplie ses dégâts par 2. Si elle charge, elle les multiplie par 3, si elle charge de flanc, elle multiplie par 4. Si elle charge dans le dos, elle multiplie par 5. Une unité qui attaque de flanc multiplie par 3 et une unité qui attaque de dos, multiplie par 4.</text:span></text:p>
      <text:p text:style-name="Text_20_body">=== Le bonus de surnombre</text:p>
      <text:p text:style-name="Text_20_body">Une unité qui est au moins deux fois plus nombreuse que ses adversaire gagne un bonus de 2d6 de surnombre. + Le bonus de rang est un peu différent. L’unité gagne 1d6 par rang de soldats en formation.</text:p>
      <text:p text:style-name="Text_20_body">=== Bonus de commandement</text:p>
      <text:p text:style-name="Text_20_body">Les unités commandées par des personnages reçoivent un bonus de commandement qui leur donne un avantage lors des tests de déroute et un bonus de zèle au combat de 2d6.</text:p>
      <text:p text:style-name="Text_20_body">=== Attaques contre les personnages</text:p>
      <text:p text:style-name="Text_20_body">Les attaques contre les personnages se jouent normalement mais il existe une exception dans le contexte d’une bataille, lorsque le personnage commande une unité. En effet, lorsque le personnage commande une unité, la moitié des dégâts reçus sont transférés à l’unité (cela représente les soldats qui protègent leur chef).</text:p>
      <text:p text:style-name="Text_20_body">=== Déroute</text:p>
      <text:p text:style-name="Text_20_body">Lorsqu’une unité perd des effectifs, elle peut avoir une baisse de moral. Une unité qui perd des effectifs peut être fixée si elle n’est pas au corps à corps. Une unité qui perd 10% de ses effectifs doit faire un test de sagesse DD 12. Si elle échoue:</text:p>
      <text:list text:style-name="L22">
        <text:list-item>
          <text:p text:style-name="P22">Au contact, elle fuit</text:p>
        </text:list-item>
        <text:list-item>
          <text:p text:style-name="P22">A distance, elle s’immobilise. + Il est possible de tenter de rallier une unité tous les rounds avec un JS de Sagesse DD16 ou de Charisme DD16 si un personnage est au sein de l’unité.</text:p>
        </text:list-item>
      </text:list>
      <text:p text:style-name="First_20_paragraph">§§§ .hero</text:p>
      <text:p text:style-name="Text_20_body">=== Illustration : exemples de bataille</text:p>
      <text:p text:style-name="Text_20_body">Une unité de 60 fantassins légers inexpérimentés (1200 PA, VD 14, VO +3) combat une unité de 50 fantassins lourds inexpérimentés (1000 PA, VD 17, VO +3). + Respectivement lors de la phase de combat (à ce moment) l’unité de fantassins légers attaque avec 3d6 +3 +5d6 alors que les fantassins lourds attaqueront avec 3d6 +3 +4d6.</text:p>
      <text:p text:style-name="Text_20_body">Il faudra ainsi moduler tout cela avec le positionnement des unités, les manoeuvres et le nombre d’attaques. + §§§ — title: Commerce (Règles optionnelles) source: "Georges" — </text:p>
      <text:p text:style-name="Text_20_body">= Le commerce :</text:p>
      <text:p text:style-name="Text_20_body"><text:span text:style-name="T1">Ces règles sont le fruit du cerveau (malade?) de Georges, joueur de Lôchetos. Merci à lui.</text:span></text:p>
      <text:p text:style-name="Text_20_body">Le joueur va pouvoir s’il le souhaite, en plus de son patrimoine investir dans des affaires commerciales. L’empire commercial du joueur va être définit par 4 éléments : les gains mensuels, la performance, la réputation et l’instabilité.</text:p>
      <text:p text:style-name="Text_20_body">== Gains mensuels :</text:p>
      <text:p text:style-name="Text_20_body">Ce sont les gains que peut espérer toucher le joueur chaque lune. Ils varient en fonction des investissements qu’a effectué le joueur jusqu’ici.</text:p>
      <text:p text:style-name="Text_20_body">== La performance :</text:p>
      <text:p text:style-name="Text_20_body">La performance va influencer les gains du joueur en cas de bon résultat. Elle est égale à la somme des points de performance de tous les investissements effectués et du résultat de Compétence Persuasion DD 16 du joueur.</text:p>
      <text:p text:style-name="Text_20_body">== La réputation :</text:p>
      <text:p text:style-name="Text_20_body">La réputation représente à quelle point l’empire commercial du joueur est reconnu. Elle est égale à la somme des points de réputation de tous les investissements effectués et rapporte au joueur +1 PH tous les 10 niveaux de réputation.</text:p>
      <text:p text:style-name="Text_20_body">== L’instabilité :</text:p>
      <text:p text:style-name="Text_20_body">L’instabilité d’un empire commercial représente le risque que ce dernier ne dégage aucun profit et endette le joueur. Cela peut être du au manque de sécurité des entrepôts ou bien du manque de contrôle des employés. Elle est égale à la somme des points d’instabilité de tous les investissements effectués -10 .</text:p>
      <text:p text:style-name="Text_20_body">= La gestion du commerce</text:p>
      <text:p text:style-name="Text_20_body">Le domaine est géré par le personnage. Comme les tests familiaux et économiques, les décisions de dépenses et les revenus se génèrent tous les mois, pendant les intermèdes. Un investissement est mis en place au bout d’une lune, il faut donc attendre un mois pour en bénéficier.</text:p>
      <text:p text:style-name="Text_20_body">== Les options de personnalisation</text:p>
      <text:p text:style-name="Text_20_body">L’empire commercial est au début bien loin d’un empire et il faudra commencer par obtenir l’autorisation de seigneurs locaux pour exercer sur leurs terres, ce qui pourra passer par une taxe mensuelle, une partie des bénéfices ou bien le seigneur pourra demander un versement unique. Ensuite le joueur devra investir dans des éléments améliorant les 4 éléments du commerce définis ci-dessus. </text:p>
      <text:p text:style-name="Text_20_body">Voici quelques exemples d’investissements : + §§§ .table-container | description | cout fixe | cout mensuel | 2D6 PC | 2D6 PA | 2D6 PE | 2D6 PO | performance | réputation | instabilité | |:-:|:-:|:-:|:-:|:-:|:-:|:-:|:-:|:-:|:-:| | barque | -450 | - | 100 | 5 | - | 1 | - | - | - | | bateau fluvial (4 matelots) | -740 | - | 200 | - | 15 | 5 | - | 1 | 2 | | bateau fluvial (6 matelots) | -1015 | - | 250 | 50 | 15 | 10 | 1 | 2 | 2 | | bateau fluvial (8 matelots) | -1300 | - | 250 | 25 | 20 | 20 | 2 | 2 | 2 | | garde | -60 | -60 | - | - | - | - | - | 1 | -1 | | porteur max 5/navire | - | -6 | - | - | - | - | 1 | - | - | | comptable | - | -130 | - | - | - | - | 5 | -2 | | éclaireurs | -195 | -75 | - | - | - | - | - | - | -2 | | commercial | - | -300 | - | - | - | - | 10 | 5 | - | | charpentier | - | -80 | - | - | - | - | - | - | -1 | | entrepôt | -500 | - | - | - | - | 2 | 1 | - | -1 | | capitaine | - | -120 | - | - | - | - | - | 5 | -1 | | comptoir commercial | -1000 | - | - | - | - | 4 | 10 | - | | échoppe | -15000 | - | - | - | 200 | 200 | 5 | 5 | -5 | | maison de passe | -20000 | - | - | 400 | 500 | 500 | - | - | 20 | §§§</text:p>
      <text:p text:style-name="Text_20_body">Pour savoir si les affaires du joueur ont bien marché, ce dernier va devoir lancer chaque mois les 2D6 liés à ses gains mensuels et 4D6 non explosifs qui vont déterminer si des profits ont été dégagés où si au contraire le joueur s’est endetté.</text:p>
      <text:p text:style-name="Text_20_body">§§§ .table-container | 4d6* | Multiplicateur | |:-:|:-:| | 4-5 | -3 | | 6 | -2 | | 7-21 | au-dessus du niveau d’instabilité = benefices x1, en dessous ou égal = dettes x(-1) | | 22-24 | 2 | <text:span text:style-name="T1">Jet non explosif</text:span> §§§</text:p>
      <text:p text:style-name="Text_20_body"> Si le multiplicateur est négatif : + Le joueur est endetté de : multiplicateur<text:span text:style-name="T2">(coûts mensuels fixes — (résultats gains)</text:span>(1+(niveau d’instabilité/100)))</text:p>
      <text:p text:style-name="Text_20_body">Si le multiplicateur est positif : + Le joueur est enrichit de :  multiplicateur<text:span text:style-name="T2">(résultats gains</text:span>(1+(niveau de performance/100)) — coûts mensuels fixes)</text:p>
      <text:p text:style-name="Text_20_body">Exemple : + Pierre a une affaire avec 2 bateaux fluviaux (6 matelots) et un entrepôt gardé par 2 gardes. + Son score de performance : Il lance son jet de Persuasion DD16 qu’il rate avec un total de -3 , il y additionne les scores des bateaux : 2 Et celui de l’entrepôt : 1 il a donc un score de performance de 0 + <text:span text:style-name="T1">Réputation</text:span> : 2 bateaux à 2 et 2 gardes à 1 : un score de 2<text:span text:style-name="T2">2+2</text:span>1 = 6 C’est une petite affaire, qui ne dépasse pas les 10 de réputation, il ne gagne donc pas de point d’honneur + <text:span text:style-name="T1">Instabilité</text:span> : Score de base de 10 + les deux bateaux à 2 — les deux gardes à 1 — le point de l’entrepôt total : 10 + 2<text:span text:style-name="T2">2 -2</text:span>1 -1 = 11 Son affaire n’est pas très sûre car les routes commerciales ne sont pas surveillées, son score d’instabilité est donc de 11.  + <text:span text:style-name="T1">Jet de gains</text:span> : Les deux bateaux lui rapporte chacun 250<text:span text:style-name="T2">2D6 PC + 50</text:span>2D6 PA + 15<text:span text:style-name="T2">2D6 PE 10__2D6 PO L'entrepôt lui rapporte 2D6 PO + Il lance donc 4 fois 2D6 qu'il multiplie par 250PC, 50 PA, 15PE et 11PO Il obtient un total de 2750PC + 300 PA + 120PE + 220 PO = 337.5PO (pour simplifier les calculs)  Il doit maintenant lancer 4D6 non explosifs pour savoir si ça a été un bon mois : malheureusement il fait un 11 ! c'est pile son score d'instabilité mais il se retrouve quand même endetté.  + Il va donc devoir rembourser : le salaire des gardes : 2__60PO = 120 PO + La dette de son affaire : 337.5 PO * (1(niveau d’instabilité/100)) = 337.5</text:span>1.11 = 374.5PO + Il est endetté de 494.5 PO ! Il devrait peut être sécuriser son affaire si il ne veut pas sombrer encore plus. + — title: "Les objets" sidebarDepth: 2 — </text:p>
      <text:p text:style-name="Text_20_body">= Les objets</text:p>
      <text:p text:style-name="Text_20_body">== Les statistiques des objets</text:p>
      <text:p text:style-name="Text_20_body">Quand le facteur temps a son importance, vous pouvez attribuer une <text:span text:style-name="T1">Valeur de défense</text:span> et des points d’action à un objet destructible. Vous pouvez aussi lui attribuer des immunités, des résistances et des vulnérabilités face à certains types de dégâts.</text:p>
      <text:p text:style-name="Text_20_body"><text:span text:style-name="T1">Valeur de défense</text:span>. La <text:span text:style-name="T1">Valeur de défense</text:span> d’un objet représente la difficulté qu’il y a à l’endommager en le frappant (étant donné qu’il n’a aucune chance d’éviter le coup). La table <text:a xlink:type="simple" xlink:href="#classe-d-armure-des-objets" office:name=""><text:span text:style-name="Definition">Valeur de défense des objets</text:span></text:a> propose des valeurs de VD pour divers matériaux.</text:p>
      <text:p text:style-name="Text_20_body">§§§ .table-container</text:p>
      <text:p text:style-name="Text_20_body">=== Valeur de défense des objets</text:p>
      <text:p text:style-name="Text_20_body">| Matériau | VD | |:-|:-:| | <text:span text:style-name="T1">Tissu, papier, corde</text:span> | 11 | | <text:span text:style-name="T1">Cristal, verre, glace</text:span> | 13 | | <text:span text:style-name="T1">Bois, os</text:span> | 15 | | <text:span text:style-name="T1">Pierre</text:span> | 17 | | <text:span text:style-name="T1">Fer, acier</text:span> | 19 | | <text:span text:style-name="T1">Mithral</text:span> | 21 | | <text:span text:style-name="T1">Adamantium</text:span> | 23 | §§§</text:p>
      <text:p text:style-name="Text_20_body"><text:span text:style-name="T1">points de structure</text:span>. Les points de structure d’un objet indiquent la quantité de dégâts qu’il peut absorber avant de perdre son intégrité structurelle. Les objets résilients ont plus de points d’action que les objets fragiles. Les objets de grande taille ont aussi tendance à avoir plus de points d’action que ceux de petite taille, à moins qu’il suffise de briser une petite partie de l’objet pour avoir le même résultat qu’en le détruisant dans son ensemble. La table des <text:a xlink:type="simple" xlink:href="#points-de-vie-des-objets" office:name=""><text:span text:style-name="Definition">points d’action des objets</text:span></text:a> propose des montants de points de structure pour les objets fragiles et résilients de taille G ou inférieure.</text:p>
      <text:p text:style-name="Text_20_body">§§§ .table-container</text:p>
      <text:p text:style-name="Text_20_body">=== points de structure des objets</text:p>
      <text:p text:style-name="Text_20_body">| Taille | Fragile | Résilient | |:-|:-:|:-:| | <text:span text:style-name="T1">TP (bouteille, serrure)</text:span> | 4) | 8) | | <text:span text:style-name="T1">P (coffre, luth)</text:span> | 6 | 18 | | <text:span text:style-name="T1">M (tonneau, lustre)</text:span> | 8 | 32) | | <text:span text:style-name="T1">G (chariot, fenêtre de 3 × 3 m)</text:span> | 10 | 50 | §§§</text:p>
      <text:p text:style-name="Text_20_body"><text:span text:style-name="T1">Objets de taille TG et Gig</text:span>. Les armes ordinaires ne sont pas d’un grand secours face à des objets de taille TG et Gig, comme une statue colossale, une immense colonne de pierre ou un gigantesque rocher. Ceci dit, il suffit d’une torche pour brûler une tapisserie de taille TG et d’un <text:a xlink:type="simple" xlink:href="/grimoire/tremblement-de-terre/" office:name=""><text:span text:style-name="Definition"><text:span text:style-name="T2">tremblement de terre</text:span></text:span></text:a> pour réduire un colosse en gravats. Vous pouvez suivre l’évolution des points d’action d’un objet de taille TG ou Gig si vous le désirez, ou simplement décider de la durée pendant laquelle il résiste aux coups ou à la force que les personnages lui opposent. Si vous suivez les points d’action, divisez l’objet en sections de taille G ou inférieure et suivez indépendamment les points de structure de chaque section. Il se peut qu’il suffise d’abattre l’un de ces segments pour détruire tout l’objet. Par exemple, la statue d’un humain de taille Gig peut très bien s’écrouler si l’une de ses jambes, de taille G, est réduite à 0 point de structure.</text:p>
      <text:p text:style-name="Text_20_body"><text:span text:style-name="T1">Les objets et les types de dégâts</text:span>. Les objets sont immunisés contre les poisons et les dégâts psychiques. Vous pouvez tout à fait décider que certains types de dégâts sont plus efficaces que d’autres contre certains objets ou certaines substances. Par exemple, les dégâts contondants sont particulièrement appropriés pour broyer quelque chose mais bien moins utiles quand il s’agit de trancher une corde ou du cuir. Les objets en papier ou en tissu peuvent se montrer vulnérables aux dégâts de feu et de foudre. Une pioche permet de tailler la pierre mais pas de couper un arbre. Comme toujours, faites appel à votre bon sens.</text:p>
      <text:p text:style-name="Text_20_body">== <text:span text:style-name="T1">Seuil de dégâts</text:span>. Les grands objets, comme les murs d’un château, ont souvent une résilience particulière représentée par un seuil de dégâts. Un objet doté d’un seuil de dégâts est immunisé contre tous les dégâts, à moins qu’une unique attaque ou un seul coup ne lui en inflige un montant supérieur ou égal à son seuil de dégâts, auquel cas l’objet subit les dégâts normalement. Des dégâts dont le montant n’égale ni ne dépasse le seuil de dégâts de l’objet sont considérés comme superficiels et ne réduisent pas les points d’action de l’objet.</text:p>
      <text:p text:style-name="Text_20_body">title: "Herbier" — </text:p>
      <text:p text:style-name="Text_20_body">= herbier</text:p>
      <text:h text:style-name="Heading_20_5" text:outline-level="5"><text:bookmark-start text:name="_comment_utiliser_lherbier"/>Comment utiliser l’herbier?<text:bookmark-end text:name="_comment_utiliser_lherbier"/></text:h>
      <text:p text:style-name="First_20_paragraph">Chaque plante est présentée comme suit :</text:p>
      <text:p text:style-name="Text_20_body">== Nom</text:p>
      <text:p text:style-name="Text_20_body"><text:span text:style-name="T1">Description</text:span> Décrit sommairement la plante. <text:span text:style-name="T1">Localisation</text:span> description des conditions de prospection. + <text:span text:style-name="T1">Hivers</text:span> :DD X + <text:span text:style-name="T1">Printemps</text:span> :DD X + <text:span text:style-name="T1">Eté</text:span> :DD X + <text:span text:style-name="T1">Automne</text:span> :DD X + En cas de réussite, il trouvera X doses par heure de prospection. + <text:span text:style-name="T1">Valeur</text:span> : X pièces d’X la dose. + <text:span text:style-name="T1">Facteur d’addiction</text:span> : détermine les risques de devenir dépendant de la substance. + <text:span text:style-name="T1">Utilisation</text:span> : Décrit la méthode d’utilisation.</text:p>
      <text:p text:style-name="Text_20_body">=== Facteur d’addiction</text:p>
      <text:p text:style-name="Text_20_body">Certaines plantes ou substances peuvent entraîner des effets indésirables d’accoutumance qui peuvent modifier le comportement de celui qui en consomme. Chaque fois que le produit est utilisé un test d’addiction est fait. Chaque utilisation supplémentaire cumule les risques lorsqu’elles ont lieu dans le cour de la même demi lune après après la première prise. + Pour ne pas devenir dépendant d’une substance, il suffit de réussir un JS de CON contre 1d6 + la valeur du facteur d’addiction.</text:p>
      <table:table table:name="Table1" table:style-name="Table1">
        <table:table-column table:style-name="Table1.A"/>
        <table:table-column table:style-name="Table1.B"/>
        <table:table-header-rows>
          <table:table-row>
            <table:table-cell table:style-name="TableHeaderRowCell" office:value-type="string">
              <text:p text:style-name="Table_20_Heading">Facteur d’addiction</text:p>
            </table:table-cell>
            <table:table-cell table:style-name="TableHeaderRowCell" office:value-type="string">
              <text:p text:style-name="Table_20_Heading">Valeur</text:p>
            </table:table-cell>
          </table:table-row>
        </table:table-header-rows>
        <table:table-row>
          <table:table-cell table:style-name="TableRowCell" office:value-type="string">
            <text:p text:style-name="Table_20_Contents">Inexistant</text:p>
          </table:table-cell>
          <table:table-cell table:style-name="TableRowCell" office:value-type="string">
            <text:p text:style-name="Table_20_Contents">0 (Aucun test nécessaire)</text:p>
          </table:table-cell>
        </table:table-row>
        <table:table-row>
          <table:table-cell table:style-name="TableRowCell" office:value-type="string">
            <text:p text:style-name="Table_20_Contents">Très faible</text:p>
          </table:table-cell>
          <table:table-cell table:style-name="TableRowCell" office:value-type="string">
            <text:p text:style-name="Table_20_Contents">1</text:p>
          </table:table-cell>
        </table:table-row>
        <table:table-row>
          <table:table-cell table:style-name="TableRowCell" office:value-type="string">
            <text:p text:style-name="Table_20_Contents">Faibre</text:p>
          </table:table-cell>
          <table:table-cell table:style-name="TableRowCell" office:value-type="string">
            <text:p text:style-name="Table_20_Contents">2</text:p>
          </table:table-cell>
        </table:table-row>
        <table:table-row>
          <table:table-cell table:style-name="TableRowCell" office:value-type="string">
            <text:p text:style-name="Table_20_Contents">Moyen</text:p>
          </table:table-cell>
          <table:table-cell table:style-name="TableRowCell" office:value-type="string">
            <text:p text:style-name="Table_20_Contents">3</text:p>
          </table:table-cell>
        </table:table-row>
        <table:table-row>
          <table:table-cell table:style-name="TableRowCell" office:value-type="string">
            <text:p text:style-name="Table_20_Contents">Important</text:p>
          </table:table-cell>
          <table:table-cell table:style-name="TableRowCell" office:value-type="string">
            <text:p text:style-name="Table_20_Contents">4</text:p>
          </table:table-cell>
        </table:table-row>
        <table:table-row>
          <table:table-cell table:style-name="TableRowCell" office:value-type="string">
            <text:p text:style-name="Table_20_Contents">Très important</text:p>
          </table:table-cell>
          <table:table-cell table:style-name="TableRowCell" office:value-type="string">
            <text:p text:style-name="Table_20_Contents">5</text:p>
          </table:table-cell>
        </table:table-row>
        <table:table-row>
          <table:table-cell table:style-name="TableRowCell" office:value-type="string">
            <text:p text:style-name="Table_20_Contents">Irrésistible</text:p>
          </table:table-cell>
          <table:table-cell table:style-name="TableRowCell" office:value-type="string">
            <text:p text:style-name="Table_20_Contents">6</text:p>
          </table:table-cell>
        </table:table-row>
      </table:table>
      <text:p text:style-name="First_20_paragraph">=== Plantes curatives</text:p>
      <text:p text:style-name="Text_20_body">Les plantes et les produits décrits ensuite sont rares et demandent souvent de longues recherches de la part de spécialistes pour en trouver des doses ou des spécimens suffisants. Les plantes, les champignons et les animaux qui produisent ces substances ne peuvent pas survivre en captivité. Tous les essais jusqu’à présent ont été voués à l’échec. Dans le meilleur des cas, les sujets sont devenus stériles. Ces plantes et ses substances sont souvent considérées magiques même si elles ne le sont pas intrinsèquement. Elles valent souvent extrêmement chères.</text:p>
      <text:p text:style-name="Text_20_body">== Asgarbie</text:p>
      <text:p text:style-name="Text_20_body"><text:span text:style-name="T1">Description</text:span> + L’asgarbie est une petite plante grasse qui ne dépasse jamais les quatre pouces. Elle reconnaissable par ses petites excroissances violettes qui pourraient rappeler des oursins. Il s’agit du fruit qui est comestible mais sans intérêt gustatif. L’asgarbie ne se trouve que dans des déserts arides. La fleure d’asgarbie a par contre des vertus d’antidote si elle est correctement préparée.</text:p>
      <text:p text:style-name="Text_20_body"><text:span text:style-name="T1">Localisation</text:span> + Le prospecteur devra réussir un test en Survie dans une zone désertique aride: + <text:span text:style-name="T1">Hivers</text:span> :DD 22 + <text:span text:style-name="T1">Printemps</text:span> :DD 22 + <text:span text:style-name="T1">Eté</text:span> :DD 22 + <text:span text:style-name="T1">Automne</text:span> :DD 22 + En cas de réussite, il trouvera 1d6 doses par heure de prospection. + <text:span text:style-name="T1">Valeur</text:span> : 1 pièces d’or la dose. + <text:span text:style-name="T1">Facteur d’addiction</text:span> : moyen (3)</text:p>
      <text:p text:style-name="Text_20_body"><text:span text:style-name="T1">Utilisation</text:span> + L’asgarbie est utilisé principalement pour ses hautes qualités antitoxiques qui ont assurées sa réputation dans les zones où les serpents et les scorpions pullulent. + <text:span text:style-name="T2">Antidote</text:span> (herboristerie/Survie DD 28, 1 dose) : Il faut 12 fleurs (doses) d’asgarbies pour créer ce puissant antidote contre les poisons musculaires. La préapration doit être ingérée. L’antidote permet de guérir tout poison musculaire d’un DD inférieur à 16 et permet de résister aux poisons musculaires supérieurs avec un bonus au JS de +5. + Valeur : 38 pièce d’or la dose.</text:p>
      <text:p text:style-name="Text_20_body">== Cepate</text:p>
      <text:p text:style-name="Text_20_body"><text:span text:style-name="T1">Description</text:span> + Le cèpate est un champignon qui apparaît après l’été à l’orée des bois et sur les coteaux des montagnes. Les cèpates présentent à l’état adulte, ils présentent une silhouette avec un chapeau convexe, souvent épais et en forme de coussin: ils sont dits pulvinés. Ils ont tous une surface comme une éponge sous le chapeau constituée de tubes au lieu de lames comme chez d’autres champignons. Ces tubes ont une variété de couleurs comme le rouge, le blanc, le marron le gris et le vert olive quand ils vieillissent. La marge ou bord du chapeau est enroulée. Ils ont pied ventru ou en forme de massue, il est parfois recouvert d’un réseau de mailles. Ils peuvent aussi développer une saveur amère ou poivrée et s’ils restent comestibles, ils sont immangeables.</text:p>
      <text:p text:style-name="Text_20_body"><text:span text:style-name="T1">Localisation</text:span> + Le prospecteur devra réussir un test en Survie: + <text:span text:style-name="T1">Hivers</text:span> :DD 22 + <text:span text:style-name="T1">Printemps</text:span> :DD 16 + <text:span text:style-name="T1">Eté</text:span> :DD 22 + <text:span text:style-name="T1">Automne</text:span> :DD 12 + En cas de réussite, il trouvera 1d6 doses par heure de prospection. + <text:span text:style-name="T1">Valeur</text:span> : 1 pièce d’argent la dose. + <text:span text:style-name="T1">Facteur d’addiction</text:span> : très faible (1)</text:p>
      <text:p text:style-name="Text_20_body"><text:span text:style-name="T1">Utilisation</text:span> + Le cèpate est utilisé principalement pour ses hautes qualités nutritives qui ont assurées sa réputation, particulièrement en période de mauvaises récoltes. + <text:span text:style-name="T2">Alimentation</text:span> (Cuisine/Survie DD 16, 1 dose) : Un champignon de bonne taille permet de nourrir un unique individu pour une journée complète à condition d’avoir suffisamment de boisson. Se nourrir de ce champignon permet de récupérer plus rapidement sa fatigue, sa surcharge mentale et ses blessures dans les mêmes conditions qu’un hébergement dans une auberge. + Valeur : 1 pièce d’or la dose. + <text:span text:style-name="T2">Onguent</text:span> (Herboristerie DD 16, 3 doses) : le cèpate peut-être préparé en onguent. Il est possible de créer une dose d’onguent de cèpate par trois doses de cèpate sous réserve de réussir (les tests s’effectuent par dose et la préparation prend une heure par dose). Cet onguent à la particularité de soigner 1d6 points d’action et peut se revendre 5 pièces d’argent auprès d’un apothicaire ou d’un soigneur. + Valeur : 4 pièce d’or la dose. + <text:span text:style-name="T2">Potion</text:span> ( Alchimie DD 22, 6 doses) : le cèpate peut-être préparé en potion. Il est possible de créer une dose de potion de cèpate par six doses de cèpate sous réserve de réussir (les tests s’effectuent par dose et la préparation prend une heure par dose). La potion permet de récupérer 1d6+2 points d’action et peut se vendre 1 pièce d’or par doses effectives. + Valeur : 5 pièce d’or la dose.</text:p>
      <text:p text:style-name="Text_20_body">== Coulemine</text:p>
      <text:p text:style-name="Text_20_body"><text:span text:style-name="T1">Description</text:span> + La coulemine est un champignon ressemblant à une ombrelle, assez commun sur les sols bien drainés. C’est une espèce que l’on trouve solitaire, grégaire ou encore en rond de sorcière dans les pâturages et, parfois, dans les bois. Globalement, elle est très répandue dans les régions tempérées. Elle peut être confondue avec quelques espèces plus petites et toxiques. + Le chapeau, de quatre à douze pouces, est ovoïde puis convexe et enfin largement étalé en parasol, surmonté d’un mamelon, avec une cuticule sèche, gris-roux, couverte d’écailles brunes, plus denses vers le centre. Les lames sont blanches, serrées, molles. La sporée est blanche. + Le stipe; haut de de six à seize pouces, est élancé, creux, bulbeux à la base, brun tigré et de plus en plus écaillé en allant vers la base ; il est pourvu d’un anneau double, blanchâtre et coulissant. Le pied est fibreux. La chair est blanche, molle, avec une odeur et une saveur vaseuse désagréable. La coulemine présente pourtant de nombreuses propriétés bénéfiques. Il est particulièrement utilisé pour repousser les insectes et soulager les piqûres et les démangeaisons.</text:p>
      <text:p text:style-name="Text_20_body"><text:span text:style-name="T1">Localisation</text:span> + Assez commune, la coulemine vient, parfois en grandes troupes, dans les sous-bois dégagés ou les clairières, plutôt sur terrains siliceux. Généralement précoce fin de l’été, début de l’automne, on la trouve jusqu’à l’hiver dans les régions alcantes. + Le prospecteur devra réussir un test en Survie: + <text:span text:style-name="T1">Hivers</text:span> :DD 22 + <text:span text:style-name="T1">Printemps</text:span> :DD 16 + <text:span text:style-name="T1">Eté</text:span> :DD 16 + <text:span text:style-name="T1">Automne</text:span> :DD 12 + En cas de réussite, il trouvera 2d6 doses par heure de prospection. + <text:span text:style-name="T1">Valeur</text:span> : 1 pièce d’argent la dose. + <text:span text:style-name="T1">Facteur d’addiction</text:span> : très faible (1)</text:p>
      <text:p text:style-name="Text_20_body"><text:span text:style-name="T1">Utilisation</text:span> + <text:span text:style-name="T2">Onguent</text:span> ( Herboristerie DD 16, 3 doses): la coulemine peut-être préparé en onguent. Il est possible de créer une dose d’onguent de coulemine par trois doses de coulemine prélevée sous réserve de réussir le test d’alchimie approprié (les tests s’effectuent par dose et la préparation prend quinze minutes par dose). L’odeur très forte repousse les insectes qui doivent réussir un test de Sagesse DD 28 pour ne pas s’enfuir. L’efficacité est de 6 + 1d6 heures. L’odeur est persistante et peut s’avérer incommodante. Tous les DD de compétences persuasion mais aussi ceux de discrétion subissent un désavantage pour le porteur de l’onguent. + Valeur : 1 pièce d’or la dose.</text:p>
      <text:p text:style-name="Text_20_body">== Eglantiane</text:p>
      <text:p text:style-name="Text_20_body"><text:span text:style-name="T1">Description</text:span> + L’églantiane est un rosier sous forme d’arbuste à feuilles caduques et à floraison non remontante. Il pousse dans les haies. + L’ églantiane a des tiges couvertes d’aiguillons recourbés en crochets, pourpres la première année, feuillues d’un vert mat ensuite, qui traînent au sol et marcottent (s’enracinent). + Les fleurs sont de couleur blanc ivoire et la période de floraison s’étale sur tout l’été. Les fruits de l’ églantiane sont ovoïdes, rouges clairs.</text:p>
      <text:p text:style-name="Text_20_body"><text:span text:style-name="T1">Localisation</text:span> + L’ églantiane se trouve dans les fourrés arbustifs. + Le prospecteur devra réussir un test en Survie: + <text:span text:style-name="T1">Hivers</text:span> :DD 16 + <text:span text:style-name="T1">Printemps</text:span> :DD 16 + <text:span text:style-name="T1">Eté</text:span> :DD 22 + <text:span text:style-name="T1">Automne</text:span> :DD 16 + En cas de réussite, il trouvera 2d6 doses par heure de prospection. + <text:span text:style-name="T1">Valeur</text:span> : 1 pièce d’or la dose.</text:p>
      <text:p text:style-name="Text_20_body"><text:span text:style-name="T1">Utilisation</text:span> + <text:span text:style-name="T2">Usage culinaire</text:span> (Survie DD 16, 5 doses) : Ses baies rouges peuvent être séchées et enrobées de miel, puis caramélisé à la flamme. Chaque dose équivaut un repas. + Valeur : 2 pièce d’or la dose. + <text:span text:style-name="T2">Potion</text:span> ( Alchimie DD 28, 5 doses): Sous forme de potion, les extraits des a racine est un excellent tonique de l’état général, contre la fatigue, l’asthénie. l’églantiane permet d’ignorer une journée de fatigue ou le manque d’une nuit de sommeil, c’est à dire d’éviter un niveau d’épuisement Cette potion ne peut pas être utilisée deux jours d’affilée au risque d’avoir les effets inverses et de cumuler une grosse fatigue équivalente à deux niveau d’épuisement. + Valeur: 5 pièce d’or la dose. + <text:span text:style-name="T2">Huile essentielle</text:span> ( Herboristerie DD 35, 15 doses): Sous forme d’huile essentielle, l’églantiane permet de mieux se concentrer pendant 1d6 heures. L’utilisateur obtient un bonus de +2 aux JS de Sagesse et d’Intelligence ainsi qu’aux tests de compétences faisant appel à des capacités intellectuelles. + Valeur : 10 pièce d’or la dose. + <text:span text:style-name="T1">Facteur d’addiction</text:span> : moyen (3)</text:p>
      <text:p text:style-name="Text_20_body">== Elheanung</text:p>
      <text:p text:style-name="Text_20_body"><text:span text:style-name="T1">Description</text:span> + L’elheanung est une plante intéressante que l’on trouve dans les hauts fonds des mers froides. Cette algue qui peut atteindre jusqu’à 30 coudées possède des propriétés curatives qui ont été découvertes il y a fort longtemps par les peuples pêcheurs nordiques.</text:p>
      <text:p text:style-name="Text_20_body"><text:span text:style-name="T1">Localisation</text:span> + Le prospecteur devra réussir un test en Survie: + <text:span text:style-name="T1">Hivers</text:span> :DD 22 + <text:span text:style-name="T1">Printemps</text:span> :DD 22 + <text:span text:style-name="T1">Eté</text:span> :DD 16 + <text:span text:style-name="T1">Automne</text:span> :DD 22 + En cas de réussite, il trouvera 1d6 doses par heure de prospection. + <text:span text:style-name="T1">Valeur</text:span> : 1 pièces d’or la dose. + <text:span text:style-name="T1">Facteur d’addiction</text:span> : moyen (3)</text:p>
      <text:p text:style-name="Text_20_body"><text:span text:style-name="T1">Utilisation</text:span> + L’elheanung est utilisé principalement pour ses hautes qualités antitoxiques. + <text:span text:style-name="T2">Antidote</text:span> (herboristerie/Survie DD 28, 1 dose) : Il faut 12 feuilles (doses) d’elheanung pour créer ce puissant antidote contre les poisons de réduction. La préapration doit être bouillie pendant une durée de 20 minutes minimum. L’antidote permet de guérir tout poison de réduction d’un DD inférieur à 16 et permet de résister aux poisons musculaires supérieurs avec un bonus au JS de +6. + Valeur : 99 pièce d’or la dose.</text:p>
      <text:p text:style-name="Text_20_body">== Empeurine</text:p>
      <text:p text:style-name="Text_20_body"><text:span text:style-name="T1">Description</text:span> + L’Empeurine est une plantes cultivée comme plante condimentaire et médicinale pour ses pétioles, tiges et graines très aromatiques et stimulantes et pour sa racine utilisée en phytothérapie. + C’est une plante herbacée bisannuelle, très aromatique, mesurant de trois à sept pieds de haut. Les feuilles sont poilues sur la face inférieure, à long pétiole, finement divisées, avec le segment terminal trilobé. + L’inflorescence est une grande ombelle composée de fleurs verdâtres.</text:p>
      <text:p text:style-name="Text_20_body"><text:span text:style-name="T1">Localisation</text:span> On la trouve notamment sur les berges de zones humides et sur les bords de fossés. Le prospecteur devra réussir un test en survie: + <text:span text:style-name="T1">Hivers</text:span> :DD 28 + <text:span text:style-name="T1">Printemps</text:span> :DD 22 + <text:span text:style-name="T1">Eté</text:span> :DD 16 + <text:span text:style-name="T1">Automne</text:span> :DD 22 + En cas de réussite, il trouvera 3d6 doses par heure de prospection. + <text:span text:style-name="T1">Valeur</text:span> : 1 pièce d’argent la dose. + <text:span text:style-name="T1">Facteur d’addiction</text:span> : important (4)</text:p>
      <text:p text:style-name="Text_20_body"><text:span text:style-name="T1">Utilisation</text:span> + <text:span text:style-name="T2">Patisserie &amp; confiserie</text:span> (Cuisine/Survie DD 16, 5 doses) : Pétioles et tiges sont utilisées en pâtisserie et confiserie sous forme de fruits confits, l’Empeurine . C’est une spécialité de la ville de Thaouet. + Valeur : 2 pièce d’argent la dose. + <text:span text:style-name="T2">Condiment</text:span> (Cuisine/Survie DD 12, 1 dose): Les feuilles tendres peuvent servir de condiment pour aromatiser salades et potages. + Valeur : 2 pièces d’argent la dose. + <text:span text:style-name="T2">Liqueur</text:span> (Cuisine/Survie DD 28, 10 doses): Graines et tiges servent à la préparation de liqueurs. + Valeur : 3 pièces d’argent la dose. + <text:span text:style-name="T2">Potion</text:span> ( Alchimie DD 28, 6 doses): Sa racine utilisée en potion est un excellent tonique de l’état général, contre la fatigue, l’asthénie. Redonne 2d6 points d’action et enlève un niveau d’épuisement. + Valeur : 10 pièces d’or la dose. + <text:span text:style-name="T2">Huile essentielle</text:span> ( Herboristerie DD 28, 15 doses) qui est bénéfique pour tout le système digestif. L’Empeurine se révèle être un bon stimulant de l’appareil digestif. Indiquée en cas de douleurs et spasmes intestinaux et mauvaises digestions. L’Empeurine évite la formation de gaz intestinaux qui peuvent provoquer des problèmes de ballonnements et d’aérophagie. + Outre ses vertus carminatives, l’huile essentielle a également des propriétés sédatives, particulièrement indiquée en cas d’anxiété, de fatigue nerveuse, d’insomnie et de troubles du sommeil. + Enfin, l’huile essentielle est également citée pour ses propriétés anticoagulantes. + Valeur : 5 pièces d’or la dose. + <text:span text:style-name="T2">Contre-indication et effets indésirables</text:span> : La plante peut avoir une action abortive et elle est donc contre indiquée durant la grossesse. La présence de substances pigmentantes et photosensibilisante, peut favoriser des réactions lors de bains de soleil ou d’exposition intensive aux rayons. + <text:span text:style-name="T2">L’herbe aux anges</text:span> : L’Empeurine, dite encore « herbe aux anges », doit son nom à ses vertus magiques et à l’odeur aromatique suave et musquée qu’elle répand. Cette ombellifère géante passe en effet pour conjurer les envoûtements et les sorciers ne résisteraient pas à sa bonne odeur. Accrochée au cou des enfants, elle les protégerait en particulier des maléfices de toute nature. Mais elle peut également servir d’amulette aux adultes.</text:p>
      <text:p text:style-name="Text_20_body">== Fortliane</text:p>
      <text:p text:style-name="Text_20_body"><text:span text:style-name="T1">Description</text:span> La Fortliane est une liane hallucinogène utilisées dans la tradition chamanique. Les graines sont consommables pour différents effets. Il existe plusieurs manières d’ingérer les graines de Fortliane. La plus simple serait de mâcher les graines pendant une demi-heure et les ingérer. Cette méthode requiert d’être à jeun depuis au moins douze heures, car les graines sont recouvertes d’une fine pellicule blanche qui provoque douleurs au ventre, vomissements, et potentiellement un mauvais voyage. Bien qu’il soit possible de gratter la pellicule pour limiter cela, il est impossible d’être sûr de l’avoir entièrement enlevée. Une autre technique de consommation est de broyer les graines en une poudre très fine, de laisser cette poudre infuser (plus de 10h) dans un verre d’eau, puis de filtrer et de boire le liquide. Cette technique pourrait limiter les effets vomitifs en évitant l’ingestion de la couche supérieure. Elle compte parmi les remèdes traditionnels où elle est utilisée comme aphrodisiaque, tonique nerveux, dans le traitement du diabète et de l’arthrite. Les feuilles et les racines de Fortliane ne sont pas psychoactives mais sont traditionnellement utilisées pour leurs propriétés antiseptiques et anti-inflammatoires. Graines de Fortliane contiennent des alcaloïdespsychotropes : ses effets principaux sont les suivants : bien être, euphorie, changement de perceptions importantes, et en cas d’une ingestion massive, apparition de paternes de couleurs, hallucinations visuelles-sonores, expérience extra-corporelle, mystiques. Comme tout produit psychotrope la Fortliane peut être à l’origine de mauvaises expériences. Il est formellement déconseillé d’en consommer si l’on se trouve dans un état psychique difficile.</text:p>
      <text:p text:style-name="Text_20_body"><text:span text:style-name="T1">Localisation</text:span> + La Fortliane se trouve en forêt ou contre des parois rocheuses orientées au sud car elle apprécie la lumière du soleil. + Le prospecteur devra réussir un test en survie: <text:span text:style-name="T1">Hivers</text:span> :DD 28 + <text:span text:style-name="T1">Printemps</text:span> :DD 22 + <text:span text:style-name="T1">Eté</text:span> :DD 22 + <text:span text:style-name="T1">Automne</text:span> :DD 28 + En cas de réussite, il trouvera 2d6 doses par heure de prospection. + <text:span text:style-name="T1">Valeur</text:span> : 1 pièce d’or la dose. + <text:span text:style-name="T1">Facteur d’addiction</text:span> : très important (5)</text:p>
      <text:p text:style-name="Text_20_body"><text:span text:style-name="T1">Utilisation</text:span> + <text:span text:style-name="T2">Infusion</text:span> ( Herboristerie DD 16) infusion, restitue 1d6 points de Magie et de Foi. Usage de 3 doses de récoltes pour une dose d’infusion. + Valeur : 3 pièces d’or la dose. + <text:span text:style-name="T2">Effet psychotrope</text:span> ( Herboristerie DD 22) pâte à mâcher. Permet d’obtenir les effets de sort de courage et de voyage astral cumulés. + Valeur : 8 pièces d’or la dose.</text:p>
      <text:p text:style-name="Text_20_body">== Fougerade</text:p>
      <text:p text:style-name="Text_20_body"><text:span text:style-name="T1">Description</text:span> La Fougérade est une fougère peu commune, mais envahissante dans les lieux qu’elle colonise. On la retrouve jusqu’à six mille pieds d’altitude. Cette plante toxique a longtemps été utilisée à des fins alimentaires et médicinales. + La Fougérade offre une bonne couverture au sol, ce qui permet la diminution de l’érosion des sols et d’offrir un abri à la faune, mais empêchent de nombreuses autres espèces végétales de se développer Les petits cervidés, les renards, de nombreux rongeurs et certaines espèces d’oiseaux utilisent la Fougérade pour se dissimuler et pour nicher. Elle se mélange aux fougères communes ce qui la rend très difficile à trouver.</text:p>
      <text:p text:style-name="Text_20_body"><text:span text:style-name="T1">Localisation</text:span> + La Fougérade se développe en pleine lumière ou semi-ombragées, souvent sur des sols pierreux ou sableux et acides et assez profonds. Elle est indifférente à l’humidité du sol. Elle se développe depuis le niveau de la mer jusqu’à six mille pieds d’altitude, des étages collinéens à montagnards. + Le prospecteur devra réussir un test en Survie: + <text:span text:style-name="T1">Hivers</text:span> :DD 35 + <text:span text:style-name="T1">Printemps</text:span> :DD 28 + <text:span text:style-name="T1">Eté</text:span> :DD 35 + <text:span text:style-name="T1">Automne</text:span> :DD 28 + En cas de réussite, il trouvera 5d6 doses par heure de prospection. + <text:span text:style-name="T1">Valeur</text:span> : 5 pièces d’or la dose. + <text:span text:style-name="T1">Facteur d’addiction</text:span> : inexistant (0)</text:p>
      <text:p text:style-name="Text_20_body"><text:span text:style-name="T1">Utilisation</text:span> <text:span text:style-name="T2">Paillage antifongique</text:span> (Survie DD 16 2d6 doses) : La Fougérade peut être utilisée en jardinage. On la récolte de préférence sèche ou jaunissante, à l’automne. À cette époque de l’année, sa vocation première est de servir de protection contre le gel à toutes les plantes sensibles: mâches, chicorée sauvage, scarole, artichaut…​ Quand vient le printemps, la fougèrade se transforme en matériau idéal pour la couverture du sol. C’est dans les fraisiers qu’elle donne le meilleur d’elle-même grâce à son action antifongique contre la pourriture grise. Mais on peut également l’utiliser pour pailler toutes sortes de cultures dès lors que le sol s’est réchauffé, en guise d’assurances anti-sécheresse et anti- mauvaises herbes. En paillage frais ou sec, elle attire mais empoisonne les limaces. + Valeur : 7 pièces d’or la dose pour un usage saisonnier dans un potager individuel. + <text:span text:style-name="T2">Purin de fougèrade insecticide</text:span> (Herboristerie/Survie DD 16, 2d6 doses): Le purin de Fougérade est également un insecticide puissant qui permet de détruire le puceron. Il serait également efficace contre le taupin et la cicadelle. + Valeur : 8 pièces d’or la dose pour un usage saisonnier dans un potager individuel. + <text:span text:style-name="T2">Pain de Fougérade</text:span> (Cuisine/Survie DD 22, 5 doses) formait parfois la base de l’alimentation en cas de disette. On peut consommer ce mélange de rhizome moulu et de farine en bouillies. + Valeur : 2 pièces d’or la dose + <text:span text:style-name="T2">Bière</text:span> ( Alchimie/Cuisine/Herboristerie DD 28, 20 doses)Il est possible de mettre à fermenter ces rhizomes avec les 2/3 de leur poids en malt pour en faire une sorte de bière. + Valeur : 1 pièces d’or la dose + <text:span text:style-name="T2">Gâteaux cuits</text:span> (Cuisine/Survie DD 16, 5 doses) on en extrait la fécule par un long procédé qui servait à confectionner des gâteaux cuits à la vapeur . Les Urh’rs font cuire ce rhizome pendant des heures dans leur four souterrain (Cuisine/Survie DD 16). Ils en mange la partie comestible et recrachent les fibres. Chaque dose quelque soit son conditionnement permet de fournir l’équivalent d’une ration journalière d’alimentation. + Valeur : 9 pièces d’or la dose + <text:span text:style-name="T2">Les jeunes pousses</text:span> (Survie DD 16, 1d6 doses) : on peut donc s’en servir pour épaissir des préparations telles les soupes. Elles sont fréquemment utilisées comme légumes ou conservées au sel, à la lie de vin de seigle. Après avoir macéré vingt-quatre heures, les crosses peuvent être utilisées ou cuite à la vapeur ou même consommées crues. Elles sont alors croquantes.Elles font l’objet d’une cueillette printanière. + Valeur : 2 pièces d’or la dose + <text:span text:style-name="T2">Sirop</text:span> ( Herboristerie DD 28, 3d6 doses) :il est possible de consommer le rhizome cru de cette fougère pour lutter contre la bronchite. + Valeur : 7 pièce d’or la dose. + <text:span text:style-name="T2">Poudre</text:span> ( Herboristerie DD 28, 5d6 doses) de ce même rhizome a longtemps été considéré comme souverain contre les parasites intestinaux. + Valeur : 10 pièce d’or la dose.</text:p>
      <text:p text:style-name="Text_20_body">== Frambole</text:p>
      <text:p text:style-name="Text_20_body"><text:span text:style-name="T1">Description</text:span> + C’est un arbrisseau à tiges dressées, cylindriques pouvant atteindre quatre à sept pieds de haut. Ses tiges sont bisannuelles et meurent la deuxième année après fructification. La souche vivace, émet de nouvelles tiges chaque année. Les tiges sont armées d’aiguillons peu piquants. + Les fleurs blanches sont réunies par groupes d’une dizaine. + Les fruits, composés, sont formés d’un ensemble de petites boules rouges. Non adhérentes au cône du réceptacle, elles s’en détachent facilement à maturité.</text:p>
      <text:p text:style-name="Text_20_body"><text:span text:style-name="T1">Localisation</text:span> + Son habitat naturel se situe surtout dans les sous-bois montagneux, généralement en dessous de quatre mille cinq cent pieds, mais on la trouve aussi en plaine. Dans son milieu naturel, on observe que la frambole est souvent associé à d’autres plantes telles que le hêtre, le sorbier ou le sureau. Le prospecteur devra réussir un test en Survie: <text:span text:style-name="T1">Hivers</text:span> :DD 22 + <text:span text:style-name="T1">Printemps</text:span> :DD 16 + <text:span text:style-name="T1">Eté</text:span> :DD 12 + <text:span text:style-name="T1">Automne</text:span> :DD 16 + En cas de réussite, il trouvera 2d6 doses par heure de prospection. + <text:span text:style-name="T1">Valeur</text:span> : 1 pièce d’argent la dose. + <text:span text:style-name="T1">Facteur d’addiction</text:span> : inexistant (0)</text:p>
      <text:p text:style-name="Text_20_body"><text:span text:style-name="T1">Utilisation</text:span> + <text:span text:style-name="T2">Fruits frais</text:span> (Cuisine/Surviet DD 16) : Les fruits frais, les framboles, se consomment nature au miel, en salade de fruit, ou donnent lieu à des transformations en confiture, gelée, sirops, coulis …​ + Valeur : 2 pièces d’or la dose + <text:span text:style-name="T2">Onguent</text:span> (Alchimie DD 28 ): la frambole peut être préparée en onguent. Il est possible de créer une dose d’onguent de frambole par quatre doses de frambole sous réserve de réussir un test d’Alchimie DD 28 (les tests s’effectuent par dose et la préparation prend une heure par dose). L’onguent soigne les brûlures et les irritations. Il redonne 2d6 points d’action. + Valeur : 8 pièces d’or la dose.</text:p>
      <text:p text:style-name="Text_20_body">== Herbefolle</text:p>
      <text:p text:style-name="Text_20_body"><text:span text:style-name="T1">Description</text:span> + L’Herbefolle est considérée depuis des temps reculés comme une plante magique associée à la magie noire.La pomme épineuse en onguent, en philtre ou en fumée provoque la déconnexion du réel, hallucinations et sommeil. Ses effets délétères l’ont fait surnommer l’herbe aux fous. + C’est une plante annuelle de un à sept pieds de haut, à odeur fétide, et à racine pivotante. + Les feuilles sont relativement grandes, jusqu’à huit pouces, ovales, fortement sinuées, portant des dents aiguës et à base asymétrique. + Les fleurs, solitaires, généralement blanches ou jaunâtres, de trois à six pouces de long à corolle soudée. Une variété porte des fleurs violacées. + Le fruit de forme ovoïde de la taille d’une noix, qui mûrit de l’été à l’automne, est dressé, couvert d’épines longues et robustes. + Les graines réniformes sont noires.</text:p>
      <text:p text:style-name="Text_20_body"><text:span text:style-name="T1">Localisation</text:span> + Elle pousse dans les terres incultes : les champs, les friches, les décombres, les sables des cours d’eau, et aime les terres fraîchement retournées où elle est considérée comme une mauvaise herbe très envahissante. + Le prospecteur devra réussir un test en survie: + <text:span text:style-name="T1">Hivers</text:span> :DD 22 + <text:span text:style-name="T1">Printemps</text:span> :DD 12 + <text:span text:style-name="T1">Eté</text:span> :DD 16 + <text:span text:style-name="T1">Automne</text:span> :DD 16 + En cas de réussite, il trouvera 3d6 doses par heure de prospection. + <text:span text:style-name="T1">Valeur</text:span> : 1 pièce d’argent la dose. + <text:span text:style-name="T1">Facteur d’addiction</text:span> : important (4)</text:p>
      <text:p text:style-name="Text_20_body"><text:span text:style-name="T1">Utilisation</text:span> + <text:span text:style-name="T2">Jardinage</text:span> (Survie DD 16, 2d6 doses) : Il est utile dans la lutte contre les parasite pour le maraichage. + Valeur : 2 pièces d’or la dose. + <text:span text:style-name="T2">Rituels religieux</text:span> ( Herboristerie DD 28, 1d6 doses) : Il est utilisé par certains peuples à des fins médicinales ou lors de rituels initiatiques. Il est notamment présent dans la composition du wysoccan, une préparation intervenant dans les rituels de passage à l’âge adulte des jeunes garçons chez les Uh’rs. + Valeur : 5 pièces d’or la dose. + <text:span text:style-name="T2">Faiseur de zombi</text:span> (Alchimie DD 30, 30 doses)L’Herbefolle entre dans les préparations utilisées par les faiseurs de zombis dans les royaumes Selmonites. Un zombi est une personne qui a été tuée puis réanimée par un sorcier. Dans un premier temps, la victime absorbe à son insu un "poison à zombi" comportant des extraits séchés de crapaud de mer, du cartilage de poisson globe fou-fou et d’herbefolle. Sous l’effet des toxines, la victime perd connaissance. Son entourage la croyant morte procède à une inhumation. Dans les heures qui suivent l’enterrement, le sorcier réanime la personne zombifiée en lui donnant un "antidote" (Alchimie DD 35, 2d6 doses). + Valeur : 20 pièces d’or la dose. + <text:span text:style-name="T2">antispasmodiques et sédatifs</text:span> ( Herboristerie DD 22, 1d6 doses) : Il a été utilisé comme plante médicinale pour ses effets antispasmodiques et sédatifs du système nerveux central, préconisée contre l’asthme et les névralgies. + Valeur : 5 pièces d’or la dose. + <text:span text:style-name="T2">Traitement des maladies respiratoires</text:span> ( Herboristerie DD 28) : L’Herbefolle est traditionnellement utilisé pour traiter l’asthme, la toux, la tuberculose et la bronchite , 1d6 doses, 1d6 points d’action et de magie récupérés. + Valeur : 12 pièces d’or la dose. + <text:span text:style-name="T2">Herbe à fumer</text:span> ( Herboristerie DD 28) : Les feuilles, les fleurs séchées sont fumées dans des pipes. La plante entre aussi dans diverses préparations sédatives pour calmer les patients atteints de troubles mentaux ,(2d6 doses, 3D6 points de Magie soignés). + Valeur : 15 pièce d’or la dose. + <text:span text:style-name="T2">Cataplasme</text:span> ( Herboristerie DD 22, 2d6 doses) : Les cataplasmes de feuilles broyées sont prescrits pour les oedèmes inflammatoires ou les rhumatismes. + Valeur : 5 pièces d’or la dose. + <text:span text:style-name="T2">Huile</text:span> ( Herboristerie DD 35, 8d6 doses) : L’huile confectionnée avec les graines sert à masser les parties douloureuses pour 1d6+3 points d’action par dose. + Valeur : 4 pièce d’or la dose + <text:span text:style-name="T2">Jus de feuille</text:span> (Alchimie DD 22, 4d6 doses) : Une préparation faite de jus de feuilles d’Herbefolle est appliquée sur l’eczéma. + Valeur : 3 pièce d’or la dose.</text:p>
      <text:p text:style-name="Text_20_body"><text:span text:style-name="T2">Symptômes observés</text:span> : Les premiers symptômes apparaissent très rapidement : sécheresse de la bouche, diminution des sécrétions, troubles visuels, dilatation des pupilles, élévation du rythme cardiaque, faiblesse musculaire pouvant aller jusqu’à une incapacité à se tenir debout. Les troubles du comportement, caractérisés par une désorientation spatio-temporelle, apparaissent ensuite. L’individu est congestionné, sa face et son cou sont rouges, il a une parole incohérente ou peut être trouvé dans un coma profond. Il arrive que l’individu décède avant une prise en charge médicale. L’individu a des hallucinations visuelles, auditives, il ne reconnaît plus ses proches et semble vouloir attraper des objets imaginaires. Les hallucinations sont décrites par les usagers comme cauchemardesques souvent accompagnées de crises d’angoisse et de la perte des repères spatio-temporels. Le retour à la normale demande plusieurs jours. Il s’accompagne en général d’une amnésie totale ou partielle de l’épisode. L’état produit par la plante s’apparente à un état de somnambulisme, de rêve éveillé voire de folie, ce qui n’est pas du tout la cas des drogues psychédéliques. Ceci couplé aux difficultés extrêmes de dosage rend l’expérience délirogène hautement dangereuse.</text:p>
      <text:p text:style-name="Text_20_body">== Menelath</text:p>
      <text:p text:style-name="Text_20_body"><text:span text:style-name="T1">Description</text:span> + Le Menelath est un arbre à épines persistantes que l’on trouve dans les terres éternellement gelées au milieu de forêts de conifères. D’un vert sombre et profond, son fruit, comparable à une petite pomme de pin possède des propriétés antipoison découvertes par les peuples nordiques.</text:p>
      <text:p text:style-name="Text_20_body"><text:span text:style-name="T1">Localisation</text:span> + Le prospecteur devra réussir un test en Survie dans une zone forestière subissant le permafrost: + <text:span text:style-name="T1">Hivers</text:span> :DD 28 + <text:span text:style-name="T1">Printemps</text:span> :DD 28 + <text:span text:style-name="T1">Eté</text:span> :DD 22 + <text:span text:style-name="T1">Automne</text:span> :DD 28 + En cas de réussite, il trouvera 2d6 doses par heure de prospection. + <text:span text:style-name="T1">Valeur</text:span> : 1 pièces d’or la dose. + <text:span text:style-name="T1">Facteur d’addiction</text:span> : moyen (3)</text:p>
      <text:p text:style-name="Text_20_body"><text:span text:style-name="T1">Utilisation</text:span> + Le menelath est utilisé principalement pour ses hautes qualités antitoxiques. + <text:span text:style-name="T2">Antidote</text:span> (herboristerie/Survie DD 28, 1 dose) : Il faut 6 fruits (doses) de menelath pour créer ce puissant antidote contre les poisons circulatoirs. La préapration doit être bouillie pendant une durée de 20 minutes minimum. L’antidote permet de guérir tout poison circulatoir d’un DD inférieur à 16 et permet de résister aux poisons circulatoirs supérieurs avec un bonus au JS de +6. + Valeur : 65 pièce d’or la dose.</text:p>
      <text:p text:style-name="Text_20_body">== Menthagile</text:p>
      <text:p text:style-name="Text_20_body"><text:span text:style-name="T1">Description</text:span> + Les menthes forment un genre de plantes herbacées vivaces, comprenant de nombreuses espèces, dont beaucoup sont cultivées comme plantes aromatiques et condimentaires, ornementales ou médicinales. La Menthagile est l’une d’entre elle, très appréciée pour de nombreuses vertus.</text:p>
      <text:p text:style-name="Text_20_body"><text:span text:style-name="T1">Localisation</text:span> + La Menthagile peut être assez courante sous réserve de découvrir des lieux où elle se développe car elle est peu expansive. On la trouve aussi bien en plaine qu’en montagne et sur de larges latitudes. Le prospecteur devra réussir un test en Survie: + <text:span text:style-name="T1">Hivers</text:span> :DD 28 + <text:span text:style-name="T1">Printemps</text:span> :DD 16 + <text:span text:style-name="T1">Eté</text:span> :DD 22 + <text:span text:style-name="T1">Automne</text:span> :DD 16 + En cas de réussite, il trouvera 2d6 doses par heure de prospection. + <text:span text:style-name="T1">Valeur</text:span> : 2 pièce d’argent la dose. + <text:span text:style-name="T1">Facteur d’addiction</text:span> : moyen (3)</text:p>
      <text:p text:style-name="Text_20_body"><text:span text:style-name="T1">Utilisation</text:span> + La menthagile est l’une des plantes médicinales les plus célèbres. Elle aurait des vertus digestives, spasmolytiques, carminatives, antiseptiques, toniques et stimulantes. Elle participerait à l’équilibre digestif et améliorerait le tonus général. La Menthagile est la plus utilisée en phytothérapie, pour ses propriétés, connues de la tradition et étudiées scientifiquement. La Menthagile est employée très couramment comme herbe aromatique, principalement dans les cuisines alcantes et shahiates, par exemple dans le thé à la menthagile ou le taboulé ptolème, et minghours avec les rouleaux fris et les salades. + L’odeur est caractéristique de la saveur camphrée. + <text:span text:style-name="T2">Essence de Menthagile</text:span> ( Herboristerie DD 22, 2d6 doses) est moins soutenue car elle est plus pauvre. + Valeur : 3 pièce d’or la dose. + <text:span text:style-name="T2">Huile essentielle</text:span> ( Herboristerie DD 28, 3d6 doses) est très utilisée en aromathérapie , en phytothérapie et dans la médecine minghour. Elle ne doit pas être mise en contact avec les muqueuses tant qu’elle n’est pas diluée. + Valeur : 7 pièces d’or la dose. + <text:span text:style-name="T2">Alcool</text:span> (Artisanat DD 22, 2d6 doses), liqueur de menthe et sirop de Menthagile sont des boissons courantes, généralement colorées en vert ou bien incolores. + Valeur** : 8 pièces d’or la dose.</text:p>
      <text:p text:style-name="Text_20_body">L’un des effets les plus recherchés de la Menthagile est sa capacité à développer l’agilité et la souplesse de la personne qui l’ingurgite. Si la plante est préparée sous l’une de ses formes habituelles, le bénéficiaire obtient un bonus de +2 à tout ses jets d’acrobatie, discrétion, escamotage et aux JS de Dextérité pendant 1D6 x 10 minutes.</text:p>
      <text:p text:style-name="Text_20_body">== Mokth</text:p>
      <text:p text:style-name="Text_20_body"><text:span text:style-name="T1">Description</text:span> + Le mokth est un arbuste que l’on trouve dans les zones tempérées de moyenne montagne. D’un feuillage vert intense, l’arbuste devient orange/rouge à l’autmomne. Son fruit, la baie de mokth, comparable à une grosse mûre violette possède des propriétés antipoison.</text:p>
      <text:p text:style-name="Text_20_body"><text:span text:style-name="T1">Localisation</text:span> + Le prospecteur devra réussir un test en Survie dans une zone montagneuse tempérée: + <text:span text:style-name="T1">Hivers</text:span> :DD 22 + <text:span text:style-name="T1">Printemps</text:span> :DD 16 + <text:span text:style-name="T1">Eté</text:span> :DD 12 + <text:span text:style-name="T1">Automne</text:span> :DD 22 + En cas de réussite, il trouvera 2d6 doses par heure de prospection. + <text:span text:style-name="T1">Valeur</text:span> : 1 pièces d’or la dose. + <text:span text:style-name="T1">Facteur d’addiction</text:span> : important (4)</text:p>
      <text:p text:style-name="Text_20_body"><text:span text:style-name="T1">Utilisation</text:span> + La baie de mokth est utilisée principalement pour ses hautes qualités antitoxiques. + <text:span text:style-name="T2">Antidote</text:span> (herboristerie/Survie DD 16, 1 dose) : Il faut 18 fruits (doses) de mokth pour créer ce puissant antidote contre les poisons respiratoire. L’antidote s’ingère. Il permet de guérir tout poison respiratoire d’un DD inférieur à 16 et permet de résister aux poisons circulatoirs supérieurs avec un bonus au JS de +4. + Valeur : 30 pièce d’or la dose.</text:p>
      <text:p text:style-name="Text_20_body">== Murcine</text:p>
      <text:p text:style-name="Text_20_body"><text:span text:style-name="T1">Description</text:span> + La Mûrcine est une baie qui se récolte dans les dernières lunes de l’été. Ce fruit se présente comme une mûre de la taille d’un marron. Elle est protégée des prédateurs par une coque. Le fruit est noir et très sucré. Cette baie se cueille sur une plante qui prend la forme d’un arbuste.</text:p>
      <text:p text:style-name="Text_20_body"><text:span text:style-name="T1">Localisation</text:span> + Il est possible de trouver cette plante le long de certains chemins mais peu de gens en connaissent les vertus. Elle se trouve aussi en bas de certaines falaises ensoleillées. On en trouve du nord au sud car cette plante s’acclimate aussi bien aux régions montagneuses du Sud qu’au climat plus froid des forêts nordiques. Elle est assez commune et le prospecteur devra réussir un test en Survie: + <text:span text:style-name="T1">Hivers</text:span> :DD 35 + <text:span text:style-name="T1">Printemps</text:span> :DD 28 + <text:span text:style-name="T1">Eté</text:span> :DD 22 + <text:span text:style-name="T1">Automne</text:span> :DD 28 + En cas de réussite, il trouvera 3d6 doses par heure de prospection. + <text:span text:style-name="T1">Valeur</text:span> : 1 pièce d’argent la dose. + <text:span text:style-name="T1">Facteur d’addiction</text:span> : très faible (1)</text:p>
      <text:p text:style-name="Text_20_body"><text:span text:style-name="T1">Utilisation</text:span> + Il y a plusieurs utilisations pour ces baies. Il s’agit de la seule partie de la plante qui est utilisable. + <text:span text:style-name="T2">Confiture</text:span> (Cuisine DD 8, 1d6 doses): 2D6 doses. très sucré, la confiture de Mûrcine permet de récupérer 2D6 points de Foi (ce qui explique la bedaine de nombreux religieux). + Valeur : 5 pièces d’or la dose. + <text:span text:style-name="T2">Potion</text:span> ( Alchimie DD 22, 2d6 doses): 1 dose. soigne 1D6 points d’action. Soulage instantanément la constipation. + Valeur : 8 pièces d’or la dose.</text:p>
      <text:p text:style-name="Text_20_body">== Ognotte</text:p>
      <text:p text:style-name="Text_20_body"><text:span text:style-name="T1">Description</text:span> + L’ognotte est une espèce herbacée, vivace par son bulbe unique, cultivée comme une annuelle ou bisannuelle (floraison la deuxième année). C’est une plante haute de deux à quatre pieds, dont les feuilles de couleur verte sont cylindriques, creuses. La tige florale dressée est également creuse. Elle présente un renflement vers sa base. Le bulbe est relativement gros, de forme sphérique, parfois plus ou moins aplati. Les fleurs petites, de couleur blanche ou verte, sont regroupées en une ombelle sphérique, en position terminale sur la tige. Cette plante possède un bulbe qui lui permet de se reproduire.</text:p>
      <text:p text:style-name="Text_20_body"><text:span text:style-name="T1">Localisation</text:span> + Le prospecteur devra réussir un test en Survie: + <text:span text:style-name="T1">Hivers</text:span> :DD 16 + <text:span text:style-name="T1">Printemps</text:span> :DD 22 + <text:span text:style-name="T1">Eté</text:span> :DD 28 + <text:span text:style-name="T1">Automne</text:span> :DD 12 + En cas de réussite, il trouvera 2d6 doses par heure de prospection. + <text:span text:style-name="T1">Valeur</text:span> : 3 pièces d’or la dose. + <text:span text:style-name="T1">Facteur d’addiction</text:span> : inexistant (0)</text:p>
      <text:p text:style-name="Text_20_body"><text:span text:style-name="T1">Utilisation</text:span> + <text:span text:style-name="T2">Larmoiement</text:span> : Couper des ognottes (ou bulbes ou feuilles de plantes proches de la même famille) provoque un larmoiement important, très irritantes pour les yeux. La réaction produisant l’agent lacrymogène étant optimale à température ambiante, on peut refroidir ou réchauffer l’oignon pour diminuer, voire éviter, le larmoiement. + <text:span text:style-name="T2">Grenade désorientante</text:span> (Alchimie DD 22, 3d6 doses) : Cette propriété est utilisée par certains groupes d’assassin pour créer des engins désorientant qui permet de créer un grenade qui en explosant dans un rayon de 2m, aveugle et étourdi l’adversaire pendant 1D6 rounds à moins de réussir un JS de Constitution DD 16. + Valeur : 8 pièces d’or la dose. + <text:span text:style-name="T2">Cuisine</text:span> (Cuisine/Survie DD 8, 1d6 doses): ognottes cuisinés à l’huile dans une poêle. Plus l’ognotte est haché finement, plus il cuit rapidement, mais il change alors de saveur et de valeur nutritive. Un ognotte coupé perd une partie de son jus et de son arôme, c’est pourquoi il est recommandé de ne pas le préparer longtemps à l’avance et ne pas le laisser sur une planche à découper en bois. Il aura plus de goût et de valeur nutritive brièvement revenu dans l’huile ou dans un autre corps gras, en le laissant croustillant, sans le faire brunir. Manger de l’ognotte correctement cuisiné permet au consommateur d’obtenir un bonus de +1 aux JS de Constitution pendant 12 heures. + Utilisation médicinale: la suppression de l’hydropisie, qui est une accumulation anormale de sérosité dans le corps, généralement dans l’abdomen. La limitation des infiltrations de liquide séreux dans les organes, ce qui risque de provoquer des œdèmes. L’efficacité démontrée sur le système urinaire et sur la prostate : meilleur transit, limitation des infections. + Valeur : 4 pièces d’or la dose. + <text:span text:style-name="T2">Potion</text:span> ( Herboristerie DD 28, 3d6 doses) permet permet de doubler la vitesse de récupération naturelle. + Valeur : 10 pièces d’or la dose. + <text:span text:style-name="T2">Onguent</text:span> ( Herboristerie DD 16, 2d6 doses), il permet de récupérer 1D6 points d’action. + Valeur : 5 pièces d’or la dose.</text:p>
      <text:p text:style-name="Text_20_body">== Ortiefanne</text:p>
      <text:p text:style-name="Text_20_body"><text:span text:style-name="T1">Description</text:span> + L’Ortiefanne se présente comme un plante assez haute et facilement reconnaissable. Elle ressemble à une grande fougère de couleur brune, ce qui lui donne d’être l’apparence d’être séchée ou fanée. La surface inférieure des feuilles est urticante et les démangeaisons peuvent durer assez longtemps: jusqu’à deux jours. Cet urticaire est assez douloureux, semblable en intensité à la piqure d’une guêpe.</text:p>
      <text:p text:style-name="Text_20_body"><text:span text:style-name="T1">Localisation</text:span> + Cette plante se trouve aux abords des zones boisées de milieux tempérés. Pour en trouver, le prospecteur doit réussir un test de survie: + <text:span text:style-name="T1">Hivers</text:span> :DD 35 + <text:span text:style-name="T1">Printemps</text:span> :DD 16 + <text:span text:style-name="T1">Eté</text:span> :DD 16 + <text:span text:style-name="T1">Automne</text:span> :DD 28 + En cas de réussite, il trouvera 2d6 doses par heure de prospection. + Valeur : 3 pièce d’argent la dose. + <text:span text:style-name="T1">Facteur d’addiction</text:span> : inexistant (0)</text:p>
      <text:p text:style-name="Text_20_body"><text:span text:style-name="T1">Utilisation</text:span> + L’Ortiefanne s’utilise de plusieurs manières à des fins curatives tout dépend de sa préparation. Une récolte permet de créer les produits suivants: + <text:span text:style-name="T2">Tisane</text:span> (Cuisine/Survie DD 8, 2d6 doses): Utile dans le cas de longues affections elle réduit d’un tiers la durée des soins. + Valeur : 6 pièce d’or la dose. + <text:span text:style-name="T2">Onguent</text:span> ( Alchimie DD 16, 1d6 doses): L’onguent d’Ortiefanne peut guérir facilement une blessure grave. Les test de guérison se font à DD 12. + Valeur : 12 pièce d’or la dose. + <text:span text:style-name="T2">Potion</text:span> ( Herboristerie DD 28): Une dose unique. Cette potion très puissante permet de récupérer 3D6 d’action et +4 à un JS de Constitution pour guérir une blessure grave. Une seule dose de cette potion peut-être ingurgitée sur une période de deux jours sous peine de se transformer en substance toxique rejetée par l’organisme et devenir un poison de virulent DD 22 qui entraîne un arrêt cardiaque. + Valeur : 10 pièce d’or la dose.</text:p>
      <text:p text:style-name="Text_20_body">== Palmirose</text:p>
      <text:p text:style-name="Text_20_body"><text:span text:style-name="T1">Description</text:span> + Le Palmirose à huile mesure soixante à soixante quinze pieds de haut, mais dans les palmeraies de culture les Palmirose ne dépassent pas quarante cinq pieds. + Les feuilles, pennées, mesurent de quinze à vingt un pieds de long, à pétiole très robuste et épineux. Elles forment une couronne symétrique en haut du stipe, entourant et protégeant le bourgeon végétatif. + Le fruit est une drupe charnue, de forme ovoïde, sessile. La pulpe, de couleur jaune-orangé, renferme près une grande quantité de lipides qui constituent l’huile de Palmirose. Les noix de palme sont groupées en régimes. Un régime peut porter jusqu’à quinze cents drupes.</text:p>
      <text:p text:style-name="Text_20_body"><text:span text:style-name="T1">Localisation</text:span> + Le prospecteur devra réussir un test en Survie: + <text:span text:style-name="T1">Hivers</text:span> :DD 22 + <text:span text:style-name="T1">Printemps</text:span> :DD 16 + <text:span text:style-name="T1">Eté</text:span> :DD 16 + <text:span text:style-name="T1">Automne</text:span> :DD 16 + En cas de réussite, il trouvera 3d6 doses par heure de prospection. + <text:span text:style-name="T1">Valeur</text:span> : 1 pièce d’argent la dose. + <text:span text:style-name="T1">Facteur d’addiction</text:span> : très faible (1)</text:p>
      <text:p text:style-name="Text_20_body"><text:span text:style-name="T1">Utilisation</text:span> + On tire du Palmirose une huile et une boisson alcoolisée mais aussi un somnifère puissant: + <text:span text:style-name="T2">Huile</text:span> ( Herboristerie DD 28, 3d6 doses) : L’huile de Palmirose est extraite par pression à chaud de la pulpe des fruits, de couleur rouge. Elle est très utilisée pour l’alimentation (friture, fabrication de margarines, matières grasses…​). Elle est aussi très utilisée pour la fabrication de savon, et en cosmétologie. + Valeur : 10 pièces d’or la dose. + <text:span text:style-name="T2">Vin</text:span> (Cuisine/Survie DD 22, 2d6 doses) : Cette boisson alcoolisée n’a de vin que le nom puisqu’elle est issue du Palmirose et non de la vigne. Le vin de Palmirose est obtenu à partir de la fermentation de la sève du Palmirose. Juste après la récolte, il est sucré, mais fermente rapidement et le goût devient plus âpre. Il est consommé en chez les Ashkémithes. + Valeur : 9 pièces d’or la dose. + <text:span text:style-name="T2">Somnifère</text:span> ( Herboristerie DD 35, 3d6 doses) : permet de créer un somnifère alimentaire très rapide qui agit en 1D6 rounds, JS de Constitution DD 22 ou s’endormir pour 2D6 heures. + Valeur : 30 pièces d’or la dose.</text:p>
      <text:p text:style-name="Text_20_body">== Pleuracine</text:p>
      <text:p text:style-name="Text_20_body"><text:span text:style-name="T1">Description</text:span> + Le Pleuracine est un arbuste ou un petit arbre de 9 à vingt et un pieds (jusqu’à quarante cinq pieds dans certaines régions), dont les branches et rameaux sont couverts d’une écorce grise ou brunâtre, marquée de cicatrices foliaires. Ses racines développent des ramifications qui pointent hors du sol. Les feuilles opposées, coriaces sont elliptiques, lisses et luisantes en dessus, blanchâtres en dessous, aiguës aux deux extrémités. Elles possèdent des glandes à sels qui excrètent l’excès de sel. + Le fruit est une capsule comprimée.</text:p>
      <text:p text:style-name="Text_20_body"><text:span text:style-name="T1">Localisation</text:span> + C’est un arbre caractéristique de la mangrove. Sa principale particularité est d’être pourvu de racines aériennes. Il dispose de racines en échasse qui lui permettent d’avancer sur la mer et d’affronter les vagues. Il affectionne par conséquent les zones boueuses ou les eaux peu profondes. + Le prospecteur devra réussir un test en Survie: + <text:span text:style-name="T1">Hivers</text:span> :DD 22 + <text:span text:style-name="T1">Printemps</text:span> :DD 16 + <text:span text:style-name="T1">Eté</text:span> :DD 16 + <text:span text:style-name="T1">Automne</text:span> :DD 22 + En cas de réussite, il trouvera 1d6 doses par heure de prospection. + <text:span text:style-name="T1">Valeur</text:span> : 4 pièce d’argent la dose. + <text:span text:style-name="T1">Facteur d’addiction</text:span> : inexistant (0)</text:p>
      <text:p text:style-name="Text_20_body"><text:span text:style-name="T1">Utilisation</text:span> + Le bois sert à fabriquer des poteaux, du charbon de bois et du bois de chauffage. L’écorce est riche en tanin servant à tanner les peaux. + <text:span text:style-name="T2">Fruit</text:span> ( Herboristerie DD 22, 1d6 doses) : Le fruit est très amère mais permet de se nourrir dans les zones inhospitalières où poussent les Pleuracines. Certains cuisiniers l’ont confits et il est maintenant au menu de nombreuses cours des royaumes de Shahia. + Valeur : 30 pièces d’or la dose. + <text:span text:style-name="T2">Glande à sel</text:span> ( Herboristerie DD 22, 2d6 doses) : Les glandes à sel sont réputées pour ses fonctions culinaires. Le sel est parfumé et possède un goût unique qui l’a rendu très prisé sur les tables Ashkhémites. + Valeur : 3 pièces d’or la dose. + <text:span text:style-name="T2">Noix</text:span> ( Cuisine / Herboristerie DD 22, 1d6 doses) : La noix peut être grillée sur des poêles trouées prévues à cette effet. Une poignée de noix est aussi nourrissante qu’un bon repas. + Valeur : 3 pièces d’or la dose. + <text:span text:style-name="T2">Huile</text:span> ( Alchimie DD 35, 1d6 doses) : L’huile fabriquée par des procédés alchimiques n’est pas utilisable dans l’alimentation. Par contre, elle est réputée pour ses fonctions anti-fongiques et spermicides qui lui permettent d’être utilisée comme lubrifiant sans risque de procréer. Cette huile est largement utilisée dans les harems et certains bordels de luxe. Son coût de fabrication et de vente limite la clientèle. + Valeur : 33 pièces d’or la dose.</text:p>
      <text:p text:style-name="Text_20_body">== Quilum</text:p>
      <text:p text:style-name="Text_20_body"><text:span text:style-name="T1">Description</text:span> + Le quilum est une plante à large feuille que l’on trouve dans les zones tempérées à l’ombre des forêts de conifères. une fois par an, elle donne des petites fleures oranges en forme de lachettes nervurées de jaune. Cette fleure est phosporéscente et illumine la campagne à la tombée de la nuit. Sa racine noueuse possède des propriétés antipoison.</text:p>
      <text:p text:style-name="Text_20_body"><text:span text:style-name="T1">Localisation</text:span> + Le prospecteur devra réussir un test en Survie dans une zone tempérée dans des forêts de conifères: + <text:span text:style-name="T1">Hivers</text:span> :DD 35 + <text:span text:style-name="T1">Printemps</text:span> :DD 28 + <text:span text:style-name="T1">Eté</text:span> :DD 28 + <text:span text:style-name="T1">Automne</text:span> :DD 35 + En cas de réussite, il trouvera 1d6 doses par heure de prospection. + <text:span text:style-name="T1">Valeur</text:span> : 3 pièces d’or la dose. + <text:span text:style-name="T1">Facteur d’addiction</text:span> : très faible (1)</text:p>
      <text:p text:style-name="Text_20_body"><text:span text:style-name="T1">Utilisation</text:span> + La racine de quilum est utilisée principalement pour ses hautes qualités antitoxiques. + <text:span text:style-name="T2">Antidote</text:span> (herboristerie/Survie DD 16, 1 dose) : Il faut 7 racines (doses) de quilum pour créer ce puissant antidote contre les poisons de conversion. La préparation doit bouillir 20 minutes au minimum. L’antidote permet de guérir tout poison de conversion d’un DD inférieur à 16 et permet de résister aux poisons de oonversion supérieurs avec un bonus au JS de +6. + Valeur : 49 pièce d’or la dose.</text:p>
      <text:p text:style-name="Text_20_body">== Shîn</text:p>
      <text:p text:style-name="Text_20_body"><text:span text:style-name="T1">Description</text:span> + Le shîn est une plante à fine feuille semblables à de la ciboulette mais de couleur pourpre que l’on trouve dans les zones côtières tempérées. Sa feuille possède des propriétés antipoison.</text:p>
      <text:p text:style-name="Text_20_body"><text:span text:style-name="T1">Localisation</text:span> + Le prospecteur devra réussir un test en Survie dans une zone côtière tempérée souvent à flanc de falaise: + <text:span text:style-name="T1">Hivers</text:span> :DD 28 + <text:span text:style-name="T1">Printemps</text:span> :DD 28 + <text:span text:style-name="T1">Eté</text:span> :DD 22 + <text:span text:style-name="T1">Automne</text:span> :DD 28 + En cas de réussite, il trouvera 1d6 doses par heure de prospection. + <text:span text:style-name="T1">Valeur</text:span> : 3 pièces d’or la dose. + <text:span text:style-name="T1">Facteur d’addiction</text:span> : moyen (3)</text:p>
      <text:p text:style-name="Text_20_body"><text:span text:style-name="T1">Utilisation</text:span> + La feuille de shîn est utilisée principalement pour ses hautes qualités antitoxiques. + <text:span text:style-name="T2">Antidote</text:span> (herboristerie/Survie DD 16, 1 dose) : Il faut 16 feuilles (doses) de shîn pour créer ce puissant antidote contre les poisons nerveux. La préparation doit être ingérée. L’antidote permet de guérir tout poison nerveux d’un DD inférieur à 16 et permet de résister aux poisons de oonversion supérieurs avec un bonus au JS de +3. + Valeur : 27 pièce d’or la dose.</text:p>
      <text:p text:style-name="Text_20_body">== Ul’thazah</text:p>
      <text:p text:style-name="Text_20_body"><text:span text:style-name="T1">Description</text:span> + Le ul’thazah est une plante de la famille des lièrres de couleur noire que l’on trouve dans les zones volcaniques semi-arides. Sa feuille possède de très puissantes propriétés antipoison.</text:p>
      <text:p text:style-name="Text_20_body"><text:span text:style-name="T1">Localisation</text:span> + Le prospecteur devra réussir un test en Survie dans une zone volcaniques semi-arides: + <text:span text:style-name="T1">Hivers</text:span> :DD 35 + <text:span text:style-name="T1">Printemps</text:span> :DD 35 + <text:span text:style-name="T1">Eté</text:span> :DD 35 + <text:span text:style-name="T1">Automne</text:span> :DD 35 + En cas de réussite, il trouvera 1d6 doses par heure de prospection. + <text:span text:style-name="T1">Valeur</text:span> : 30 pièces d’or la dose. + <text:span text:style-name="T1">Facteur d’addiction</text:span> : très important (5)</text:p>
      <text:p text:style-name="Text_20_body"><text:span text:style-name="T1">Utilisation</text:span> + La feuille de shîn est utilisée principalement pour ses hautes qualités antitoxiques. + <text:span text:style-name="T2">Antidote</text:span> (herboristerie/Survie DD 16, 1 dose) : Il faut 9 feuilles (doses) de ul’thazah pour créer ce puissant antidote contre toutes formes de poisons. La préparation doit être ingérée. L’antidote permet de guérir toute forme de poison d’un DD inférieur à 22 et permet de résister aux autres poisons supérieurs avec un bonus au JS de +9. + Valeur : 430 pièce d’or la dose. + — title: "Les pièges" — </text:p>
      <text:p text:style-name="Text_20_body">= Les pièges</text:p>
      <text:p text:style-name="Text_20_body">== Déclencher un piège</text:p>
      <text:p text:style-name="Text_20_body">La plupart des pièges se déclenchent quand une créature se rend dans un endroit ou touche à quelque chose que le créateur du piège veut protéger. Parmi les déclencheurs les plus courants, on trouve les plaques de pression et les sections de faux-plancher sur lesquels il ne faut pas marcher, les fils tendus en travers d’un chemin dans lesquels il ne faut pas se prendre les pieds, les poignées de porte à ne pas tourner, les serrures exigeant la bonne clef…​ Les pièges magiques se déclenchent souvent quand une créature entre dans un lieu ou touche quelque chose. Certains, comme le <text:a xlink:type="simple" xlink:href="/grimoire/glyphe-de-protection/" office:name=""><text:span text:style-name="Definition"><text:span text:style-name="T2">glyphe de protection</text:span></text:span></text:a>, sont dotés de conditions de déclenchement plus complexes, comprenant un mot de commande les empêchant de se déclencher.</text:p>
      <text:p text:style-name="Text_20_body">== Repérer et neutraliser un piège</text:p>
      <text:p text:style-name="Text_20_body">En général, un piège possède un élément visible après un examen détaillé des lieux. Un personnage peut repérer une pierre descellée qui cache une plaque de pression, remarquer la lumière qui se reflète sur un fil tendu en travers du chemin, déceler de petits trous dans le mur d’où sortiront des jets de flammes ou détecter n’importe quel élément trahissant la présence d’un piège.</text:p>
      <text:p text:style-name="Text_20_body">La description du piège précise quels tests, accompagnés de quels DD, permettent de détecter un piège, de le désamorcer ou les deux. Un personnage qui cherche activement un piège a droit à un test de Sagesse (Perception) contre le DD du piège. Vous pouvez également comparer le DD à atteindre pour repérer le piège avec la valeur de Sagesse (Perception) passive de chaque personnage, afin de savoir si l’un d’eux le remarque au passage. Si les aventuriers repèrent le piège avant de le déclencher, ils ont une chance de le désamorcer, soit définitivement, soit juste le temps de passer. Pour cela, vous pouvez demander à un personnage de faire un test d’Intelligence (Investigation) pour comprendre comment désactiver le piège, suivi d’un test de Dextérité effectué à l’aide d’outils de voleur pour accomplir l’acte de sabotage.</text:p>
      <text:p text:style-name="Text_20_body">N’importe quel personnage peut tenter un test d’Intelligence (Arcanes) pour détecter ou désamorcer un piège magique, en plus des autres tests indiqués dans la description du piège. Les DD sont les mêmes, quel que soit le type de test. De plus, la <text:a xlink:type="simple" xlink:href="/grimoire/dissipation-de-la-magie/" office:name=""><text:span text:style-name="Definition"><text:span text:style-name="T2">dissipation de la magie</text:span></text:span></text:a> a une chance de désactiver la plupart des pièges magiques. Le DD du <text:a xlink:type="simple" xlink:href="/utiliser-les-caracteristiques/#tests-de-caracteristique" office:name=""><text:span text:style-name="Definition">test de caractéristique</text:span></text:a> à effectuer lors de la dissipation de la magie est indiqué dans la description du piège.</text:p>
      <text:p text:style-name="Text_20_body">En général, la description du piège est assez claire pour que vous sachiez si les actions d’un personnage lui permettent de le localiser ou le déjouer. Comme souvent, ne laissez pas les jets de dé l’emporter sur une façon de jouer intelligente et une bonne préparation. Utilisez votre bon sens en vous appuyant sur la description du piège pour décider de ce qui se produit. Aucun piège ne peut, par sa conception, anticiper toutes les actions des personnages.</text:p>
      <text:p text:style-name="Text_20_body">Si les actions d’un personnage lui permettent logiquement de découvrir un piège, vous devriez annoncer qu’il le repère sans lui faire faire de <text:a xlink:type="simple" xlink:href="/utiliser-les-caracteristiques/#tests-de-caracteristique" office:name=""><text:span text:style-name="Definition">test de caractéristique</text:span></text:a>. Par exemple, s’il soulève le tapis qui cache une plaque de pression, il découvre le déclencheur du piège et n’a pas besoin de faire de test.</text:p>
      <text:p text:style-name="Text_20_body">Pour déjouer un piège, les choses sont un peu plus compliquées. Prenons comme exemple un coffre au trésor piégé. Si ce dernier est ouvert sans avoir au préalable tiré sur les deux poignées situées sur ses flancs, son mécanisme interne envoie une volée d’aiguilles empoisonnées sur la personne qui se tient devant lui. Les personnages inspectent le coffre mais, après quelques tests, ils ne sont toujours pas sûrs qu’il soit piégé. Au lieu de l’ouvrir tout simplement, ils posent un bouclier contre le devant du coffre et l’ouvrent de loin avec une tige de fer. Dans ce cas, le piège se déclenche bien, mais les aiguilles s’écrasent sans danger contre le bouclier.</text:p>
      <text:p text:style-name="Text_20_body">Les pièges sont souvent dotés d’un mécanisme permettant de les désarmer ou de les neutraliser. En effet, les monstres intelligents qui installent des pièges dans leur antre ou alentour ont besoin de passer sans en être victimes. Ces pièges ont donc parfois des leviers permettant de désactiver leur déclencheur ou bien se trouvent non loin d’une porte dérobée dissimulant un passage permettant de contourner le piège.</text:p>
      <text:p text:style-name="Text_20_body">== Les effets des pièges</text:p>
      <text:p text:style-name="Text_20_body">Les effets des pièges vont de la gêne à la mort, grâce à des volées de flèches, des pointes, des lames, du poison, des gaz toxiques, des gerbes de feu ou encore des fosses profondes. Les plus dangereux combinent plusieurs de ces éléments pour tuer, blesser, retenir ou repousser les créatures assez malchanceuses pour les déclencher. La description du piège précise tout ce qui se passe lorsqu’il se déclenche.</text:p>
      <text:p text:style-name="Text_20_body">Le bonus d’attaque d’un piège, le DD du <text:a xlink:type="simple" xlink:href="/utiliser-les-caracteristiques/#jets-de-sauvegarde" office:name=""><text:span text:style-name="Definition">jet de sauvegarde</text:span></text:a> pour résister à ses effets et les dégâts qu’il inflige dépendent de sa sévérité. Utilisez les tables <text:a xlink:type="simple" xlink:href="#dd-du-jet-de-sauvegarde-et-bonus-d-attaque-des-pieges" office:name=""><text:span text:style-name="Definition">DD du jet de sauvegarde et bonus d’attaque des pièges</text:span></text:a> et <text:a xlink:type="simple" xlink:href="#severite-des-degats-par-niveau" office:name=""><text:span text:style-name="Definition">Sévérité des dégâts par niveau</text:span></text:a> pour obtenir des indications en fonction des trois niveaux de sévérité des pièges.</text:p>
      <text:p text:style-name="Text_20_body">Un piège gênant a peu de risques de tuer ou blesser grièvement un personnage du niveau indiqué, en revanche, un piège dangereux provoque des blessures graves chez les personnages du niveau indiqué (et peut même en tuer certains). Un piège mortel est conçu pour tuer les personnages du niveau indiqué.</text:p>
      <text:p text:style-name="Text_20_body">§§§ .table-container</text:p>
      <text:p text:style-name="Text_20_body">=== DD du <text:a xlink:type="simple" xlink:href="/utiliser-les-caracteristiques/#jets-de-sauvegarde" office:name=""><text:span text:style-name="Definition">jet de sauvegarde</text:span></text:a> et bonus d’attaque des pièges</text:p>
      <text:p text:style-name="Text_20_body">| Sévérité du piège | DD du JdS | Bonus d’attaque | |:-|:-:|:-:| | <text:span text:style-name="T1">Gênant</text:span> | 10-11 | +3 à +5 | | <text:span text:style-name="T1">Dangereux</text:span> | 12-15 | +6 à +8 | | <text:span text:style-name="T1">Mortel</text:span> | 16-20 | +9 à +12 |</text:p>
      <text:p text:style-name="Text_20_body">=== Sévérité des dégâts par niveau</text:p>
      <text:p text:style-name="Text_20_body">| Niveau du personnage | Gênant | Dangereux | Mortel | |:-:|:-:|:-:|:-:| | <text:span text:style-name="T1">1-4</text:span> | 2d6 | 3d6 | 7d6 | | <text:span text:style-name="T1">5-10</text:span> | 3d6 | 7d6 | 10d6 | | <text:span text:style-name="T1">11-16</text:span> | 7d6 | 10d6 | 15d6 | | <text:span text:style-name="T1">17-20</text:span> | 10d6 | 15d6 | 20d6 | §§§</text:p>
      <text:p text:style-name="Text_20_body">== Les pièges complexes</text:p>
      <text:p text:style-name="Text_20_body">Les pièges complexes fonctionnent comme les pièges ordinaires mais, une fois activés, ils effectuent une série d’actions à chaque round. Une rencontre avec un piège complexe tient alors beaucoup du combat.</text:p>
      <text:p text:style-name="Text_20_body">Quand un piège complexe s’active, il faut lancer le dé pour déterminer son initiative. Sa description mentionne son bonus d’initiative. À son tour, il s’active de nouveau et effectue souvent une action. Il peut porter des attaques successives contre les intrus, créer un effet qui se modifie au fil du temps ou offrir un défi dynamique. En dehors de cela, il se repère et se désamorce ou se neutralise comme les autres.</text:p>
      <text:p text:style-name="Text_20_body">Prenons comme exemple un piège qui inonde progressivement une salle. Il fonctionne mieux sous forme de piège complexe. À son tour, le niveau de l’eau monte et, au bout de plusieurs rounds, la salle est complètement immergée.</text:p>
      <text:p text:style-name="Text_20_body">== Exemples de pièges</text:p>
      <text:p text:style-name="Text_20_body">Les pièges magiques et mécaniques présentés ici sont plus ou moins dangereux et sont classés par ordre alphabétique.</text:p>
      <text:p text:style-name="Text_20_body">=== Aiguille empoisonnée</text:p>
      <text:p text:style-name="Text_20_body"><text:span text:style-name="T2">Piège mécanique</text:span></text:p>
      <text:p text:style-name="Text_20_body">Une aiguille empoisonnée se cache dans la serrure d’un coffre au trésor ou dans quelque chose qu’une créature est susceptible d’ouvrir. Si quelqu’un ouvre le coffre sans utiliser la clef adéquate, l’aiguille jaillit et lui injecte une dose de poison.</text:p>
      <text:p text:style-name="Text_20_body">Quand le piège se déclenche, l’aiguille sort sur 10 centimètres depuis la serrure. Une créature à portée subit 1 dégât perforant et 2d6 dégâts de poison. De plus, elle doit réussir un <text:a xlink:type="simple" xlink:href="/utiliser-les-caracteristiques/#jets-de-sauvegarde" office:name=""><text:span text:style-name="Definition">jet de sauvegarde</text:span></text:a> de Constitution DD 16 ou être <text:a xlink:type="simple" xlink:href="/gerer-la-sante-du-personnage/#empoisonne" office:name=""><text:span text:style-name="Definition"><text:span text:style-name="T2">empoisonnée</text:span></text:span></text:a> pendant 1 heure.</text:p>
      <text:p text:style-name="Text_20_body">Un test d’Intelligence (Investigation) DD 20 permet de deviner la présence de l’aiguille en raison des modifications apportées à la serrure pour lui faire de la place. Un test de Dextérité DD 16 effectué avec des outils de voleur désarme le piège en retirant l’aiguille de la serrure. Le piège se déclenche si quelqu’un tente de crocheter la serrure et échoue.</text:p>
      <text:p text:style-name="Text_20_body">=== Ascenseur soporifique</text:p>
      <text:p text:style-name="Text_20_body"><text:span text:style-name="T2">Piège mécanique</text:span></text:p>
      <text:p text:style-name="Text_20_body">Le piège combine un gaz soporifique à la force de gravité. Une cage en métal sert d’ascenseur pour monter à l’étage supérieur dans un conduit de 15 mètres de hauteur (plus, pour des dégâts supérieurs). L’ascenseur fonctionne à la force des bras, en tirant sur une corde placée dans la cage et reliée à une poulie à l’étage du dessus. Faire monter l’ascenseur de 5 m demande un test de Force DD 10+5 par créature supplémentaire dans la cage. Il est possible de tirer sur la corde à plusieurs, donnant +3 au test par créature supplémentaire qui tire. Un test de Sagesse (Perception) DD 10 permet de se rendre compte que la cage est abîmée.</text:p>
      <text:p text:style-name="Text_20_body">À l’étage supérieur, l’air est chargé d’un gaz soporifique (naturel ou non, en fonction de l’environnement et du lieu). Au fur et à mesure que l’ascenseur monte, l’air entraîne un endormissement de plus en plus intense et rapide. Entre 5 et 10 mètres au-dessus du sol, les créatures doivent réussir un test de sauvegarde de Constitution DD 10 ou tomber <text:a xlink:type="simple" xlink:href="/gerer-la-sante-du-personnage/#inconscient" office:name=""><text:span text:style-name="Definition"><text:span text:style-name="T2">inconscientes</text:span></text:span></text:a>. Entre 10 et 15 mètres, le test est à DD 15 et ainsi de suite tous les 5 m du conduit. Les créatures peuvent suspecter la présence d’un gaz avec ses premiers effets secondaires (une hilarité, une faiblesse des jambes, un tremblement, des mains moites…​) avec un test d’Intelligence (Nature) ou de Sagesse (Médecine) DD 16.</text:p>
      <text:p text:style-name="Text_20_body">Si la (ou les) créature(s) tenant la corde s’endorme(nt), la cage tombe. Les créatures reçoivent 1d6 dégâts contondants de chute par tranche de 3 mètres. Une créature éveillée et à proximité de celui qui tenait la corde peut la retenir avec un test de Dextérité DD 12 puis de Force DD 10+5 par créature dans la cage.</text:p>
      <text:p text:style-name="Text_20_body">Tout type de gaz peut être utilisé, en fonction de l’effet souhaité (par exemple, il peut s’agir d’un gaz provoquant une frénésie ou une phobie). Le gaz peut se trouver uniquement dans une poche d’air au milieu du conduit afin de conserver l’étage sain.</text:p>
      <text:p text:style-name="Text_20_body">=== Effondrement du plafond</text:p>
      <text:p text:style-name="Text_20_body"><text:span text:style-name="T2">Piège mécanique</text:span></text:p>
      <text:p text:style-name="Text_20_body">Ce piège utilise un fil tendu qui, une fois touché, provoque l’effondrement d’une section de plafond instable en éliminant ses supports.</text:p>
      <text:p text:style-name="Text_20_body">Le fil est tendu à 10 centimètres du sol, entre deux poutres de soutien. Le DD pour le repérer est de 12. Un test de Dextérité DD 16 à l’aide d’outils de voleur permet de désamorcer le fil en toute sécurité. Un personnage dépourvu de tels outils peut tout de même tenter le test avec une arme ou un outil affûté, mais il subit alors un <text:a xlink:type="simple" xlink:href="/utiliser-les-caracteristiques/#avantage-et-desavantage" office:name=""><text:span text:style-name="Definition"><text:span text:style-name="T2">désavantage</text:span></text:span></text:a>. S’il rate le test, le piège se déclenche.</text:p>
      <text:p text:style-name="Text_20_body">Toute personne qui inspecte les poutres remarque facilement qu’elles sont justes coincées temporairement. Il suffit d’une action pour déloger une poutre et déclencher le piège.</text:p>
      <text:p text:style-name="Text_20_body">Le plafond qui surplombe le fil est en mauvais état et toute personne qui le remarque en déduit qu’il risque de s’effondrer.</text:p>
      <text:p text:style-name="Text_20_body">Quand le piège se déclenche, le plafond instable s’effondre. Toute créature qui se trouve dans la zone située sous la section instable doit faire un <text:a xlink:type="simple" xlink:href="/utiliser-les-caracteristiques/#jets-de-sauvegarde" office:name=""><text:span text:style-name="Definition">jet de sauvegarde</text:span></text:a> de Dextérité DD 16. Celles qui échouent subissent 7d6 dégâts contondants, les autres la moitié seulement. Une fois le piège déclenché, le sol de la zone est encombré de gravats et devient un terrain difficile.</text:p>
      <text:p text:style-name="Text_20_body">=== Filet</text:p>
      <text:p text:style-name="Text_20_body"><text:span text:style-name="T2">Piège mécanique</text:span></text:p>
      <text:p text:style-name="Text_20_body">Ce piège fonctionne grâce à un fil tendu qui libère un filet suspendu au plafond.</text:p>
      <text:p text:style-name="Text_20_body">Le fil est tendu à 10 centimètres du sol et attaché entre deux colonnes ou deux arbres. Le filet est dissimulé par des toiles d’araignée ou le feuillage. Le DD permettant de repérer le fil est de 10. Un test de Dextérité DD 16 à l’aide d’outils de voleur permet de désamorcer le fil en toute sécurité. Un personnage dépourvu de tels outils peut tout de même tenter le test avec une arme ou un outil affûté, mais il subit alors un <text:a xlink:type="simple" xlink:href="/utiliser-les-caracteristiques/#avantage-et-desavantage" office:name=""><text:span text:style-name="Definition"><text:span text:style-name="T2">désavantage</text:span></text:span></text:a>. S’il rate le test, le piège se déclenche.</text:p>
      <text:p text:style-name="Text_20_body">Le filet tombe dès que le piège se déclenche et recouvre une zone de 3 mètres de côté. Les créatures qui se trouvent là sont coincées sous le filet et <text:a xlink:type="simple" xlink:href="/gerer-la-sante-du-personnage/#entrave" office:name=""><text:span text:style-name="Definition"><text:span text:style-name="T2">entravées</text:span></text:span></text:a>. Celles qui ratent un <text:a xlink:type="simple" xlink:href="/utiliser-les-caracteristiques/#jets-de-sauvegarde" office:name=""><text:span text:style-name="Definition">jet de sauvegarde</text:span></text:a> de Force DD 12 se retrouvent également <text:a xlink:type="simple" xlink:href="/gerer-la-sante-du-personnage/#a-terre" office:name=""><text:span text:style-name="Definition"><text:span text:style-name="T2">à terre</text:span></text:span></text:a>. Une créature peut dépenser son action pour faire un test de Force DD 12. Si elle réussit, elle se libère ou libère une autre créature située à une distance inférieure ou égale à son allonge. Le filet a une VD de 10 et 20 points de structure. 5 dégâts tranchants (VD 10) détruisent une section de filet de 1,50 mètres de côté et libèrent les créatures piégées dans cette section.</text:p>
      <text:p text:style-name="Text_20_body">=== Fléchettes empoisonnées</text:p>
      <text:p text:style-name="Text_20_body"><text:span text:style-name="T2">Piège mécanique</text:span></text:p>
      <text:p text:style-name="Text_20_body">Quand une créature marche sur une plaque de pression cachée, des fléchettes empoisonnées jaillissent de tubes montés sur ressorts ou sous pression et habilement dissimulés dans les murs alentour. Une même zone peut comporter plusieurs plaques de pression, chacune reliée à son propre jeu de fléchettes.</text:p>
      <text:p text:style-name="Text_20_body">Les petits trous dans les murs sont cachés par la poussière et les toiles d’araignée ou soigneusement dissimulés dans un bas-relief, une fresque ou une peinture qui orne les murs. Le DD permettant de les repérer est de 16. Un personnage peut deviner la présence d’une plaque de pression en analysant les différences entre le mortier et la pierre qui la composent et le sol alentour, à condition de réussir un test d’Intelligence (Investigation) DD 16. On peut glisser une pointe de fer ou un objet similaire sous une plaque de pression pour empêcher le piège de s’activer. On peut également boucher les trous des murs avec du tissu ou de la cire pour empêcher les fléchettes de sortir.</text:p>
      <text:p text:style-name="Text_20_body">Le piège s’active quand un poids de 10 kilos ou plus appuie sur la plaque de pression. Il projette alors quatre fléchettes qui effectuent chacune une attaque à distance avec un bonus d’attaque de +8 contre une cible aléatoire située dans un rayon de 3 mètres autour de la plaque (la vision ne jouant aucun rôle dans ce jet d’attaque). (Si la zone ne comporte aucune cible, les fléchettes ne touchent rien.) Une cible touchée reçoit 2 (1d6) dégâts perforants et doit faire un <text:a xlink:type="simple" xlink:href="/utiliser-les-caracteristiques/#jets-de-sauvegarde" office:name=""><text:span text:style-name="Definition">jet de sauvegarde</text:span></text:a> de Constitution DD 16. Si elle échoue, elle subit 3d6 dégâts de poison, la moitié seulement si elle réussit.</text:p>
      <text:p text:style-name="Text_20_body">=== Fosse</text:p>
      <text:p text:style-name="Text_20_body"><text:span text:style-name="T2">Piège mécanique</text:span></text:p>
      <text:p text:style-name="Text_20_body">Voici quatre types de fosses basiques.</text:p>
      <text:p text:style-name="Text_20_body"><text:span text:style-name="T1">Fosse ordinaire</text:span>. Une fosse ordinaire est un simple trou creusé au sol. On peut le recouvrir avec un grand tissu fixé sur les bords de la fosse et camouflé avec de la poussière et des débris.</text:p>
      <text:p text:style-name="Text_20_body">Le DD pour repérer la fosse est de 12. Toute créature qui marche sur le tissu tombe au travers et l’emporte dans sa chute. Elle subit un montant de dégâts dépendant de la profondeur du trou (en général 3 mètres, mais certaines fosses sont plus profondes).</text:p>
      <text:p text:style-name="Text_20_body"><text:span text:style-name="T1">Fosse dissimulée</text:span>. Cette fosse est recouverte d’un matériau de couverture identique à celui formant le sol alentour.</text:p>
      <text:p text:style-name="Text_20_body">Un test de Sagesse (Perception) DD 16 révèle une absence d’empreintes indiquant que cette partie est évitée par les habitants. Il faut ensuite réussir un test d’Intelligence (Investigation) DD 16 pour confirmer que la zone piégée cache une fosse dissimulée.</text:p>
      <text:p text:style-name="Text_20_body">Quand une créature s’avance sur le matériau de couverture, il s’ouvre comme une trappe et envoie l’intrus dans les profondeurs de la fosse, qui mesure généralement entre 3 et 6 mètres de profondeur, mais parfois plus.</text:p>
      <text:p text:style-name="Text_20_body">Une fois la fosse détectée, il faut glisser une pointe de fer ou un objet similaire entre le matériau de couverture et le sol normal afin d’empêcher le matériau de s’ouvrir comme une trappe, ce qui permet de passer sans risque. On peut également maintenir le matériau en position fermée par magie, avec un <text:a xlink:type="simple" xlink:href="/grimoire/verrou-magique/" office:name=""><text:span text:style-name="Definition"><text:span text:style-name="T2">verrou magique</text:span></text:span></text:a> ou un sort similaire.</text:p>
      <text:p text:style-name="Text_20_body"><text:span text:style-name="T1">Fosse verrouillée</text:span>. Cette fosse est identique à la fosse dissimulée, à une exception près et de taille : la trappe est montée sur ressorts et se referme une fois une créature tombée dans la fosse, la piégeant à l’intérieur.</text:p>
      <text:p text:style-name="Text_20_body">Il faut réussir un test de Force DD 22 pour ouvrir la trappe de force, mais on peut aussi la briser. Un personnage coincé dans la fosse peut tenter de désamorcer le mécanisme des ressorts de l’intérieur à l’aide d’outils de voleur en réussissant un test de Dextérité DD 16, à condition évidemment de pouvoir accéder au mécanisme et de le voir. En général, il existe un mécanisme (souvent caché derrière une porte dérobée voisine) qui permet d’ouvrir la trappe.</text:p>
      <text:p text:style-name="Text_20_body"><text:span text:style-name="T1">Fosse hérissée de pieux</text:span>. Cette fosse est une fosse ordinaire, dissimulée ou verrouillée et dotée de pieux de bois ou de fer acérés plantés au fond. Une créature qui tombe là subit 3d6 dégâts perforants à cause des piques en plus de ses dégâts de chute. Les versions les plus retorses du piège ajoutent du poison sur les pointes. Dans ce cas, une créature qui subit le moindre dégât perforant de la part des pieux doit faire un <text:a xlink:type="simple" xlink:href="/utiliser-les-caracteristiques/#jets-de-sauvegarde" office:name=""><text:span text:style-name="Definition">jet de sauvegarde</text:span></text:a> de Constitution. Si elle échoue, elle subit 7d6 dégâts de poison, la moitié seulement si elle réussit.</text:p>
      <text:p text:style-name="Text_20_body">=== Mur de lames</text:p>
      <text:p text:style-name="Text_20_body"><text:span text:style-name="T2">Piège mécanique</text:span></text:p>
      <text:p text:style-name="Text_20_body">Une statuette en or (ou tout autre objet attisant la convoitise) est posée sur un piédestal au centre de la pièce. Le socle est enfoncé dans le sol et l’idole sert de contrepoids. Le DD pour le remarquer est de 16. Un test de Sagesse (Perception) DD 12 réussit permet de détecter au sol des traces de sang et, en regardant le plafond, de remarquer deux longues rainures juste à la verticale du piédestal.</text:p>
      <text:p text:style-name="Text_20_body">Le piège s’active lorsque la statue est soulevée. Le piédestal remonte un peu et déclenche la sortie de deux longues lames depuis le plafond, qui balaient l’air jusqu’au sol devant et derrière le piédestal. Chaque créature située à moins d’un mètre en avant ou en arrière du piédestal doit faire un <text:a xlink:type="simple" xlink:href="/utiliser-les-caracteristiques/#jets-de-sauvegarde" office:name=""><text:span text:style-name="Definition">jet de sauvegarde</text:span></text:a> de Dextérité DD 16. Celles qui échouent subissent 7d6 dégâts tranchants, les autres la moitié seulement.</text:p>
      <text:p text:style-name="Text_20_body">Le mécanisme peut être désamorcé ou le balancier des lames peut être stoppé en déposant un objet du même poids sur le piédestal. Pour cela, il faut réussir un test de Dextérité DD 12. Toutefois, replacer un contrepoids une fois que le premier mécanisme est déclenché arrête certes le premier mécanisme, mais en entraîne un second : deux lames qui balaient l’air à droite et à gauche du piédestal cette fois. Les DD pour éviter et les dégâts subis sont identiques.</text:p>
      <text:p text:style-name="Text_20_body">Dans une structure en bois, comme une cabane ou une maison orientale, il est possible de remplacer les lames par des batteurs en bois. Le <text:a xlink:type="simple" xlink:href="/utiliser-les-caracteristiques/#jets-de-sauvegarde" office:name=""><text:span text:style-name="Definition">jet de sauvegarde</text:span></text:a> reste inchangé mais les créatures qui le ratent ne reçoivent que 3d6 dégâts tranchants, ou la moitié seulement pour un test réussi.</text:p>
      <text:p text:style-name="Text_20_body">=== Sphère d’annihilation</text:p>
      <text:p text:style-name="Text_20_body"><text:span text:style-name="T2">Piège magique</text:span></text:p>
      <text:p text:style-name="Text_20_body">Des ténèbres magiques et impénétrables emplissent la bouche béante d’un visage de pierre taillé dans un mur. Cette bouche, de forme vaguement circulaire, fait 60 centimètres de diamètre. Aucun son n’en émane, aucune lumière ne perce ses ténèbres et toute matière que l’on y insère est instantanément oblitérée.</text:p>
      <text:p text:style-name="Text_20_body">Un test d’Intelligence (Arcanes) DD 22 révèle que la bouche contient une <text:span text:style-name="T2">sphère d’annihilation</text:span> que l’on ne peut ni contrôler, ni déplacer. En dehors de cela, elle fonctionne comme une <text:span text:style-name="T2">sphère d’annihilation</text:span> ordinaire.</text:p>
      <text:p text:style-name="Text_20_body">Certaines versions du piège comportent en plus un enchantement qui affecte la surface de pierre et pousse les créatures spécifiées à s’approcher et essayer de grimper dans la bouche. En dehors de cela, cet effet fonctionne comme l’effet d'<text:span text:style-name="T2">attirance</text:span> du sort <text:a xlink:type="simple" xlink:href="/grimoire/repulsion-attirance/" office:name=""><text:span text:style-name="Definition"><text:span text:style-name="T2">répulsion/attirance</text:span></text:span></text:a>. Une <text:a xlink:type="simple" xlink:href="/grimoire/dissipation-de-la-magie/" office:name=""><text:span text:style-name="Definition"><text:span text:style-name="T2">dissipation de la magie</text:span></text:span></text:a> (DD 18) réussie dissipe cet enchantement.</text:p>
      <text:p text:style-name="Text_20_body">=== Sphère roulante</text:p>
      <text:p text:style-name="Text_20_body"><text:span text:style-name="T2">Piège mécanique</text:span></text:p>
      <text:p text:style-name="Text_20_body">Quand un poids de 10 kilos ou plus appuie sur la plaque de pression reliée au piège, une trappe dissimulée s’ouvre au plafond et libère une sphère de pierre de 3 mètres de diamètre.</text:p>
      <text:p text:style-name="Text_20_body">Un personnage peut repérer la trappe et la plaque de pression à l’aide d’un test de Sagesse (Perception) DD 16. Un personnage peut remarquer la plaque de pression en analysant les différences que présentent le mortier et la pierre qui la composent à condition de réussir un test d’Intelligence (Investigation) DD 16. Le même test effectué en analysant le plafond révèle les irrégularités de maçonnerie qui trahissent la présence de la trappe. On peut glisser une pointe de fer ou un objet similaire sous une plaque de pression pour empêcher le piège de s’activer.</text:p>
      <text:p text:style-name="Text_20_body">Dès que le piège s’active, toutes les créatures présentes doivent faire un test d’initiative. La sphère effectue son test avec un bonus de +8. À son tour, elle se déplace de 18 mètres en ligne droite. La sphère peut traverser l’emplacement d’une créature et une créature peut traverser l’emplacement de la sphère qu’elle considère comme un terrain difficile. Quand la sphère entre dans l’emplacement d’une créature ou qu’une créature entre dans le sien alors qu’elle roule, la créature doit réussir un <text:a xlink:type="simple" xlink:href="/utiliser-les-caracteristiques/#jets-de-sauvegarde" office:name=""><text:span text:style-name="Definition">jet de sauvegarde</text:span></text:a> de Dextérité DD 16, sans quoi elle subit 15d6 dégâts contondants et se retrouve <text:a xlink:type="simple" xlink:href="/gerer-la-sante-du-personnage/#a-terre" office:name=""><text:span text:style-name="Definition"><text:span text:style-name="T2">à terre</text:span></text:span></text:a>.</text:p>
      <text:p text:style-name="Text_20_body">La sphère s’arrête quand elle heurte un mur ou un obstacle similaire. Elle ne peut pas franchir un angle, mais les constructeurs de donjon retors intègrent de douces courbes pour relier les divers passages, afin que la sphère continue de rouler.</text:p>
      <text:p text:style-name="Text_20_body">Par une action, une créature qui se trouve à 1,50 mètre ou moins de la sphère peut tenter de la ralentir avec un test de Force DD 22. Si elle réussit, la vitesse de la sphère se réduit de 4,50 mètres. Si elle tombe à 0, la sphère s’immobilise et ne représente plus une menace.</text:p>
      <text:p text:style-name="Text_20_body">=== Statue cracheuse de feu</text:p>
      <text:p text:style-name="Text_20_body"><text:span text:style-name="T2">Piège magique</text:span></text:p>
      <text:p text:style-name="Text_20_body">Ce piège s’active quand un intrus marche sur une plaque de pression. Il libère alors un jet de flammes qui jaillit d’une statue voisine. La statue peut représenter n’importe quoi, y compris un dragon ou un magicien en pleine incantation.</text:p>
      <text:p text:style-name="Text_20_body">Le DD est de 16 pour repérer la plaque de pression et de légères traces de brûlure sur les murs et le sol. Un sort ou un autre effet capable de percevoir la magie, comme <text:a xlink:type="simple" xlink:href="/grimoire/detection-de-la-magie/" office:name=""><text:span text:style-name="Definition"><text:span text:style-name="T2">détection de la magie</text:span></text:span></text:a>, révèle une aura magique d’évocation autour de la statue.</text:p>
      <text:p text:style-name="Text_20_body">Le piège s’active quand un poids de 10 kilos ou plus appuie sur la plaque de pression. La statue crache alors un cône de feu de 9 mètres. Chaque créature située dans le cône doit faire un <text:a xlink:type="simple" xlink:href="/utiliser-les-caracteristiques/#jets-de-sauvegarde" office:name=""><text:span text:style-name="Definition">jet de sauvegarde</text:span></text:a> de Dextérité DD 16. Celles qui échouent subissent 7d6 dégâts de feu, les autres la moitié seulement.</text:p>
      <text:p text:style-name="Text_20_body">Il suffit de glisser une pointe de fer ou un autre objet sous la plaque de pression pour empêcher le piège de s’activer. Si quelqu’un lance <text:a xlink:type="simple" xlink:href="/grimoire/dissipation-de-la-magie/" office:name=""><text:span text:style-name="Definition"><text:span text:style-name="T2">dissipation de la magie</text:span></text:span></text:a> (DD 16) avec succès sur la statue, il détruit le piège.</text:p>
      <text:p text:style-name="Text_20_body">=== Zone de gravité inversée</text:p>
      <text:p text:style-name="Text_20_body"><text:span text:style-name="T2">Piège magique</text:span></text:p>
      <text:p text:style-name="Text_20_body">Un long couloir (ou une vaste salle) sert de décor à ce piège. Des squelettes de créatures peuvent se trouver au sol, perforées et écrasées. Le plafond est situé à une quinzaine de mètres de hauteur, hors de portée du faisceau des lanternes. Les créatures avec la vision dans le noir peuvent, avec un test de Sagesse (Perception) DD 12, distinguer des pointes métalliques couvrant le plafond à la limite de leur champ de vision. Hormis les éventuels cadavres, rien n’est perceptible au sol depuis l’entrée.</text:p>
      <text:p text:style-name="Text_20_body">Quand un poids de 20 kilos ou plus appuie sur une des plaques de pression réparties dans le couloir, un sort d’inversion de la gravité se déclenche et affecte tout le couloir. Un personnage peut repérer chaque plaque de pression à l’aide d’un test de Sagesse (Perception) DD 16. Un personnage peut aussi remarquer la plaque de pression en analysant les différences entre le mortier et la pierre qui la composent à condition de réussir un test d’Intelligence (Investigation) DD 16. On peut glisser une pointe de fer ou un objet similaire sous une plaque de pression pour empêcher le piège de s’activer.</text:p>
      <text:p text:style-name="Text_20_body">Les personnages pris dans la zone de gravité inversée et situés à moins de 3 mètres de l’entrée peuvent faire un test de Dextérité DD 16 pour se raccrocher au chambranle. Les autres personnages « tombent » vers le plafond et subissent 5d6 dégâts contondants de chute + 3d6 dégâts perforants des piques. À la fin de la durée du sort (1 minute), la gravité redevient normale et des nouveaux dégâts de chute peuvent être subis.</text:p>
      <text:p text:style-name="Text_20_body">== Des variantes existent, au niveau du lieu et de la finalité. Le déclencheur peut être l’ouverture d’un coffre ou de la porte de sortie du couloir. Le DD de détection est le même et un test de Dextérité DD 16 effectué avec des outils de voleur désarme le piège. Les piques au plafond peuvent être remplacées par une cage ou de la colle qui piège les personnages en attendant qu’un garde vienne les récupérer.</text:p>
      <text:p text:style-name="Text_20_body">title: "Les maladies" — </text:p>
      <text:p text:style-name="Text_20_body">= Les maladies</text:p>
      <text:p text:style-name="Text_20_body">== La fièvre rieuse</text:p>
      <text:p text:style-name="Text_20_body">Cette maladie touche les humanoïdes, bien que les gnomes soient étonnamment immunisés contre. Une fois en proie à la maladie, la victime éclate souvent d’un rire dément, à l’origine du nom vernaculaire de la maladie et de son morbide surnom, « <text:span text:style-name="T2">la ricanante</text:span> ».</text:p>
      <text:p text:style-name="Text_20_body">Les symptômes se manifestent 1d4 heures après la contamination et comprennent de la fièvre et un sentiment de désorientation. Le malade gagne un niveau d’épuisement dont il ne peut pas se débarrasser tant qu’il n’est pas guéri.</text:p>
      <text:p text:style-name="Text_20_body">Tout événement qui génère un stress important chez le malade (comme entrer en combat, subir des dégâts, ressentir de la frayeur, faire un cauchemar) l’oblige à faire un <text:a xlink:type="simple" xlink:href="/utiliser-les-caracteristiques/#jets-de-sauvegarde" office:name=""><text:span text:style-name="Definition">jet de sauvegarde</text:span></text:a> de Constitution DD 13. S’il échoue, il subit 2d6 dégâts psychiques et il est <text:a xlink:type="simple" xlink:href="/gerer-la-sante-du-personnage/#neutralise" office:name=""><text:span text:style-name="Definition"><text:span text:style-name="T2">neutralisé</text:span></text:span></text:a> pendant 1 minute tant il rit. Le malade peut refaire le <text:a xlink:type="simple" xlink:href="/utiliser-les-caracteristiques/#jets-de-sauvegarde" office:name=""><text:span text:style-name="Definition">jet de sauvegarde</text:span></text:a> à la fin de chacun de ses tours. S’il réussit, il maîtrise ses éclats de rire déments et n’est plus <text:a xlink:type="simple" xlink:href="/gerer-la-sante-du-personnage/#neutralise" office:name=""><text:span text:style-name="Definition"><text:span text:style-name="T2">neutralisé</text:span></text:span></text:a>.</text:p>
      <text:p text:style-name="Text_20_body">Toute créature humanoïde qui débute son tour dans un rayon de 3 mètres autour d’un malade en pleine crise de rire doit réussir un <text:a xlink:type="simple" xlink:href="/utiliser-les-caracteristiques/#jets-de-sauvegarde" office:name=""><text:span text:style-name="Definition">jet de sauvegarde</text:span></text:a> de Constitution DD 10, sans quoi il est contaminé à son tour. Une fois qu’une créature a réussi son jet de sauvegarde, elle est immunisée contre les rires déments de ce malade particulier pendant 24 heures.</text:p>
      <text:p text:style-name="Text_20_body">Une créature infectée a droit à un <text:a xlink:type="simple" xlink:href="/utiliser-les-caracteristiques/#jets-de-sauvegarde" office:name=""><text:span text:style-name="Definition">jet de sauvegarde</text:span></text:a> de Constitution DD 13 à la fin de chaque long repos. Si elle réussit, le DD de ce <text:a xlink:type="simple" xlink:href="/utiliser-les-caracteristiques/#jets-de-sauvegarde" office:name=""><text:span text:style-name="Definition">jet de sauvegarde</text:span></text:a> et de celui visant à éviter une crise de rire diminue de 1d6. Quand le DD tombe à 0, la créature est guérie de sa maladie. Si une créature rate trois de ces jets de sauvegarde, elle est victime d’une forme de folie à durée illimitée aléatoire, comme décrit dans le chapitre <text:a xlink:type="simple" xlink:href="/folie/" office:name=""><text:span text:style-name="Definition">Créatures &amp; oppositions - La folie</text:span></text:a>.</text:p>
      <text:p text:style-name="Text_20_body">== La peste des égouts</text:p>
      <text:p text:style-name="Text_20_body">La peste des égouts est un terme générique qui regroupe une vaste catégorie de maladies qui incubent dans les égouts, les tas d’ordures et les marais stagnants et sont parfois transmises par des créatures qui résident dans ces environnements, comme les rats.</text:p>
      <text:p text:style-name="Text_20_body">Quand une créature porteuse de la maladie mord un humanoïde ou quand ce dernier entre en contact avec la fange ou des abats contaminés par la maladie, il doit réussir un <text:a xlink:type="simple" xlink:href="/utiliser-les-caracteristiques/#jets-de-sauvegarde" office:name=""><text:span text:style-name="Definition">jet de sauvegarde</text:span></text:a> de Constitution DD 11, sans quoi il est infecté à son tour.</text:p>
      <text:p text:style-name="Text_20_body">Il faut 1d6 jours d’incubation avant que la fièvre des égouts se manifeste chez la créature infectée. Parmi ces symptômes, on trouve surtout de la fatigue et des crampes. La créature malade reçoit un niveau d’épuisement et récupère seulement la moitié du montant habituel de points d’action quand elle dépense des dés de points d’action, et pas le moindre point d’action pour avoir terminé un long repos.</text:p>
      <text:p text:style-name="Text_20_body">À la fin de chaque long repos, une créature infectée doit faire un <text:a xlink:type="simple" xlink:href="/utiliser-les-caracteristiques/#jets-de-sauvegarde" office:name=""><text:span text:style-name="Definition">jet de sauvegarde</text:span></text:a> de Constitution DD 11. Si elle le rate, elle reçoit un niveau d’épuisement. Si elle le réussit, elle se débarrasse d’un niveau d’épuisement. Si un <text:a xlink:type="simple" xlink:href="/utiliser-les-caracteristiques/#jets-de-sauvegarde" office:name=""><text:span text:style-name="Definition">jet de sauvegarde</text:span></text:a> réussi réduit le niveau d’épuisement d’un malade à moins de 1, il est guéri.</text:p>
      <text:p text:style-name="Text_20_body">== Pourriture oculaire</text:p>
      <text:p text:style-name="Text_20_body">Cette douloureuse infection provoque des saignements au niveau des yeux et finit par entraîner la cécité.</text:p>
      <text:p text:style-name="Text_20_body">Une bête ou un humanoïde qui boit une eau contaminée par la pourriture oculaire doit faire un <text:a xlink:type="simple" xlink:href="/utiliser-les-caracteristiques/#jets-de-sauvegarde" office:name=""><text:span text:style-name="Definition">jet de sauvegarde</text:span></text:a> de Constitution DD 15. Si elle échoue, elle contracte la maladie. Un jour après l’infection, la vision du malade se trouble. Il subit un malus de --1 aux jets d’attaque et aux <text:a xlink:type="simple" xlink:href="/utiliser-les-caracteristiques/#tests-de-caracteristique" office:name=""><text:span text:style-name="Definition">tests de caractéristique</text:span></text:a> basés sur la vue. À la fin de chaque période de long repos passée après l’apparition des symptômes, le malus s’accentue de 1. Quand il atteint --5, le malade est <text:a xlink:type="simple" xlink:href="/gerer-la-sante-du-personnage/#aveugle" office:name=""><text:span text:style-name="Definition"><text:span text:style-name="T2">aveugle</text:span></text:span></text:a> jusqu’à ce que quelqu’un le soigne par magie avec <text:a xlink:type="simple" xlink:href="/grimoire/restauration-inferieure/" office:name=""><text:span text:style-name="Definition"><text:span text:style-name="T2">restauration inférieure</text:span></text:span></text:a> ou <text:a xlink:type="simple" xlink:href="/grimoire/guerison/" office:name=""><text:span text:style-name="Definition"><text:span text:style-name="T2">guérison</text:span></text:span></text:a>.</text:p>
      <text:p text:style-name="Text_20_body">== On peut soigner la pourriture oculaire à l’aide d’une fleur très rare appelée l’œil vif, qui pousse dans certains marécages. En une heure, un personnage maîtrisant l’utilisation d’une trousse d’herboriste peut transformer la fleur en une dose d’onguent. Si le malade l’applique sur ses yeux avant un long repos, la dose empêche la maladie de s’aggraver à l’issue de ce repos. Il faut appliquer trois doses de cette manière pour soigner complètement la maladie.</text:p>
      <text:p text:style-name="Text_20_body">title: "Les poisons" — </text:p>
      <text:p text:style-name="Text_20_body">= Les poisons</text:p>
      <text:p text:style-name="Text_20_body">Les poisons se divisent en quatre catégories.</text:p>
      <text:p text:style-name="Text_20_body"><text:span text:style-name="T1">Contact</text:span>. Un poison agissant par contact s’applique sur un objet et reste efficace jusqu’à ce que quelqu’un le touche ou qu’on lave la surface de l’objet. Une créature souffre des effets de ce poison si ce dernier entre en contact avec une zone de peau à nu.</text:p>
      <text:p text:style-name="Text_20_body"><text:span text:style-name="T1">Ingestion</text:span>. Une créature doit avaler une dose entière de poison agissant par ingestion pour subir ses effets. On peut administrer cette dose en la camouflant au sein d’un liquide ou de nourriture. Vous pouvez estimer qu’une dose partielle a un effet restreint, se traduisant par exemple par un <text:a xlink:type="simple" xlink:href="/utiliser-les-caracteristiques/#avantage-et-desavantage" office:name=""><text:span text:style-name="Definition"><text:span text:style-name="T2">avantage</text:span></text:span></text:a> lors du <text:a xlink:type="simple" xlink:href="/utiliser-les-caracteristiques/#jets-de-sauvegarde" office:name=""><text:span text:style-name="Definition">jet de sauvegarde</text:span></text:a> ou par des dégâts réduits de moitié en cas d’échec au <text:a xlink:type="simple" xlink:href="/utiliser-les-caracteristiques/#jets-de-sauvegarde" office:name=""><text:span text:style-name="Definition">jet de sauvegarde</text:span></text:a>.</text:p>
      <text:p text:style-name="Text_20_body"><text:span text:style-name="T1">Inhalation</text:span>. Ces poisons se présentent sous forme de poudres ou de gaz qui font effet après inhalation. Il suffit de souffler sur la poudre ou de libérer le gaz pour que toutes les créatures présentes dans un cube de 1,50 mètre d’arête souffrent de ses effets. Le nuage né de cette action se dissipe immédiatement. Il ne sert à rien de retenir sa respiration pour se protéger contre un poison agissant par inhalation, car il s’attaque aux membranes nasales, aux canaux lacrymaux et autres parties du corps.</text:p>
      <text:p text:style-name="Text_20_body"><text:span text:style-name="T1">Blessure</text:span>. Un poison agissant via une blessure s’applique sur une arme, une munition, un élément d’un piège ou tout autre objet infligeant des dégâts perforants ou tranchants. Le poison reste actif tant qu’il n’a pas affecté quelqu’un ou été lavé. Une créature est soumise aux effets du poison après avoir reçu des dégâts perforants ou tranchants via un objet enduit de ce type de poison.</text:p>
      <text:p text:style-name="Text_20_body">§§§ .table-container</text:p>
      <text:p text:style-name="Text_20_body">== Les poisons</text:p>
      <text:p text:style-name="Text_20_body">| Objet | Type | Prix pour une dose | |:-|:-:|:-:| | <text:a xlink:type="simple" xlink:href="#sang-d-assassin-ingestion" office:name=""><text:span text:style-name="Definition"><text:span text:style-name="T1">Sang d’assassin</text:span></text:span></text:a> | ingestion | 150 po | | <text:a xlink:type="simple" xlink:href="#fumees-d-othur-inhalation" office:name=""><text:span text:style-name="Definition"><text:span text:style-name="T1">Fumées d’othur</text:span></text:span></text:a> | inhalation | 500 po | | <text:a xlink:type="simple" xlink:href="#mucus-de-rampant-contact" office:name=""><text:span text:style-name="Definition"><text:span text:style-name="T1">Mucus de rampant</text:span></text:span></text:a> | contact | 200 po | | <text:a xlink:type="simple" xlink:href="#poison-drow-blessure" office:name=""><text:span text:style-name="Definition"><text:span text:style-name="T1">Poison drow</text:span></text:span></text:a> | blessure | 200 po | | <text:a xlink:type="simple" xlink:href="#essence-etheree-inhalation" office:name=""><text:span text:style-name="Definition"><text:span text:style-name="T1">Essence éthérée</text:span></text:span></text:a> | inhalation | 300 po | | <text:a xlink:type="simple" xlink:href="#malice-inhalation" office:name=""><text:span text:style-name="Definition"><text:span text:style-name="T1">Malice</text:span></text:span></text:a> | inhalation | 250 po | | <text:a xlink:type="simple" xlink:href="#larmes-de-minuit-ingestion" office:name=""><text:span text:style-name="Definition"><text:span text:style-name="T1">Larmes de minuit</text:span></text:span></text:a> | ingestion | 1500 po | | <text:a xlink:type="simple" xlink:href="#huile-de-taggit-contact" office:name=""><text:span text:style-name="Definition"><text:span text:style-name="T1">Huile de taggit</text:span></text:span></text:a> | contact | 400 po | | <text:a xlink:type="simple" xlink:href="#teinture-pale-ingestion" office:name=""><text:span text:style-name="Definition"><text:span text:style-name="T1">Teinture pâle</text:span></text:span></text:a> | ingestion | 250 po | | <text:a xlink:type="simple" xlink:href="#poison-de-ver-pourpre-blessure" office:name=""><text:span text:style-name="Definition"><text:span text:style-name="T1">Poison de ver pourpre</text:span></text:span></text:a> | blessure | 2000 po | | <text:a xlink:type="simple" xlink:href="#venin-de-serpent-blessure" office:name=""><text:span text:style-name="Definition"><text:span text:style-name="T1">Venin de serpent</text:span></text:span></text:a> | blessure | 200 po | | <text:a xlink:type="simple" xlink:href="#torpeur-ingestion" office:name=""><text:span text:style-name="Definition"><text:span text:style-name="T1">Torpeur</text:span></text:span></text:a> | ingestion | 600 po | | <text:a xlink:type="simple" xlink:href="#serum-de-verite-ingestion" office:name=""><text:span text:style-name="Definition"><text:span text:style-name="T1">Sérum de vérité</text:span></text:span></text:a> | ingestion | 150 po | | <text:a xlink:type="simple" xlink:href="#poison-de-vouivre-blessure" office:name=""><text:span text:style-name="Definition"><text:span text:style-name="T1">Poison de vouivre</text:span></text:span></text:a> | blessure | 1200 po | §§§</text:p>
      <text:p text:style-name="Text_20_body">== Exemples de poisons</text:p>
      <text:p text:style-name="Text_20_body">Chaque poison possède ses propres effets débilitants.</text:p>
      <text:p text:style-name="Text_20_body">=== Essence éthérée (inhalation)</text:p>
      <text:p text:style-name="Text_20_body">Une créature soumise à ce poison doit réussir un <text:a xlink:type="simple" xlink:href="/utiliser-les-caracteristiques/#jets-de-sauvegarde" office:name=""><text:span text:style-name="Definition">jet de sauvegarde</text:span></text:a> de Constitution DD 15 ou se trouver <text:a xlink:type="simple" xlink:href="/gerer-la-sante-du-personnage/#empoisonne" office:name=""><text:span text:style-name="Definition"><text:span text:style-name="T2">empoisonnée</text:span></text:span></text:a> pendant 8 heures. Une créature ainsi <text:a xlink:type="simple" xlink:href="/gerer-la-sante-du-personnage/#empoisonne" office:name=""><text:span text:style-name="Definition"><text:span text:style-name="T2">empoisonnée</text:span></text:span></text:a> est <text:a xlink:type="simple" xlink:href="/gerer-la-sante-du-personnage/#inconscient" office:name=""><text:span text:style-name="Definition"><text:span text:style-name="T2">inconsciente</text:span></text:span></text:a>. Elle se réveille si elle subit des dégâts ou si une tierce personne utilise son action pour la réveiller en la secouant.</text:p>
      <text:p text:style-name="Text_20_body">=== Fumées d’othur (inhalation)</text:p>
      <text:p text:style-name="Text_20_body">Une créature soumise à ce poison doit faire un <text:a xlink:type="simple" xlink:href="/utiliser-les-caracteristiques/#jets-de-sauvegarde" office:name=""><text:span text:style-name="Definition">jet de sauvegarde</text:span></text:a> de Constitution DD 13. Si elle le rate, elle subit 3d6 dégâts de poison et doit refaire ce <text:a xlink:type="simple" xlink:href="/utiliser-les-caracteristiques/#jets-de-sauvegarde" office:name=""><text:span text:style-name="Definition">jet de sauvegarde</text:span></text:a> au début de chacun de ses tours. Elle subit 1d6 dégâts de poison pour chaque échec suivant. L’empoisonnement se termine après trois jets de sauvegarde réussis.</text:p>
      <text:p text:style-name="Text_20_body">=== Huile de taggit (contact)</text:p>
      <text:p text:style-name="Text_20_body">Une créature soumise à ce poison doit réussir un <text:a xlink:type="simple" xlink:href="/utiliser-les-caracteristiques/#jets-de-sauvegarde" office:name=""><text:span text:style-name="Definition">jet de sauvegarde</text:span></text:a> de Constitution DD 13 ou se trouver <text:a xlink:type="simple" xlink:href="/gerer-la-sante-du-personnage/#empoisonne" office:name=""><text:span text:style-name="Definition"><text:span text:style-name="T2">empoisonnée</text:span></text:span></text:a> pendant 24 heures. Une créature ainsi <text:a xlink:type="simple" xlink:href="/gerer-la-sante-du-personnage/#empoisonne" office:name=""><text:span text:style-name="Definition"><text:span text:style-name="T2">empoisonnée</text:span></text:span></text:a> est <text:a xlink:type="simple" xlink:href="/gerer-la-sante-du-personnage/#inconscient" office:name=""><text:span text:style-name="Definition"><text:span text:style-name="T2">inconsciente</text:span></text:span></text:a>. Elle se réveille si elle subit des dégâts.</text:p>
      <text:p text:style-name="Text_20_body">=== Larmes de minuit (ingestion)</text:p>
      <text:p text:style-name="Text_20_body">Une créature qui ingère ce poison ne souffre d’aucun effet…​ jusqu’à ce que sonne le premier coup de minuit. Si le poison n’a pas été neutralisé auparavant, la créature doit faire un <text:a xlink:type="simple" xlink:href="/utiliser-les-caracteristiques/#jets-de-sauvegarde" office:name=""><text:span text:style-name="Definition">jet de sauvegarde</text:span></text:a> de Constitution DD 17. Si elle échoue, elle subit 9d6 dégâts de poison, la moitié seulement si elle réussit.</text:p>
      <text:p text:style-name="Text_20_body">=== Malice (inhalation)</text:p>
      <text:p text:style-name="Text_20_body">Une créature soumise à ce poison doit réussir un <text:a xlink:type="simple" xlink:href="/utiliser-les-caracteristiques/#jets-de-sauvegarde" office:name=""><text:span text:style-name="Definition">jet de sauvegarde</text:span></text:a> de Constitution DD 15 ou se trouver <text:a xlink:type="simple" xlink:href="/gerer-la-sante-du-personnage/#empoisonne" office:name=""><text:span text:style-name="Definition"><text:span text:style-name="T2">empoisonnée</text:span></text:span></text:a> pendant 1 heure. Une créature ainsi <text:a xlink:type="simple" xlink:href="/gerer-la-sante-du-personnage/#empoisonne" office:name=""><text:span text:style-name="Definition"><text:span text:style-name="T2">empoisonnée</text:span></text:span></text:a> est <text:a xlink:type="simple" xlink:href="/gerer-la-sante-du-personnage/#aveugle" office:name=""><text:span text:style-name="Definition"><text:span text:style-name="T2">aveuglée</text:span></text:span></text:a>.</text:p>
      <text:p text:style-name="Text_20_body">=== Mucus de rampant (contact)</text:p>
      <text:p text:style-name="Text_20_body">Ce poison se récolte sur un rampant mort ou <text:a xlink:type="simple" xlink:href="/gerer-la-sante-du-personnage/#neutralise" office:name=""><text:span text:style-name="Definition"><text:span text:style-name="T2">neutralisé</text:span></text:span></text:a>. Une créature soumise à ce poison doit réussir un <text:a xlink:type="simple" xlink:href="/utiliser-les-caracteristiques/#jets-de-sauvegarde" office:name=""><text:span text:style-name="Definition">jet de sauvegarde</text:span></text:a> de Constitution DD 13, sans quoi elle est <text:a xlink:type="simple" xlink:href="/gerer-la-sante-du-personnage/#empoisonne" office:name=""><text:span text:style-name="Definition"><text:span text:style-name="T2">empoisonnée</text:span></text:span></text:a> pendant 1 minute. Elle est <text:a xlink:type="simple" xlink:href="/gerer-la-sante-du-personnage/#paralyse" office:name=""><text:span text:style-name="Definition"><text:span text:style-name="T2">paralysée</text:span></text:span></text:a> pendant toute la durée de l’empoisonnement, mais elle a droit à un nouveau <text:a xlink:type="simple" xlink:href="/utiliser-les-caracteristiques/#jets-de-sauvegarde" office:name=""><text:span text:style-name="Definition">jet de sauvegarde</text:span></text:a> à la fin de chacun de ses tours. Si elle en réussit un, l’effet se termine pour elle.</text:p>
      <text:p text:style-name="Text_20_body">=== Poison de ver pourpre (blessure)</text:p>
      <text:p text:style-name="Text_20_body">Ce poison se récolte sur un ver pourpre mort ou <text:a xlink:type="simple" xlink:href="/gerer-la-sante-du-personnage/#neutralise" office:name=""><text:span text:style-name="Definition"><text:span text:style-name="T2">neutralisé</text:span></text:span></text:a>. Une créature soumise à ce poison doit faire un <text:a xlink:type="simple" xlink:href="/utiliser-les-caracteristiques/#jets-de-sauvegarde" office:name=""><text:span text:style-name="Definition">jet de sauvegarde</text:span></text:a> de Constitution DD 19. Si elle échoue, elle subit 12d6 dégâts de poison, la moitié seulement si elle réussit.</text:p>
      <text:p text:style-name="Text_20_body">=== Poison de vouivre (blessure)</text:p>
      <text:p text:style-name="Text_20_body">Ce poison se récolte sur une vouivre morte ou <text:a xlink:type="simple" xlink:href="/gerer-la-sante-du-personnage/#neutralise" office:name=""><text:span text:style-name="Definition"><text:span text:style-name="T2">neutralisée</text:span></text:span></text:a>. Une créature soumise à ce poison doit faire un <text:a xlink:type="simple" xlink:href="/utiliser-les-caracteristiques/#jets-de-sauvegarde" office:name=""><text:span text:style-name="Definition">jet de sauvegarde</text:span></text:a> de Constitution DD 15. Si elle échoue, elle subit 7d6 dégâts de poison, la moitié seulement si elle réussit.</text:p>
      <text:p text:style-name="Text_20_body">=== Poison drow (blessure)</text:p>
      <text:p text:style-name="Text_20_body">En règle générale, les drows sont les seuls à fabriquer ce poison et seulement en des lieux très éloignés de la lumière du soleil. Une créature soumise à ce poison doit réussir un <text:a xlink:type="simple" xlink:href="/utiliser-les-caracteristiques/#jets-de-sauvegarde" office:name=""><text:span text:style-name="Definition">jet de sauvegarde</text:span></text:a> de Constitution DD 13 ou se trouver <text:a xlink:type="simple" xlink:href="/gerer-la-sante-du-personnage/#empoisonne" office:name=""><text:span text:style-name="Definition"><text:span text:style-name="T2">empoisonnée</text:span></text:span></text:a> pendant 1 heure. Si elle rate son jet de 5 ou plus, elle est <text:a xlink:type="simple" xlink:href="/gerer-la-sante-du-personnage/#inconscient" office:name=""><text:span text:style-name="Definition"><text:span text:style-name="T2">inconsciente</text:span></text:span></text:a> tout le temps que dure l’empoisonnement. Elle se réveille si elle subit des dégâts ou si une tierce personne utilise son action pour la réveiller en la secouant.</text:p>
      <text:p text:style-name="Text_20_body">=== Sang d’assassin (ingestion)</text:p>
      <text:p text:style-name="Text_20_body">Une créature soumise à ce poison doit faire un <text:a xlink:type="simple" xlink:href="/utiliser-les-caracteristiques/#jets-de-sauvegarde" office:name=""><text:span text:style-name="Definition">jet de sauvegarde</text:span></text:a> de Constitution DD 10. Si elle le rate, elle subit 2d6) dégâts de poison et elle est <text:a xlink:type="simple" xlink:href="/gerer-la-sante-du-personnage/#empoisonne" office:name=""><text:span text:style-name="Definition"><text:span text:style-name="T2">empoisonnée</text:span></text:span></text:a> pendant 24 heures. Si elle le réussit, elle subit la moitié des dégâts seulement et elle n’est pas <text:a xlink:type="simple" xlink:href="/gerer-la-sante-du-personnage/#empoisonne" office:name=""><text:span text:style-name="Definition"><text:span text:style-name="T2">empoisonnée</text:span></text:span></text:a>.</text:p>
      <text:p text:style-name="Text_20_body">=== Sérum de vérité (ingestion)</text:p>
      <text:p text:style-name="Text_20_body">Une créature soumise à ce poison doit réussir un <text:a xlink:type="simple" xlink:href="/utiliser-les-caracteristiques/#jets-de-sauvegarde" office:name=""><text:span text:style-name="Definition">jet de sauvegarde</text:span></text:a> de Constitution DD 11 ou se trouver <text:a xlink:type="simple" xlink:href="/gerer-la-sante-du-personnage/#empoisonne" office:name=""><text:span text:style-name="Definition"><text:span text:style-name="T2">empoisonnée</text:span></text:span></text:a> pendant 1 heure. Une créature ainsi <text:a xlink:type="simple" xlink:href="/gerer-la-sante-du-personnage/#empoisonne" office:name=""><text:span text:style-name="Definition"><text:span text:style-name="T2">empoisonnée</text:span></text:span></text:a> ne peut pas mentir délibérément, comme si elle était sous l’effet du sort <text:a xlink:type="simple" xlink:href="/grimoire/zone-de-verite/" office:name=""><text:span text:style-name="Definition"><text:span text:style-name="T2">zone de vérité</text:span></text:span></text:a>.</text:p>
      <text:p text:style-name="Text_20_body">=== Teinture pâle (ingestion)</text:p>
      <text:p text:style-name="Text_20_body">Une créature soumise à ce poison doit réussir un <text:a xlink:type="simple" xlink:href="/utiliser-les-caracteristiques/#jets-de-sauvegarde" office:name=""><text:span text:style-name="Definition">jet de sauvegarde</text:span></text:a> de Constitution DD 16 ou subir 1d6 dégâts de poison et se trouver <text:a xlink:type="simple" xlink:href="/gerer-la-sante-du-personnage/#empoisonne" office:name=""><text:span text:style-name="Definition"><text:span text:style-name="T2">empoisonnée</text:span></text:span></text:a>. Une créature ainsi <text:a xlink:type="simple" xlink:href="/gerer-la-sante-du-personnage/#empoisonne" office:name=""><text:span text:style-name="Definition"><text:span text:style-name="T2">empoisonnée</text:span></text:span></text:a> doit répéter le <text:a xlink:type="simple" xlink:href="/utiliser-les-caracteristiques/#jets-de-sauvegarde" office:name=""><text:span text:style-name="Definition">jet de sauvegarde</text:span></text:a> toutes les 24 heures et subit 1d6 points de dégâts de poison à chaque fois. Tant que l’empoisonnement n’est pas terminé, il est impossible de soigner les dégâts venant du poison, de quelque manière que ce soit. L’effet se termine et la victime peut guérir normalement une fois qu’elle a réussi sept jets de sauvegarde.</text:p>
      <text:p text:style-name="Text_20_body">=== Torpeur (ingestion)</text:p>
      <text:p text:style-name="Text_20_body">Une créature soumise à ce poison doit réussir un <text:a xlink:type="simple" xlink:href="/utiliser-les-caracteristiques/#jets-de-sauvegarde" office:name=""><text:span text:style-name="Definition">jet de sauvegarde</text:span></text:a> de Constitution DD 15 ou se trouver <text:a xlink:type="simple" xlink:href="/gerer-la-sante-du-personnage/#empoisonne" office:name=""><text:span text:style-name="Definition"><text:span text:style-name="T2">empoisonnée</text:span></text:span></text:a> pendant 4d6 heures. Une créature ainsi <text:a xlink:type="simple" xlink:href="/gerer-la-sante-du-personnage/#empoisonne" office:name=""><text:span text:style-name="Definition"><text:span text:style-name="T2">empoisonnée</text:span></text:span></text:a> est <text:a xlink:type="simple" xlink:href="/gerer-la-sante-du-personnage/#neutralise" office:name=""><text:span text:style-name="Definition"><text:span text:style-name="T2">neutralisée</text:span></text:span></text:a>.</text:p>
      <text:p text:style-name="Text_20_body">=== Venin de serpent (blessure)</text:p>
      <text:p text:style-name="Text_20_body">Ce poison se récolte sur un serpent venimeux géant mort ou <text:a xlink:type="simple" xlink:href="/gerer-la-sante-du-personnage/#neutralise" office:name=""><text:span text:style-name="Definition"><text:span text:style-name="T2">neutralisé</text:span></text:span></text:a>. Une créature soumise à ce poison doit faire un <text:a xlink:type="simple" xlink:href="/utiliser-les-caracteristiques/#jets-de-sauvegarde" office:name=""><text:span text:style-name="Definition">jet de sauvegarde</text:span></text:a> de Constitution DD 11. Si elle échoue, elle subit 3d6 dégâts de poison, la moitié seulement si elle réussit. — title: "La folie" — </text:p>
      <text:p text:style-name="Text_20_body">= La folie</text:p>
      <text:p text:style-name="Text_20_body">Pour résister à un effet entraînant la démence, il faut généralement réussir un <text:a xlink:type="simple" xlink:href="/utiliser-les-caracteristiques/#jets-de-sauvegarde" office:name=""><text:span text:style-name="Definition">jet de sauvegarde</text:span></text:a> de Charisme ou de Sagesse.</text:p>
      <text:p text:style-name="Text_20_body">== Les effets de la folie</text:p>
      <text:p text:style-name="Text_20_body">La démence peut être de courte durée, de longue durée ou de durée illimitée. Les effets ordinaires entraînent souvent une démence de courte durée, durant quelques minutes tout au plus. Des effets bien plus atroces ou cumulables se soldent par une démence à long terme voire à durée illimitée.</text:p>
      <text:p text:style-name="Text_20_body">Un personnage victime d’une <text:span text:style-name="T1">folie passagère</text:span> est sujet à un effet tiré de la table de la <text:a xlink:type="simple" xlink:href="#folie-passagere" office:name=""><text:span text:style-name="Definition">Folie passagère</text:span></text:a> pendant 2d6 minutes.</text:p>
      <text:p text:style-name="Text_20_body">Un personnage victime d’une <text:span text:style-name="T1">folie persistante</text:span> est sujet à un effet tiré de la table de la <text:a xlink:type="simple" xlink:href="#folie-persistante" office:name=""><text:span text:style-name="Definition">Folie persistante</text:span></text:a> pendant 2d6 × 10 heures.</text:p>
      <text:p text:style-name="Text_20_body">Un personnage victime d’une <text:span text:style-name="T1">folie à durée illimitée</text:span> acquiert un défaut tiré de la table de la <text:a xlink:type="simple" xlink:href="#folie-a-duree-illimitee" office:name=""><text:span text:style-name="Definition">Folie à durée illimitée</text:span></text:a> qu’il conserve jusqu’à ce que quelqu’un le soigne.</text:p>
      <text:p text:style-name="Text_20_body">== Soigner la folie</text:p>
      <text:p text:style-name="Text_20_body">Le sort <text:a xlink:type="simple" xlink:href="/grimoire/apaisement-des-emotions/" office:name=""><text:span text:style-name="Definition"><text:span text:style-name="T2">apaisement des émotions</text:span></text:span></text:a> peut supprimer les effets de la folie, tandis qu’une <text:a xlink:type="simple" xlink:href="/grimoire/restauration-inferieure/" office:name=""><text:span text:style-name="Definition"><text:span text:style-name="T2">restauration inférieure</text:span></text:span></text:a> peut débarrasser un personnage d’une folie de courte ou longue durée. Selon l’origine de la démence, <text:a xlink:type="simple" xlink:href="/grimoire/lever-une-malediction/" office:name=""><text:span text:style-name="Definition"><text:span text:style-name="T2">lever une malédiction</text:span></text:span></text:a> ou <text:a xlink:type="simple" xlink:href="/grimoire/dissipation-du-mal-et-du-bien/" office:name=""><text:span text:style-name="Definition"><text:span text:style-name="T2">dissipation du mal</text:span></text:span></text:a> fonctionne parfois. En revanche, il faut recourir à une <text:a xlink:type="simple" xlink:href="/grimoire/restauration-superieure/" office:name=""><text:span text:style-name="Definition"><text:span text:style-name="T2">restauration supérieure</text:span></text:span></text:a> ou une magie encore plus puissante pour débarrasser un personnage d’une folie à durée illimitée.</text:p>
      <text:p text:style-name="Text_20_body">§§§ .table-container</text:p>
      <text:p text:style-name="Text_20_body">== Folie passagère</text:p>
      <text:p text:style-name="Text_20_body">| 4D6 | Effet (durant 2d6 minutes) | |:-:|:-| | <text:span text:style-name="T1">4-5</text:span> | Le personnage s’isole dans son propre esprit, à tel point qu’il est <text:a xlink:type="simple" xlink:href="/gerer-la-sante-du-personnage/#paralyse" office:name=""><text:span text:style-name="Definition"><text:span text:style-name="T2">paralysé</text:span></text:span></text:a>. L’effet se termine s’il subit le moindre dégât. | | <text:span text:style-name="T1">6-7</text:span> | Le personnage est <text:a xlink:type="simple" xlink:href="/gerer-la-sante-du-personnage/#neutralise" office:name=""><text:span text:style-name="Definition"><text:span text:style-name="T2">neutralisé</text:span></text:span></text:a> et, tant qu’il est en proie à la folie, il ne fait que hurler, rire ou pleurer. | | <text:span text:style-name="T1">8-9</text:span> | Le personnage est <text:a xlink:type="simple" xlink:href="/gerer-la-sante-du-personnage/#terrorise" office:name=""><text:span text:style-name="Definition"><text:span text:style-name="T2">terrorisé</text:span></text:span></text:a> et, à chaque round, il doit utiliser son action et son déplacement pour fuir la source de sa terreur. | | <text:span text:style-name="T1">10-11</text:span> | Le personnage se met à bafouiller et il est incapable de parler normalement ou de lancer un sort. | | <text:span text:style-name="T1">12-13</text:span> | À chaque round, le personnage doit utiliser son action pour attaquer la créature la plus proche. | | <text:span text:style-name="T1">14-15</text:span> | Le personnage est victime d’hallucinations très réalistes et subit un <text:a xlink:type="simple" xlink:href="/utiliser-les-caracteristiques/#avantage-et-desavantage" office:name=""><text:span text:style-name="Definition"><text:span text:style-name="T2">désavantage</text:span></text:span></text:a> lors de ses <text:a xlink:type="simple" xlink:href="/utiliser-les-caracteristiques/#tests-de-caracteristique" office:name=""><text:span text:style-name="Definition">tests de caractéristique</text:span></text:a>. | | <text:span text:style-name="T1">16-17</text:span> | Le personnage fait tout ce qu’autrui lui dit de faire, à moins que ce ne soit à l’évidence autodestructeur. | | <text:span text:style-name="T1">18-19</text:span> | Le personnage éprouve une envie irrépressible de manger quelque chose d’étrange, comme de la terre, de la vase ou des entrailles. | | <text:span text:style-name="T1">20-22</text:span> | Le personnage est <text:a xlink:type="simple" xlink:href="/gerer-la-sante-du-personnage/#etourdi" office:name=""><text:span text:style-name="Definition"><text:span text:style-name="T2">étourdi</text:span></text:span></text:a>. | | <text:span text:style-name="T1">23-24</text:span> | Le personnage tombe <text:a xlink:type="simple" xlink:href="/gerer-la-sante-du-personnage/#inconscient" office:name=""><text:span text:style-name="Definition"><text:span text:style-name="T2">inconscient</text:span></text:span></text:a>. |</text:p>
      <text:p text:style-name="Text_20_body">== Folie persistante</text:p>
      <text:p text:style-name="Text_20_body">| 4d6 | Effet (durant 2d6 × 10 heures) | |:-:|:-| | <text:span text:style-name="T1">4-5</text:span> | Le personnage se sent obligé de répéter une activité, encore et encore, comme de se laver les mains, de toucher quelque chose, de prier ou de compter son argent. | | <text:span text:style-name="T1">6-7</text:span> | Le personnage est victime d’hallucinations très réalistes et subit un <text:a xlink:type="simple" xlink:href="/utiliser-les-caracteristiques/#avantage-et-desavantage" office:name=""><text:span text:style-name="Definition"><text:span text:style-name="T2">désavantage</text:span></text:span></text:a> lors de ses <text:a xlink:type="simple" xlink:href="/utiliser-les-caracteristiques/#tests-de-caracteristique" office:name=""><text:span text:style-name="Definition">tests de caractéristique</text:span></text:a>. | | <text:span text:style-name="T1">8-9</text:span> | Le personnage souffre d’une paranoïa aiguë. Il subit un <text:a xlink:type="simple" xlink:href="/utiliser-les-caracteristiques/#avantage-et-desavantage" office:name=""><text:span text:style-name="Definition"><text:span text:style-name="T2">désavantage</text:span></text:span></text:a> lors des tests de Sagesse et de Charisme. | | <text:span text:style-name="T1">10-11</text:span> | Le personnage éprouve un profond sentiment de révulsion vis-à-vis de quelque chose (généralement la cause de sa démence), comme s’il souffrait de la version répulsion du sort <text:a xlink:type="simple" xlink:href="/grimoire/repulsion-attirance/" office:name=""><text:span text:style-name="Definition"><text:span text:style-name="T2">répulsion/attirance</text:span></text:span></text:a>. | | <text:span text:style-name="T1">12-13</text:span> | Le personnage souffre d’une puissante illusion. Choisissez une potion : il est persuadé qu’il est sous son effet. | | <text:span text:style-name="T1">14-15</text:span> | Le personnage s’attache à un « porte-bonheur » , qu’il s’agisse d’une personne ou d’un objet. Il subit un <text:a xlink:type="simple" xlink:href="/utiliser-les-caracteristiques/#avantage-et-desavantage" office:name=""><text:span text:style-name="Definition"><text:span text:style-name="T2">désavantage</text:span></text:span></text:a> lors des jets d’attaque et de sauvegarde et des <text:a xlink:type="simple" xlink:href="/utiliser-les-caracteristiques/#tests-de-caracteristique" office:name=""><text:span text:style-name="Definition">tests de caractéristique</text:span></text:a> dès qu’il se trouve à plus de 9 mètres de lui. | | <text:span text:style-name="T1">16-17</text:span> | Le personnage est aveugle (25 %) ou sourd (75 %). | | <text:span text:style-name="T1">18-19</text:span> | Le personnage est agité de soubresauts ou de tics incontrôlables qui le désavantagent lors des jets d’attaque, des <text:a xlink:type="simple" xlink:href="/utiliser-les-caracteristiques/#tests-de-caracteristique" office:name=""><text:span text:style-name="Definition">tests de caractéristique</text:span></text:a> et des jets de sauvegarde basés sur la Force ou la Dextérité. | | <text:span text:style-name="T1">20-21</text:span> | Le personnage souffre d’amnésie partielle. Il se souvient de qui il est et conserve ses traits raciaux et ses aptitudes de classe, mais il ne reconnaît plus les autres et ne se rappelle plus de tout ce qu’il s’est passé avant qu’il succombe à la folie. | | <text:span text:style-name="T1">22</text:span> | À chaque fois que le personnage subit des dégâts, il doit réussir un <text:a xlink:type="simple" xlink:href="/utiliser-les-caracteristiques/#jets-de-sauvegarde" office:name=""><text:span text:style-name="Definition">jet de sauvegarde</text:span></text:a> de Sagesse DD 15, sans quoi il lui arrive la même chose que s’il avait raté un <text:a xlink:type="simple" xlink:href="/utiliser-les-caracteristiques/#jets-de-sauvegarde" office:name=""><text:span text:style-name="Definition">jet de sauvegarde</text:span></text:a> contre le sort <text:a xlink:type="simple" xlink:href="/grimoire/confusion" office:name=""><text:span text:style-name="Definition"><text:span text:style-name="T2">confusion</text:span></text:span></text:a>. L’effet dure 1 minute. | | <text:span text:style-name="T1">23</text:span> | Le personnage est incapable de parler. | | <text:span text:style-name="T1">24</text:span> | Le personnage tombe <text:a xlink:type="simple" xlink:href="/gerer-la-sante-du-personnage/#inconscient" office:name=""><text:span text:style-name="Definition"><text:span text:style-name="T2">inconscient</text:span></text:span></text:a>. Il est impossible de le réveiller en le secouant ou même en lui infligeant des dégâts. |</text:p>
      <text:p text:style-name="Text_20_body">== Folie à durée illimitée</text:p>
      <text:p text:style-name="Text_20_body">| 4d6 | Défaut (jusqu’à guérison) | |:-:|:-| | <text:span text:style-name="T1">4-5</text:span> | « Je reste sain d’esprit si je suis ivre. » | | <text:span text:style-name="T1">6-7</text:span> | « Je garde tout ce que je trouve. » | | <text:span text:style-name="T1">8-9</text:span> | « J’essaie de ressembler à quelqu’un que je connais, j’adopte son style vestimentaire, ses manières et même son nom. » | | <text:span text:style-name="T1">10-11</text:span> | « Je dois déformer la vérité, exagérer ou mentir sans vergogne pour que les autres s’intéressent à moi. » | | <text:span text:style-name="T1">12-13</text:span> | « La seule chose qui m’intéresse, c’est d’atteindre mon objectif et pour y arriver, je me moque de tout le reste. » | | <text:span text:style-name="T1">14-15</text:span> | « J’ai du mal à me soucier de ce qui se passe autour de moi. » | | <text:span text:style-name="T1">17</text:span> | « Je n’aime pas la manière dont les gens me jugent en permanence. » | | <text:span text:style-name="T1">18</text:span> | « Je suis la personne la plus rusée, la plus sage, la plus forte, la plus rapide et la plus belle que je connaisse. » | | <text:span text:style-name="T1">19</text:span> | « Je sais que de puissants ennemis me pourchassent et que leurs agents sont partout. Je suis sûr qu’ils me surveillent en permanence. » | | <text:span text:style-name="T1">20-21</text:span> | « Je ne peux me fier qu’à une seule personne et je suis le seul à pouvoir voir cet ami très spécial. » | | <text:span text:style-name="T1">22-23</text:span> | « Je suis incapable de prendre quelque chose au sérieux. Plus la situation est grave, plus je la trouve marrante. » | | <text:span text:style-name="T1">24</text:span> | « Je viens de découvrir que j’adore tuer des gens. » | §§§ — title: "Les trésors" — </text:p>
      <text:p text:style-name="Text_20_body">= Les trésors</text:p>
      <text:p text:style-name="Text_20_body">== Les différents types de trésor</text:p>
      <text:p text:style-name="Text_20_body">=== Argent</text:p>
      <text:p text:style-name="Text_20_body">Le nerf de la guerre. La monnaie sonnante et trébuchante est le type de trésor le plus commun. Les aventuriers peuvent découvrir des pièces de cuivre (pc), des pièces d’argent (pa), des pièces d’électrum (pe), des pièces d’or (po) et des pièces de platine (pp).</text:p>
      <text:p text:style-name="Text_20_body">=== Gemmes</text:p>
      <text:p text:style-name="Text_20_body">Une gemme est une pierre précieuse, généralement taillée, dont la valeur dépend de la rareté et de la pureté. Elles ont l’avantage d’être bien moins encombrantes que les sacs de pièces puisqu’une gemme tient généralement dans le creux de la main.</text:p>
      <text:p text:style-name="Text_20_body">=== Objets d’art</text:p>
      <text:p text:style-name="Text_20_body">Statuettes, tapisseries brodées d’or, toiles de maîtres, les objets d’arts peuvent avoir des dizaines de formes différentes. Leur valeur dépend de la qualité du travail effectué et des matériaux utilisés. Il est parfois compliqué pour des aventuriers d’emporter des objets volumineux.</text:p>
      <text:p text:style-name="Text_20_body">=== Objets rares</text:p>
      <text:p text:style-name="Text_20_body">Ces objets ne sont pas magiques mais peuvent se révéler utiles ou précieux pour des aventuriers. On peut les trouver aux alentours de l’habitat des monstres, dans l’équipement de leurs ennemis vaincus ou dans le stock de matériel pillé par une horde. Ils peuvent pimenter une rencontre, lui donner une certaine saveur, sans en changer la difficulté.</text:p>
      <text:p text:style-name="Text_20_body">=== Objets magiques</text:p>
      <text:p text:style-name="Text_20_body">Trésor le plus prisé par les aventuriers, les objets magiques, au-delà de leur valeur monétaire, sont extrêmement utiles puisqu’ils augmentent considérablement les capacités des PJ. Les objets magiques sont parfois cachés dans l’antre d’une créature et parfois utilisés par des adversaires intelligents.</text:p>
      <text:p text:style-name="Text_20_body">== Déterminer un trésor</text:p>
      <text:p text:style-name="Text_20_body">Les tableaux qui suivent vous aideront à déterminer les trésors découverts par les aventuriers. Avant d’utiliser les tableaux, il faut distinguer l’argent transporté par des monstres individuels ou de petits groupes et le véritable trésor d’un groupe composé de nombreuses créatures (une horde d’orcs ou un clan de géants) ou de créatures légendaires (un dragon). Le tableau <text:a xlink:type="simple" xlink:href="#table-a" office:name=""><text:span text:style-name="Definition"><text:span text:style-name="T2">A — trésor individuel</text:span></text:span></text:a> représente la somme possédée par chaque monstre individuellement. Les tableaux <text:a xlink:type="simple" xlink:href="#table-b" office:name=""><text:span text:style-name="Definition"><text:span text:style-name="T2">B — objets rares</text:span></text:span></text:a>, <text:a xlink:type="simple" xlink:href="#table-c" office:name=""><text:span text:style-name="Definition"><text:span text:style-name="T2">C — trésor, gemmes et objets d’art</text:span></text:span></text:a> et <text:a xlink:type="simple" xlink:href="#table-d" office:name=""><text:span text:style-name="Definition"><text:span text:style-name="T2">D — objets magiques</text:span></text:span></text:a> permettent de déterminer le trésor d’un grand groupe, d’une créature puissante ou, pourquoi pas, la somme offerte par le commanditaire des PJ. Vous effectuerez donc un tirage par monstre sur la table A et un seul tirage par rencontre dans les tables B, C et/ou D si le tirage sur la table de base vous l’indique.</text:p>
      <text:p text:style-name="Text_20_body">Chaque tableau est divisé en colonnes, selon le niveau des PJ ajusté par la difficulté de la rencontre : -1 pour une rencontre aisée, +1 pour une rencontre ordinaire et +3 pour une rencontre ardue (voir <text:a xlink:type="simple" xlink:href="/construire-une-rencontre/#difficulte-d-une-rencontre" office:name=""><text:span text:style-name="Definition">Construire une rencontre</text:span></text:a> pour les difficultés des rencontres) Notez que ces tableaux ne sont qu’indicatifs. Chaque monstre ne transporte pas de l’argent et des objets magiques sur lui. Pour justifier la présence d’un trésor précieux auprès d’un monstre relativement faible ou peu intelligent, pensez que les objets peuvent très bien se trouver sur les cadavres des précédents aventuriers qui ont tenté d’affronter la créature. §§§ .table-container</text:p>
      <text:p text:style-name="Text_20_body">=== Table de base</text:p>
      <text:p text:style-name="Text_20_body">Niveau de la rencontre</text:p>
      <text:p text:style-name="Text_20_body">3d6</text:p>
      <text:p text:style-name="Text_20_body">0 à 3</text:p>
      <text:p text:style-name="Text_20_body">4 à 7</text:p>
      <text:p text:style-name="Text_20_body">8 à 11</text:p>
      <text:p text:style-name="Text_20_body">12 à 16</text:p>
      <text:p text:style-name="Text_20_body">17 et +</text:p>
      <text:p text:style-name="Text_20_body"><text:span text:style-name="T1">3-6</text:span></text:p>
      <text:p text:style-name="Text_20_body"><text:a xlink:type="simple" xlink:href="#table-a" office:name=""><text:span text:style-name="Definition">A</text:span></text:a></text:p>
      <text:p text:style-name="Text_20_body"><text:a xlink:type="simple" xlink:href="#table-a" office:name=""><text:span text:style-name="Definition">A</text:span></text:a></text:p>
      <text:p text:style-name="Text_20_body"><text:a xlink:type="simple" xlink:href="#table-a" office:name=""><text:span text:style-name="Definition">A</text:span></text:a> <text:a xlink:type="simple" xlink:href="#table-b" office:name=""><text:span text:style-name="Definition">B</text:span></text:a></text:p>
      <text:p text:style-name="Text_20_body"><text:a xlink:type="simple" xlink:href="#table-a" office:name=""><text:span text:style-name="Definition">A</text:span></text:a> <text:a xlink:type="simple" xlink:href="#table-b" office:name=""><text:span text:style-name="Definition">B</text:span></text:a> <text:a xlink:type="simple" xlink:href="#table-c" office:name=""><text:span text:style-name="Definition">C</text:span></text:a></text:p>
      <text:p text:style-name="Text_20_body"><text:a xlink:type="simple" xlink:href="#table-a" office:name=""><text:span text:style-name="Definition">A</text:span></text:a> <text:a xlink:type="simple" xlink:href="#table-b" office:name=""><text:span text:style-name="Definition">B</text:span></text:a> <text:a xlink:type="simple" xlink:href="#table-c" office:name=""><text:span text:style-name="Definition">C</text:span></text:a> <text:a xlink:type="simple" xlink:href="#table-d" office:name=""><text:span text:style-name="Definition">D</text:span></text:a></text:p>
      <text:p text:style-name="Text_20_body"><text:span text:style-name="T1">7-10</text:span></text:p>
      <text:p text:style-name="Text_20_body"><text:a xlink:type="simple" xlink:href="#table-a" office:name=""><text:span text:style-name="Definition">A</text:span></text:a></text:p>
      <text:p text:style-name="Text_20_body"><text:a xlink:type="simple" xlink:href="#table-a" office:name=""><text:span text:style-name="Definition">A</text:span></text:a> <text:a xlink:type="simple" xlink:href="#table-b" office:name=""><text:span text:style-name="Definition">B</text:span></text:a></text:p>
      <text:p text:style-name="Text_20_body"><text:a xlink:type="simple" xlink:href="#table-a" office:name=""><text:span text:style-name="Definition">A</text:span></text:a> <text:a xlink:type="simple" xlink:href="#table-b" office:name=""><text:span text:style-name="Definition">B</text:span></text:a> <text:a xlink:type="simple" xlink:href="#table-c" office:name=""><text:span text:style-name="Definition">C</text:span></text:a></text:p>
      <text:p text:style-name="Text_20_body"><text:a xlink:type="simple" xlink:href="#table-a" office:name=""><text:span text:style-name="Definition">A</text:span></text:a> <text:a xlink:type="simple" xlink:href="#table-b" office:name=""><text:span text:style-name="Definition">B</text:span></text:a> <text:a xlink:type="simple" xlink:href="#table-c" office:name=""><text:span text:style-name="Definition">C</text:span></text:a> <text:a xlink:type="simple" xlink:href="#table-d" office:name=""><text:span text:style-name="Definition">D</text:span></text:a></text:p>
      <text:p text:style-name="Text_20_body"><text:span text:style-name="T1">11-14</text:span></text:p>
      <text:p text:style-name="Text_20_body"><text:a xlink:type="simple" xlink:href="#table-a" office:name=""><text:span text:style-name="Definition">A</text:span></text:a> <text:a xlink:type="simple" xlink:href="#table-b" office:name=""><text:span text:style-name="Definition">B</text:span></text:a></text:p>
      <text:p text:style-name="Text_20_body"><text:a xlink:type="simple" xlink:href="#table-a" office:name=""><text:span text:style-name="Definition">A</text:span></text:a> <text:a xlink:type="simple" xlink:href="#table-b" office:name=""><text:span text:style-name="Definition">B</text:span></text:a> <text:a xlink:type="simple" xlink:href="#table-c" office:name=""><text:span text:style-name="Definition">C</text:span></text:a></text:p>
      <text:p text:style-name="Text_20_body"><text:a xlink:type="simple" xlink:href="#table-a" office:name=""><text:span text:style-name="Definition">A</text:span></text:a> <text:a xlink:type="simple" xlink:href="#table-b" office:name=""><text:span text:style-name="Definition">B</text:span></text:a> <text:a xlink:type="simple" xlink:href="#table-c" office:name=""><text:span text:style-name="Definition">C</text:span></text:a> <text:a xlink:type="simple" xlink:href="#table-d" office:name=""><text:span text:style-name="Definition">D</text:span></text:a></text:p>
      <text:p text:style-name="Text_20_body"><text:span text:style-name="T1">15-19</text:span></text:p>
      <text:p text:style-name="Text_20_body"><text:a xlink:type="simple" xlink:href="#table-a" office:name=""><text:span text:style-name="Definition">A</text:span></text:a> <text:a xlink:type="simple" xlink:href="#table-b" office:name=""><text:span text:style-name="Definition">B</text:span></text:a> <text:a xlink:type="simple" xlink:href="#table-c" office:name=""><text:span text:style-name="Definition">C</text:span></text:a></text:p>
      <text:p text:style-name="Text_20_body"><text:a xlink:type="simple" xlink:href="#table-a" office:name=""><text:span text:style-name="Definition">A</text:span></text:a> <text:a xlink:type="simple" xlink:href="#table-b" office:name=""><text:span text:style-name="Definition">B</text:span></text:a> <text:a xlink:type="simple" xlink:href="#table-c" office:name=""><text:span text:style-name="Definition">C</text:span></text:a> <text:a xlink:type="simple" xlink:href="#table-d" office:name=""><text:span text:style-name="Definition">D</text:span></text:a></text:p>
      <text:p text:style-name="Text_20_body"><text:span text:style-name="T1">20+</text:span></text:p>
      <text:p text:style-name="Text_20_body"><text:a xlink:type="simple" xlink:href="#table-a" office:name=""><text:span text:style-name="Definition">A</text:span></text:a> <text:a xlink:type="simple" xlink:href="#table-b" office:name=""><text:span text:style-name="Definition">B</text:span></text:a> <text:a xlink:type="simple" xlink:href="#table-c" office:name=""><text:span text:style-name="Definition">C</text:span></text:a> <text:a xlink:type="simple" xlink:href="#table-d" office:name=""><text:span text:style-name="Definition">D</text:span></text:a></text:p>
      <text:p text:style-name="Text_20_body">§§§</text:p>
      <text:p text:style-name="Text_20_body">=== Table A — trésor individuel</text:p>
      <text:p text:style-name="Text_20_body">Cette table indique combien d’argent transporte chaque monstre affronté. Si la rencontre comporte plusieurs monstres, effectuez un tirage par adversaire. Pour plus de rapidité, vous pouvez également multiplier le résultat obtenu par le nombre d’adversaires.</text:p>
      <text:p text:style-name="Text_20_body">Vous pouvez remplacer, particulièrement au-delà du niveau 8, tout ou partie de cet argent par des gemmes ou des objets magiques de valeur équivalente. Les monstres transportent rarement des sacs de plus de 50 kilos de pièces sur eux.</text:p>
      <text:p text:style-name="Text_20_body">§§§ .table-container</text:p>
      <text:p text:style-name="Text_20_body">==== Table A</text:p>
      <text:p text:style-name="Text_20_body">Niveau de la rencontre</text:p>
      <text:p text:style-name="Text_20_body">3d6</text:p>
      <text:p text:style-name="Text_20_body">0 à 3</text:p>
      <text:p text:style-name="Text_20_body">4 à 7</text:p>
      <text:p text:style-name="Text_20_body">8 à 11</text:p>
      <text:p text:style-name="Text_20_body">12 à 16</text:p>
      <text:p text:style-name="Text_20_body">17 et +</text:p>
      <text:p text:style-name="Text_20_body"><text:span text:style-name="T1">3-6</text:span></text:p>
      <text:p text:style-name="Text_20_body">4d6 (14) pc</text:p>
      <text:p text:style-name="Text_20_body">&lt;/td&gt;</text:p>
      <text:p text:style-name="Text_20_body">3d6 × 100 (1000) pc<text:line-break/>5d6 (17) pe</text:p>
      <text:p text:style-name="Text_20_body">&lt;/td&gt;</text:p>
      <text:p text:style-name="Text_20_body">5d6 × 100 (1700) pc<text:line-break/>1d6 × 10 (35) pe</text:p>
      <text:p text:style-name="Text_20_body">&lt;/td&gt;</text:p>
      <text:p text:style-name="Text_20_body">4d6 × 100 (1400) pa<text:line-break/>1d6 × 100 (350) po</text:p>
      <text:p text:style-name="Text_20_body">&lt;/td&gt;</text:p>
      <text:p text:style-name="Text_20_body">2d6 × 1000 (7000) pe<text:line-break/>6d6 × 100 (2100) po</text:p>
      <text:p text:style-name="Text_20_body"><text:span text:style-name="T1">7-10</text:span></text:p>
      <text:p text:style-name="Text_20_body">4d6 (14) pa</text:p>
      <text:p text:style-name="Text_20_body">&lt;/td&gt;</text:p>
      <text:p text:style-name="Text_20_body">4d6 × 10 (140) pa<text:line-break/>5d6 (17) po</text:p>
      <text:p text:style-name="Text_20_body">&lt;/td&gt;</text:p>
      <text:p text:style-name="Text_20_body">6d6 × 10 (210) pa<text:line-break/>1d6 × 10 (35) po</text:p>
      <text:p text:style-name="Text_20_body">&lt;/td&gt;</text:p>
      <text:p text:style-name="Text_20_body">1d6 × 100 (350) pe<text:line-break/>1d6 × 100 (350) po</text:p>
      <text:p text:style-name="Text_20_body">&lt;/td&gt;</text:p>
      <text:p text:style-name="Text_20_body">8d6 × 100 (2800) po<text:line-break/>1d6 × 10 (35) pp</text:p>
      <text:p text:style-name="Text_20_body"><text:span text:style-name="T1">11-14</text:span></text:p>
      <text:p text:style-name="Text_20_body">2d6 (7) po</text:p>
      <text:p text:style-name="Text_20_body">&lt;/td&gt;</text:p>
      <text:p text:style-name="Text_20_body">1d6 × 10 (35) po<text:line-break/>5d6 (17) pe</text:p>
      <text:p text:style-name="Text_20_body">&lt;/td&gt;</text:p>
      <text:p text:style-name="Text_20_body">3d6 × 10 (100) po<text:line-break/>1d6 × 10 (35) pe</text:p>
      <text:p text:style-name="Text_20_body">&lt;/td&gt;</text:p>
      <text:p text:style-name="Text_20_body">2d6 × 100 (700) po<text:line-break/>1d6 (3) pp</text:p>
      <text:p text:style-name="Text_20_body">&lt;/td&gt;</text:p>
      <text:p text:style-name="Text_20_body">1d6 × 1000 (3500) po<text:line-break/>1d3 × 100 (150) pp</text:p>
      <text:p text:style-name="Text_20_body"><text:span text:style-name="T1">15-19</text:span></text:p>
      <text:p text:style-name="Text_20_body">4d6 (14) po</text:p>
      <text:p text:style-name="Text_20_body">&lt;/td&gt;</text:p>
      <text:p text:style-name="Text_20_body">2d6 × 10 (70) po<text:line-break/>5d6 (17) pa</text:p>
      <text:p text:style-name="Text_20_body">&lt;/td&gt;</text:p>
      <text:p text:style-name="Text_20_body">4d6 × 10 (140) po<text:line-break/>1d6 × 10 (35) pa</text:p>
      <text:p text:style-name="Text_20_body">&lt;/td&gt;</text:p>
      <text:p text:style-name="Text_20_body">2d6 × 100 (700) po<text:line-break/>1d6 × 10 (35) pp</text:p>
      <text:p text:style-name="Text_20_body">&lt;/td&gt;</text:p>
      <text:p text:style-name="Text_20_body">1d6 × 1000 (3500) po<text:line-break/>1d6 × 100 (350) pp</text:p>
      <text:p text:style-name="Text_20_body"><text:span text:style-name="T1">20+</text:span></text:p>
      <text:p text:style-name="Text_20_body">1d3 (1) pp</text:p>
      <text:p text:style-name="Text_20_body">&lt;/td&gt;</text:p>
      <text:p text:style-name="Text_20_body">2d6 (7) pp<text:line-break/>5d6 (17) po</text:p>
      <text:p text:style-name="Text_20_body">&lt;/td&gt;</text:p>
      <text:p text:style-name="Text_20_body">4d6 (14) pp<text:line-break/>1d6 × 10 (35) po</text:p>
      <text:p text:style-name="Text_20_body">&lt;/td&gt;</text:p>
      <text:p text:style-name="Text_20_body">2d6 × 100 (700) po<text:line-break/>2d6 × 10 (70) pp</text:p>
      <text:p text:style-name="Text_20_body">&lt;/td&gt;</text:p>
      <text:p text:style-name="Text_20_body">1d6 × 1000 (3500) po<text:line-break/>2d6 × 100 (700) pp</text:p>
      <text:p text:style-name="Text_20_body">§§§</text:p>
      <text:p text:style-name="Text_20_body">=== Table B — objets rares</text:p>
      <text:p text:style-name="Text_20_body">Avec ce tableau vous allez déterminer quels objets insolites, rares et de faible valeur votre groupe de créatures possède. Réalisez d’abord un tirage sur la première table pour connaître le nombre d’objets à déterminer dans le second tableau. Rappelez-vous qu’il ne faut réaliser qu’un seul tirage par rencontre.</text:p>
      <text:p text:style-name="Text_20_body">§§§ .table-container</text:p>
      <text:p text:style-name="Text_20_body">==== Table B</text:p>
      <text:p text:style-name="Text_20_body">Niveau de la rencontre</text:p>
      <text:p text:style-name="Text_20_body">3d6</text:p>
      <text:p text:style-name="Text_20_body">0 à 3</text:p>
      <text:p text:style-name="Text_20_body">4 à 7</text:p>
      <text:p text:style-name="Text_20_body">8 à 11</text:p>
      <text:p text:style-name="Text_20_body">12 à 16</text:p>
      <text:p text:style-name="Text_20_body">17 et +</text:p>
      <text:p text:style-name="Text_20_body"><text:span text:style-name="T1">3-6</text:span></text:p>
      <text:p text:style-name="Text_20_body">-</text:p>
      <text:p text:style-name="Text_20_body">&lt;/td&gt;</text:p>
      <text:p text:style-name="Text_20_body">-</text:p>
      <text:p text:style-name="Text_20_body">&lt;/td&gt;</text:p>
      <text:p text:style-name="Text_20_body">-</text:p>
      <text:p text:style-name="Text_20_body">&lt;/td&gt;</text:p>
      <text:p text:style-name="Text_20_body">-</text:p>
      <text:p text:style-name="Text_20_body">&lt;/td&gt;</text:p>
      <text:p text:style-name="Text_20_body">-</text:p>
      <text:p text:style-name="Text_20_body"><text:span text:style-name="T1">7-10</text:span></text:p>
      <text:p text:style-name="Text_20_body">-</text:p>
      <text:p text:style-name="Text_20_body">&lt;/td&gt;</text:p>
      <text:p text:style-name="Text_20_body">-</text:p>
      <text:p text:style-name="Text_20_body">&lt;/td&gt;</text:p>
      <text:p text:style-name="Text_20_body">-</text:p>
      <text:p text:style-name="Text_20_body">&lt;/td&gt;</text:p>
      <text:p text:style-name="Text_20_body">1 objet</text:p>
      <text:p text:style-name="Text_20_body">&lt;/td&gt;</text:p>
      <text:p text:style-name="Text_20_body">1 objet</text:p>
      <text:p text:style-name="Text_20_body"><text:span text:style-name="T1">11-14</text:span></text:p>
      <text:p text:style-name="Text_20_body">-</text:p>
      <text:p text:style-name="Text_20_body">&lt;/td&gt;</text:p>
      <text:p text:style-name="Text_20_body">-</text:p>
      <text:p text:style-name="Text_20_body">&lt;/td&gt;</text:p>
      <text:p text:style-name="Text_20_body">1 objet</text:p>
      <text:p text:style-name="Text_20_body">&lt;/td&gt;</text:p>
      <text:p text:style-name="Text_20_body">1d3 objets</text:p>
      <text:p text:style-name="Text_20_body">&lt;/td&gt;</text:p>
      <text:p text:style-name="Text_20_body">1d3 objets</text:p>
      <text:p text:style-name="Text_20_body"><text:span text:style-name="T1">15-19</text:span></text:p>
      <text:p text:style-name="Text_20_body">-</text:p>
      <text:p text:style-name="Text_20_body">&lt;/td&gt;</text:p>
      <text:p text:style-name="Text_20_body">1 objet</text:p>
      <text:p text:style-name="Text_20_body">&lt;/td&gt;</text:p>
      <text:p text:style-name="Text_20_body">1d3 objets</text:p>
      <text:p text:style-name="Text_20_body">&lt;/td&gt;</text:p>
      <text:p text:style-name="Text_20_body">1d6 objets</text:p>
      <text:p text:style-name="Text_20_body">&lt;/td&gt;</text:p>
      <text:p text:style-name="Text_20_body">1d6 objets</text:p>
      <text:p text:style-name="Text_20_body"><text:span text:style-name="T1">20+</text:span></text:p>
      <text:p text:style-name="Text_20_body">1 objet</text:p>
      <text:p text:style-name="Text_20_body">&lt;/td&gt;</text:p>
      <text:p text:style-name="Text_20_body">1d3 objets</text:p>
      <text:p text:style-name="Text_20_body">&lt;/td&gt;</text:p>
      <text:p text:style-name="Text_20_body">1d3 objets</text:p>
      <text:p text:style-name="Text_20_body">&lt;/td&gt;</text:p>
      <text:p text:style-name="Text_20_body">1d6 objets</text:p>
      <text:p text:style-name="Text_20_body">&lt;/td&gt;</text:p>
      <text:p text:style-name="Text_20_body">1d6 objets</text:p>
      <text:p text:style-name="Text_20_body">§§§</text:p>
      <table:table table:name="Table2" table:style-name="Table2">
        <table:table-column table:style-name="Table2.A"/>
        <table:table-column table:style-name="Table2.B"/>
        <table:table-header-rows>
          <table:table-row>
            <table:table-cell table:style-name="TableHeaderRowCell" office:value-type="string">
              <text:p text:style-name="Table_20_Heading">4d6</text:p>
            </table:table-cell>
            <table:table-cell table:style-name="TableHeaderRowCell" office:value-type="string">
              <text:p text:style-name="Table_20_Heading">Objet</text:p>
            </table:table-cell>
          </table:table-row>
        </table:table-header-rows>
        <table:table-row>
          <table:table-cell table:style-name="TableRowCell" office:value-type="string">
            <text:p text:style-name="Table_20_Contents"><text:span text:style-name="T1">1-2</text:span></text:p>
          </table:table-cell>
          <table:table-cell table:style-name="TableRowCell" office:value-type="string">
            <text:p text:style-name="Table_20_Contents">objets standarts</text:p>
          </table:table-cell>
        </table:table-row>
        <table:table-row>
          <table:table-cell table:style-name="TableRowCell" office:value-type="string">
            <text:p text:style-name="Table_20_Contents"><text:span text:style-name="T1">3-4</text:span></text:p>
          </table:table-cell>
          <table:table-cell table:style-name="TableRowCell" office:value-type="string">
            <text:p text:style-name="Table_20_Contents">instruments de musique</text:p>
          </table:table-cell>
        </table:table-row>
        <table:table-row>
          <table:table-cell table:style-name="TableRowCell" office:value-type="string">
            <text:p text:style-name="Table_20_Contents"><text:span text:style-name="T1">5-6</text:span></text:p>
          </table:table-cell>
          <table:table-cell table:style-name="TableRowCell" office:value-type="string">
            <text:p text:style-name="Table_20_Contents">outils</text:p>
          </table:table-cell>
        </table:table-row>
        <table:table-row>
          <table:table-cell table:style-name="TableRowCell" office:value-type="string">
            <text:p text:style-name="Table_20_Contents"><text:span text:style-name="T1">7-8</text:span></text:p>
          </table:table-cell>
          <table:table-cell table:style-name="TableRowCell" office:value-type="string">
            <text:p text:style-name="Table_20_Contents">Armes courantes à distance</text:p>
          </table:table-cell>
        </table:table-row>
        <table:table-row>
          <table:table-cell table:style-name="TableRowCell" office:value-type="string">
            <text:p text:style-name="Table_20_Contents"><text:span text:style-name="T1">9-10</text:span></text:p>
          </table:table-cell>
          <table:table-cell table:style-name="TableRowCell" office:value-type="string">
            <text:p text:style-name="Table_20_Contents">Arme de guerre à distance</text:p>
          </table:table-cell>
        </table:table-row>
        <table:table-row>
          <table:table-cell table:style-name="TableRowCell" office:value-type="string">
            <text:p text:style-name="Table_20_Contents"><text:span text:style-name="T1">11-12</text:span></text:p>
          </table:table-cell>
          <table:table-cell table:style-name="TableRowCell" office:value-type="string">
            <text:p text:style-name="Table_20_Contents">Armure</text:p>
          </table:table-cell>
        </table:table-row>
        <table:table-row>
          <table:table-cell table:style-name="TableRowCell" office:value-type="string">
            <text:p text:style-name="Table_20_Contents"><text:span text:style-name="T1">13-14</text:span></text:p>
          </table:table-cell>
          <table:table-cell table:style-name="TableRowCell" office:value-type="string">
            <text:p text:style-name="Table_20_Contents">Bouclier</text:p>
          </table:table-cell>
        </table:table-row>
        <table:table-row>
          <table:table-cell table:style-name="TableRowCell" office:value-type="string">
            <text:p text:style-name="Table_20_Contents"><text:span text:style-name="T1">15-16</text:span></text:p>
          </table:table-cell>
          <table:table-cell table:style-name="TableRowCell" office:value-type="string">
            <text:p text:style-name="Table_20_Contents">Armes courantes</text:p>
          </table:table-cell>
        </table:table-row>
        <table:table-row>
          <table:table-cell table:style-name="TableRowCell" office:value-type="string">
            <text:p text:style-name="Table_20_Contents"><text:span text:style-name="T1">17-18</text:span></text:p>
          </table:table-cell>
          <table:table-cell table:style-name="TableRowCell" office:value-type="string">
            <text:p text:style-name="Table_20_Contents">Armes de guerre</text:p>
          </table:table-cell>
        </table:table-row>
        <table:table-row>
          <table:table-cell table:style-name="TableRowCell" office:value-type="string">
            <text:p text:style-name="Table_20_Contents"><text:span text:style-name="T1">19-23</text:span></text:p>
          </table:table-cell>
          <table:table-cell table:style-name="TableRowCell" office:value-type="string">
            <text:p text:style-name="Table_20_Contents">Marchandises</text:p>
          </table:table-cell>
        </table:table-row>
        <table:table-row>
          <table:table-cell table:style-name="TableRowCell" office:value-type="string">
            <text:p text:style-name="Table_20_Contents"><text:span text:style-name="T1">24</text:span></text:p>
          </table:table-cell>
          <table:table-cell table:style-name="TableRowCell" office:value-type="string">
            <text:p text:style-name="Table_20_Contents">lancer sur la table d’objets magique OM1</text:p>
          </table:table-cell>
        </table:table-row>
      </table:table>
      <text:p text:style-name="First_20_paragraph">=== Table C — Trésor , gemmes et objets d’art</text:p>
      <text:p text:style-name="Text_20_body">Ce tableau vous permet de mesurer la taille du trésor accumulé par un groupe de créatures ou un adversaire remarquable. Il n’est pas multiplié par le nombre de monstres. Des créatures réputées pour amasser de véritables fortunes (pensez aux dragons) peuvent posséder deux ou trois fois la valeur donnée pour le bonus. Lors d’une campagne qui les mènerait du niveau 1 au niveau 20, le groupe de personnages devrait recevoir la valeur du bonus entre une et trois fois par niveau.</text:p>
      <text:p text:style-name="Text_20_body">==== Exemples de gemmes</text:p>
      <text:p text:style-name="Text_20_body"><text:span text:style-name="T1">Gemmes à 10 po</text:span>. Azurite, hématite, malachite, quartz bleu, turquoise</text:p>
      <text:p text:style-name="Text_20_body"><text:span text:style-name="T1">Gemmes à 50 po</text:span>. Calcédoine, héliotrope, jaspe, onyx, zircon</text:p>
      <text:p text:style-name="Text_20_body"><text:span text:style-name="T1">Gemmes à 100 po</text:span>. Ambre, améthyste, grenat, jade, perle, tourmaline</text:p>
      <text:p text:style-name="Text_20_body"><text:span text:style-name="T1">Gemmes à 500 po</text:span>. Chrysobéryl, péridot, perle noire, spinelle, topaze</text:p>
      <text:p text:style-name="Text_20_body"><text:span text:style-name="T1">Gemmes à 1000 po</text:span>. Émeraude, opale noire, opale de feu, rubis avec astérisme, saphir</text:p>
      <text:p text:style-name="Text_20_body"><text:span text:style-name="T1">Gemmes à 5000 po</text:span>. Diamant, rubis, saphir noir</text:p>
      <text:p text:style-name="Text_20_body">==== Exemples d’objets d’art</text:p>
      <text:p text:style-name="Text_20_body"><text:span text:style-name="T1">Objets d’art à 25 po</text:span>. Statuette en os ou en bois rare, bracelet en or, calice en or, petit miroir d’argent, pendentif en électrum, portrait d’un noble.</text:p>
      <text:p text:style-name="Text_20_body"><text:span text:style-name="T1">Objets d’art à 250 po</text:span>. Anneau en platine serti de jaspes, figurines en ivoire, couronne d’or et d’argent, statuette en jade, tapisserie brodée de fil d’or.</text:p>
      <text:p text:style-name="Text_20_body"><text:span text:style-name="T1">Objets d’art à 750 po</text:span>. Masque cérémoniel en or serti d’ambre, dague sacrificielle damasquinée de platine, idole en or aux yeux de perle.</text:p>
      <text:p text:style-name="Text_20_body"><text:span text:style-name="T1">Objets d’art à 2500 po</text:span>. Pectoral en platine serti d’opales, gantelet ouvragé en or et argent, calice en or serti de perles, sculpture en marbre d’un grand maître.</text:p>
      <text:p text:style-name="Text_20_body"><text:span text:style-name="T1">Objets d’art à 7500 po</text:span>. Couronne d’un empereur en platine sertie d’opales noires, cor de chasse en ivoire relevé d’or et de platine, dague sacrificielle dont la lame est une dent de dragon.</text:p>
      <text:p text:style-name="Text_20_body">§§§ .table-container</text:p>
      <text:p text:style-name="Text_20_body">==== Table C</text:p>
      <text:p text:style-name="Text_20_body">Niveau de la rencontre</text:p>
      <text:p text:style-name="Text_20_body">3d6</text:p>
      <text:p text:style-name="Text_20_body">0 à 3</text:p>
      <text:p text:style-name="Text_20_body">4 à 7</text:p>
      <text:p text:style-name="Text_20_body">8 à 11</text:p>
      <text:p text:style-name="Text_20_body">12 à 16</text:p>
      <text:p text:style-name="Text_20_body">17 et +</text:p>
      <text:p text:style-name="Text_20_body"><text:span text:style-name="T1">3-4</text:span></text:p>
      <text:p text:style-name="Text_20_body">-</text:p>
      <text:p text:style-name="Text_20_body">&lt;/td&gt;</text:p>
      <text:p text:style-name="Text_20_body">-</text:p>
      <text:p text:style-name="Text_20_body">&lt;/td&gt;</text:p>
      <text:p text:style-name="Text_20_body">-</text:p>
      <text:p text:style-name="Text_20_body">&lt;/td&gt;</text:p>
      <text:p text:style-name="Text_20_body">-</text:p>
      <text:p text:style-name="Text_20_body">&lt;/td&gt;</text:p>
      <text:p text:style-name="Text_20_body">-</text:p>
      <text:p text:style-name="Text_20_body"><text:span text:style-name="T1">5-6</text:span></text:p>
      <text:p text:style-name="Text_20_body">1 objet à 25 po</text:p>
      <text:p text:style-name="Text_20_body">&lt;/td&gt;</text:p>
      <text:p text:style-name="Text_20_body">2d6 (7) gemmes à 50 po</text:p>
      <text:p text:style-name="Text_20_body">&lt;/td&gt;</text:p>
      <text:p text:style-name="Text_20_body">1 objet à 750 po</text:p>
      <text:p text:style-name="Text_20_body">&lt;/td&gt;</text:p>
      <text:p text:style-name="Text_20_body">3d6 (10) gemmes à 500 po</text:p>
      <text:p text:style-name="Text_20_body">&lt;/td&gt;</text:p>
      <text:p text:style-name="Text_20_body">1 objet à 7500 po</text:p>
      <text:p text:style-name="Text_20_body"><text:span text:style-name="T1">7-9</text:span></text:p>
      <text:p text:style-name="Text_20_body">2d6 (7) gemmes à 10 po</text:p>
      <text:p text:style-name="Text_20_body">&lt;/td&gt;</text:p>
      <text:p text:style-name="Text_20_body">1d6 (3) objets à 25 po</text:p>
      <text:p text:style-name="Text_20_body">&lt;/td&gt;</text:p>
      <text:p text:style-name="Text_20_body">3d6 (10) gemmes à 50 po</text:p>
      <text:p text:style-name="Text_20_body">&lt;/td&gt;</text:p>
      <text:p text:style-name="Text_20_body">1 objet à 2500 po</text:p>
      <text:p text:style-name="Text_20_body">&lt;/td&gt;</text:p>
      <text:p text:style-name="Text_20_body">3d6 (10) gemmes à 1000 po</text:p>
      <text:p text:style-name="Text_20_body"><text:span text:style-name="T1">10-13</text:span></text:p>
      <text:p text:style-name="Text_20_body">1d6 (3) objets à 25 po</text:p>
      <text:p text:style-name="Text_20_body">&lt;/td&gt;</text:p>
      <text:p text:style-name="Text_20_body">1d6 (3) gemmes à 100 po</text:p>
      <text:p text:style-name="Text_20_body">&lt;/td&gt;</text:p>
      <text:p text:style-name="Text_20_body">1d6 (3) objets à 750 po</text:p>
      <text:p text:style-name="Text_20_body">&lt;/td&gt;</text:p>
      <text:p text:style-name="Text_20_body">2d6 (7) gemmes à 1000 po</text:p>
      <text:p text:style-name="Text_20_body">&lt;/td&gt;</text:p>
      <text:p text:style-name="Text_20_body">1d6 (3) objets à 7500 po</text:p>
      <text:p text:style-name="Text_20_body"><text:span text:style-name="T1">14-16</text:span></text:p>
      <text:p text:style-name="Text_20_body">1d6 (3) gemmes à 50 po</text:p>
      <text:p text:style-name="Text_20_body">&lt;/td&gt;</text:p>
      <text:p text:style-name="Text_20_body">2d6 (7) gemmes à 50 po</text:p>
      <text:p text:style-name="Text_20_body">&lt;/td&gt;</text:p>
      <text:p text:style-name="Text_20_body">2d6 (7) gemmes à 50 po</text:p>
      <text:p text:style-name="Text_20_body">&lt;/td&gt;</text:p>
      <text:p text:style-name="Text_20_body">1d6 (3) objets à 2500 po</text:p>
      <text:p text:style-name="Text_20_body">&lt;/td&gt;</text:p>
      <text:p text:style-name="Text_20_body">1d6 (3) gemmes à 5000 po</text:p>
      <text:p text:style-name="Text_20_body"><text:span text:style-name="T1">17-19</text:span></text:p>
      <text:p text:style-name="Text_20_body">1 objet à 250 po</text:p>
      <text:p text:style-name="Text_20_body">&lt;/td&gt;</text:p>
      <text:p text:style-name="Text_20_body">1 objet à 750 po</text:p>
      <text:p text:style-name="Text_20_body">&lt;/td&gt;</text:p>
      <text:p text:style-name="Text_20_body">2d6 (7) objets à 750 po</text:p>
      <text:p text:style-name="Text_20_body">&lt;/td&gt;</text:p>
      <text:p text:style-name="Text_20_body">1 objet à 7500 po</text:p>
      <text:p text:style-name="Text_20_body">&lt;/td&gt;</text:p>
      <text:p text:style-name="Text_20_body">2d6 (7) objets à 7500 po</text:p>
      <text:p text:style-name="Text_20_body"><text:span text:style-name="T1">20+</text:span></text:p>
      <text:p text:style-name="Text_20_body">2d6 (7) gemmes à 50 po</text:p>
      <text:p text:style-name="Text_20_body">&lt;/td&gt;</text:p>
      <text:p text:style-name="Text_20_body">2d6 (7) gemmes à 100 po</text:p>
      <text:p text:style-name="Text_20_body">&lt;/td&gt;</text:p>
      <text:p text:style-name="Text_20_body">3d6 (10) gemmes à 100 po</text:p>
      <text:p text:style-name="Text_20_body">&lt;/td&gt;</text:p>
      <text:p text:style-name="Text_20_body">3d6 (10) gemmes à 1000 po</text:p>
      <text:p text:style-name="Text_20_body">&lt;/td&gt;</text:p>
      <text:p text:style-name="Text_20_body">1d6 (3) gemmes à 5000 po</text:p>
      <text:p text:style-name="Text_20_body"><text:span text:style-name="T1">Bonus</text:span></text:p>
      <text:p text:style-name="Text_20_body">5d6 × 100 (1700) pa<text:line-break/>2d6 × 10 (70) po</text:p>
      <text:p text:style-name="Text_20_body">&lt;/td&gt;</text:p>
      <text:p text:style-name="Text_20_body">1d6 × 1000 (3500) pa<text:line-break/>3d6 × 100 (1050) po<text:line-break/>1d6 × 10 (35) pp</text:p>
      <text:p text:style-name="Text_20_body">&lt;/td&gt;</text:p>
      <text:p text:style-name="Text_20_body">2d6 × 1000 (7000) pa<text:line-break/>6d6 × 100 (2100) po<text:line-break/>3d6 × 10 (105) pp</text:p>
      <text:p text:style-name="Text_20_body">&lt;/td&gt;</text:p>
      <text:p text:style-name="Text_20_body">4d6 × 1000 (14000) po<text:line-break/>5d6 × 100 (1750) pp</text:p>
      <text:p text:style-name="Text_20_body">&lt;/td&gt;</text:p>
      <text:p text:style-name="Text_20_body">12d6 × 1000 (42000) po<text:line-break/>8d6 × 1000 (28000) pp</text:p>
      <text:p text:style-name="Text_20_body">§§§</text:p>
      <text:p text:style-name="Text_20_body">=== Table D — Objets magiques</text:p>
      <text:p text:style-name="Text_20_body">Ce dernier tableau vous permet de déterminer le nombre d’objets magiques, et les tableaux dans lesquels vous allez les tirer au hasard, possédés par les monstres de votre rencontre.</text:p>
      <text:p text:style-name="Text_20_body">§§§ .table-container</text:p>
      <text:p text:style-name="Text_20_body">==== Table D</text:p>
      <text:p text:style-name="Text_20_body">Niveau de la rencontre</text:p>
      <text:p text:style-name="Text_20_body">4d6</text:p>
      <text:p text:style-name="Text_20_body">0 à 3</text:p>
      <text:p text:style-name="Text_20_body">4 à 7</text:p>
      <text:p text:style-name="Text_20_body">8 à 11</text:p>
      <text:p text:style-name="Text_20_body">12 à 16</text:p>
      <text:p text:style-name="Text_20_body">17 et +</text:p>
      <text:p text:style-name="Text_20_body"><text:span text:style-name="T1">4</text:span></text:p>
      <text:p text:style-name="Text_20_body">-</text:p>
      <text:p text:style-name="Text_20_body">&lt;/td&gt;</text:p>
      <text:p text:style-name="Text_20_body">-</text:p>
      <text:p text:style-name="Text_20_body">&lt;/td&gt;</text:p>
      <text:p text:style-name="Text_20_body">-</text:p>
      <text:p text:style-name="Text_20_body">&lt;/td&gt;</text:p>
      <text:p text:style-name="Text_20_body">-</text:p>
      <text:p text:style-name="Text_20_body">&lt;/td&gt;</text:p>
      <text:p text:style-name="Text_20_body">-</text:p>
      <text:p text:style-name="Text_20_body"><text:span text:style-name="T1">5</text:span></text:p>
      <text:p text:style-name="Text_20_body">-</text:p>
      <text:p text:style-name="Text_20_body">&lt;/td&gt;</text:p>
      <text:p text:style-name="Text_20_body">1d3 fois sur <text:a xlink:type="simple" xlink:href="#objets-magiques-1" office:name=""><text:span text:style-name="Definition">OM1</text:span></text:a></text:p>
      <text:p text:style-name="Text_20_body">&lt;/td&gt;</text:p>
      <text:p text:style-name="Text_20_body">1d4 fois sur <text:a xlink:type="simple" xlink:href="#objets-magiques-1" office:name=""><text:span text:style-name="Definition">OM1</text:span></text:a></text:p>
      <text:p text:style-name="Text_20_body">&lt;/td&gt;</text:p>
      <text:p text:style-name="Text_20_body">1d3 fois sur <text:a xlink:type="simple" xlink:href="#objets-magiques-1" office:name=""><text:span text:style-name="Definition">OM1</text:span></text:a> et<text:line-break/>1d6 fois sur <text:a xlink:type="simple" xlink:href="#objets-magiques-2" office:name=""><text:span text:style-name="Definition">OM2</text:span></text:a></text:p>
      <text:p text:style-name="Text_20_body">&lt;/td&gt;</text:p>
      <text:p text:style-name="Text_20_body">1d6 fois sur <text:a xlink:type="simple" xlink:href="#objets-magiques-3" office:name=""><text:span text:style-name="Definition">OM3</text:span></text:a></text:p>
      <text:p text:style-name="Text_20_body"><text:span text:style-name="T1">6</text:span></text:p>
      <text:p text:style-name="Text_20_body">1 fois sur <text:a xlink:type="simple" xlink:href="#objets-magiques-1" office:name=""><text:span text:style-name="Definition">OM1</text:span></text:a></text:p>
      <text:p text:style-name="Text_20_body">&lt;/td&gt;</text:p>
      <text:p text:style-name="Text_20_body">1d4 fois sur <text:a xlink:type="simple" xlink:href="#objets-magiques-1" office:name=""><text:span text:style-name="Definition">OM1</text:span></text:a></text:p>
      <text:p text:style-name="Text_20_body">&lt;/td&gt;</text:p>
      <text:p text:style-name="Text_20_body">1d6 fois sur <text:a xlink:type="simple" xlink:href="#objets-magiques-1" office:name=""><text:span text:style-name="Definition">OM1</text:span></text:a></text:p>
      <text:p text:style-name="Text_20_body">&lt;/td&gt;</text:p>
      <text:p text:style-name="Text_20_body">1d4 fois sur <text:a xlink:type="simple" xlink:href="#objets-magiques-1" office:name=""><text:span text:style-name="Definition">OM1</text:span></text:a> et<text:line-break/>1d6 fois sur <text:a xlink:type="simple" xlink:href="#objets-magiques-2" office:name=""><text:span text:style-name="Definition">OM2</text:span></text:a></text:p>
      <text:p text:style-name="Text_20_body">&lt;/td&gt;</text:p>
      <text:p text:style-name="Text_20_body">1d8 fois sur <text:a xlink:type="simple" xlink:href="#objets-magiques-3" office:name=""><text:span text:style-name="Definition">OM3</text:span></text:a></text:p>
      <text:p text:style-name="Text_20_body"><text:span text:style-name="T1">7</text:span></text:p>
      <text:p text:style-name="Text_20_body">1d3 fois sur <text:a xlink:type="simple" xlink:href="#objets-magiques-1" office:name=""><text:span text:style-name="Definition">OM1</text:span></text:a></text:p>
      <text:p text:style-name="Text_20_body">&lt;/td&gt;</text:p>
      <text:p text:style-name="Text_20_body">1d6 fois sur <text:a xlink:type="simple" xlink:href="#objets-magiques-1" office:name=""><text:span text:style-name="Definition">OM1</text:span></text:a></text:p>
      <text:p text:style-name="Text_20_body">&lt;/td&gt;</text:p>
      <text:p text:style-name="Text_20_body">1d6 fois sur <text:a xlink:type="simple" xlink:href="#objets-magiques-1" office:name=""><text:span text:style-name="Definition">OM1</text:span></text:a></text:p>
      <text:p text:style-name="Text_20_body">&lt;/td&gt;</text:p>
      <text:p text:style-name="Text_20_body">1d6 fois sur <text:a xlink:type="simple" xlink:href="#objets-magiques-1" office:name=""><text:span text:style-name="Definition">OM1</text:span></text:a> et<text:line-break/>1d6 fois sur <text:a xlink:type="simple" xlink:href="#objets-magiques-2" office:name=""><text:span text:style-name="Definition">OM2</text:span></text:a></text:p>
      <text:p text:style-name="Text_20_body">&lt;/td&gt;</text:p>
      <text:p text:style-name="Text_20_body">1d3 fois sur <text:a xlink:type="simple" xlink:href="#objets-magiques-3" office:name=""><text:span text:style-name="Definition">OM3</text:span></text:a><text:line-break/>1d4 fois sur <text:a xlink:type="simple" xlink:href="#objets-magiques-4" office:name=""><text:span text:style-name="Definition">OM4</text:span></text:a></text:p>
      <text:p text:style-name="Text_20_body"><text:span text:style-name="T1">8</text:span></text:p>
      <text:p text:style-name="Text_20_body">1d3 fois sur <text:a xlink:type="simple" xlink:href="#objets-magiques-1" office:name=""><text:span text:style-name="Definition">OM1</text:span></text:a></text:p>
      <text:p text:style-name="Text_20_body">&lt;/td&gt;</text:p>
      <text:p text:style-name="Text_20_body">1d6 fois sur <text:a xlink:type="simple" xlink:href="#objets-magiques-1" office:name=""><text:span text:style-name="Definition">OM1</text:span></text:a></text:p>
      <text:p text:style-name="Text_20_body">&lt;/td&gt;</text:p>
      <text:p text:style-name="Text_20_body">1d6 fois sur <text:a xlink:type="simple" xlink:href="#objets-magiques-2" office:name=""><text:span text:style-name="Definition">OM2</text:span></text:a></text:p>
      <text:p text:style-name="Text_20_body">&lt;/td&gt;</text:p>
      <text:p text:style-name="Text_20_body">1d4 fois sur <text:a xlink:type="simple" xlink:href="#objets-magiques-3" office:name=""><text:span text:style-name="Definition">OM3</text:span></text:a></text:p>
      <text:p text:style-name="Text_20_body">&lt;/td&gt;</text:p>
      <text:p text:style-name="Text_20_body">1d6 fois sur <text:a xlink:type="simple" xlink:href="#objets-magiques-4" office:name=""><text:span text:style-name="Definition">OM4</text:span></text:a></text:p>
      <text:p text:style-name="Text_20_body"><text:span text:style-name="T1">9</text:span></text:p>
      <text:p text:style-name="Text_20_body">1d3 fois sur <text:a xlink:type="simple" xlink:href="#objets-magiques-1" office:name=""><text:span text:style-name="Definition">OM1</text:span></text:a></text:p>
      <text:p text:style-name="Text_20_body">&lt;/td&gt;</text:p>
      <text:p text:style-name="Text_20_body">1d4 fois sur <text:a xlink:type="simple" xlink:href="#objets-magiques-2" office:name=""><text:span text:style-name="Definition">OM2</text:span></text:a></text:p>
      <text:p text:style-name="Text_20_body">&lt;/td&gt;</text:p>
      <text:p text:style-name="Text_20_body">1d6 fois sur <text:a xlink:type="simple" xlink:href="#objets-magiques-2" office:name=""><text:span text:style-name="Definition">OM2</text:span></text:a></text:p>
      <text:p text:style-name="Text_20_body">&lt;/td&gt;</text:p>
      <text:p text:style-name="Text_20_body">1d4 fois sur <text:a xlink:type="simple" xlink:href="#objets-magiques-3" office:name=""><text:span text:style-name="Definition">OM3</text:span></text:a></text:p>
      <text:p text:style-name="Text_20_body">&lt;/td&gt;</text:p>
      <text:p text:style-name="Text_20_body">1d8 fois sur <text:a xlink:type="simple" xlink:href="#objets-magiques-4" office:name=""><text:span text:style-name="Definition">OM4</text:span></text:a></text:p>
      <text:p text:style-name="Text_20_body"><text:span text:style-name="T1">10</text:span></text:p>
      <text:p text:style-name="Text_20_body">1d3 fois sur <text:a xlink:type="simple" xlink:href="#objets-magiques-1" office:name=""><text:span text:style-name="Definition">OM1</text:span></text:a></text:p>
      <text:p text:style-name="Text_20_body">&lt;/td&gt;</text:p>
      <text:p text:style-name="Text_20_body">1d4 fois sur <text:a xlink:type="simple" xlink:href="#objets-magiques-2" office:name=""><text:span text:style-name="Definition">OM2</text:span></text:a></text:p>
      <text:p text:style-name="Text_20_body">&lt;/td&gt;</text:p>
      <text:p text:style-name="Text_20_body">1d6 fois sur <text:a xlink:type="simple" xlink:href="#objets-magiques-2" office:name=""><text:span text:style-name="Definition">OM2</text:span></text:a></text:p>
      <text:p text:style-name="Text_20_body">&lt;/td&gt;</text:p>
      <text:p text:style-name="Text_20_body">1d6 fois sur <text:a xlink:type="simple" xlink:href="#objets-magiques-3" office:name=""><text:span text:style-name="Definition">OM3</text:span></text:a></text:p>
      <text:p text:style-name="Text_20_body">&lt;/td&gt;</text:p>
      <text:p text:style-name="Text_20_body">1d4 fois sur <text:a xlink:type="simple" xlink:href="#objets-magiques-5" office:name=""><text:span text:style-name="Definition">OM5</text:span></text:a></text:p>
      <text:p text:style-name="Text_20_body"><text:span text:style-name="T1">11</text:span></text:p>
      <text:p text:style-name="Text_20_body">1d4 fois sur <text:a xlink:type="simple" xlink:href="#objets-magiques-1" office:name=""><text:span text:style-name="Definition">OM1</text:span></text:a></text:p>
      <text:p text:style-name="Text_20_body">&lt;/td&gt;</text:p>
      <text:p text:style-name="Text_20_body">1d6 fois sur <text:a xlink:type="simple" xlink:href="#objets-magiques-2" office:name=""><text:span text:style-name="Definition">OM2</text:span></text:a></text:p>
      <text:p text:style-name="Text_20_body">&lt;/td&gt;</text:p>
      <text:p text:style-name="Text_20_body">1d6 fois sur <text:a xlink:type="simple" xlink:href="#objets-magiques-2" office:name=""><text:span text:style-name="Definition">OM2</text:span></text:a></text:p>
      <text:p text:style-name="Text_20_body">&lt;/td&gt;</text:p>
      <text:p text:style-name="Text_20_body">1d6 fois sur <text:a xlink:type="simple" xlink:href="#objets-magiques-3" office:name=""><text:span text:style-name="Definition">OM3</text:span></text:a></text:p>
      <text:p text:style-name="Text_20_body">&lt;/td&gt;</text:p>
      <text:p text:style-name="Text_20_body">1d4 fois sur <text:a xlink:type="simple" xlink:href="#objets-magiques-5" office:name=""><text:span text:style-name="Definition">OM5</text:span></text:a></text:p>
      <text:p text:style-name="Text_20_body"><text:span text:style-name="T1">12</text:span></text:p>
      <text:p text:style-name="Text_20_body">1d4 fois sur <text:a xlink:type="simple" xlink:href="#objets-magiques-1" office:name=""><text:span text:style-name="Definition">OM1</text:span></text:a></text:p>
      <text:p text:style-name="Text_20_body">&lt;/td&gt;</text:p>
      <text:p text:style-name="Text_20_body">1d6 fois sur <text:a xlink:type="simple" xlink:href="#objets-magiques-2" office:name=""><text:span text:style-name="Definition">OM2</text:span></text:a></text:p>
      <text:p text:style-name="Text_20_body">&lt;/td&gt;</text:p>
      <text:p text:style-name="Text_20_body">1d6 fois sur <text:a xlink:type="simple" xlink:href="#objets-magiques-2" office:name=""><text:span text:style-name="Definition">OM2</text:span></text:a></text:p>
      <text:p text:style-name="Text_20_body">&lt;/td&gt;</text:p>
      <text:p text:style-name="Text_20_body">1d6 fois sur <text:a xlink:type="simple" xlink:href="#objets-magiques-3" office:name=""><text:span text:style-name="Definition">OM3</text:span></text:a></text:p>
      <text:p text:style-name="Text_20_body">&lt;/td&gt;</text:p>
      <text:p text:style-name="Text_20_body">1d6 fois sur <text:a xlink:type="simple" xlink:href="#objets-magiques-5" office:name=""><text:span text:style-name="Definition">OM5</text:span></text:a></text:p>
      <text:p text:style-name="Text_20_body"><text:span text:style-name="T1">13</text:span></text:p>
      <text:p text:style-name="Text_20_body">1d4 fois sur <text:a xlink:type="simple" xlink:href="#objets-magiques-1" office:name=""><text:span text:style-name="Definition">OM1</text:span></text:a></text:p>
      <text:p text:style-name="Text_20_body">&lt;/td&gt;</text:p>
      <text:p text:style-name="Text_20_body">1d6 fois sur <text:a xlink:type="simple" xlink:href="#objets-magiques-2" office:name=""><text:span text:style-name="Definition">OM2</text:span></text:a></text:p>
      <text:p text:style-name="Text_20_body">&lt;/td&gt;</text:p>
      <text:p text:style-name="Text_20_body">1d4 fois sur <text:a xlink:type="simple" xlink:href="#objets-magiques-3" office:name=""><text:span text:style-name="Definition">OM3</text:span></text:a></text:p>
      <text:p text:style-name="Text_20_body">&lt;/td&gt;</text:p>
      <text:p text:style-name="Text_20_body">1 fois sur <text:a xlink:type="simple" xlink:href="#objets-magiques-4" office:name=""><text:span text:style-name="Definition">OM4</text:span></text:a></text:p>
      <text:p text:style-name="Text_20_body">&lt;/td&gt;</text:p>
      <text:p text:style-name="Text_20_body">1d6 fois sur <text:a xlink:type="simple" xlink:href="#objets-magiques-5" office:name=""><text:span text:style-name="Definition">OM5</text:span></text:a></text:p>
      <text:p text:style-name="Text_20_body"><text:span text:style-name="T1">14</text:span></text:p>
      <text:p text:style-name="Text_20_body">1d4 fois sur <text:a xlink:type="simple" xlink:href="#objets-magiques-1" office:name=""><text:span text:style-name="Definition">OM1</text:span></text:a></text:p>
      <text:p text:style-name="Text_20_body">&lt;/td&gt;</text:p>
      <text:p text:style-name="Text_20_body">1d6 fois sur <text:a xlink:type="simple" xlink:href="#objets-magiques-2" office:name=""><text:span text:style-name="Definition">OM2</text:span></text:a></text:p>
      <text:p text:style-name="Text_20_body">&lt;/td&gt;</text:p>
      <text:p text:style-name="Text_20_body">1d6 fois sur <text:a xlink:type="simple" xlink:href="#objets-magiques-3" office:name=""><text:span text:style-name="Definition">OM3</text:span></text:a></text:p>
      <text:p text:style-name="Text_20_body">&lt;/td&gt;</text:p>
      <text:p text:style-name="Text_20_body">1d3 fois sur <text:a xlink:type="simple" xlink:href="#objets-magiques-4" office:name=""><text:span text:style-name="Definition">OM4</text:span></text:a></text:p>
      <text:p text:style-name="Text_20_body">&lt;/td&gt;</text:p>
      <text:p text:style-name="Text_20_body">1d4 fois sur <text:a xlink:type="simple" xlink:href="#objets-magiques-6" office:name=""><text:span text:style-name="Definition">OM6</text:span></text:a></text:p>
      <text:p text:style-name="Text_20_body"><text:span text:style-name="T1">15</text:span></text:p>
      <text:p text:style-name="Text_20_body">1d6 fois sur <text:a xlink:type="simple" xlink:href="#objets-magiques-1" office:name=""><text:span text:style-name="Definition">OM1</text:span></text:a></text:p>
      <text:p text:style-name="Text_20_body">&lt;/td&gt;</text:p>
      <text:p text:style-name="Text_20_body">1 fois sur <text:a xlink:type="simple" xlink:href="#objets-magiques-3" office:name=""><text:span text:style-name="Definition">OM3</text:span></text:a></text:p>
      <text:p text:style-name="Text_20_body">&lt;/td&gt;</text:p>
      <text:p text:style-name="Text_20_body">1d6 fois sur <text:a xlink:type="simple" xlink:href="#objets-magiques-3" office:name=""><text:span text:style-name="Definition">OM3</text:span></text:a></text:p>
      <text:p text:style-name="Text_20_body">&lt;/td&gt;</text:p>
      <text:p text:style-name="Text_20_body">1d4 fois sur <text:a xlink:type="simple" xlink:href="#objets-magiques-4" office:name=""><text:span text:style-name="Definition">OM4</text:span></text:a></text:p>
      <text:p text:style-name="Text_20_body">&lt;/td&gt;</text:p>
      <text:p text:style-name="Text_20_body">1d4 fois sur <text:a xlink:type="simple" xlink:href="#objets-magiques-6" office:name=""><text:span text:style-name="Definition">OM6</text:span></text:a></text:p>
      <text:p text:style-name="Text_20_body"><text:span text:style-name="T1">16</text:span></text:p>
      <text:p text:style-name="Text_20_body">1d6 fois sur <text:a xlink:type="simple" xlink:href="#objets-magiques-1" office:name=""><text:span text:style-name="Definition">OM1</text:span></text:a></text:p>
      <text:p text:style-name="Text_20_body">&lt;/td&gt;</text:p>
      <text:p text:style-name="Text_20_body">1d4 fois sur <text:a xlink:type="simple" xlink:href="#objets-magiques-3" office:name=""><text:span text:style-name="Definition">OM3</text:span></text:a></text:p>
      <text:p text:style-name="Text_20_body">&lt;/td&gt;</text:p>
      <text:p text:style-name="Text_20_body">1d6 fois sur <text:a xlink:type="simple" xlink:href="#objets-magiques-3" office:name=""><text:span text:style-name="Definition">OM3</text:span></text:a></text:p>
      <text:p text:style-name="Text_20_body">&lt;/td&gt;</text:p>
      <text:p text:style-name="Text_20_body">1d4 fois sur <text:a xlink:type="simple" xlink:href="#objets-magiques-4" office:name=""><text:span text:style-name="Definition">OM4</text:span></text:a></text:p>
      <text:p text:style-name="Text_20_body">&lt;/td&gt;</text:p>
      <text:p text:style-name="Text_20_body">1d6 fois sur <text:a xlink:type="simple" xlink:href="#objets-magiques-6" office:name=""><text:span text:style-name="Definition">OM6</text:span></text:a></text:p>
      <text:p text:style-name="Text_20_body"><text:span text:style-name="T1">17</text:span></text:p>
      <text:p text:style-name="Text_20_body">1d6 fois sur <text:a xlink:type="simple" xlink:href="#objets-magiques-1" office:name=""><text:span text:style-name="Definition">OM1</text:span></text:a></text:p>
      <text:p text:style-name="Text_20_body">&lt;/td&gt;</text:p>
      <text:p text:style-name="Text_20_body">1d4 fois sur <text:a xlink:type="simple" xlink:href="#objets-magiques-3" office:name=""><text:span text:style-name="Definition">OM3</text:span></text:a></text:p>
      <text:p text:style-name="Text_20_body">&lt;/td&gt;</text:p>
      <text:p text:style-name="Text_20_body">1 fois sur <text:a xlink:type="simple" xlink:href="#objets-magiques-4" office:name=""><text:span text:style-name="Definition">OM4</text:span></text:a></text:p>
      <text:p text:style-name="Text_20_body">&lt;/td&gt;</text:p>
      <text:p text:style-name="Text_20_body">1d6 fois sur <text:a xlink:type="simple" xlink:href="#objets-magiques-4" office:name=""><text:span text:style-name="Definition">OM4</text:span></text:a></text:p>
      <text:p text:style-name="Text_20_body">&lt;/td&gt;</text:p>
      <text:p text:style-name="Text_20_body">1d6 fois sur <text:a xlink:type="simple" xlink:href="#objets-magiques-6" office:name=""><text:span text:style-name="Definition">OM6</text:span></text:a></text:p>
      <text:p text:style-name="Text_20_body"><text:span text:style-name="T1">18</text:span></text:p>
      <text:p text:style-name="Text_20_body">1d3 fois sur <text:a xlink:type="simple" xlink:href="#objets-magiques-2" office:name=""><text:span text:style-name="Definition">OM2</text:span></text:a></text:p>
      <text:p text:style-name="Text_20_body">&lt;/td&gt;</text:p>
      <text:p text:style-name="Text_20_body">1d6 fois sur <text:a xlink:type="simple" xlink:href="#objets-magiques-3" office:name=""><text:span text:style-name="Definition">OM3</text:span></text:a></text:p>
      <text:p text:style-name="Text_20_body">&lt;/td&gt;</text:p>
      <text:p text:style-name="Text_20_body">1d3 fois sur <text:a xlink:type="simple" xlink:href="#objets-magiques-4" office:name=""><text:span text:style-name="Definition">OM4</text:span></text:a></text:p>
      <text:p text:style-name="Text_20_body">&lt;/td&gt;</text:p>
      <text:p text:style-name="Text_20_body">1 fois sur <text:a xlink:type="simple" xlink:href="#objets-magiques-5" office:name=""><text:span text:style-name="Definition">OM5</text:span></text:a></text:p>
      <text:p text:style-name="Text_20_body">&lt;/td&gt;</text:p>
      <text:p text:style-name="Text_20_body">1d6 fois sur <text:a xlink:type="simple" xlink:href="#objets-magiques-6" office:name=""><text:span text:style-name="Definition">OM6</text:span></text:a><text:line-break/>1 fois sur <text:a xlink:type="simple" xlink:href="#objets-magiques-7" office:name=""><text:span text:style-name="Definition">OM7</text:span></text:a></text:p>
      <text:p text:style-name="Text_20_body"><text:span text:style-name="T1">19</text:span></text:p>
      <text:p text:style-name="Text_20_body">1d4 fois sur <text:a xlink:type="simple" xlink:href="#objets-magiques-2" office:name=""><text:span text:style-name="Definition">OM2</text:span></text:a></text:p>
      <text:p text:style-name="Text_20_body">&lt;/td&gt;</text:p>
      <text:p text:style-name="Text_20_body">1d6 fois sur <text:a xlink:type="simple" xlink:href="#objets-magiques-3" office:name=""><text:span text:style-name="Definition">OM3</text:span></text:a></text:p>
      <text:p text:style-name="Text_20_body">&lt;/td&gt;</text:p>
      <text:p text:style-name="Text_20_body">1d4 fois sur <text:a xlink:type="simple" xlink:href="#objets-magiques-4" office:name=""><text:span text:style-name="Definition">OM4</text:span></text:a></text:p>
      <text:p text:style-name="Text_20_body">&lt;/td&gt;</text:p>
      <text:p text:style-name="Text_20_body">1d4 fois sur <text:a xlink:type="simple" xlink:href="#objets-magiques-5" office:name=""><text:span text:style-name="Definition">OM5</text:span></text:a></text:p>
      <text:p text:style-name="Text_20_body">&lt;/td&gt;</text:p>
      <text:p text:style-name="Text_20_body">1d3 fois sur <text:a xlink:type="simple" xlink:href="#objets-magiques-7" office:name=""><text:span text:style-name="Definition">OM7</text:span></text:a></text:p>
      <text:p text:style-name="Text_20_body"><text:span text:style-name="T1">20</text:span></text:p>
      <text:p text:style-name="Text_20_body">1d6 fois sur <text:a xlink:type="simple" xlink:href="#objets-magiques-2" office:name=""><text:span text:style-name="Definition">OM2</text:span></text:a></text:p>
      <text:p text:style-name="Text_20_body">&lt;/td&gt;</text:p>
      <text:p text:style-name="Text_20_body">1 fois sur <text:a xlink:type="simple" xlink:href="#objets-magiques-4" office:name=""><text:span text:style-name="Definition">OM4</text:span></text:a></text:p>
      <text:p text:style-name="Text_20_body">&lt;/td&gt;</text:p>
      <text:p text:style-name="Text_20_body">1d4 fois sur <text:a xlink:type="simple" xlink:href="#objets-magiques-4" office:name=""><text:span text:style-name="Definition">OM4</text:span></text:a></text:p>
      <text:p text:style-name="Text_20_body">&lt;/td&gt;</text:p>
      <text:p text:style-name="Text_20_body">1 fois sur <text:a xlink:type="simple" xlink:href="#objets-magiques-5" office:name=""><text:span text:style-name="Definition">OM5</text:span></text:a><text:line-break/>1 fois sur <text:a xlink:type="simple" xlink:href="#objets-magiques-6" office:name=""><text:span text:style-name="Definition">OM6</text:span></text:a></text:p>
      <text:p text:style-name="Text_20_body">&lt;/td&gt;</text:p>
      <text:p text:style-name="Text_20_body">1d4 fois sur <text:a xlink:type="simple" xlink:href="#objets-magiques-7" office:name=""><text:span text:style-name="Definition">OM7</text:span></text:a></text:p>
      <text:p text:style-name="Text_20_body"><text:span text:style-name="T1">21</text:span></text:p>
      <text:p text:style-name="Text_20_body">1 fois sur <text:a xlink:type="simple" xlink:href="#objets-magiques-3" office:name=""><text:span text:style-name="Definition">OM3</text:span></text:a></text:p>
      <text:p text:style-name="Text_20_body">&lt;/td&gt;</text:p>
      <text:p text:style-name="Text_20_body">1d3 fois sur <text:a xlink:type="simple" xlink:href="#objets-magiques-4" office:name=""><text:span text:style-name="Definition">OM4</text:span></text:a></text:p>
      <text:p text:style-name="Text_20_body">&lt;/td&gt;</text:p>
      <text:p text:style-name="Text_20_body">1d6 fois sur <text:a xlink:type="simple" xlink:href="#objets-magiques-4" office:name=""><text:span text:style-name="Definition">OM4</text:span></text:a></text:p>
      <text:p text:style-name="Text_20_body">&lt;/td&gt;</text:p>
      <text:p text:style-name="Text_20_body">1 fois sur <text:a xlink:type="simple" xlink:href="#objets-magiques-7" office:name=""><text:span text:style-name="Definition">OM7</text:span></text:a></text:p>
      <text:p text:style-name="Text_20_body">&lt;/td&gt;</text:p>
      <text:p text:style-name="Text_20_body">1d6 fois sur <text:a xlink:type="simple" xlink:href="#objets-magiques-7" office:name=""><text:span text:style-name="Definition">OM7</text:span></text:a></text:p>
      <text:p text:style-name="Text_20_body"><text:span text:style-name="T1">22</text:span></text:p>
      <text:p text:style-name="Text_20_body">1d3 fois sur <text:a xlink:type="simple" xlink:href="#objets-magiques-3" office:name=""><text:span text:style-name="Definition">OM3</text:span></text:a></text:p>
      <text:p text:style-name="Text_20_body">&lt;/td&gt;</text:p>
      <text:p text:style-name="Text_20_body">1 fois sur <text:a xlink:type="simple" xlink:href="#objets-magiques-5" office:name=""><text:span text:style-name="Definition">OM5</text:span></text:a></text:p>
      <text:p text:style-name="Text_20_body">&lt;/td&gt;</text:p>
      <text:p text:style-name="Text_20_body">1 fois sur <text:a xlink:type="simple" xlink:href="#objets-magiques-5" office:name=""><text:span text:style-name="Definition">OM5</text:span></text:a></text:p>
      <text:p text:style-name="Text_20_body">&lt;/td&gt;</text:p>
      <text:p text:style-name="Text_20_body">1 fois sur <text:a xlink:type="simple" xlink:href="#objets-magiques-7" office:name=""><text:span text:style-name="Definition">OM7</text:span></text:a></text:p>
      <text:p text:style-name="Text_20_body">&lt;/td&gt;</text:p>
      <text:p text:style-name="Text_20_body">1d4 fois sur <text:a xlink:type="simple" xlink:href="#objets-magiques-8" office:name=""><text:span text:style-name="Definition">OM8</text:span></text:a></text:p>
      <text:p text:style-name="Text_20_body"><text:span text:style-name="T1">23+</text:span></text:p>
      <text:p text:style-name="Text_20_body">1 fois sur <text:a xlink:type="simple" xlink:href="#objets-magiques-4" office:name=""><text:span text:style-name="Definition">OM4</text:span></text:a></text:p>
      <text:p text:style-name="Text_20_body">&lt;/td&gt;</text:p>
      <text:p text:style-name="Text_20_body">1 fois sur <text:a xlink:type="simple" xlink:href="#objets-magiques-6" office:name=""><text:span text:style-name="Definition">OM6</text:span></text:a></text:p>
      <text:p text:style-name="Text_20_body">&lt;/td&gt;</text:p>
      <text:p text:style-name="Text_20_body">1 fois sur <text:a xlink:type="simple" xlink:href="#objets-magiques-6" office:name=""><text:span text:style-name="Definition">OM6</text:span></text:a></text:p>
      <text:p text:style-name="Text_20_body">&lt;/td&gt;</text:p>
      <text:p text:style-name="Text_20_body">1 fois sur <text:a xlink:type="simple" xlink:href="#objets-magiques-8" office:name=""><text:span text:style-name="Definition">OM8</text:span></text:a></text:p>
      <text:p text:style-name="Text_20_body">&lt;/td&gt;</text:p>
      <text:p text:style-name="Text_20_body">1d6 fois sur <text:a xlink:type="simple" xlink:href="#objets-magiques-8" office:name=""><text:span text:style-name="Definition">OM8</text:span></text:a></text:p>
      <text:p text:style-name="Text_20_body">§§§</text:p>
      <text:p text:style-name="Text_20_body">=== Objets magiques aléatoires</text:p>
      <text:p text:style-name="Text_20_body">Les tableaux suivants vous seront utiles pour déterminer les objets magiques présents dans les trésors des monstres rencontrés par les personnages.</text:p>
      <text:p text:style-name="Text_20_body">§§§ .table-container</text:p>
      <text:p text:style-name="Text_20_body">==== Objets magiques 1</text:p>
      <table:table table:name="Table3" table:style-name="Table3">
        <table:table-column table:style-name="Table3.A"/>
        <table:table-column table:style-name="Table3.B"/>
        <table:table-header-rows>
          <table:table-row>
            <table:table-cell table:style-name="TableHeaderRowCell" office:value-type="string">
              <text:p text:style-name="Table_20_Heading">3D6</text:p>
            </table:table-cell>
            <table:table-cell table:style-name="TableHeaderRowCell" office:value-type="string">
              <text:p text:style-name="Table_20_Heading">Objet magique</text:p>
            </table:table-cell>
          </table:table-row>
        </table:table-header-rows>
        <table:table-row>
          <table:table-cell table:style-name="TableRowCell" office:value-type="string">
            <text:p text:style-name="Table_20_Contents"><text:span text:style-name="T1">3-10</text:span></text:p>
          </table:table-cell>
          <table:table-cell table:style-name="TableRowCell" office:value-type="string">
            <text:p text:style-name="Table_20_Contents"><text:span text:style-name="T1">Potions</text:span></text:p>
          </table:table-cell>
        </table:table-row>
        <table:table-row>
          <table:table-cell table:style-name="TableRowCell" office:value-type="string">
            <text:p text:style-name="Table_20_Contents"><text:span text:style-name="T1">11-14</text:span></text:p>
          </table:table-cell>
          <table:table-cell table:style-name="TableRowCell" office:value-type="string">
            <text:p text:style-name="Table_20_Contents"><text:span text:style-name="T1">Parchemins de sorts</text:span></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text:span text:style-name="T1">Munitions magiques</text:span></text:p>
          </table:table-cell>
        </table:table-row>
        <table:table-row>
          <table:table-cell table:style-name="TableRowCell" office:value-type="string">
            <text:p text:style-name="Table_20_Contents"><text:span text:style-name="T1">16</text:span></text:p>
          </table:table-cell>
          <table:table-cell table:style-name="TableRowCell" office:value-type="string">
            <text:p text:style-name="Table_20_Contents">Broche</text:p>
          </table:table-cell>
        </table:table-row>
        <table:table-row>
          <table:table-cell table:style-name="TableRowCell" office:value-type="string">
            <text:p text:style-name="Table_20_Contents"><text:span text:style-name="T1">17</text:span></text:p>
          </table:table-cell>
          <table:table-cell table:style-name="TableRowCell" office:value-type="string">
            <text:p text:style-name="Table_20_Contents">Sac sans fond</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Relancer sur <text:a xlink:type="simple" xlink:href="#objets-magiques-2" office:name=""><text:span text:style-name="Definition">table 2</text:span></text:a></text:p>
          </table:table-cell>
        </table:table-row>
      </table:table>
      <text:p text:style-name="First_20_paragraph">§§§</text:p>
      <text:p text:style-name="Text_20_body">§§§ .table-container</text:p>
      <text:p text:style-name="Text_20_body">==== Objets magiques 2</text:p>
      <table:table table:name="Table4" table:style-name="Table4">
        <table:table-column table:style-name="Table4.A"/>
        <table:table-column table:style-name="Table4.B"/>
        <table:table-header-rows>
          <table:table-row>
            <table:table-cell table:style-name="TableHeaderRowCell" office:value-type="string">
              <text:p text:style-name="Table_20_Heading">3d6</text:p>
            </table:table-cell>
            <table:table-cell table:style-name="TableHeaderRowCell" office:value-type="string">
              <text:p text:style-name="Table_20_Heading">Objet magique</text:p>
            </table:table-cell>
          </table:table-row>
        </table:table-header-rows>
        <table:table-row>
          <table:table-cell table:style-name="TableRowCell" office:value-type="string">
            <text:p text:style-name="Table_20_Contents"><text:span text:style-name="T1">3</text:span></text:p>
          </table:table-cell>
          <table:table-cell table:style-name="TableRowCell" office:value-type="string">
            <text:p text:style-name="Table_20_Contents"><text:span text:style-name="T1">Potions</text:span></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text:span text:style-name="T1">Parchemins de sorts</text:span></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text:span text:style-name="T1">Armes et armures</text:span></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text:span text:style-name="T1">Baguettes, bâtons et sceptres (lancer 1d6)</text:span></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text:span text:style-name="T1">Sac</text:span></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Bottes</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Bracelets</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Cape</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Carquois</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Amulette</text:p>
          </table:table-cell>
        </table:table-row>
        <table:table-row>
          <table:table-cell table:style-name="TableRowCell" office:value-type="string">
            <text:p text:style-name="Table_20_Contents"><text:span text:style-name="T1">13</text:span></text:p>
          </table:table-cell>
          <table:table-cell table:style-name="TableRowCell" office:value-type="string">
            <text:p text:style-name="Table_20_Contents">Anneau</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Figurine</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Gants</text:p>
          </table:table-cell>
        </table:table-row>
        <table:table-row>
          <table:table-cell table:style-name="TableRowCell" office:value-type="string">
            <text:p text:style-name="Table_20_Contents"><text:span text:style-name="T1">16</text:span></text:p>
          </table:table-cell>
          <table:table-cell table:style-name="TableRowCell" office:value-type="string">
            <text:p text:style-name="Table_20_Contents">Pierre</text:p>
          </table:table-cell>
        </table:table-row>
        <table:table-row>
          <table:table-cell table:style-name="TableRowCell" office:value-type="string">
            <text:p text:style-name="Table_20_Contents"><text:span text:style-name="T1">17</text:span></text:p>
          </table:table-cell>
          <table:table-cell table:style-name="TableRowCell" office:value-type="string">
            <text:p text:style-name="Table_20_Contents">Poussière</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Relancer sur <text:a xlink:type="simple" xlink:href="#objets-magiques-3" office:name=""><text:span text:style-name="Definition">table 3</text:span></text:a></text:p>
          </table:table-cell>
        </table:table-row>
      </table:table>
      <text:p text:style-name="First_20_paragraph">§§§</text:p>
      <text:p text:style-name="Text_20_body">§§§ .table-container</text:p>
      <text:p text:style-name="Text_20_body">==== Objets magiques 3</text:p>
      <text:p text:style-name="Text_20_body">|3d6|Objet magique| |:-:|:-| |<text:span text:style-name="T1">3</text:span>|<text:span text:style-name="T1">Relancer sur </text:span><text:a xlink:type="simple" xlink:href="#objets-magiques-2" office:name=""><text:span text:style-name="Definition"><text:span text:style-name="T1">table 2</text:span></text:span></text:a>| |<text:span text:style-name="T1">4</text:span>|<text:span text:style-name="T1">Parchemins de sorts</text:span>| |<text:span text:style-name="T1">5</text:span>|<text:span text:style-name="T1">Armes et armures</text:span>| |<text:span text:style-name="T1">6</text:span>|<text:span text:style-name="T1">Baguettes, bâtons et sceptres (lancer 1d6)</text:span>| |<text:span text:style-name="T1">7</text:span>|<text:span text:style-name="T1">beaume</text:span>| |<text:span text:style-name="T1">8</text:span>|heaume| |<text:span text:style-name="T1">9</text:span>|Bracelets| |<text:span text:style-name="T1">10</text:span>|robe| |<text:span text:style-name="T1">11</text:span>|flûte| |<text:span text:style-name="T1">12</text:span>|Amulette| |<text:span text:style-name="T1">13</text:span>|Anneau| |<text:span text:style-name="T1">14</text:span>|Figurine| |<text:span text:style-name="T1">15</text:span>|carafe| |<text:span text:style-name="T1">16</text:span>|gemme| |<text:span text:style-name="T1">17</text:span>|huile| |<text:span text:style-name="T1">18+</text:span>|Relancer sur <text:a xlink:type="simple" xlink:href="#objets-magiques-4" office:name=""><text:span text:style-name="Definition">table 4</text:span></text:a>|</text:p>
      <text:p text:style-name="Text_20_body">§§§</text:p>
      <text:p text:style-name="Text_20_body">§§§ .table-container</text:p>
      <text:p text:style-name="Text_20_body">==== Objets magiques 4</text:p>
      <text:p text:style-name="Text_20_body">|3d6|Objet magique| |:-:|:-| |<text:span text:style-name="T1">3</text:span>|<text:span text:style-name="T1">Relancer sur </text:span><text:a xlink:type="simple" xlink:href="#objets-magiques-3" office:name=""><text:span text:style-name="Definition"><text:span text:style-name="T1">table 3</text:span></text:span></text:a>| |<text:span text:style-name="T1">4</text:span>|<text:span text:style-name="T1">Parchemins de sorts</text:span>| |<text:span text:style-name="T1">5</text:span>|<text:span text:style-name="T1">Armes et armures</text:span>| |<text:span text:style-name="T1">6</text:span>|<text:span text:style-name="T1">Baguettes, bâtons et sceptres</text:span>| |<text:span text:style-name="T1">7</text:span>|<text:span text:style-name="T1">beaume</text:span>| |<text:span text:style-name="T1">8</text:span>|heaume| |<text:span text:style-name="T1">9</text:span>|Bracelets| |<text:span text:style-name="T1">10</text:span>|robe| |<text:span text:style-name="T1">11</text:span>|flûte| |<text:span text:style-name="T1">12</text:span>|Amulette| |<text:span text:style-name="T1">13</text:span>|Anneau| |<text:span text:style-name="T1">14</text:span>|Figurine| |<text:span text:style-name="T1">15</text:span>|carafe| |<text:span text:style-name="T1">16</text:span>|gemme| |<text:span text:style-name="T1">17</text:span>|huile| |<text:span text:style-name="T1">18+</text:span>|Relancer sur <text:a xlink:type="simple" xlink:href="#objets-magiques-5" office:name=""><text:span text:style-name="Definition">table 5</text:span></text:a>|</text:p>
      <text:p text:style-name="Text_20_body">§§§</text:p>
      <text:p text:style-name="Text_20_body">§§§ .table-container</text:p>
      <text:p text:style-name="Text_20_body">==== Objets magiques 5</text:p>
      <table:table table:name="Table5" table:style-name="Table5">
        <table:table-column table:style-name="Table5.A"/>
        <table:table-column table:style-name="Table5.B"/>
        <table:table-header-rows>
          <table:table-row>
            <table:table-cell table:style-name="TableHeaderRowCell" office:value-type="string">
              <text:p text:style-name="Table_20_Heading">3d6</text:p>
            </table:table-cell>
            <table:table-cell table:style-name="TableHeaderRowCell" office:value-type="string">
              <text:p text:style-name="Table_20_Heading">Objet magique</text:p>
            </table:table-cell>
          </table:table-row>
        </table:table-header-rows>
        <table:table-row>
          <table:table-cell table:style-name="TableRowCell" office:value-type="string">
            <text:p text:style-name="Table_20_Contents"><text:span text:style-name="T1">3</text:span></text:p>
          </table:table-cell>
          <table:table-cell table:style-name="TableRowCell" office:value-type="string">
            <text:p text:style-name="Table_20_Contents"><text:span text:style-name="T1">Relancer sur </text:span><text:a xlink:type="simple" xlink:href="#objets-magiques-4" office:name=""><text:span text:style-name="Definition"><text:span text:style-name="T1">table 4</text:span></text:span></text:a></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text:span text:style-name="T1">Parchemins de sorts</text:span></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text:span text:style-name="T1">Armes et armures</text:span></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text:span text:style-name="T1">Baguettes, bâtons et sceptres (lancer 1d6)</text:span></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text:span text:style-name="T1">beaume</text:span></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heaume</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Bracelets</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robe</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flûte</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Amulette</text:p>
          </table:table-cell>
        </table:table-row>
        <table:table-row>
          <table:table-cell table:style-name="TableRowCell" office:value-type="string">
            <text:p text:style-name="Table_20_Contents"><text:span text:style-name="T1">13</text:span></text:p>
          </table:table-cell>
          <table:table-cell table:style-name="TableRowCell" office:value-type="string">
            <text:p text:style-name="Table_20_Contents">Anneau</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Figurine</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carafe</text:p>
          </table:table-cell>
        </table:table-row>
        <table:table-row>
          <table:table-cell table:style-name="TableRowCell" office:value-type="string">
            <text:p text:style-name="Table_20_Contents"><text:span text:style-name="T1">16</text:span></text:p>
          </table:table-cell>
          <table:table-cell table:style-name="TableRowCell" office:value-type="string">
            <text:p text:style-name="Table_20_Contents">gemme</text:p>
          </table:table-cell>
        </table:table-row>
        <table:table-row>
          <table:table-cell table:style-name="TableRowCell" office:value-type="string">
            <text:p text:style-name="Table_20_Contents"><text:span text:style-name="T1">17</text:span></text:p>
          </table:table-cell>
          <table:table-cell table:style-name="TableRowCell" office:value-type="string">
            <text:p text:style-name="Table_20_Contents">huile</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Relancer sur <text:a xlink:type="simple" xlink:href="#objets-magiques-6" office:name=""><text:span text:style-name="Definition">table 6</text:span></text:a></text:p>
          </table:table-cell>
        </table:table-row>
      </table:table>
      <text:p text:style-name="First_20_paragraph">§§§</text:p>
      <text:p text:style-name="Text_20_body">§§§ .table-container</text:p>
      <text:p text:style-name="Text_20_body">==== Objets magiques 6</text:p>
      <text:p text:style-name="Text_20_body">|3d6|Objet magique| |:-:|:-| |<text:span text:style-name="T1">3</text:span>|<text:span text:style-name="T1">Relancer sur </text:span><text:a xlink:type="simple" xlink:href="#objets-magiques-5" office:name=""><text:span text:style-name="Definition"><text:span text:style-name="T1">table 5</text:span></text:span></text:a>| |<text:span text:style-name="T1">4</text:span>|<text:span text:style-name="T1">Parchemins de sorts</text:span>| |<text:span text:style-name="T1">5</text:span>|<text:span text:style-name="T1">Armes et armures</text:span>| |<text:span text:style-name="T1">6</text:span>|<text:span text:style-name="T1">Baguettes, bâtons et sceptres</text:span>| |<text:span text:style-name="T1">7</text:span>|<text:span text:style-name="T1">beaume</text:span>| |<text:span text:style-name="T1">8</text:span>|heaume| |<text:span text:style-name="T1">9</text:span>|Bracelets| |<text:span text:style-name="T1">10</text:span>|robe| |<text:span text:style-name="T1">11</text:span>|flûte| |<text:span text:style-name="T1">12</text:span>|Amulette| |<text:span text:style-name="T1">13</text:span>|Anneau| |<text:span text:style-name="T1">14</text:span>|Figurine| |<text:span text:style-name="T1">15</text:span>|carafe| |<text:span text:style-name="T1">16</text:span>|gemme| |<text:span text:style-name="T1">17</text:span>|huile| |<text:span text:style-name="T1">18+</text:span>|Relancer sur <text:a xlink:type="simple" xlink:href="#objets-magiques-7" office:name=""><text:span text:style-name="Definition">table 7</text:span></text:a>| §§§</text:p>
      <text:p text:style-name="Text_20_body">§§§ .table-container</text:p>
      <text:p text:style-name="Text_20_body">==== Objets magiques 7</text:p>
      <table:table table:name="Table6" table:style-name="Table6">
        <table:table-column table:style-name="Table6.A"/>
        <table:table-column table:style-name="Table6.B"/>
        <table:table-header-rows>
          <table:table-row>
            <table:table-cell table:style-name="TableHeaderRowCell" office:value-type="string">
              <text:p text:style-name="Table_20_Heading">3d6</text:p>
            </table:table-cell>
            <table:table-cell table:style-name="TableHeaderRowCell" office:value-type="string">
              <text:p text:style-name="Table_20_Heading">Objet magique</text:p>
            </table:table-cell>
          </table:table-row>
        </table:table-header-rows>
        <table:table-row>
          <table:table-cell table:style-name="TableRowCell" office:value-type="string">
            <text:p text:style-name="Table_20_Contents"><text:span text:style-name="T1">3</text:span></text:p>
          </table:table-cell>
          <table:table-cell table:style-name="TableRowCell" office:value-type="string">
            <text:p text:style-name="Table_20_Contents"><text:span text:style-name="T1">Relancer sur </text:span><text:a xlink:type="simple" xlink:href="#objets-magiques-6" office:name=""><text:span text:style-name="Definition"><text:span text:style-name="T1">table 6</text:span></text:span></text:a></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text:span text:style-name="T1">Parchemins de sorts</text:span></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text:span text:style-name="T1">Armes et armures</text:span></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text:span text:style-name="T1">Baguettes, bâtons et sceptres</text:span></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text:span text:style-name="T1">beaume</text:span></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heaume</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Bracelets</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robe</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flûte</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Amulette</text:p>
          </table:table-cell>
        </table:table-row>
        <table:table-row>
          <table:table-cell table:style-name="TableRowCell" office:value-type="string">
            <text:p text:style-name="Table_20_Contents"><text:span text:style-name="T1">13</text:span></text:p>
          </table:table-cell>
          <table:table-cell table:style-name="TableRowCell" office:value-type="string">
            <text:p text:style-name="Table_20_Contents">Anneau</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Figurine</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carafe</text:p>
          </table:table-cell>
        </table:table-row>
        <table:table-row>
          <table:table-cell table:style-name="TableRowCell" office:value-type="string">
            <text:p text:style-name="Table_20_Contents"><text:span text:style-name="T1">16</text:span></text:p>
          </table:table-cell>
          <table:table-cell table:style-name="TableRowCell" office:value-type="string">
            <text:p text:style-name="Table_20_Contents">gemme</text:p>
          </table:table-cell>
        </table:table-row>
        <table:table-row>
          <table:table-cell table:style-name="TableRowCell" office:value-type="string">
            <text:p text:style-name="Table_20_Contents"><text:span text:style-name="T1">17</text:span></text:p>
          </table:table-cell>
          <table:table-cell table:style-name="TableRowCell" office:value-type="string">
            <text:p text:style-name="Table_20_Contents">huile</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Relancer sur <text:a xlink:type="simple" xlink:href="#objets-magiques-8" office:name=""><text:span text:style-name="Definition">table 8</text:span></text:a></text:p>
          </table:table-cell>
        </table:table-row>
      </table:table>
      <text:p text:style-name="First_20_paragraph">§§§</text:p>
      <text:p text:style-name="Text_20_body">§§§ .table-container</text:p>
      <text:p text:style-name="Text_20_body">==== Objets magiques 8</text:p>
      <table:table table:name="Table7" table:style-name="Table7">
        <table:table-column table:style-name="Table7.A"/>
        <table:table-column table:style-name="Table7.B"/>
        <table:table-header-rows>
          <table:table-row>
            <table:table-cell table:style-name="TableHeaderRowCell" office:value-type="string">
              <text:p text:style-name="Table_20_Heading">3d6</text:p>
            </table:table-cell>
            <table:table-cell table:style-name="TableHeaderRowCell" office:value-type="string">
              <text:p text:style-name="Table_20_Heading">Objet magique</text:p>
            </table:table-cell>
          </table:table-row>
        </table:table-header-rows>
        <table:table-row>
          <table:table-cell table:style-name="TableRowCell" office:value-type="string">
            <text:p text:style-name="Table_20_Contents"><text:span text:style-name="T1">3</text:span></text:p>
          </table:table-cell>
          <table:table-cell table:style-name="TableRowCell" office:value-type="string">
            <text:p text:style-name="Table_20_Contents"><text:span text:style-name="T1">Relancer sur </text:span><text:a xlink:type="simple" xlink:href="#objets-magiques-7" office:name=""><text:span text:style-name="Definition"><text:span text:style-name="T1">table 7</text:span></text:span></text:a></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text:span text:style-name="T1">Parchemins de sorts</text:span></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text:span text:style-name="T1">Armes et armures</text:span></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text:span text:style-name="T1">Baguettes, bâtons et sceptres</text:span></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text:span text:style-name="T1">beaume</text:span></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heaume</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Bracelets</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robe</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flûte</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Amulette</text:p>
          </table:table-cell>
        </table:table-row>
        <table:table-row>
          <table:table-cell table:style-name="TableRowCell" office:value-type="string">
            <text:p text:style-name="Table_20_Contents"><text:span text:style-name="T1">13</text:span></text:p>
          </table:table-cell>
          <table:table-cell table:style-name="TableRowCell" office:value-type="string">
            <text:p text:style-name="Table_20_Contents">Anneau</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Figurine</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carafe</text:p>
          </table:table-cell>
        </table:table-row>
        <table:table-row>
          <table:table-cell table:style-name="TableRowCell" office:value-type="string">
            <text:p text:style-name="Table_20_Contents"><text:span text:style-name="T1">16</text:span></text:p>
          </table:table-cell>
          <table:table-cell table:style-name="TableRowCell" office:value-type="string">
            <text:p text:style-name="Table_20_Contents">gemme</text:p>
          </table:table-cell>
        </table:table-row>
        <table:table-row>
          <table:table-cell table:style-name="TableRowCell" office:value-type="string">
            <text:p text:style-name="Table_20_Contents"><text:span text:style-name="T1">17</text:span></text:p>
          </table:table-cell>
          <table:table-cell table:style-name="TableRowCell" office:value-type="string">
            <text:p text:style-name="Table_20_Contents">huile</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Artefact</text:p>
          </table:table-cell>
        </table:table-row>
      </table:table>
      <text:p text:style-name="First_20_paragraph">== §§§</text:p>
      <text:p text:style-name="Text_20_body">title: "Objets magiques" — </text:p>
      <text:p text:style-name="Text_20_body">= Objets magiques</text:p>
      <text:p text:style-name="Text_20_body">== Rareté</text:p>
      <text:p text:style-name="Text_20_body">Les objets magiques sont classés selon leur rareté : courant, peu courant, rare, très rare et légendaire. La rareté permet de déterminer la fréquence à laquelle les PJ sont susceptibles d’en découvrir et le niveau qu’il faut généralement atteindre pour en utiliser. Ainsi, les objets courants et peu courants peuvent déjà se trouver dans l’équipement de personnages de niveau 1. Le niveau 5 marque généralement le début de l’utilisation des objets rares. Les objets très rares apparaissent vers le niveau 11 et les objets légendaires sont l’apanage des personnages de niveaux 17 et plus. La rareté permet également de déterminer le prix moyen d’un objet magique, quoique la plupart de ces objets ne pourront jamais être achetés avec de l’argent.</text:p>
      <table:table table:name="Table8" table:style-name="Table8">
        <table:table-column table:style-name="Table8.A"/>
        <table:table-column table:style-name="Table8.B"/>
        <table:table-header-rows>
          <table:table-row>
            <table:table-cell table:style-name="TableHeaderRowCell" office:value-type="string">
              <text:p text:style-name="Table_20_Heading">Rareté</text:p>
            </table:table-cell>
            <table:table-cell table:style-name="TableHeaderRowCell" office:value-type="string">
              <text:p text:style-name="Table_20_Heading">Valeur indicative</text:p>
            </table:table-cell>
          </table:table-row>
        </table:table-header-rows>
        <table:table-row>
          <table:table-cell table:style-name="TableRowCell" office:value-type="string">
            <text:p text:style-name="Table_20_Contents"><text:a xlink:type="simple" xlink:href="/liste-objets-magiques/?raretes=Courant" office:name=""><text:span text:style-name="Definition"><text:span text:style-name="T1">Courant</text:span></text:span></text:a></text:p>
          </table:table-cell>
          <table:table-cell table:style-name="TableRowCell" office:value-type="string">
            <text:p text:style-name="Table_20_Contents">2d6 (7) × 10 po</text:p>
          </table:table-cell>
        </table:table-row>
        <table:table-row>
          <table:table-cell table:style-name="TableRowCell" office:value-type="string">
            <text:p text:style-name="Table_20_Contents"><text:a xlink:type="simple" xlink:href="/liste-objets-magiques/?raretes=Peu%20courant" office:name=""><text:span text:style-name="Definition"><text:span text:style-name="T1">Peu courant</text:span></text:span></text:a></text:p>
          </table:table-cell>
          <table:table-cell table:style-name="TableRowCell" office:value-type="string">
            <text:p text:style-name="Table_20_Contents">2d6 (7) × 50 po</text:p>
          </table:table-cell>
        </table:table-row>
        <table:table-row>
          <table:table-cell table:style-name="TableRowCell" office:value-type="string">
            <text:p text:style-name="Table_20_Contents"><text:a xlink:type="simple" xlink:href="/liste-objets-magiques/?raretes=Rare" office:name=""><text:span text:style-name="Definition"><text:span text:style-name="T1">Rare</text:span></text:span></text:a></text:p>
          </table:table-cell>
          <table:table-cell table:style-name="TableRowCell" office:value-type="string">
            <text:p text:style-name="Table_20_Contents">2d10 (11) × 250 po</text:p>
          </table:table-cell>
        </table:table-row>
        <table:table-row>
          <table:table-cell table:style-name="TableRowCell" office:value-type="string">
            <text:p text:style-name="Table_20_Contents"><text:a xlink:type="simple" xlink:href="/liste-objets-magiques/?raretes=Très%20rare" office:name=""><text:span text:style-name="Definition"><text:span text:style-name="T1">Très rare</text:span></text:span></text:a></text:p>
          </table:table-cell>
          <table:table-cell table:style-name="TableRowCell" office:value-type="string">
            <text:p text:style-name="Table_20_Contents">2d10 (11) × 2 500 po</text:p>
          </table:table-cell>
        </table:table-row>
        <table:table-row>
          <table:table-cell table:style-name="TableRowCell" office:value-type="string">
            <text:p text:style-name="Table_20_Contents"><text:a xlink:type="simple" xlink:href="/liste-objets-magiques/?raretes=Légendaire" office:name=""><text:span text:style-name="Definition"><text:span text:style-name="T1">Légendaire</text:span></text:span></text:a></text:p>
          </table:table-cell>
          <table:table-cell table:style-name="TableRowCell" office:value-type="string">
            <text:p text:style-name="Table_20_Contents">2d6 (7) × 10 000 po</text:p>
          </table:table-cell>
        </table:table-row>
      </table:table>
      <text:p text:style-name="First_20_paragraph">== Identifier un objet magique</text:p>
      <text:p text:style-name="Text_20_body">Le sort <text:a xlink:type="simple" xlink:href="/grimoire/identification/" office:name=""><text:span text:style-name="Definition"><text:span text:style-name="T2">identification</text:span></text:span></text:a> est le meilleur moyen d’obtenir des informations sur un objet magique. Le coût élevé des composantes nécessaires pousse cependant nombre d’aventuriers à découvrir les secrets de leurs objets magiques par d’autres moyens. Le premier est l’observation. Beaucoup d’objets portent des inscriptions qui peuvent être un mot de commande ou une sorte de notice d’utilisation. D’autres sont créés de manière à donner des indices, comme un anneau de nage qui serait gravé de motifs aquatiques. Le second moyen est l’expérimentation. Passez le même anneau de nage et jetez-vous à l’eau, par exemple. Les potions sont les objets les plus expérimentés : y tremper les lèvres un instant peut suffire, avec de l’expérience, à en découvrir les propriétés. Mais attention aux pièges et aux erreurs qui peuvent coûter très cher !</text:p>
      <text:p text:style-name="Text_20_body">== Harmonisation</text:p>
      <text:p text:style-name="Text_20_body">Une créature doit parfois sceller un pacte avec certains objets magiques avant de pouvoir utiliser leurs propriétés magiques. Ce pacte est appelé harmonisation et il faut parfois remplir certaines conditions pour plusieurs d’entre eux. Si la condition est une classe, une créature doit appartenir à cette classe pour qu’elle et lui puissent s’harmoniser (si la classe est celle d’un lanceur de sorts, un monstre remplit la condition s’il possède des emplacements de sort et utilise la liste de sorts de cette classe).</text:p>
      <text:p text:style-name="Text_20_body">Une créature non-harmonisée avec un objet nécessitant une harmonisation bénéficie uniquement des avantages non-magiques conférés par l’objet, à moins que le contraire ne soit indiqué dans sa description. Par exemple, un bouclier magique nécessitant une harmonisation confère les avantages d’un bouclier ordinaire à une créature non-harmonisée avec lui, mais aucune de ses propriétés magiques.</text:p>
      <text:p text:style-name="Text_20_body">Une créature qui souhaite s’harmoniser avec un objet doit consacrer une période de <text:a xlink:type="simple" xlink:href="/gerer-la-sante-du-personnage/#repos-court" office:name=""><text:span text:style-name="Definition"><text:span text:style-name="T2">repos court</text:span></text:span></text:a> à se concentrer sur cet objet exclusivement, tout en restant en contact physique avec lui (cette période de <text:a xlink:type="simple" xlink:href="/gerer-la-sante-du-personnage/#repos-court" office:name=""><text:span text:style-name="Definition"><text:span text:style-name="T2">repos court</text:span></text:span></text:a> ne peut pas être consacrée à la découverte des propriétés de cet objet). La concentration peut se dérouler sous forme d’entraînement martial (dans le cas d’une arme), de méditation (dans le cas d’un objet merveilleux) ou d’une quelconque autre activité appropriée. Si le <text:a xlink:type="simple" xlink:href="/gerer-la-sante-du-personnage/#repos-court" office:name=""><text:span text:style-name="Definition"><text:span text:style-name="T2">repos court</text:span></text:span></text:a> est interrompu, la tentative d’harmonisation échoue. Sinon, à la fin du <text:a xlink:type="simple" xlink:href="/gerer-la-sante-du-personnage/#repos-court" office:name=""><text:span text:style-name="Definition"><text:span text:style-name="T2">repos court</text:span></text:span></text:a>, la créature comprend de manière intuitive la méthode d’activation des propriétés magiques de l’objet et apprend les éventuels mots de commande nécessaires à leur activation.</text:p>
      <text:p text:style-name="Text_20_body">Un objet s’harmonise avec une seule créature à la fois, tandis qu’une même créature peut s’harmoniser avec trois objets magiques au maximum : elle rate automatiquement toute tentative d’harmonisation avec un quatrième objet, il lui faut d’abord dissiper son harmonisation avec l’un des trois objets précédents. De plus, une créature ne peut pas s’harmoniser avec plusieurs copies du même objet. Par exemple, une créature ne peut pas s’harmoniser avec plusieurs anneaux de protection.</text:p>
      <text:p text:style-name="Text_20_body">L’harmonisation entre une créature et un objet se dissipe si cette créature ne remplit plus les prérequis d’harmonisation, si elle est séparée de l’objet de plus de 30 mètres pendant au moins 24 heures, si elle meurt ou encore si une autre créature s’harmonise avec l’objet. Une créature peut mettre volontairement un terme à son harmonisation en passant une période de court repos concentrée sur l’objet, à moins que celui-ci ne soit maudit.</text:p>
      <text:p text:style-name="Text_20_body">== Objets maudits</text:p>
      <text:p text:style-name="Text_20_body">Certains objets magiques infligent une malédiction à leur utilisateur. Généralement, une fois qu’un personnage l’a utilisé ou s’y est harmonisé, la malédiction ne peut être enlevée que par les sorts <text:a xlink:type="simple" xlink:href="/grimoire/lever-une-malediction/" office:name=""><text:span text:style-name="Definition"><text:span text:style-name="T2">lever une malédiction</text:span></text:span></text:a> ou <text:a xlink:type="simple" xlink:href="/grimoire/restauration-superieure/" office:name=""><text:span text:style-name="Definition"><text:span text:style-name="T2">restauration supérieure</text:span></text:span></text:a>. Les moyens habituels d’identification d’un objet magique ne révèlent pas la malédiction. Cette dernière est donc une mauvaise surprise qui frappe l’utilisateur de l’objet.</text:p>
      <text:p text:style-name="Text_20_body">== Les différents types d’objets magiques</text:p>
      <text:p text:style-name="Text_20_body">Il existe neuf types d’objets magiques : anneaux, armes, armures, baguettes, bâtons, objets merveilleux, parchemins, potions et sceptres.</text:p>
      <text:p text:style-name="Text_20_body"><text:a xlink:type="simple" xlink:href="/liste-objets-magiques/?types=Anneau" office:name=""><text:span text:style-name="Definition"><text:span text:style-name="T1">Anneaux</text:span></text:span></text:a>. Un anneau doit être porté au doigt pour que son pouvoir fonctionne.</text:p>
      <text:p text:style-name="Text_20_body"><text:a xlink:type="simple" xlink:href="/liste-objets-magiques/?types=Arme" office:name=""><text:span text:style-name="Definition"><text:span text:style-name="T1">Armes</text:span></text:span></text:a>. Les armes offrent leur pouvoir à ceux qui les manient. Si aucun type d’arme n’est précisé, vous pouvez choisir de quelle arme il s’agit.</text:p>
      <text:p text:style-name="Text_20_body"><text:a xlink:type="simple" xlink:href="/liste-objets-magiques/?types=Armure" office:name=""><text:span text:style-name="Definition"><text:span text:style-name="T1">Armures</text:span></text:span></text:a>. Les armures magiques doivent être portées pour que leur pouvoir soit utilisable. De même que pour les armes, quand aucun type d’armure n’est précisé (cotte de mailles, cuir clouté), vous pouvez choisir de quel type d’armure il s’agit.</text:p>
      <text:p text:style-name="Text_20_body"><text:a xlink:type="simple" xlink:href="/liste-objets-magiques/?types=Baguette" office:name=""><text:span text:style-name="Definition"><text:span text:style-name="T1">Baguettes</text:span></text:span></text:a>. Une baguette magique est faite de métal, de bois et/ou d’os et mesure en général une cinquantaine de centimètres. Certaines sont ornementées de métaux ou de pierres précieuses. La plupart contiennent un nombre de charges limité. Pour utiliser une baguette, il faut la tenir en main, utiliser une action et dépenser une ou plusieurs charges.</text:p>
      <text:p text:style-name="Text_20_body"><text:a xlink:type="simple" xlink:href="/liste-objets-magiques/?types=Bâton" office:name=""><text:span text:style-name="Definition"><text:span text:style-name="T1">Bâtons</text:span></text:span></text:a>. Un bâton magique mesure entre 1,50 m et 1,80 m. Parfois rectilignes, parfois complètement tordus, ils peuvent être faits de métal ou de bois. Ils peuvent être utilisés comme des bâtons de combat. Tout comme les baguettes, les bâtons possèdent des charges. Il est nécessaire de tenir le bâton et d’utiliser une action pour en dépense une charge.</text:p>
      <text:p text:style-name="Text_20_body"><text:a xlink:type="simple" xlink:href="/liste-objets-magiques/?types=Objet%20merveilleux" office:name=""><text:span text:style-name="Definition"><text:span text:style-name="T1">Objets merveilleux</text:span></text:span></text:a>. Cette catégorie regroupe les objets qui n’entrent dans aucune autre. Capes, ceintures, bottes, gants, amulettes, broches, boules de cristal et autres instruments de musique, par exemple.</text:p>
      <text:p text:style-name="Text_20_body"><text:a xlink:type="simple" xlink:href="/liste-objets-magiques/?types=Parchemin" office:name=""><text:span text:style-name="Definition"><text:span text:style-name="T1">Parchemins</text:span></text:span></text:a>. Un parchemin prend généralement la forme d’un rouleau protégé dans un tube. N’importe qui capable de comprendre un langage écrit peut lire le parchemin et en utiliser la magie. La plupart des parchemins contiennent des sorts, mais certains comportent des charmes ou des incantations uniques. Utiliser un parchemin nécessite une action. Une fois utilisé, les écritures s’effacent ou le parchemin tombe en poussière. Dans tous les cas, il ne peut être utilisé qu’une seule fois.</text:p>
      <text:p text:style-name="Text_20_body"><text:a xlink:type="simple" xlink:href="/liste-objets-magiques/?types=Potion" office:name=""><text:span text:style-name="Definition"><text:span text:style-name="T1">Potions</text:span></text:span></text:a>. Toutes sortes de liquides magiques sont regroupés dans cette catégorie : breuvages, eaux sacrées, huiles. Une potion contient généralement une trentaine de millilitres. Il faut en général une action pour utiliser une potion.</text:p>
      <text:p text:style-name="Text_20_body"><text:a xlink:type="simple" xlink:href="/liste-objets-magiques/?types=Sceptre" office:name=""><text:span text:style-name="Definition"><text:span text:style-name="T1">Sceptres</text:span></text:span></text:a>. Les sceptres sont des bâtonnets mesurant entre 50 cm et 1 m. La description de chaque sceptre indique la manière de l’utiliser.</text:p>
      <text:p text:style-name="Text_20_body">== Porter et manier des objets magiques</text:p>
      <text:p text:style-name="Text_20_body">Certains objets doivent être portés ou maniés pour pouvoir utiliser leurs propriétés magiques. Un objet magique censé être porté doit être placé sur le corps de la manière prévue : les bottes se portent aux pieds, les gants aux mains, les chapeaux et les casques sur la tête et les anneaux aux doigts. Une armure magique doit être enfilée, un bouclier sanglé au bras, une cape fixée autour des épaules, et une arme tenue en main.</text:p>
      <text:p text:style-name="Text_20_body">Dans la plupart des cas, un objet magique qui n’est pas censé être porté peut être utilisé par n’importe quelle créature, quelle que soit sa taille ou sa carrure. Nombre de vêtements magiques s’adaptent ou s’ajustent d’eux-mêmes par magie à leur porteur. Il existe cependant quelques rares exceptions. Si l’histoire fournit une bonne raison pour qu’un objet soit uniquement utilisable par des créatures d’une taille ou d’une forme précise, vous pouvez décider qu’il ne s’ajuste pas. Par exemple, seuls des elfes pourraient porter une armure fabriquée par des elfes de sang tandis que les nains pourraient fabriquer des objets uniquement utilisables par des personnages dont la forme et la taille sont identiques à celles des membres de leur race.</text:p>
      <text:p text:style-name="Text_20_body">Quand une créature non-humanoïde tente de porter un objet, vous décidez si celui-ci fonctionne comme prévu. Un anneau placé sur un tentacule peut fonctionner mais un yuan-ti avec une queue semblable à celle d’un serpent en guise de jambes ne peut pas porter de bottes.</text:p>
      <text:p text:style-name="Text_20_body">=== Plusieurs objets du même type</text:p>
      <text:p text:style-name="Text_20_body">Faites appel à votre bon sens pour déterminer s’il est possible de porter plus d’un objet magique du même type. Un personnage peut normalement porter, au maximum, une paire de chaussures, une paire de gants ou de gantelets d’armes, une paire de brassards, une armure, un couvre-chef, une cape et un anneau à chaque main. Des exceptions sont possibles, si vous le souhaitez : un personnage pourrait, par exemple, porter une tiare sous un casque ou deux capes superposées.</text:p>
      <text:p text:style-name="Text_20_body">=== Objets appariés</text:p>
      <text:p text:style-name="Text_20_body">Les objets appariés, comme les bottes, les brassards, les gantelets d’armes et les gants, octroient leurs avantages uniquement si les deux objets formant la paire sont portés. Par exemple, un personnage porte une botte de marche et de saut à un pied et une botte elfique à l’autre, mais aucun des deux objets n’octroie ses avantages.</text:p>
      <text:p text:style-name="Text_20_body">== Activation d’un objet magique</text:p>
      <text:p text:style-name="Text_20_body">L’activation de certains objets magiques nécessite de l’utilisateur une action spéciale, comme tenir simplement l’objet en main ou murmurer un mot de commande. La description des catégories d’objets ou de certains objets particuliers précise comment les activer. Certains objets appliquent une ou plusieurs des règles suivantes en ce qui concerne leur activation.</text:p>
      <text:p text:style-name="Text_20_body">=== Mot de commande</text:p>
      <text:p text:style-name="Text_20_body">Un mot de commande est un mot ou une phrase qui doit être prononcé pour que l’objet fonctionne. Un objet magique qui nécessite la prononciation d’un mot de commande précis ne peut pas être activé dans une zone où les sons sont étouffés, comme dans la zone créée par un sort de <text:a xlink:type="simple" xlink:href="/grimoire/silence/" office:name=""><text:span text:style-name="Definition"><text:span text:style-name="T2">silence</text:span></text:span></text:a>.</text:p>
      <text:p text:style-name="Text_20_body">=== Objets à utilisation unique</text:p>
      <text:p text:style-name="Text_20_body">Certains objets ne peuvent s’utiliser qu’une seule fois et sont dépensés une fois activés. Une potion ou un élixir doit être avalé et une huile appliquée sur le corps. Les inscriptions sur un parchemin disparaissent une fois lues. La magie d’un objet à utilisation unique disparaît une fois utilisée.</text:p>
      <text:p text:style-name="Text_20_body">=== Sorts</text:p>
      <text:p text:style-name="Text_20_body">Certains objets magiques permettent à leurs utilisateurs de lancer des sorts par leur biais. Ces sorts sont lancés au niveau le plus bas possible, ils ne dépensent aucun des emplacements de sort de l’utilisateur et ne nécessitent aucune composante, à moins que le contraire ne soit indiqué dans la description de l’objet. Le temps d’incantation, la portée et la durée des sorts restent les mêmes, et l’utilisateur de l’objet doit se concentrer si un sort donné exige de la concentration. Nombre d’objets, comme les potions, ne nécessitent aucune incantation et confèrent les effets d’un sort, en appliquant sa durée habituelle. Certains objets font exception à cette règle et modifient le temps d’incantation, la durée ou d’autres aspects d’un sort.</text:p>
      <text:p text:style-name="Text_20_body">Avec certains objets magiques, comme les bâtons, l’utilisateur doit appliquer sa caractéristique d’incantation quand il lance un sort par le biais de l’objet. S’il possède plusieurs caractéristiques d’incantation, il choisit celle utilisée avec l’objet. S’il ne possède aucune caractéristique d’incantation (un roublard avec l’aptitude utilisation d’objets magiques, par exemple), on considère que son modificateur de caractéristique d’incantation est égal à +0 lorsqu’il utilise l’objet et qu’il applique son bonus de maîtrise.</text:p>
      <text:p text:style-name="Text_20_body">=== Charges</text:p>
      <text:p text:style-name="Text_20_body">Certains objets magiques possèdent des charges qu’il faut dépenser pour activer leurs propriétés. Le nombre de charges restantes que contient un objet est révélé quand on lui lance un sort d’<text:a xlink:type="simple" xlink:href="/grimoire/identification/" office:name=""><text:span text:style-name="Definition"><text:span text:style-name="T2">identification</text:span></text:span></text:a> ou quand une créature s’harmonise avec lui. De plus, quand un objet récupère des charges, la créature harmonisée sait combien de charges celui-ci récupère.</text:p>
      <text:p text:style-name="Text_20_body">== Détruire un objet magique</text:p>
      <text:p text:style-name="Text_20_body">La majorité des objets magiques sont plus résistants que leur équivalent non-magique. La plupart, grâce à la magie qu’ils renferment, sont résistants à tous les types de dégâts. Les potions et les parchemins font exception. Les premières sont détruites si leur contenant est détruit ou renversé, les seconds peuvent aisément prendre feu ou être déchirés. Quant aux artefacts, ils sont pratiquement indestructibles. Chacun d’eux possède une méthode unique, souvent l’objet d’une quête épique, pour être détruit. — title: "Amulette antidote" type: "Objet merveilleux" subtype: false rarity: "Rare" attunement: false</text:p>
      <text:p text:style-name="Horizontal_20_Line"/>
      <text:p text:style-name="First_20_paragraph">Une gemme noire luisante et parfaitement taillée orne cette délicate chaîne d’argent. Tant que vous portez ce pendentif, les poisons n’ont aucun effet sur vous : vous êtes immunisé contre l’état <text:a xlink:type="simple" xlink:href="/gerer-la-sante-du-personnage/#empoisonne" office:name=""><text:span text:style-name="Definition"><text:span text:style-name="T2">empoisonné</text:span></text:span></text:a> et contre les dégâts de poison. — title: "Amulette d’antidétection" type: "Objet merveilleux" subtype: false rarity: "Peu courant" attunement: "harmonisation requise"</text:p>
      <text:p text:style-name="Horizontal_20_Line"/>
      <text:p text:style-name="First_20_paragraph">Tant que vous portez cette amulette, vous êtes caché aux yeux de la magie de divination. Ce genre de magie ne peut plus vous prendre pour cible et ne vous perçoit plus à travers ses organes de scrutation magiques. — title: "Amulette de bonne santé" type: "Objet merveilleux" subtype: false rarity: "Rare" attunement: "harmonisation requise"</text:p>
      <text:p text:style-name="Horizontal_20_Line"/>
      <text:p text:style-name="First_20_paragraph">Tant que vous portez cette amulette, votre valeur de Constitution passe à 19. L’amulette n’a aucun effet si votre Constitution est déjà de 19 ou plus. — title: "Amulette de cicatrisation" type: "Objet merveilleux" subtype: false rarity: "Peu courant" attunement: "harmonisation requise"</text:p>
      <text:p text:style-name="Horizontal_20_Line"/>
      <text:p text:style-name="First_20_paragraph">Tant que vous portez ce pendentif, vous vous stabilisez automatiquement au début de votre tour si vous êtes mourant. De plus, à chaque fois que vous lancez un dé de points d’action pour récupérer des points d’actions, vous doublez le nombre de points d’action rendus. — title: "Amulette de santé" type: "Objet merveilleux" subtype: false rarity: "Peu courant" attunement: false</text:p>
      <text:p text:style-name="Horizontal_20_Line"/>
      <text:p text:style-name="First_20_paragraph">Tant que vous portez ce pendentif, vous êtes immunisé contre toutes les maladies. Si vous êtes déjà malade, les effets de la maladie sont supprimés tant que vous portez l’amulette. — title: "Anneau d’action libre" type: "Anneau" subtype: false rarity: "Rare" attunement: "harmonisation requise"</text:p>
      <text:p text:style-name="Horizontal_20_Line"/>
      <text:p text:style-name="First_20_paragraph">Tant que vous portez cet anneau au doigt, les terrains difficiles ne vous coûtent aucun déplacement supplémentaire. De plus, la magie ne peut pas réduire votre vitesse, vous <text:a xlink:type="simple" xlink:href="/gerer-la-sante-du-personnage/#paralyse" office:name=""><text:span text:style-name="Definition">paralyser</text:span></text:a> ou vous <text:a xlink:type="simple" xlink:href="/gerer-la-sante-du-personnage/#entrave" office:name=""><text:span text:style-name="Definition">entraver</text:span></text:a>. — title: "Anneau de chaleur" type: "Anneau" subtype: false rarity: "Peu courant" attunement: "harmonisation requise"</text:p>
      <text:p text:style-name="Horizontal_20_Line"/>
      <text:p text:style-name="First_20_paragraph">Vous bénéficiez d’une résistance contre les dégâts de froid tant que vous portez cet anneau au doigt. De plus, vous et tout l’équipement que vous portez êtes protégés contre les températures extrêmement basses (jusque -45 degrés Celsius). — title: "Anneau de dérobade" type: "Anneau" subtype: false rarity: "Rare" attunement: "harmonisation requise"</text:p>
      <text:p text:style-name="Horizontal_20_Line"/>
      <text:p text:style-name="First_20_paragraph">Cet anneau contient 3 charges et récupère 1d3 charges dépensées chaque jour, à l’aube. Si vous ratez un <text:a xlink:type="simple" xlink:href="/utiliser-les-caracteristiques/#jets-de-sauvegarde" office:name=""><text:span text:style-name="Definition">jet de sauvegarde</text:span></text:a> de Dextérité alors que vous portez cet anneau au doigt, vous pouvez utiliser votre réaction pour dépenser 1 de ses charges et remplacer l’échec de ce <text:a xlink:type="simple" xlink:href="/utiliser-les-caracteristiques/#jets-de-sauvegarde" office:name=""><text:span text:style-name="Definition">jet de sauvegarde</text:span></text:a> par une réussite. — title: "Anneau de légèreté" type: "Anneau" subtype: false rarity: "Rare" attunement: "harmonisation requise"</text:p>
      <text:p text:style-name="Horizontal_20_Line"/>
      <text:p text:style-name="First_20_paragraph">Vous descendez de 18 mètres par round et ne subissez aucun dégât de chute tant que vous portez cet anneau au doigt. — title: "Anneau de maîtrise élémentaire" type: "Anneau" subtype: false rarity: "Légendaire" attunement: "harmonisation requise"</text:p>
      <text:p text:style-name="Horizontal_20_Line"/>
      <text:p text:style-name="First_20_paragraph">Cet anneau est lié à l’un des quatre plans Élémentaires. Le MJ choisit ou détermine au hasard le plan concerné.</text:p>
      <text:p text:style-name="Text_20_body">Tant que vous portez cet anneau au doigt, vous obtenez l’<text:a xlink:type="simple" xlink:href="/utiliser-les-caracteristiques/#avantage-et-desavantage" office:name=""><text:span text:style-name="Definition"><text:span text:style-name="T2">avantage</text:span></text:span></text:a> lors des jets d’attaque contre les élémentaires originaires du plan lié et ceux-ci subissent un <text:a xlink:type="simple" xlink:href="/utiliser-les-caracteristiques/#avantage-et-desavantage" office:name=""><text:span text:style-name="Definition"><text:span text:style-name="T2">désavantage</text:span></text:span></text:a> lors des jets d’attaque contre vous. De plus, vous avez accès aux propriétés associées au plan auquel il est lié.</text:p>
      <text:p text:style-name="Text_20_body">L’anneau contient 5 charges. Il récupère 1d3+1 charges dépensées chaque jour, à l’aube. Les sorts lancés grâce à l’anneau ont un DD des jets de sauvegarde contre eux de 17.</text:p>
      <text:p text:style-name="Text_20_body"><text:span text:style-name="T2">*Anneau de maîtrise élémentaire de l’Air*</text:span>. Vous pouvez dépenser 2 des charges de l’anneau pour lancer <text:a xlink:type="simple" xlink:href="/grimoire/dominer-un-monstre/" office:name=""><text:span text:style-name="Definition"><text:span text:style-name="T2">dominer un monstre</text:span></text:span></text:a> sur un élémentaire de l’Air. Vous pouvez également parler et comprendre l’aérien.</text:p>
      <text:p text:style-name="Text_20_body">Si vous aidez à tuer un élémentaire de l’Air tout en étant harmonisé à l’anneau, vous avez accès aux propriétés supplémentaires suivantes :</text:p>
      <text:list text:style-name="L23">
        <text:list-item>
          <text:p text:style-name="P23">Vous bénéficiez d’une résistance aux dégâts de foudre.</text:p>
        </text:list-item>
        <text:list-item>
          <text:p text:style-name="P23">Vous pouvez lancer les sorts suivants grâce à l’anneau en dépensant le nombre nécessaire de charges : <text:a xlink:type="simple" xlink:href="/grimoire/bourrasque/" office:name=""><text:span text:style-name="Definition"><text:span text:style-name="T2">bourrasque</text:span></text:span></text:a> (2 charges) et <text:a xlink:type="simple" xlink:href="/grimoire/mur-de-vent/" office:name=""><text:span text:style-name="Definition"><text:span text:style-name="T2">mur de vent</text:span></text:span></text:a> (1 charge).</text:p>
        </text:list-item>
      </text:list>
      <text:p text:style-name="First_20_paragraph"><text:span text:style-name="T2">*Anneau de maîtrise élémentaire de l’Eau*</text:span>. Vous pouvez dépenser 2 des charges de l’anneau pour lancer <text:a xlink:type="simple" xlink:href="/grimoire/dominer-un-monstre/" office:name=""><text:span text:style-name="Definition"><text:span text:style-name="T2">dominer un monstre</text:span></text:span></text:a> sur un élémentaire de l’Eau. Vous pouvez également parler et comprendre l’aquatique.</text:p>
      <text:p text:style-name="Text_20_body">Si vous aidez à tuer un élémentaire de l’Eau tout en étant harmonisé à l’anneau, vous avez accès aux propriétés supplémentaires suivantes :</text:p>
      <text:list text:style-name="L24">
        <text:list-item>
          <text:p text:style-name="P24">Vous pouvez respirer sous l’eau et disposez d’une vitesse de déplacement à la nage égale à votre vitesse au sol.</text:p>
        </text:list-item>
        <text:list-item>
          <text:p text:style-name="P24">Vous pouvez lancer les sorts suivants grâce à l’anneau en dépensant le nombre nécessaire de charges : <text:a xlink:type="simple" xlink:href="/grimoire/controle-de-l-eau/" office:name=""><text:span text:style-name="Definition"><text:span text:style-name="T2">contrôle de l’eau</text:span></text:span></text:a> (3 charges), <text:a xlink:type="simple" xlink:href="/grimoire/creation-ou-destruction-d-eau/" office:name=""><text:span text:style-name="Definition"><text:span text:style-name="T2">création ou destruction d’eau</text:span></text:span></text:a> (1 charge), <text:a xlink:type="simple" xlink:href="/grimoire/mur-de-glace/" office:name=""><text:span text:style-name="Definition"><text:span text:style-name="T2">mur de glace</text:span></text:span></text:a> (3 charges) et <text:a xlink:type="simple" xlink:href="/grimoire/tempete-de-grele/" office:name=""><text:span text:style-name="Definition"><text:span text:style-name="T2">tempête de grêle</text:span></text:span></text:a> (2 charges).</text:p>
        </text:list-item>
      </text:list>
      <text:p text:style-name="First_20_paragraph"><text:span text:style-name="T2">*Anneau de maîtrise élémentaire de la Terre*</text:span>. Vous pouvez dépenser 2 des charges de l’anneau pour lancer <text:a xlink:type="simple" xlink:href="/grimoire/dominer-un-monstre/" office:name=""><text:span text:style-name="Definition"><text:span text:style-name="T2">dominer un monstre</text:span></text:span></text:a> sur un élémentaire de la Terre. De plus, vous pouvez vous déplacer dans les terrains difficiles composés de gravats, de rochers ou de terre comme si c’était des terrains normaux. Vous pouvez également parler et comprendre le terreux.</text:p>
      <text:p text:style-name="Text_20_body">Si vous aidez à tuer un élémentaire de la Terre tout en étant harmonisé à l’anneau, vous avez accès aux propriétés supplémentaires suivantes :</text:p>
      <text:list text:style-name="L25">
        <text:list-item>
          <text:p text:style-name="P25">Vous êtes résistant aux dégâts d’acide.</text:p>
        </text:list-item>
        <text:list-item>
          <text:p text:style-name="P25">Vous pouvez lancer le sorts suivant grâce à l’anneau en dépensant le nombre nécessaire de charges : <text:a xlink:type="simple" xlink:href="/grimoire/peau-de-pierre/" office:name=""><text:span text:style-name="Definition"><text:span text:style-name="T2">peau de pierre</text:span></text:span></text:a> (3 charges).</text:p>
        </text:list-item>
      </text:list>
      <text:p text:style-name="First_20_paragraph"><text:span text:style-name="T2">*Anneau de maîtrise élémentaire du Feu*</text:span>. Vous pouvez dépenser 2 des charges de l’anneau pour lancer <text:a xlink:type="simple" xlink:href="/grimoire/dominer-un-monstre/" office:name=""><text:span text:style-name="Definition"><text:span text:style-name="T2">dominer un monstre</text:span></text:span></text:a>. De plus, vous bénéficiez d’une résistance aux dégâts de feu. Vous pouvez également parler et comprendre l’ignée.</text:p>
      <text:p text:style-name="Text_20_body">Si vous aidez à tuer un élémentaire du Feu tout en étant harmonisé à l’anneau, vous avez accès aux propriétés supplémentaires suivantes :</text:p>
      <text:list text:style-name="L26">
        <text:list-item>
          <text:p text:style-name="P26">Vous êtes immunisé aux dégâts de feu.</text:p>
        </text:list-item>
        <text:list-item>
          <text:p text:style-name="First_20_paragraph">== Vous pouvez lancer les sorts suivants grâce à l’anneau en dépensant le nombre nécessaire de charges : <text:a xlink:type="simple" xlink:href="/grimoire/mains-brulantes/" office:name=""><text:span text:style-name="Definition"><text:span text:style-name="T2">mains brûlantes</text:span></text:span></text:a> (1 charge) et <text:a xlink:type="simple" xlink:href="/grimoire/mur-de-feu/" office:name=""><text:span text:style-name="Definition"><text:span text:style-name="T2">mur de feu</text:span></text:span></text:a> (3 charges).</text:p>
          <text:p text:style-name="Text_20_body">title: "Anneau de nage" type: "Anneau" subtype: false rarity: "Peu courant" attunement: false</text:p>
        </text:list-item>
      </text:list>
      <text:p text:style-name="Horizontal_20_Line"/>
      <text:p text:style-name="First_20_paragraph">Vous possédez une vitesse de déplacement à la nage de 12 mètres tant que vous portez cet anneau au doigt. — title: "Anneau de protection" type: "Anneau" subtype: false rarity: "Rare" attunement: "harmonisation requise"</text:p>
      <text:p text:style-name="Horizontal_20_Line"/>
      <text:p text:style-name="First_20_paragraph">Vous bénéficiez d’un bonus de +1 à la VD et aux jets de sauvegarde tant que vous portez cet anneau au doigt. — title: "Anneau de protection mentale" type: "Anneau" subtype: false rarity: "Peu courant" attunement: "harmonisation requise"</text:p>
      <text:p text:style-name="Horizontal_20_Line"/>
      <text:p text:style-name="First_20_paragraph">Tant que vous portez cet anneau, vous êtes immunisé à la magie utilisée par d’autres créatures pour lire vos pensées, déterminer si vous mentez, connaître votre alignement ou le type de créature que vous êtes. Les créatures peuvent communiquer par télépathie avec vous seulement si vous les y autorisez.</text:p>
      <text:p text:style-name="Text_20_body">== Si vous perdez la vie avec l’anneau au doigt, votre âme se réfugie à l’intérieur, à moins qu’il ne contienne déjà une âme. Vous pouvez rester dans l’anneau ou vous en aller pour l’après-vie. Tant que votre âme est à l’intérieur de l’anneau, vous pouvez communiquer par télépathie avec la créature qui l’enfile. Un porteur ne peut pas empêcher cette communication télépathique.</text:p>
      <text:p text:style-name="Text_20_body">title: "Anneau de régénération" type: "Anneau" subtype: false rarity: "Très rare" attunement: "harmonisation requise"</text:p>
      <text:p text:style-name="Horizontal_20_Line"/>
      <text:p text:style-name="First_20_paragraph">Tant que vous portez cet anneau, vous récupérez 1d6 points d’action tous les rounds, à condition qu’il vous reste au moins 1 point d’action. + — title: "Anneau de renvoi des sorts" type: "Anneau" subtype: false rarity: "Légendaire" attunement: "harmonisation requise"</text:p>
      <text:p text:style-name="Horizontal_20_Line"/>
      <text:p text:style-name="First_20_paragraph">Vous obtenez l’<text:a xlink:type="simple" xlink:href="/utiliser-les-caracteristiques/#avantage-et-desavantage" office:name=""><text:span text:style-name="Definition"><text:span text:style-name="T2">avantage</text:span></text:span></text:a> lors des jets de sauvegarde contre les sorts qui ne prennent que vous pour cible (et non une zone d’effet) tant que vous portez cet anneau au doigt. De plus, si vous obtenez une marge de 10 au <text:a xlink:type="simple" xlink:href="/utiliser-les-caracteristiques/#jets-de-sauvegarde" office:name=""><text:span text:style-name="Definition">jet de sauvegarde</text:span></text:a> et que le sort est de niveau adepte ou moins, celui-ci ne produit aucun effet sur vous et il cible à la place son lanceur, en utilisant le DD des jets de sauvegarde contre le sort et la caractéristique d’incantation du lanceur. — title: "Anneau de résistance" type: "Anneau" subtype: false rarity: "Rare" attunement: "harmonisation requise"</text:p>
      <text:p text:style-name="Horizontal_20_Line"/>
      <text:p text:style-name="First_20_paragraph">Vous bénéficiez d’une résistance contre un type de dégâts tant que vous portez cet anneau au doigt. La pierre précieuse qui orne l’anneau indique le type que le MJ peut choisir ou déterminer au hasard.</text:p>
      <text:p text:style-name="Text_20_body">|2D6|Type de dégâts|Pierre précieuse| |:-:|:-:|:-:| |<text:span text:style-name="T1">2</text:span>|Acide|Perle| |<text:span text:style-name="T1">3-4</text:span>|Froid|Tourmaline| |<text:span text:style-name="T1">5</text:span>|Feu|Grenat| |<text:span text:style-name="T1">6</text:span>|Force|Saphir| |<text:span text:style-name="T1">7</text:span>|Foudre|Citrine| |<text:span text:style-name="T1">8</text:span>|Nécrotique|Jais| |<text:span text:style-name="T1">9</text:span>|Poison|Améthyste| |<text:span text:style-name="T1">10</text:span>|Psychique|Jade| |<text:span text:style-name="T1">11</text:span>|Radiant|Topaze| |<text:span text:style-name="T1">12</text:span>|Tonnerre|Spinelle| — title: "Anneau de saut" type: "Anneau" subtype: false rarity: "Peu courant" attunement: "harmonisation requise"</text:p>
      <text:p text:style-name="Horizontal_20_Line"/>
      <text:p text:style-name="First_20_paragraph">Vous pouvez lancer le sort de <text:a xlink:type="simple" xlink:href="/grimoire/saut/" office:name=""><text:span text:style-name="Definition"><text:span text:style-name="T2">saut</text:span></text:span></text:a>, à volonté et par une action bonus, tant que vous portez cet anneau au doigt. Seul vous bénéficiez des effets de ce sort. — title: "Anneau de stockage de sorts" type: "Anneau" subtype: false rarity: "Rare" attunement: "harmonisation requise"</text:p>
      <text:p text:style-name="Horizontal_20_Line"/>
      <text:p text:style-name="First_20_paragraph">Cet anneau stocke des sort que l’on lance à l’intérieur et les conserve jusqu’au moment où son porteur harmonisé les utilise. L’anneau peut stocker un maximum de 10 points de Magie ou de Foi de sorts en même temps.</text:p>
      <text:p text:style-name="Text_20_body">Toute personne peut lancer un sort dans l’anneau en le touchant au moment de l’incantation du sort. Le sort ne produit aucun effet ; il est simplement stocké dans l’anneau. Si l’anneau ne peut pas stocker le sort, celui-ci est dépensé sans produire d’effet.</text:p>
      <text:p text:style-name="Text_20_body">== Tant que vous portez cet anneau, vous pouvez lancer n’importe quel sort stocké à l’intérieur. Le sort utilise le DD du <text:a xlink:type="simple" xlink:href="/utiliser-les-caracteristiques/#jets-de-sauvegarde" office:name=""><text:span text:style-name="Definition">jet de sauvegarde</text:span></text:a> contre le sort, le bonus à l’attaque du sort et la caractéristique d’incantation de la créature qui l’a lancé mais, pour tous les autres paramètres, on considère que c’est vous qui lancez le sort. Le sort lancé depuis l’anneau n’est plus stocké à l’intérieur et libère ainsi de l’espace de stockage.</text:p>
      <text:p text:style-name="Text_20_body">title: "Anneau d’influence animale" type: "Anneau" subtype: false rarity: "Rare" attunement: false</text:p>
      <text:p text:style-name="Horizontal_20_Line"/>
      <text:p text:style-name="First_20_paragraph">Cet anneau contient 3 charges et récupère 1d3 charges dépensées chaque jour, à l’aube. Tant que vous portez l’anneau au doigt, vous pouvez utiliser une action pour dépenser 1 de ses charges et lancer un des sorts suivants :</text:p>
      <text:list text:style-name="L27">
        <text:list-item>
          <text:p text:style-name="P27"><text:a xlink:type="simple" xlink:href="/grimoire/amitie-avec-les-animaux/" office:name=""><text:span text:style-name="Definition"><text:span text:style-name="T2">Amitié avec les animaux</text:span></text:span></text:a> (DD des jets de sauvegarde contre le sort 13)</text:p>
        </text:list-item>
        <text:list-item>
          <text:p text:style-name="P27"><text:a xlink:type="simple" xlink:href="/grimoire/peur/" office:name=""><text:span text:style-name="Definition"><text:span text:style-name="T2">Peur</text:span></text:span></text:a> (DD des jets de sauvegarde contre le sort 13). Seules les bêtes dotées d’une Intelligence de 3 ou moins peuvent être ciblées par ce sort.</text:p>
        </text:list-item>
        <text:list-item>
          <text:p text:style-name="First_20_paragraph">== <text:a xlink:type="simple" xlink:href="/grimoire/communication-avec-les-animaux/" office:name=""><text:span text:style-name="Definition"><text:span text:style-name="T2">Communication avec les animaux</text:span></text:span></text:a></text:p>
          <text:p text:style-name="Text_20_body">title: "Arc du serment" type: "Arme" subtype: "Arc long" rarity: "Très rare" attunement: "harmonisation requise"</text:p>
        </text:list-item>
      </text:list>
      <text:p text:style-name="Horizontal_20_Line"/>
      <text:p text:style-name="First_20_paragraph">Lorsque vous l’utilisez pour une attaque à distance, vous pouvez lui chuchoter sa phrase de commande « <text:span text:style-name="T2">Une mort rapide pour vous qui m’avez causé du tort</text:span>. » La cible de votre attaque devient votre ennemi juré jusqu’à sa mort ou jusqu’à ce que l’aube se lève sur le septième jour suivant votre déclaration. Vous ne pouvez avoir qu’un seul ennemi juré de ce type. À sa mort, vous devez attendre l’aube suivante pour en désigner ainsi un nouveau.</text:p>
      <text:p text:style-name="Text_20_body">Quand vous faites une attaque à distance avec cet arc contre votre ennemi juré, vous obtenez l’<text:a xlink:type="simple" xlink:href="/utiliser-les-caracteristiques/#avantage-et-desavantage" office:name=""><text:span text:style-name="Definition"><text:span text:style-name="T2">avantage</text:span></text:span></text:a> lors du test. De plus, votre cible ne tire aucun avantage d’un abri (à moins d’un abri total) et vous ne subissez pas de <text:a xlink:type="simple" xlink:href="/utiliser-les-caracteristiques/#avantage-et-desavantage" office:name=""><text:span text:style-name="Definition"><text:span text:style-name="T2">désavantage</text:span></text:span></text:a> s’il se trouve à longue portée. Si vous touchez, votre ennemi juré subit 3d6 dégâts perforants supplémentaires.</text:p>
      <text:p text:style-name="Text_20_body">== Tant que vit votre ennemi juré, vous subissez un <text:a xlink:type="simple" xlink:href="/utiliser-les-caracteristiques/#avantage-et-desavantage" office:name=""><text:span text:style-name="Definition"><text:span text:style-name="T2">désavantage</text:span></text:span></text:a> lors de jets d’attaque effectués avec toutes les autres armes.</text:p>
      <text:p text:style-name="Text_20_body">title: "Arme +1" type: "Arme" subtype: "N’importe quelle arme" rarity: "Peu courant" attunement: false — Vous bénéficiez d’un bonus de +1 aux jets d’attaque effectués avec cette arme magique. — title: "Arme +2" type: "Arme" subtype: "N’importe quelle arme" rarity: "Rare" attunement: false</text:p>
      <text:p text:style-name="Horizontal_20_Line"/>
      <text:p text:style-name="First_20_paragraph">Vous bénéficiez d’un bonus de +2 aux jets d’attaque effectués avec cette arme magique. — title: "Arme +3" type: "Arme" subtype: "N’importe quelle arme" rarity: "Très rare" attunement: false</text:p>
      <text:p text:style-name="Horizontal_20_Line"/>
      <text:p text:style-name="First_20_paragraph">Vous bénéficiez d’un bonus de +3 aux jets d’attaque effectués avec cette arme magique. — title: "Arme vicieuse" type: "Arme" subtype: "N’importe quelle arme" rarity: "Rare" attunement: false</text:p>
      <text:p text:style-name="Horizontal_20_Line"/>
      <text:p text:style-name="First_20_paragraph">Lorsque vous obtenez une marge de 10 sur un jet d’attaque avec cette arme magique, votre coup critique inflige 2d6 dégâts supplémentaires du type normalement infligé par l’arme. — title: "Armure +1" type: "Armure" subtype: "Légère, Intermédiaire ou lourde" rarity: "Rare" attunement: false</text:p>
      <text:p text:style-name="Horizontal_20_Line"/>
      <text:p text:style-name="First_20_paragraph">Vous disposez d’un bonus de +1 à la VD tant que vous portez cette armure. — title: "Armure +2" type: "Armure" subtype: "Légère, Intermédiaire ou lourde" rarity: "Très rare" attunement: false</text:p>
      <text:p text:style-name="Horizontal_20_Line"/>
      <text:p text:style-name="First_20_paragraph">Vous disposez d’un bonus de +2 à la VD tant que vous portez cette armure. — title: "Armure +3" type: "Armure" subtype: "Légère, Intermédiaire ou lourde" rarity: "Légendaire" attunement: false</text:p>
      <text:p text:style-name="Horizontal_20_Line"/>
      <text:p text:style-name="First_20_paragraph">Vous disposez d’un bonus de +3 à la VD tant que vous portez cette armure. — title: "Armure de mithral" type: "Armure" subtype: "Intermédiaire ou lourde mais pas en peau" rarity: "Peu courant" attunement: false</text:p>
      <text:p text:style-name="Horizontal_20_Line"/>
      <text:p text:style-name="First_20_paragraph">Le mithral est un métal léger et flexible, à tel point qu’on peut porter une chemise de mailles ou une cuirasse de cette matière sous des vêtements normaux. Si le type d’armure impose d’ordinaire un <text:a xlink:type="simple" xlink:href="/utiliser-les-caracteristiques/#avantage-et-desavantage" office:name=""><text:span text:style-name="Definition"><text:span text:style-name="T2">désavantage</text:span></text:span></text:a> lors des tests de Dextérité (Discrétion) ou si une certaine valeur de Force figure parmi ses conditions requises, ce n’est pas le cas de sa version en mithral. — title: "Armure de résistance" type: "Armure" subtype: "Légère, intermédiaire ou lourde" rarity: "Rare" attunement: "harmonisation requise"</text:p>
      <text:p text:style-name="Horizontal_20_Line"/>
      <text:p text:style-name="First_20_paragraph">Tant que vous portez cette armure, vous êtes résistant à un type de dégâts. C’est au MJ de choisir ce type ou de le déterminer au hasard parmi les options suivantes.</text:p>
      <text:p text:style-name="Text_20_body">|2D6|Type de dégâts| |:-:|:-:| |<text:span text:style-name="T1">2</text:span>|Acide| |<text:span text:style-name="T1">3</text:span>|Froid| |<text:span text:style-name="T1">4-5</text:span>|Feu| |<text:span text:style-name="T1">6</text:span>|Force| |<text:span text:style-name="T1">7</text:span>|Foudre| |<text:span text:style-name="T1">8</text:span>|Nécrotique| |<text:span text:style-name="T1">9</text:span>|Poison| |<text:span text:style-name="T1">10</text:span>|Psychique| |<text:span text:style-name="T1">11</text:span>|Radiant| |<text:span text:style-name="T1">12</text:span>|Tonnerre| — title: "Armure d’invulnérabilité" type: "Armure" subtype: "Lourde" rarity: "Légendaire" attunement: "harmonisation requise"</text:p>
      <text:p text:style-name="Horizontal_20_Line"/>
      <text:p text:style-name="First_20_paragraph">Tant que vous portez cette armure, vous résistez aux dégâts non-magiques. De plus, vous pouvez dépenser une action pour vous immuniser contre les dégâts non-magiques pendant 10 minutes ou jusqu’à ce que vous ne portiez plus l’armure. Lorsque vous êtes immunisez, vous ne pouvez pas subir plus de 1 PA de dégâts par coup. Une fois que vous avez utilisé cette action spéciale, vous ne pouvez plus vous en servir avant l’aube suivante. + — title: "Armure en adamantium" type: "Armure" subtype: "Intermédiaire ou lourde, mais pas en peau" rarity: "Peu courant" attunement: false</text:p>
      <text:p text:style-name="Horizontal_20_Line"/>
      <text:p text:style-name="First_20_paragraph">Cette armure est renforcée à base d’adamantium, l’une des substances les plus solides au monde. Tant que vous la portez, tous les coups critiques réussis contre vous se muent en coups normaux. — title: "Baguette de détection de la magie" type: "Baguette" subtype: false rarity: "Peu courant" attunement: false</text:p>
      <text:p text:style-name="Horizontal_20_Line"/>
      <text:p text:style-name="First_20_paragraph">Cette baguette contient 3 charges. Avec cette baguette en main, vous pouvez dépenser 1 charge par une action pour lancer le sort <text:a xlink:type="simple" xlink:href="/grimoire/detection-de-la-magie/" office:name=""><text:span text:style-name="Definition">détection de la magie</text:span></text:a> par son biais. La baguette récupère 1d3 charges dépensées chaque jour, à l’aube. — title: "Baguette de détection de l’ennemi" type: "Baguette" subtype: false rarity: "Rare" attunement: "harmonisation requise"</text:p>
      <text:p text:style-name="Horizontal_20_Line"/>
      <text:p text:style-name="First_20_paragraph">Cette baguette contient 7 charges. Avec cette baguette en main, vous pouvez utiliser une action et dépenser 1 charge pour prononcer son mot de commande. Pendant la minute qui suit, vous connaissez la direction (mais pas la distance) de la créature hostile envers vous la plus proche et située à 18 mètres ou moins. La baguette perçoit la présence des créatures hostiles éthérées, <text:a xlink:type="simple" xlink:href="/gerer-la-sante-du-personnage/#invisible" office:name=""><text:span text:style-name="Definition"><text:span text:style-name="T2">invisibles</text:span></text:span></text:a>, déguisées ou cachées, en plus de celles exposées à la vue de tous. L’effet prend fin si vous ne tenez plus la baguette en main.</text:p>
      <text:p text:style-name="Text_20_body">== La baguette récupère 1d6+1 charges dépensées chaque jour, à l’aube. Lancez un 3d6 si vous dépensez la dernière charge. Si vous obtenez 6 ou moins, elle est détruite et tombe en cendres.</text:p>
      <text:p text:style-name="Text_20_body">title: "Baguette de paralysie" type: "Baguette" subtype: false rarity: "Rare" attunement: "harmonisation avec un lanceur de sorts exigée"</text:p>
      <text:p text:style-name="Horizontal_20_Line"/>
      <text:p text:style-name="First_20_paragraph">Cette baguette contient 7 charges. Avec cette baguette en main, vous pouvez utiliser une action pour dépenser 1 de ses charges en direction d’une créature située à 18 mètres ou moins dans votre champ de vision. La cible doit réussir un <text:a xlink:type="simple" xlink:href="/utiliser-les-caracteristiques/#jets-de-sauvegarde" office:name=""><text:span text:style-name="Definition">jet de sauvegarde</text:span></text:a> de Constitution DD 15 pour ne pas être <text:a xlink:type="simple" xlink:href="/gerer-la-sante-du-personnage/#paralyse" office:name=""><text:span text:style-name="Definition"><text:span text:style-name="T2">paralysée</text:span></text:span></text:a> pendant 1 minute. À la fin de chacun des tours de la cible, elle peut retenter le <text:a xlink:type="simple" xlink:href="/utiliser-les-caracteristiques/#jets-de-sauvegarde" office:name=""><text:span text:style-name="Definition">jet de sauvegarde</text:span></text:a> et mettre fin à l’effet dont elle est victime en cas de réussite.</text:p>
      <text:p text:style-name="Text_20_body">== La baguette récupère 1d6+1 charges dépensées chaque jour, à l’aube. Lancez un 3d6 si vous dépensez la dernière charge. La baguette est détruite et tombe en cendres si vous obtenez 6 ou moins.</text:p>
      <text:p text:style-name="Text_20_body">title: "Baguette des entraves" type: "Baguette" subtype: false rarity: "Rare" attunement: "harmonisation avec un lanceur de sorts exigée"</text:p>
      <text:p text:style-name="Horizontal_20_Line"/>
      <text:p text:style-name="First_20_paragraph">Cette baguette contient 7 charges en ce qui concerne les propriétés suivantes. Elle récupère 1d6+1 charges dépensées chaque jour, à l’aube. Lancez un d20 si vous dépensez la dernière charge. Sur un 1, elle est détruite et tombe en cendres.</text:p>
      <text:p text:style-name="Text_20_body"><text:span text:style-name="T2">*Sorts*</text:span>. Avec cette baguette en main, vous pouvez utiliser une action pour dépenser certaines de ses charges et lancer un des sorts suivants (DD des jets de sauvegarde 17) : <text:a xlink:type="simple" xlink:href="/grimoire/immobiliser-un-monstre/" office:name=""><text:span text:style-name="Definition"><text:span text:style-name="T2">immobiliser un monstre</text:span></text:span></text:a> (5 charges) ou <text:a xlink:type="simple" xlink:href="/grimoire/immobiliser-un-humanoide/" office:name=""><text:span text:style-name="Definition"><text:span text:style-name="T2">immobiliser un humanoïde</text:span></text:span></text:a> (2 charges).</text:p>
      <text:p text:style-name="Text_20_body">== <text:span text:style-name="T2">*Évasion facilitée*</text:span>. Avec cette baguette en main, vous pouvez utiliser votre réaction et vous obtenez l’<text:a xlink:type="simple" xlink:href="/utiliser-les-caracteristiques/#avantage-et-desavantage" office:name=""><text:span text:style-name="Definition"><text:span text:style-name="T2">avantage</text:span></text:span></text:a> lors d’un <text:a xlink:type="simple" xlink:href="/utiliser-les-caracteristiques/#jets-de-sauvegarde" office:name=""><text:span text:style-name="Definition">jet de sauvegarde</text:span></text:a> effectué pour ne pas vous retrouver <text:a xlink:type="simple" xlink:href="/gerer-la-sante-du-personnage/#paralyse" office:name=""><text:span text:style-name="Definition"><text:span text:style-name="T2">paralysé</text:span></text:span></text:a> ou <text:a xlink:type="simple" xlink:href="/gerer-la-sante-du-personnage/#entrave" office:name=""><text:span text:style-name="Definition"><text:span text:style-name="T2">entravé</text:span></text:span></text:a>. Vous pouvez aussi dépenser 1 charge de cette façon pour obtenir l’<text:a xlink:type="simple" xlink:href="/utiliser-les-caracteristiques/#avantage-et-desavantage" office:name=""><text:span text:style-name="Definition"><text:span text:style-name="T2">avantage</text:span></text:span></text:a> lors d’un test effectué pour éviter de vous retrouver <text:a xlink:type="simple" xlink:href="/gerer-la-sante-du-personnage/#empoigne" office:name=""><text:span text:style-name="Definition"><text:span text:style-name="T2">empoigné</text:span></text:span></text:a>.</text:p>
      <text:p text:style-name="Text_20_body">title: "Baguette de terreur" type: "Baguette" subtype: false rarity: "Rare" attunement: "harmonisation requise"</text:p>
      <text:p text:style-name="Horizontal_20_Line"/>
      <text:p text:style-name="First_20_paragraph">Cette baguette contient 7 charges en ce qui concerne les propriétés suivantes. Elle récupère 1d6+1 charges dépensées chaque jour, à l’aube. Lancez un 3d6 si vous dépensez la dernière charge. Si vous obtenez 6 ou moins, elle est détruite et tombe en cendres.</text:p>
      <text:p text:style-name="Text_20_body"><text:span text:style-name="T2">*Ordre*</text:span>. Avec cette baguette en main, vous pouvez utiliser une action pour dépenser 1 charge et ordonner à une créature de fuir ou de se mettre à plat ventre, comme avec le sort <text:a xlink:type="simple" xlink:href="/grimoire/injonction/" office:name=""><text:span text:style-name="Definition"><text:span text:style-name="T2">injonction</text:span></text:span></text:a> (DD des jets de sauvegarde 15).</text:p>
      <text:p text:style-name="Text_20_body">== <text:span text:style-name="T2">*Cône de terreur*</text:span>. Avec cette baguette en main, vous pouvez utiliser une action pour dépenser 2 charges et projeter depuis l’extrémité de la baguette un cône de 18 mètres de lumière ambrée. Les créatures dans le cône doivent chacune réussir un <text:a xlink:type="simple" xlink:href="/utiliser-les-caracteristiques/#jets-de-sauvegarde" office:name=""><text:span text:style-name="Definition">jet de sauvegarde</text:span></text:a> de Sagesse DD 15 pour ne pas être <text:a xlink:type="simple" xlink:href="/gerer-la-sante-du-personnage/#terrorise" office:name=""><text:span text:style-name="Definition"><text:span text:style-name="T2">terrorisées</text:span></text:span></text:a> par votre présence pendant 1 minute. Terrorisée de cette façon, une créature doit consacrer ses tours à tenter de s’éloigner le plus loin possible de vous. Elle ne peut pas approcher volontairement à 9 mètres ou moins de vous. Elle ne peut plus non plus faire de réaction. En ce qui concerne ses actions, elle peut effectuer uniquement l’action <text:a xlink:type="simple" xlink:href="/combattre/#se-precipiter" office:name=""><text:span text:style-name="Definition"><text:span text:style-name="T2">se précipiter</text:span></text:span></text:a> ou tenter d’échapper à un effet qui l’empêche de se déplacer. Si elle n’a nulle part où aller, elle peut effectuer l’action <text:a xlink:type="simple" xlink:href="/combattre/#esquiver" office:name=""><text:span text:style-name="Definition"><text:span text:style-name="T2">esquiver</text:span></text:span></text:a>. À la fin de chacun de ses tours, une créature peut retenter le <text:a xlink:type="simple" xlink:href="/utiliser-les-caracteristiques/#jets-de-sauvegarde" office:name=""><text:span text:style-name="Definition">jet de sauvegarde</text:span></text:a> et mettre fin à l’effet dont elle est victime en cas de réussite.</text:p>
      <text:p text:style-name="Text_20_body">title: "Bandeau d’intelligence" type: "Objet merveilleux" subtype: false rarity: "Peu courant" attunement: "harmonisation requise"</text:p>
      <text:p text:style-name="Horizontal_20_Line"/>
      <text:p text:style-name="First_20_paragraph">Tant que vous portez ce bandeau, votre Intelligence passe à 19. Si elle est déjà de 19 ou plus, il n’a aucun effet sur vous. — title: "Bâton de combat" type: "Bâton" subtype: false rarity: "Très rare" attunement: "harmonisation requise"</text:p>
      <text:p text:style-name="Horizontal_20_Line"/>
      <text:p text:style-name="First_20_paragraph">Ce bâton peut être manié comme une arme magique qui confère un bonus de +3 à l’attaque effectués par son biais.</text:p>
      <text:p text:style-name="Text_20_body">== Le bâton contient 10 charges. Quand vous réussissez une attaque au corps à corps en l’utilisant, vous pouvez dépenser jusqu’à 3 charges. Pour chaque charge dépensée, la cible subit 1d6 dégâts de force supplémentaires. Le bâton récupère 1d6+4 charges dépensées chaque jour, à l’aube. Si vous dépensez la dernière charge, lancez un 3d6. La magie du bâton disparaît si vous obtenez 6 ou moins.</text:p>
      <text:p text:style-name="Text_20_body">title: "Bâton de givre" type: "Bâton" subtype: false rarity: "Très rare" attunement: "harmonisation avec un utilisateur de la voie de la Magie exigée"</text:p>
      <text:p text:style-name="Horizontal_20_Line"/>
      <text:p text:style-name="First_20_paragraph">Vous bénéficiez d’une résistance contre les dégâts de froid tant que vous tenez ce bâton en main.</text:p>
      <text:p text:style-name="Text_20_body">Le bâton contient 10 charges. Tant que vous le tenez en main, vous pouvez utiliser une action pour dépenser 1 ou plusieurs de ses charges et lancer un des sorts suivants par son biais, en appliquant le DD des jets de sauvegarde contre vos sorts : <text:a xlink:type="simple" xlink:href="/grimoire/cone-de-froid/" office:name=""><text:span text:style-name="Definition"><text:span text:style-name="T2">cône de froid</text:span></text:span></text:a> (5 charges), <text:a xlink:type="simple" xlink:href="/grimoire/tempete-de-grele/" office:name=""><text:span text:style-name="Definition"><text:span text:style-name="T2">tempête de grêle</text:span></text:span></text:a> (4 charges) ou <text:a xlink:type="simple" xlink:href="/grimoire/mur-de-glace/" office:name=""><text:span text:style-name="Definition"><text:span text:style-name="T2">mur de glace</text:span></text:span></text:a> (4 charges).</text:p>
      <text:p text:style-name="Text_20_body">== Le bâton récupère 1d6+4 charges dépensées chaque jour, à l’aube. Si vous dépensez la dernière charge, lancez un 3d6. Le bâton est détruit et se transforme en eau si vous obtenez 6 ou moins.</text:p>
      <text:p text:style-name="Text_20_body">title: "Bâton de guérison" type: "Bâton" subtype: false rarity: "Rare" attunement: "harmonisation avec un utilisateur de la voie de la Magie (Foi)"</text:p>
      <text:p text:style-name="Horizontal_20_Line"/>
      <text:p text:style-name="First_20_paragraph">Le bâton contient 10 charges. Tant que vous le tenez en main, vous pouvez utiliser une action pour dépenser 1 ou plusieurs de ses charges et lancer un des sorts suivants par son biais, en appliquant le DD des jets de sauvegarde contre vos sorts et le modificateur de votre caractéristique d’incantation : <text:a xlink:type="simple" xlink:href="/grimoire/soin-des-blessures/" office:name=""><text:span text:style-name="Definition"><text:span text:style-name="T2">soin des blessures</text:span></text:span></text:a> (1 charge par niveau de sort, apprenti au maximum), <text:a xlink:type="simple" xlink:href="/grimoire/restauration-inferieure/" office:name=""><text:span text:style-name="Definition"><text:span text:style-name="T2">restauration inférieure</text:span></text:span></text:a> (2 charges) ou <text:a xlink:type="simple" xlink:href="/grimoire/soin-des-blessures-de-groupe/" office:name=""><text:span text:style-name="Definition"><text:span text:style-name="T2">soin des blessures de groupe</text:span></text:span></text:a> (5 charges).</text:p>
      <text:p text:style-name="Text_20_body">== Le bâton récupère 1d6+4 charges dépensées chaque jour, à l’aube. Si vous dépensez la dernière charge, lancez un 3d6. Le bâton disparaît en un éclat de lumière si vous obtenez 6 ou moins.</text:p>
      <text:p text:style-name="Text_20_body">title: "Bâton d’envoûtement" type: "Bâton" subtype: false rarity: "Rare" attunement: "harmonisation avec un utilisateur de la voie de la magie exigée"</text:p>
      <text:p text:style-name="Horizontal_20_Line"/>
      <text:p text:style-name="First_20_paragraph">Tant que vous tenez ce bâton en main, vous pouvez utiliser une action pour dépenser 1 des 10 charges qu’il contient et lancer <text:a xlink:type="simple" xlink:href="/grimoire/charme-personne/" office:name=""><text:span text:style-name="Definition"><text:span text:style-name="T2">charme-personne</text:span></text:span></text:a>, <text:a xlink:type="simple" xlink:href="/grimoire/injonction/" office:name=""><text:span text:style-name="Definition"><text:span text:style-name="T2">injonction</text:span></text:span></text:a> ou <text:a xlink:type="simple" xlink:href="/grimoire/comprehension-des-langues/" office:name=""><text:span text:style-name="Definition"><text:span text:style-name="T2">compréhension des langues</text:span></text:span></text:a> par son biais en appliquant le DD des jets de sauvegarde contre vos sorts. On peut également manier ce bâton comme une arme magique.</text:p>
      <text:p text:style-name="Text_20_body">Si vous tenez le bâton en main et ratez un <text:a xlink:type="simple" xlink:href="/utiliser-les-caracteristiques/#jets-de-sauvegarde" office:name=""><text:span text:style-name="Definition">jet de sauvegarde</text:span></text:a> contre un sort d’enchantement qui vous prend vous, et uniquement vous, pour cible, vous pouvez transformer votre <text:a xlink:type="simple" xlink:href="/utiliser-les-caracteristiques/#jets-de-sauvegarde" office:name=""><text:span text:style-name="Definition">jet de sauvegarde</text:span></text:a> raté en réussite. Vous ne pourrez plus utiliser cette propriété du bâton jusqu’à l’aube suivante. Si vous réussissez un <text:a xlink:type="simple" xlink:href="/utiliser-les-caracteristiques/#jets-de-sauvegarde" office:name=""><text:span text:style-name="Definition">jet de sauvegarde</text:span></text:a> contre un sort d’enchantement qui vous prend vous, et uniquement vous, pour cible, avec ou sans l’intervention du bâton, vous pouvez utiliser votre réaction pour dépenser 1 charge du bâton et renvoyer le sort, comme si vous l’aviez vous-même lancé, vers son expéditeur.</text:p>
      <text:p text:style-name="Text_20_body">== Le bâton récupère 1d6+2 charges dépensées chaque jour, à l’aube. Si vous dépensez la dernière charge, lancez un 3d6. La magie du bâton disparaît si vous obtenez 6 ou moins.</text:p>
      <text:p text:style-name="Text_20_body">title: "Bâton de puissance" type: "Bâton" subtype: false rarity: "Très rare" attunement: "harmonisation avec un utilisateur de la voie de la Magie (Magie) exigée"</text:p>
      <text:p text:style-name="Horizontal_20_Line"/>
      <text:p text:style-name="First_20_paragraph">Ce bâton peut être manié comme une arme magique qui confère un bonus de +2 à l’attaque effectués par son biais. Tant que vous le tenez en main, vous bénéficiez d’un bonus de +2 à la Valeur de défense, aux jets de sauvegarde et aux jets d’attaque des sorts.</text:p>
      <text:p text:style-name="Text_20_body">Le bâton contient 20 charges en ce qui concerne l’utilisation des propriétés suivantes. Il récupère 2d6+4 charges dépensées à l’aube. Si vous dépensez la dernière charge, lancez un 3d6. Le bâton conserve son bonus de +2 aux jets d’attaque mais perd toutes ses autres propriétés si vous obtenez 6 ou moins. Le bâton récupère 1d6+2 charges si vous obtenez 16 ou plus.</text:p>
      <text:p text:style-name="Text_20_body"><text:span text:style-name="T2">*Frappe surpuissante*</text:span>. Quand vous réussissez une attaque au corps à corps en maniant le bâton, vous pouvez dépenser 1 charge pour infliger 1d6 dégâts de force supplémentaires à la cible.</text:p>
      <text:p text:style-name="Text_20_body"><text:span text:style-name="T2">*Sorts*</text:span>. Tant que vous tenez ce bâton en main, vous pouvez utiliser une action pour dépenser 1 ou plusieurs charges et lancer un des sorts suivants, en appliquant le DD des jets de sauvegarde contre vos sorts et votre bonus d’attaque de sort : <text:a xlink:type="simple" xlink:href="/grimoire/cone-de-froid/" office:name=""><text:span text:style-name="Definition"><text:span text:style-name="T2">cône de froid</text:span></text:span></text:a> (5 charges), <text:a xlink:type="simple" xlink:href="/grimoire/eclair/" office:name=""><text:span text:style-name="Definition"><text:span text:style-name="T2">éclair</text:span></text:span></text:a> (version de niveau 5, 5 charges), <text:a xlink:type="simple" xlink:href="/grimoire/globe-d-invulnerabilite/" office:name=""><text:span text:style-name="Definition"><text:span text:style-name="T2">globe d’invulnérabilité</text:span></text:span></text:a> (6 charges), <text:a xlink:type="simple" xlink:href="/grimoire/immobiliser-un-monstre/" office:name=""><text:span text:style-name="Definition"><text:span text:style-name="T2">immobiliser un monstre</text:span></text:span></text:a> (5 charges), <text:a xlink:type="simple" xlink:href="/grimoire/mur-de-force/" office:name=""><text:span text:style-name="Definition"><text:span text:style-name="T2">mur de force</text:span></text:span></text:a> (5 charges), <text:a xlink:type="simple" xlink:href="/grimoire/projectile-magique/" office:name=""><text:span text:style-name="Definition"><text:span text:style-name="T2">projectile magique</text:span></text:span></text:a> (1 charge).</text:p>
      <text:p text:style-name="Text_20_body">== <text:span text:style-name="T2">*Contrecoup vengeur*</text:span>. Vous pouvez utiliser une action pour briser le bâton sur votre genou ou une surface solide et déclencher son contrecoup vengeur. Le bâton est détruit et libère le reste de sa magie en une explosion en forme de sphère de 9 mètres de rayon centrée sur lui.</text:p>
      <text:p text:style-name="Text_20_body">title: "Bol de contrôle des élémentaires d’eau" type: "Objet merveilleux" subtype: false rarity: "Rare" attunement: false</text:p>
      <text:p text:style-name="Horizontal_20_Line"/>
      <text:p text:style-name="First_20_paragraph">Tant que ce bol est rempli d’eau, vous pouvez utiliser une action pour prononcer son mot de commande et invoquer un élémentaire de l’eau, comme si vous aviez lancé le sort <text:a xlink:type="simple" xlink:href="/grimoire/invoquer-un-elementaire/" office:name=""><text:span text:style-name="Definition"><text:span text:style-name="T2">invoquer un élémentaire</text:span></text:span></text:a>. Ensuite, il faut attendre l’aube suivante avant de pouvoir réutiliser ainsi le bol.</text:p>
      <text:p text:style-name="Text_20_body">== Le bol fait une trentaine de centimètres de diamètre pour quinze centimètres de profondeur. Vide, il pèse 1,5 kilo et contient dans les 10 litres.</text:p>
      <text:p text:style-name="Text_20_body">title: "Bottes de discrétion" type: "Objet merveilleux" subtype: false rarity: "Peu courant" attunement: false</text:p>
      <text:p text:style-name="Horizontal_20_Line"/>
      <text:p text:style-name="First_20_paragraph">Tant que vous portez ces bottes, vos pas ne s’accompagnent d’aucun bruit, quelle que soit la surface que vous traversez. Vous obtenez également l’<text:a xlink:type="simple" xlink:href="/utiliser-les-caracteristiques/#avantage-et-desavantage" office:name=""><text:span text:style-name="Definition"><text:span text:style-name="T2">avantage</text:span></text:span></text:a> lors des tests de Dextérité (Discrétion) basés sur le silence de vos déplacements. — title: "Bottes de marche et de saut" type: "Objet merveilleux" subtype: false rarity: "Peu courant" attunement: "harmonisation requise"</text:p>
      <text:p text:style-name="Horizontal_20_Line"/>
      <text:p text:style-name="First_20_paragraph">Tant que vous portez ces bottes, votre vitesse au sol passe à 9 mètres (à moins qu’elle ne soit déjà supérieure) et elle ne se réduit pas si vous êtes encombré ou portez une armure lourde. De plus, vous pouvez sauter trois fois plus loin que la normale, sans dépasser la distance que vous pourriez parcourir avec la distance de déplacement qui vous reste. — title: "Bottes de rapidité" type: "Objet merveilleux" subtype: false rarity: "Rare" attunement: "harmonisation requise"</text:p>
      <text:p text:style-name="Horizontal_20_Line"/>
      <text:p text:style-name="First_20_paragraph">Quand que vous portez ces bottes, vous pouvez utiliser une action bonus pour doubler votre vitesse au sol et toute créature effectuant une attaque d’opportunité contre vous subit un <text:a xlink:type="simple" xlink:href="/utiliser-les-caracteristiques/#avantage-et-desavantage" office:name=""><text:span text:style-name="Definition"><text:span text:style-name="T2">désavantage</text:span></text:span></text:a> lors du jet d’attaque. Vous mettez un terme à l’effet si vous claquez de nouveau des talons. — title: "Bottes des terres gelées" type: "Objet merveilleux" subtype: false rarity: "Peu courant" attunement: "harmonisation requise"</text:p>
      <text:p text:style-name="Horizontal_20_Line"/>
      <text:p text:style-name="First_20_paragraph">Ces bottes fourrées sont chaudes et bien douillettes. Tant que vous les portez, vous bénéficiez des avantages suivants.</text:p>
      <text:list text:style-name="L28">
        <text:list-item>
          <text:p text:style-name="P28">Vous êtes résistants aux dégâts de froid.</text:p>
        </text:list-item>
        <text:list-item>
          <text:p text:style-name="P28">Vous ignorez les terrains rendus difficiles à cause de la glace ou de la neige.</text:p>
        </text:list-item>
        <text:list-item>
          <text:p text:style-name="First_20_paragraph">== Vous supportez des températures descendant jusqu’à -45°C sans protection supplémentaire. Si vous portez des vêtements chauds, vous supportez des températures allant jusqu’à -75°C.</text:p>
          <text:p text:style-name="Text_20_body">title: "Bouclier +1" type: "Armure" subtype: "Bouclier" rarity: "Peu courant" attunement: false</text:p>
        </text:list-item>
      </text:list>
      <text:p text:style-name="Horizontal_20_Line"/>
      <text:p text:style-name="First_20_paragraph">Tant que vous tenez ce bouclier, vous bénéficiez d’un bonus de +1 à la VD. Ce bonus vient en plus du bonus normal à la VD que le bouclier confère. — title: "Bouclier +2" type: "Armure" subtype: "Bouclier" rarity: "Rare" attunement: false</text:p>
      <text:p text:style-name="Horizontal_20_Line"/>
      <text:p text:style-name="First_20_paragraph">Tant que vous tenez ce bouclier, vous bénéficiez d’un bonus de +2 à la VD. Ce bonus vient en plus du bonus normal à la VD que le bouclier confère. — title: "Bouclier +3" type: "Armure" subtype: "Bouclier" rarity: "Très rare" attunement: false</text:p>
      <text:p text:style-name="Horizontal_20_Line"/>
      <text:p text:style-name="First_20_paragraph">Tant que vous tenez ce bouclier, vous bénéficiez d’un bonus de +3 à la VD. Ce bonus vient en plus du bonus normal à la VD que le bouclier confère. — title: "Bouclier antiprojectiles" type: "Armure" subtype: "Bouclier" rarity: "Rare" attunement: "harmonisation requise"</text:p>
      <text:p text:style-name="Horizontal_20_Line"/>
      <text:p text:style-name="First_20_paragraph">Tant que vous maniez ce bouclier, vous bénéficiez d’un bonus de +2 à la VD contre les attaques à distance. Ce bonus s’ajoute au bonus que le bouclier apporte déjà d’ordinaire à la VD. De plus, quand un assaillant effectue une attaque à distance contre une cible située à 1,50 mètre de vous ou moins, vous pouvez utiliser votre réaction pour devenir la cible de cette attaque à sa place. — title: "Bouclier de Hroljnir" type: "Armure" subtype: "Bouclier" rarity: "Artefact" attunement: "harmonisation requise"</text:p>
      <text:p text:style-name="Horizontal_20_Line"/>
      <text:p text:style-name="First_20_paragraph">Pendant les temps anciens, géants et dragons s’affrontèrent dans une guerre effroyable. Le champion des géants, Hroljnir, se forgea une targe dans un bloc d’adamantium le plus pur. Il vainquit plusieurs grands vers avant d’être terrassé lors de la dernière bataille de la guerre dans un marais putride tenu par un immense dragon noir, peut être le premier de son genre. Ce dernier s’empara du bouclier pour en faire le joyau de son trésor. Au cours des millénaires, la targe passa de dragon en dragon au fil des duels et subit les souffles dévastateurs des vainqueurs. Qui sait quel vénérable dragon est aujourd’hui en possession du bouclier ?</text:p>
      <text:p text:style-name="Text_20_body">Hroljnir fixait sa targe à son avant-bras. Elle peut servir de pavois pour une créature de taille M.</text:p>
      <text:p text:style-name="Text_20_body"><text:span text:style-name="T2">*Bouclier magique*</text:span>. La targe de Hroljnir est un bouclier qui offre un bonus de +3 à la VD de son porteur. Il offre également une résistance aux dégâts de type acide, feu, froid, foudre et poison.</text:p>
      <text:p text:style-name="Text_20_body"><text:span text:style-name="T2">*Don des géants*</text:span>. Une fois harmonisé au bouclier, vous gagnez les bénéfices suivants :</text:p>
      <text:list text:style-name="L29">
        <text:list-item>
          <text:p text:style-name="P29">Votre Force augmente de 2, avec un maximum de 24.</text:p>
        </text:list-item>
        <text:list-item>
          <text:p text:style-name="P29">Vous parlez la langue ancienne des géants.</text:p>
        </text:list-item>
        <text:list-item>
          <text:p text:style-name="First_20_paragraph">== Lorsque vous effectuez une attaque avec une arme, vous pouvez utiliser une action bonus pour infliger 1d6 dommages supplémentaires de type acide, feu, froid, foudre ou poison, au choix.</text:p>
          <text:p text:style-name="Text_20_body">title: "Bouclier de protection contre la magie" type: "Armure" subtype: "Bouclier" rarity: "Très rare" attunement: "harmonisation requise"</text:p>
        </text:list-item>
      </text:list>
      <text:p text:style-name="Horizontal_20_Line"/>
      <text:p text:style-name="First_20_paragraph">Tant que vous tenez ce bouclier, vous vous obtenez l’<text:a xlink:type="simple" xlink:href="/utiliser-les-caracteristiques/#avantage-et-desavantage" office:name=""><text:span text:style-name="Definition"><text:span text:style-name="T2">avantage</text:span></text:span></text:a> lors des jets de sauvegarde contre les sorts et autres effets magiques. De plus, les attaques de sort subissent un <text:a xlink:type="simple" xlink:href="/utiliser-les-caracteristiques/#avantage-et-desavantage" office:name=""><text:span text:style-name="Definition"><text:span text:style-name="T2">désavantage</text:span></text:span></text:a> lorsqu’elles vous prennent pour cible. — title: "Boule de cristal" type: "Objet merveilleux" subtype: false rarity: "Très rare" attunement: "harmonisation requise"</text:p>
      <text:p text:style-name="Horizontal_20_Line"/>
      <text:p text:style-name="First_20_paragraph">Vous pouvez lancer le sort <text:a xlink:type="simple" xlink:href="/grimoire/scrutation/" office:name=""><text:span text:style-name="Definition"><text:span text:style-name="T2">scrutation</text:span></text:span></text:a> (DD 17) par son intermédiaire. — title: "Boule de cristal de lecture des pensées" type: "Objet merveilleux" subtype: false rarity: "Légendaire" attunement: "harmonisation requise"</text:p>
      <text:p text:style-name="Horizontal_20_Line"/>
      <text:p text:style-name="First_20_paragraph">Vous pouvez lancer le sort <text:a xlink:type="simple" xlink:href="/grimoire/scrutation/" office:name=""><text:span text:style-name="Definition"><text:span text:style-name="T2">scrutation</text:span></text:span></text:a> (DD 17) par son intermédiaire.</text:p>
      <text:p text:style-name="Text_20_body">== Vous pouvez dépenser une action pour lancer le sort <text:a xlink:type="simple" xlink:href="/grimoire/detection-des-pensees/" office:name=""><text:span text:style-name="Definition"><text:span text:style-name="T2">détection des pensées</text:span></text:span></text:a> (DD 17) tandis que vous êtes en pleine scrutation avec la <text:span text:style-name="T2">boule de cristal</text:span>. Vous devez prendre pour cible une créature située dans un rayon de 9 mètres autour de l’organe sensoriel et visible à travers lui. Vous n’avez pas besoin de vous concentrer sur cette détection des pensées pour la maintenir pendant toute sa durée, mais elle se termine en même temps que la scrutation.</text:p>
      <text:p text:style-name="Text_20_body">title: "Boule de cristal de télépathie" type: "Objet merveilleux" subtype: false rarity: "Légendaire" attunement: "harmonisation requise"</text:p>
      <text:p text:style-name="Horizontal_20_Line"/>
      <text:p text:style-name="First_20_paragraph">Vous pouvez lancer le sort <text:a xlink:type="simple" xlink:href="/grimoire/scrutation/" office:name=""><text:span text:style-name="Definition"><text:span text:style-name="T2">scrutation</text:span></text:span></text:a> (DD 17) par son intermédiaire.</text:p>
      <text:p text:style-name="Text_20_body">== Pendant que vous scrutez quelque chose avec la <text:span text:style-name="T2">boule de cristal</text:span>, vous pouvez communiquer par télépathie avec les créatures situées dans un rayon de 9 mètres autour de l’organe sensoriel et visibles à travers lui. Vous pouvez aussi utiliser une action pour lancer le sort <text:a xlink:type="simple" xlink:href="/grimoire/suggestion/" office:name=""><text:span text:style-name="Definition"><text:span text:style-name="T2">suggestion</text:span></text:span></text:a> (DD 17) sur l’une de ces créatures par l’intermédiaire de l’organe sensoriel. Vous n’avez pas besoin de vous concentrer sur cette suggestion pour la maintenir pendant toute sa durée, mais elle se termine en même temps que la scrutation. Une fois le pouvoir de suggestion de la boule utilisé, vous devez attendre l’aube suivante avant de pouvoir vous en servir à nouveau.</text:p>
      <text:p text:style-name="Text_20_body">title: "Boule de cristal de vision suprême" type: "Objet merveilleux" subtype: false rarity: "Légendaire" attunement: "harmonisation requise"</text:p>
      <text:p text:style-name="Horizontal_20_Line"/>
      <text:p text:style-name="First_20_paragraph">Vous pouvez lancer le sort <text:a xlink:type="simple" xlink:href="/grimoire/scrutation/" office:name=""><text:span text:style-name="Definition"><text:span text:style-name="T2">scrutation</text:span></text:span></text:a> (DD 17) par son intermédiaire.</text:p>
      <text:p text:style-name="Text_20_body">== Pendant que vous utilisez la <text:span text:style-name="T2">boule de cristal</text:span> pour scruter quelque chose, vous bénéficiez de la <text:a xlink:type="simple" xlink:href="/grimoire/vision-supreme/" office:name=""><text:span text:style-name="Definition"><text:span text:style-name="T2">vision suprême</text:span></text:span></text:a> dans un rayon de 36 mètres autour de l’organe sensoriel.</text:p>
      <text:p text:style-name="Text_20_body">title: "Bouteille fumigène" type: "Objet merveilleux" subtype: false rarity: "Peu courant" attunement: false</text:p>
      <text:p text:style-name="Horizontal_20_Line"/>
      <text:p text:style-name="First_20_paragraph">De la fumée s’échappe du goulot de cette bouteille pourtant scellée au plomb et pesant 0,5 kilo. Quand vous utilisez une action pour la déboucher, un épais nuage de fumée se déverse dans un rayon de 18 mètres autour de la bouteille. La visibilité est nulle dans le nuage. À chaque fois que la bouteille passe une minute ouverte au sein du nuage, le rayon de ce dernier augmente de 3 mètres, jusqu’à ce qu’il atteigne son rayon maximum, à savoir 36 mètres.</text:p>
      <text:p text:style-name="Text_20_body">== Le nuage persiste tant que la bouteille est ouverte. Pour la fermer, vous devez prononcer son mot de commande par une action. Une fois la bouteille fermée, le nuage se dissipe en 10 minutes. Un vent modéré (16 à 30 km/h) disperse la fumée en 1 minute tandis qu’un vent fort (31 km/h ou plus) la dissipe en 1 round.</text:p>
      <text:p text:style-name="Text_20_body">title: "Bracelets d’archerie" type: "Objet merveilleux" subtype: false rarity: "Peu courant" attunement: "harmonisation requise"</text:p>
      <text:p text:style-name="Horizontal_20_Line"/>
      <text:p text:style-name="First_20_paragraph">Tant que vous portez ces bracelets, vous maîtrisez l’arc long et l’arc court et gagnez un bonus de +2 aux jets des attaques à distance avec ces armes. — title: "Bracelets de défense" type: "Objet merveilleux" subtype: false rarity: "Rare" attunement: "harmonisation requise"</text:p>
      <text:p text:style-name="Horizontal_20_Line"/>
      <text:p text:style-name="First_20_paragraph">Tant que vous portez ces bracelets, vous gagnez un bonus de +2 à la VD, à condition que vous ne portiez ni armure, ni bouclier. — title: "Brasero de contrôle des élémentaires du feu" type: "Objet merveilleux" subtype: false rarity: "Rare" attunement: false</text:p>
      <text:p text:style-name="Horizontal_20_Line"/>
      <text:p text:style-name="First_20_paragraph">Tant qu’un feu brûle dans ce brasero en laiton, vous pouvez utiliser une action pour prononcer son mot de commande et invoquer un élémentaire du feu, comme si vous aviez lancé le sort <text:a xlink:type="simple" xlink:href="/grimoire/invoquer-un-elementaire/" office:name=""><text:span text:style-name="Definition"><text:span text:style-name="T2">invoquer un élémentaire</text:span></text:span></text:a>. Ensuite, il faut attendre l’aube suivante avant de pouvoir réutiliser ainsi le brasero.</text:p>
      <text:p text:style-name="Text_20_body">== Le brasero pèse 2,5 kilos.</text:p>
      <text:p text:style-name="Text_20_body">title: "Broche de protection" type: "Objet merveilleux" subtype: false rarity: "Peu courant" attunement: "harmonisation requise" — Tant que vous portez cette broche, vous êtes résistant aux dégâts de force et vous êtes immunisé contre les dégâts du sort de <text:a xlink:type="simple" xlink:href="/grimoire/projectile-magique/" office:name=""><text:span text:style-name="Definition"><text:span text:style-name="T2">projectile magique</text:span></text:span></text:a>. — title: "Cape de camouflage" type: "Objet merveilleux" subtype: false rarity: "Peu courant" attunement: "harmonisation requise"</text:p>
      <text:p text:style-name="Horizontal_20_Line"/>
      <text:p text:style-name="First_20_paragraph">Tant que vous portez cette cape avec le capuchon tiré, les créatures qui tentent un test de Sagesse (Perception) pour vous voir subissent un <text:a xlink:type="simple" xlink:href="/utiliser-les-caracteristiques/#avantage-et-desavantage" office:name=""><text:span text:style-name="Definition"><text:span text:style-name="T2">désavantage</text:span></text:span></text:a>, tandis que vous obtenez l’<text:a xlink:type="simple" xlink:href="/utiliser-les-caracteristiques/#avantage-et-desavantage" office:name=""><text:span text:style-name="Definition"><text:span text:style-name="T2">avantage</text:span></text:span></text:a> sur les tests de Dextérité (Discrétion) effectués pour vous cacher, car les teintes de la cape se modifient pour vous camoufler au mieux. Il faut une action pour tirer ou rabattre la capuche. — title: "Cape de déplacement" type: "Objet merveilleux" subtype: false rarity: "Rare" attunement: "harmonisation requise"</text:p>
      <text:p text:style-name="Horizontal_20_Line"/>
      <text:p text:style-name="First_20_paragraph">Quand vous enfilez cette cape, les créatures qui vous attaquent subissent donc un <text:a xlink:type="simple" xlink:href="/utiliser-les-caracteristiques/#avantage-et-desavantage" office:name=""><text:span text:style-name="Definition"><text:span text:style-name="T2">désavantage</text:span></text:span></text:a> lors de leur jet d’attaque contre vous. Si vous subissez des dégâts, cette propriété cesse de fonctionner jusqu’au début de votre prochain tour. Elle ne fonctionne pas non plus si vous êtes <text:a xlink:type="simple" xlink:href="/gerer-la-sante-du-personnage/#neutralise" office:name=""><text:span text:style-name="Definition"><text:span text:style-name="T2">neutralisé</text:span></text:span></text:a>, <text:a xlink:type="simple" xlink:href="/gerer-la-sante-du-personnage/#entrave" office:name=""><text:span text:style-name="Definition"><text:span text:style-name="T2">entravé</text:span></text:span></text:a> ou incapable de bouger. — title: "Cape de la chauve-souris" type: "Objet merveilleux" subtype: false rarity: "Rare" attunement: "harmonisation requise"</text:p>
      <text:p text:style-name="Horizontal_20_Line"/>
      <text:p text:style-name="First_20_paragraph">Tant que vous portez cette cape, vous obtenez l’<text:a xlink:type="simple" xlink:href="/utiliser-les-caracteristiques/#avantage-et-desavantage" office:name=""><text:span text:style-name="Definition"><text:span text:style-name="T2">avantage</text:span></text:span></text:a> lors des tests de Dextérité (Discrétion). Dans les zones de faible lumière ou de ténèbres, vous pouvez attraper les bords de la cape à pleine main et vous en servir pour planer à une vitesse de 12 mètres. Si vous ne tenez plus les bords de la cape alors que vous volez ainsi ou si vous n’êtes plus dans une zone de faible lumière ou de ténèbres, vous perdez cette vitesse de vol. — title: "Cape de la truite" type: "Objet merveilleux" subtype: false rarity: "Peu courant" attunement: false</text:p>
      <text:p text:style-name="Horizontal_20_Line"/>
      <text:p text:style-name="First_20_paragraph">Tant que vous portez cette cape avec le capuchon tiré, vous pouvez respirer sous l’eau et vous bénéficiez d’une vitesse de nage de 18 mètres. Il faut dépenser une action pour coiffer le capuchon ou le repousser. — title: "Cape de protection" type: "Objet merveilleux" subtype: false rarity: "Peu courant" attunement: "harmonisation requise"</text:p>
      <text:p text:style-name="Horizontal_20_Line"/>
      <text:p text:style-name="First_20_paragraph">Vous gagnez un bonus de +1 à la VD et aux jets de sauvegarde tant que vous portez cette cape. — title: "Carillon d’ouverture" type: "Objet merveilleux" subtype: false rarity: "Rare" attunement: false</text:p>
      <text:p text:style-name="Horizontal_20_Line"/>
      <text:p text:style-name="First_20_paragraph">Ce tube métallique creux mesure une trentaine de centimètres de long pour 0,5 kilo. Vous pouvez utiliser une action pour le faire tinter et le pointer sur un objet que l’on peut ouvrir et qui se situe dans un rayon de 36 mètres, comme une porte, un couvercle ou un verrou. Le carillon émet un son clair et l’une des serrures ou l’un des verrous qui fermait l’objet s’ouvre soudain, à moins que le son ne puisse pas atteindre l’objet. S’il n’y a plus ni verrou ni serrure, l’objet s’ouvre.</text:p>
      <text:p text:style-name="Text_20_body">== Le carillon dispose de dix utilisations. Il se fissure après la dixième et ne sert plus à rien.</text:p>
      <text:p text:style-name="Text_20_body">title: "Casque de compréhension des langages" type: "Objet merveilleux" subtype: false rarity: "Peu courant" attunement: false</text:p>
      <text:p text:style-name="Horizontal_20_Line"/>
      <text:p text:style-name="First_20_paragraph">Tant que vous portez ce casque, vous pouvez utiliser une action pour lancer <text:a xlink:type="simple" xlink:href="/grimoire/comprehension-des-langues/" office:name=""><text:span text:style-name="Definition"><text:span text:style-name="T2">compréhension des langues</text:span></text:span></text:a> à volonté par son intermédiaire. — title: "Heaume de télépathie" type: "Objet merveilleux" subtype: false rarity: "Peu courant" attunement: "harmonisation requise"</text:p>
      <text:p text:style-name="Horizontal_20_Line"/>
      <text:p text:style-name="First_20_paragraph">Tant que vous portez ce casque, vous pouvez utiliser une action pour lancer <text:a xlink:type="simple" xlink:href="/grimoire/detection-des-pensees/" office:name=""><text:span text:style-name="Definition"><text:span text:style-name="T2">détection des pensées</text:span></text:span></text:a> (DD 13) par son intermédiaire. Tant que vous restez concentré sur le sort, vous pouvez utiliser une action bonus pour envoyer un message télépathique à une créature sur laquelle vous vous concentrez. Elle peut vous répondre (en utilisant une action bonus) tant que vous restez concentré sur elle.</text:p>
      <text:p text:style-name="Text_20_body">== Tant que vous vous concentrez sur une créature avec <text:a xlink:type="simple" xlink:href="/grimoire/detection-des-pensees/" office:name=""><text:span text:style-name="Definition"><text:span text:style-name="T2">détection des pensées</text:span></text:span></text:a>, vous pouvez utiliser une action pour lancer le sort <text:a xlink:type="simple" xlink:href="/grimoire/suggestion/" office:name=""><text:span text:style-name="Definition"><text:span text:style-name="T2">suggestion</text:span></text:span></text:a> (DD 13) sur elle par l’intermédiaire du casque. Une fois que vous avez utilisé ce pouvoir, vous devez attendre l’aube suivante avant de pouvoir recommencer.</text:p>
      <text:p text:style-name="Text_20_body">title: "Ceinturon de force de géant des collines" type: "Objet merveilleux" subtype: false rarity: "Rare" attunement: "harmonisation requise"</text:p>
      <text:p text:style-name="Horizontal_20_Line"/>
      <text:p text:style-name="First_20_paragraph">Tant que vous portez ce ceinturon, votre valeur de Force est égale à 21. Si votre Force est déjà égale ou supérieure à celle qu’offre le ceinturon, ce dernier n’a aucun effet sur vous. — title: "Ceinturon de force de géant des nuages" type: "Objet merveilleux" subtype: false rarity: "Légendaire" attunement: "harmonisation requise"</text:p>
      <text:p text:style-name="Horizontal_20_Line"/>
      <text:p text:style-name="First_20_paragraph">Tant que vous portez ce ceinturon, votre valeur de Force est égale à 27. Si votre Force est déjà égale ou supérieure à celle qu’offre le ceinturon, ce dernier n’a aucun effet sur vous. — title: "Ceinturon de force de géant des pierres/du givre" type: "Objet merveilleux" subtype: false rarity: "Très rare" attunement: "harmonisation requise"</text:p>
      <text:p text:style-name="Horizontal_20_Line"/>
      <text:p text:style-name="First_20_paragraph">Tant que vous portez ce ceinturon, votre valeur de Force est égale à 23. Si votre Force est déjà égale ou supérieure à celle qu’offre le ceinturon, ce dernier n’a aucun effet sur vous.</text:p>
      <text:p text:style-name="Text_20_body">== Le <text:span text:style-name="T2">ceinturon de force de géant des pierres</text:span> et le <text:span text:style-name="T2">ceinturon de force de géant du givre</text:span> ont une apparence différente mais offrent les mêmes effets.</text:p>
      <text:p text:style-name="Text_20_body">title: "Ceinturon de force de géant des tempêtes" type: "Objet merveilleux" subtype: false rarity: "Légendaire" attunement: "harmonisation requise"</text:p>
      <text:p text:style-name="Horizontal_20_Line"/>
      <text:p text:style-name="First_20_paragraph">Tant que vous portez ce ceinturon, votre valeur de Force est égale à 29. Si votre Force est déjà égale ou supérieure à celle qu’offre le ceinturon, ce dernier n’a aucun effet sur vous. — title: "Ceinturon de force de géant du feu" type: "Objet merveilleux" subtype: false rarity: "Très rare" attunement: "harmonisation requise"</text:p>
      <text:p text:style-name="Horizontal_20_Line"/>
      <text:p text:style-name="First_20_paragraph">Tant que vous portez ce ceinturon, votre valeur de Force est égale à 25. Si votre Force est déjà égale ou supérieure à celle qu’offre le ceinturon, ce dernier n’a aucun effet sur vous. — title: "Ceinturon des nains" type: "Objet merveilleux" subtype: false rarity: "Légendaire" attunement: "harmonisation requise"</text:p>
      <text:p text:style-name="Horizontal_20_Line"/>
      <text:p text:style-name="First_20_paragraph">Tant que vous portez ce ceinturon, vous bénéficiez des avantages suivants :</text:p>
      <text:list text:style-name="L30">
        <text:list-item>
          <text:p text:style-name="P30">Votre valeur de Constitution augmente de 2, sans dépasser un maximum de 20.</text:p>
        </text:list-item>
        <text:list-item>
          <text:p text:style-name="P30">Vous obtenez l’<text:a xlink:type="simple" xlink:href="/utiliser-les-caracteristiques/#avantage-et-desavantage" office:name=""><text:span text:style-name="Definition"><text:span text:style-name="T2">avantage</text:span></text:span></text:a> lors des tests de Charisme (Persuasion) pour interagir dans le commerce.</text:p>
        </text:list-item>
        <text:list-item>
          <text:p text:style-name="P30">De plus, tant que vous êtes harmonisé avec le ceinturon, votre barbe devient progressivement et visiblement plus touffue et soyeuse.</text:p>
        </text:list-item>
        <text:list-item>
          <text:p text:style-name="P30">Vous obtenez l’<text:a xlink:type="simple" xlink:href="/utiliser-les-caracteristiques/#avantage-et-desavantage" office:name=""><text:span text:style-name="Definition"><text:span text:style-name="T2">avantage</text:span></text:span></text:a> lors des jets de sauvegarde contre le poison et vous êtes résistant contre les dégâts de poison.</text:p>
        </text:list-item>
        <text:list-item>
          <text:p text:style-name="P30">Vous gagnez la vision dans le noir à une distance de 18 mètres.</text:p>
        </text:list-item>
        <text:list-item>
          <text:p text:style-name="First_20_paragraph">== Vous parlez, lisez et écrivez l’ancienne langue des nains.</text:p>
          <text:p text:style-name="Text_20_body">title: "Chapelet" type: "Objet merveilleux" subtype: false rarity: "Rare" attunement: "harmonisation avec un utilisateur de la voie de la Magie (Foi)"</text:p>
        </text:list-item>
      </text:list>
      <text:p text:style-name="Horizontal_20_Line"/>
      <text:p text:style-name="First_20_paragraph">Ce chapelet se présente sous forme de collier et comporte 1d6+2 grains magiques faits d’aigues-marines, de perles noires ou de topazes. Il possède aussi de nombreux grains ordinaires taillés dans de l’ambre, de l’héliotrope, de la citrine, du corail, du jade, des perles ou du quartz. Si on retire un grain magique du chapelet, il perd sa magie.</text:p>
      <text:p text:style-name="Text_20_body">Il existe six types de grains magiques. C’est au MJ de décider du type de chaque grain ou de le déterminer au hasard. Un même chapelet peut posséder plusieurs grains du même type. Il faut porter le collier pour en utiliser un. Chaque grain renferme un sort que vous pouvez lancer en utilisant une action bonus (en vous servant du DD des jets de sauvegarde contre vos sorts si besoin). Une fois qu’un grain a servi à lancer un sort, il faut attendre l’aube suivante avant de pouvoir s’en servir de nouveau.</text:p>
      <text:p text:style-name="Text_20_body">|3d6|Grain de…​|Sort| |:-:|:-|:-| |<text:span text:style-name="T1">3-5</text:span>|Bénédiction|<text:a xlink:type="simple" xlink:href="/grimoire/benediction/" office:name=""><text:span text:style-name="Definition"><text:span text:style-name="T2">Bénédiction</text:span></text:span></text:a>| |<text:span text:style-name="T1">6-8</text:span>|Guérison|<text:a xlink:type="simple" xlink:href="/grimoire/soin-des-blessures/" office:name=""><text:span text:style-name="Definition"><text:span text:style-name="T2">Soin des blessures</text:span></text:span></text:a> (niveau 2) ou <text:a xlink:type="simple" xlink:href="/grimoire/restauration-inferieure/" office:name=""><text:span text:style-name="Definition"><text:span text:style-name="T2">restauration inférieure</text:span></text:span></text:a>| |<text:span text:style-name="T1">9-11</text:span>|Faveur|<text:a xlink:type="simple" xlink:href="/grimoire/restauration-superieure/" office:name=""><text:span text:style-name="Definition"><text:span text:style-name="T2">Restauration supérieure</text:span></text:span></text:a>| |<text:span text:style-name="T1">12-14</text:span>|Châtiment|<text:a xlink:type="simple" xlink:href="/grimoire/frappe-lumineuse/" office:name=""><text:span text:style-name="Definition"><text:span text:style-name="T2">Frappe lumineuse</text:span></text:span></text:a>| |<text:span text:style-name="T1">15-18</text:span>|Convocations|<text:a xlink:type="simple" xlink:href="/grimoire/allie-planaire/" office:name=""><text:span text:style-name="Definition"><text:span text:style-name="T2">Allié planaire</text:span></text:span></text:a>| — title: "Chaussons de l’araignée" type: "Objet merveilleux" subtype: false rarity: "Peu courant" attunement: "harmonisation requise"</text:p>
      <text:p text:style-name="Horizontal_20_Line"/>
      <text:p text:style-name="First_20_paragraph">Tant que vous portez ces souliers légers aux pieds, vous pouvez vous déplacer le long de surfaces verticales avec un bonus de +10 aux tests d’athlétismes. Vous disposez d’une vitesse d’escalade égale à votre vitesse au sol. Les chaussons ne permettent toutefois pas de se déplacer de cette façon sur des surfaces glissantes, si elles sont recouvertes de glace ou d’huile, par exemple. — title: "Chemise de mailles selmonite" type: "Armure" subtype: "Chemise de mailles" rarity: "Rare" attunement: false</text:p>
      <text:p text:style-name="Horizontal_20_Line"/>
      <text:p text:style-name="First_20_paragraph">Vous gagnez un bonus de +1 à la VD tant que vous portez cette armure. Vous êtes considéré comme maîtrisant le port de cette armure, même si vous ne maîtrisez pas les armures intermédiaires. — title: "Cierge d’invocation" type: "Objet merveilleux" subtype: false rarity: "Très rare" attunement: "harmonisation requise"</text:p>
      <text:p text:style-name="Horizontal_20_Line"/>
      <text:p text:style-name="First_20_paragraph">Ce mince cierge est dédié à une divinité précise et partage son alignement. On peut détecter ce dernier avec le sort <text:a xlink:type="simple" xlink:href="/grimoire/detection-du-mal-et-du-bien/" office:name=""><text:span text:style-name="Definition"><text:span text:style-name="T2">détection du mal et du bien</text:span></text:span></text:a>. C’est au MJ de choisir le dieu et l’alignement associé ou de les déterminer au hasard.</text:p>
      <table:table table:name="Table9" table:style-name="Table9">
        <table:table-column table:style-name="Table9.A"/>
        <table:table-column table:style-name="Table9.B"/>
        <table:table-header-rows>
          <table:table-row>
            <table:table-cell table:style-name="TableHeaderRowCell" office:value-type="string">
              <text:p text:style-name="Table_20_Heading">3D6</text:p>
            </table:table-cell>
            <table:table-cell table:style-name="TableHeaderRowCell" office:value-type="string">
              <text:p text:style-name="Table_20_Heading">Alignement</text:p>
            </table:table-cell>
          </table:table-row>
        </table:table-header-rows>
        <table:table-row>
          <table:table-cell table:style-name="TableRowCell" office:value-type="string">
            <text:p text:style-name="Table_20_Contents"><text:span text:style-name="T1">3-4</text:span></text:p>
          </table:table-cell>
          <table:table-cell table:style-name="TableRowCell" office:value-type="string">
            <text:p text:style-name="Table_20_Contents">Chaotique mauvais</text:p>
          </table:table-cell>
        </table:table-row>
        <table:table-row>
          <table:table-cell table:style-name="TableRowCell" office:value-type="string">
            <text:p text:style-name="Table_20_Contents"><text:span text:style-name="T1">5-6</text:span></text:p>
          </table:table-cell>
          <table:table-cell table:style-name="TableRowCell" office:value-type="string">
            <text:p text:style-name="Table_20_Contents">Chaotique Neutre</text:p>
          </table:table-cell>
        </table:table-row>
        <table:table-row>
          <table:table-cell table:style-name="TableRowCell" office:value-type="string">
            <text:p text:style-name="Table_20_Contents"><text:span text:style-name="T1">7-8</text:span></text:p>
          </table:table-cell>
          <table:table-cell table:style-name="TableRowCell" office:value-type="string">
            <text:p text:style-name="Table_20_Contents">Chaotique bon</text:p>
          </table:table-cell>
        </table:table-row>
        <table:table-row>
          <table:table-cell table:style-name="TableRowCell" office:value-type="string">
            <text:p text:style-name="Table_20_Contents"><text:span text:style-name="T1">9-10</text:span></text:p>
          </table:table-cell>
          <table:table-cell table:style-name="TableRowCell" office:value-type="string">
            <text:p text:style-name="Table_20_Contents">Neutre mauvais</text:p>
          </table:table-cell>
        </table:table-row>
        <table:table-row>
          <table:table-cell table:style-name="TableRowCell" office:value-type="string">
            <text:p text:style-name="Table_20_Contents"><text:span text:style-name="T1">11-12</text:span></text:p>
          </table:table-cell>
          <table:table-cell table:style-name="TableRowCell" office:value-type="string">
            <text:p text:style-name="Table_20_Contents">Neutre</text:p>
          </table:table-cell>
        </table:table-row>
        <table:table-row>
          <table:table-cell table:style-name="TableRowCell" office:value-type="string">
            <text:p text:style-name="Table_20_Contents"><text:span text:style-name="T1">13-14</text:span></text:p>
          </table:table-cell>
          <table:table-cell table:style-name="TableRowCell" office:value-type="string">
            <text:p text:style-name="Table_20_Contents">Neutre bon</text:p>
          </table:table-cell>
        </table:table-row>
        <table:table-row>
          <table:table-cell table:style-name="TableRowCell" office:value-type="string">
            <text:p text:style-name="Table_20_Contents"><text:span text:style-name="T1">15-16</text:span></text:p>
          </table:table-cell>
          <table:table-cell table:style-name="TableRowCell" office:value-type="string">
            <text:p text:style-name="Table_20_Contents">Loyal mauvais</text:p>
          </table:table-cell>
        </table:table-row>
        <table:table-row>
          <table:table-cell table:style-name="TableRowCell" office:value-type="string">
            <text:p text:style-name="Table_20_Contents"><text:span text:style-name="T1">17</text:span></text:p>
          </table:table-cell>
          <table:table-cell table:style-name="TableRowCell" office:value-type="string">
            <text:p text:style-name="Table_20_Contents">Loyal neutre</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Loyal bon</text:p>
          </table:table-cell>
        </table:table-row>
      </table:table>
      <text:p text:style-name="First_20_paragraph">La magie du cierge s’active quand on l’allume, ce qui demande une action. Il est détruit après 4 heures de combustion. Vous pouvez l’éteindre avant pour le réutiliser plus tard. Déduisez chaque période de combustion (par portions d’une minute) de la durée totale de combustion du cierge.</text:p>
      <text:p text:style-name="Text_20_body">== Tant que le cierge est allumé, il émet une faible lumière dans un rayon de 9 mètres. Chaque créature baignée dans cette lumière et disposant du même alignement que le cierge obtient l’<text:a xlink:type="simple" xlink:href="/utiliser-les-caracteristiques/#avantage-et-desavantage" office:name=""><text:span text:style-name="Definition"><text:span text:style-name="T2">avantage</text:span></text:span></text:a> lors de ses jets d’attaque et de sauvegarde ainsi que lors de ses <text:a xlink:type="simple" xlink:href="/utiliser-les-caracteristiques/#tests-de-caracteristique" office:name=""><text:span text:style-name="Definition">tests de caractéristique</text:span></text:a>. De plus, un utilisateur de la voie de la Magie présent dans la lumière et disposant du même alignement que le cierge peut lancer les sorts à la moitié du coût normal sans jamais être inférieur à 1.</text:p>
      <text:p text:style-name="Text_20_body">title: "Cimeterre de célérité" type: "Arme" subtype: "Cimeterre" rarity: "Très rare" attunement: "harmonisation requise"</text:p>
      <text:p text:style-name="Horizontal_20_Line"/>
      <text:p text:style-name="First_20_paragraph">Vous bénéficiez d’un bonus de +2 aux jets d’attaque avec cette arme magique. De plus, vous pouvez effectuer une attaque avec elle par une action bonus lors de chacun de vos tours. — title: "Collier d’adaptation" type: "Objet merveilleux" subtype: false rarity: "Peu courant" attunement: "harmonisation requise"</text:p>
      <text:p text:style-name="Horizontal_20_Line"/>
      <text:p text:style-name="First_20_paragraph">Tant que vous portez ce collier, vous pouvez respirer normalement quel que soit l’environnement dans lequel vous vous trouvez, et vous obtenez l’<text:a xlink:type="simple" xlink:href="/utiliser-les-caracteristiques/#avantage-et-desavantage" office:name=""><text:span text:style-name="Definition"><text:span text:style-name="T2">avantage</text:span></text:span></text:a> lors des jets de sauvegarde contre les gaz et vapeurs toxiques (comme un <text:a xlink:type="simple" xlink:href="/grimoire/nuage-mortel/" office:name=""><text:span text:style-name="Definition"><text:span text:style-name="T2">nuage mortel</text:span></text:span></text:a> ou un <text:a xlink:type="simple" xlink:href="/grimoire/nuage-puant/" office:name=""><text:span text:style-name="Definition"><text:span text:style-name="T2">nuage puant</text:span></text:span></text:a>, un poison par inhalation ou le souffle de certaines créatures). — title: "Cuir clouté glamour" type: "Armure" subtype: "Cuir clouté" rarity: "Rare" attunement: false</text:p>
      <text:p text:style-name="Horizontal_20_Line"/>
      <text:p text:style-name="First_20_paragraph">Tant que vous portez cette armure, vous gagnez un bonus de +1 à la VD. Cette armure à l’apparence d’habits normaux en un peu renforcé. Elle ne se salie pas. — title: "Dague assassyr’him" type: "Arme" subtype: false rarity: "Très rare" attunement: false</text:p>
      <text:p text:style-name="Horizontal_20_Line"/>
      <text:p text:style-name="First_20_paragraph">Dague assassyr’him (finesse, légère, portée 6/18) 4 de dégâts perforants et la cible doit effectuer un <text:a xlink:type="simple" xlink:href="/utiliser-les-caracteristiques/#jets-de-sauvegarde" office:name=""><text:span text:style-name="Definition">jet de sauvegarde</text:span></text:a> de Constitution DD 15. Elle subit 7d6 dégâts de poison en cas de <text:a xlink:type="simple" xlink:href="/utiliser-les-caracteristiques/#jets-de-sauvegarde" office:name=""><text:span text:style-name="Definition">jet de sauvegarde</text:span></text:a> raté ou la moitié de ces dégâts seulement en cas de réussite. + La dague possède maximum 3 doses qui se régénèrent au rythme de 1 dose par demi-lune. + — title: "Dague +1 de retour" type: "Arme" subtype: false rarity: "Très rare" attunement: "harmonisation requise"</text:p>
      <text:p text:style-name="Horizontal_20_Line"/>
      <text:p text:style-name="First_20_paragraph">La dague est infusée de deux Omath magiques. Le premier donne un bonus de +1. Le second permet de lancer sa dague dans la limite de la portée et de la rappeler dans le même round ou au suivant au prix d’une action bonus tant que le lanceur se trouve dans la portée. + — title: "Dague venimeuse" type: "Arme" subtype: "Dague" rarity: "Rare" attunement: false</text:p>
      <text:p text:style-name="Horizontal_20_Line"/>
      <text:p text:style-name="First_20_paragraph">Vous gagnez un bonus de +1 aux jets d’attaque effectués avec cette arme magique.</text:p>
      <text:p text:style-name="Text_20_body">== Vous pouvez dépenser une action pour qu’un épais poison noir enduise la lame. Il persiste pendant 1 minute ou jusqu’à ce que l’arme touche une créature suite à une attaque. Cette créature doit réussir un <text:a xlink:type="simple" xlink:href="/utiliser-les-caracteristiques/#jets-de-sauvegarde" office:name=""><text:span text:style-name="Definition">jet de sauvegarde</text:span></text:a> de Constitution DD 15 ou subir 4d6 dégâts de poison. Il faut attendre l’aube suivante pour pouvoir utiliser de nouveau la dague de cette manière.</text:p>
      <text:p text:style-name="Text_20_body">title: "Encensoir de contrôle des élémentaires de l’air" type: "Objet merveilleux" subtype: false rarity: "Rare" attunement: false</text:p>
      <text:p text:style-name="Horizontal_20_Line"/>
      <text:p text:style-name="First_20_paragraph">Tant que de l’encens brûle dans cet encensoir, vous pouvez utiliser une action pour prononcer son mot de commande et invoquer un élémentaire de l’air, comme si vous aviez lancé le sort <text:a xlink:type="simple" xlink:href="/grimoire/invoquer-un-elementaire/" office:name=""><text:span text:style-name="Definition"><text:span text:style-name="T2">invoquer un élémentaire</text:span></text:span></text:a>. Ensuite, il faut attendre l’aube suivante avant de pouvoir réutiliser ainsi l’encensoir.</text:p>
      <text:p text:style-name="Text_20_body">== L’encensoir ressemble à un calice de 15 centimètres de large pour 30 centimètres de haut fermé d’un couvercle ornementé. Il pèse 0,5 kilo.</text:p>
      <text:p text:style-name="Text_20_body">title: "Épée ardente" type: "Arme" subtype: "Épée" rarity: "Rare" attunement: "harmonisation requise"</text:p>
      <text:p text:style-name="Horizontal_20_Line"/>
      <text:p text:style-name="First_20_paragraph">Vous pouvez utiliser une action bonus pour prononcer le mot de commande de cette épée magique et envelopper sa lame d’un linceul de flammes qui émettent une vive lumière dans un rayon de 12 mètres et une faible lumière dans un rayon de 12 mètres de plus. Tant que l’épée est embrasée, elle inflige 2d6 dégâts de feu supplémentaire à toute cible qu’elle touche. Les flammes brûlent jusqu’à ce que vous dépensiez une action bonus pour prononcer de nouveau le mot de commande ou jusqu’à ce que vous lâchiez ou rengainiez l’épée. — title: "Épée mordante" type: "Arme" subtype: "Épée" rarity: "Rare" attunement: "harmonisation requise"</text:p>
      <text:p text:style-name="Horizontal_20_Line"/>
      <text:p text:style-name="First_20_paragraph">Seul un <text:a xlink:type="simple" xlink:href="/gerer-la-sante-du-personnage/#repos-court" office:name=""><text:span text:style-name="Definition"><text:span text:style-name="T2">repos court</text:span></text:span></text:a> ou long permet de récupérer les points de vie perdus à cause des dégâts infligés par cette arme. Ni la régénération, ni la magie, ni aucun autre moyen ne peuvent soigner ces points de vie perdus.</text:p>
      <text:p text:style-name="Text_20_body">== Une fois par tour, lorsque vous réussissez une attaque contre une créature avec cette arme magique, vous pouvez inciser la cible. Au début de chacun des tours de la créature ainsi incisée, celle-ci subit 1d6 dégâts nécrotiques pour chaque attaque d’incision réussie à son encontre. Elle peut ensuite effectuer un <text:a xlink:type="simple" xlink:href="/utiliser-les-caracteristiques/#jets-de-sauvegarde" office:name=""><text:span text:style-name="Definition">jet de sauvegarde</text:span></text:a> de Constitution DD 15 et mettre fin à l’effet de la totalité des incisions dont elle est victime en cas de réussite. Par ailleurs, une créature incisée, ou une autre créature située à 1,50 mètre ou moins d’elle, peut utiliser une action pour effectuer un test de Sagesse (Médecine) DD 15 et mettre fin à l’effet des incisions dont elle est victime en cas de réussite.</text:p>
      <text:p text:style-name="Text_20_body">title: "Épée tranchante" type: "Arme" subtype: "N’importe quelle épée qui inflige des dégâts tranchants" rarity: "Très rare" attunement: "harmonisation requise"</text:p>
      <text:p text:style-name="Horizontal_20_Line"/>
      <text:p text:style-name="First_20_paragraph">== Quand vous attaquez une créature avec cette arme et obtenez une marge de 10 au jet d’attaque, la cible subit 4d6 dégâts tranchants supplémentaires. Lancez ensuite un autre 3d6 (explosifs). Si vous obtenez 20 ou plus, vous lui tranchez un de ses membres et l’effet de cette perte est laissé à l’appréciation du MJ. Si la créature ne possède aucun membre à trancher, vous tranchez une partie de son corps à la place.</text:p>
      <text:p text:style-name="Text_20_body">title: "Épée voleuse de vie" type: "Arme" subtype: "Épée" rarity: "Rare" attunement: "harmonisation requise"</text:p>
      <text:p text:style-name="Horizontal_20_Line"/>
      <text:p text:style-name="First_20_paragraph">Quand vous attaquez une créature avec cette arme magique et obtenez une marge de 10 sur le jet d’attaque, la cible subit 3d6 dégâts nécrotiques supplémentaires, à condition qu’elle ne soit ni une créature artificielle, ni un mort-vivant. Vous gagnez un nombre de points d’action temporaires égal aux dégâts supplémentaires infligés. — title: "Épée vorpale" type: "Arme" subtype: "N’importe quel type d’épée qui inflige des dégâts tranchants" rarity: "Légendaire" attunement: "harmonisation requise"</text:p>
      <text:p text:style-name="Horizontal_20_Line"/>
      <text:p text:style-name="First_20_paragraph">Vous obtenez un bonus de +3 aux jets d’attaque effectués avec cette arme magique. De plus, l’arme ignore toute résistance aux dégâts tranchants.</text:p>
      <text:p text:style-name="Text_20_body">== Lorsque vous attaquez avec cette arme une créature dotée d’une tête au moins et que vous obtenez une marge de 10 au jet d’attaque, vous tranchez une de ses têtes. La créature meurt si cette tête lui est nécessaire pour survivre à ce coup. Une créature est immunisée contre cet effet si elle l’est également contre les dégâts tranchants, si elle n’a pas de tête ou n’en pas besoin, si elle peut effectuer des actions légendaires ou si le MJ décide que la créature est trop grosse pour que sa tête soit ainsi tranchée. Contre une telle créature, l’attaque pourrait à la place infliger 8d6 dégâts tranchants supplémentaires.</text:p>
      <text:p text:style-name="Text_20_body">title: "Éventail enchanté" type: "Objet merveilleux" subtype: false rarity: "Peu courant" attunement: false</text:p>
      <text:p text:style-name="Horizontal_20_Line"/>
      <text:p text:style-name="First_20_paragraph">Avec cet éventail en main, vous pouvez utiliser une action pour lancer le sort <text:a xlink:type="simple" xlink:href="/grimoire/bourrasque/" office:name=""><text:span text:style-name="Definition"><text:span text:style-name="T2">bourrasque</text:span></text:span></text:a> (DD des jets de sauvegarde contre le sort 13). Suite à cette première utilisation, l’éventail ne peut plus être utilisé sans risque de l’abîmer avant l’aube suivante. Chaque fois qu’il est utilisé une fois de plus avant l’aube prochaine, il y a 20% de chances cumulatives qu’il ne fonctionne pas et se casse pour devenir un éventail déchiré ordinaire et inutile. — title: "Fer gelé" type: "Arme" subtype: "Épée" rarity: "Très rare" attunement: "harmonisation requise"</text:p>
      <text:p text:style-name="Horizontal_20_Line"/>
      <text:p text:style-name="First_20_paragraph">Quand vous touchez une créature suite à une attaque avec cette arme magique, votre cible subit 1d6 dégâts de froid supplémentaire. De plus, vous êtes résistant aux dégâts de feu tant que vous tenez cette épée.</text:p>
      <text:p text:style-name="Text_20_body">== Quand vous dégainez cette épée, vous pouvez éteindre toutes les flammes non-magiques situées dans un rayon de 9 mètres autour de vous. Ce pouvoir s’utilise seulement une fois par heure.</text:p>
      <text:p text:style-name="Text_20_body">title: "Fers de rapidité" type: "Objet merveilleux" subtype: false rarity: "Rare" attunement: false</text:p>
      <text:p text:style-name="Horizontal_20_Line"/>
      <text:p text:style-name="First_20_paragraph">Ces fers à cheval se trouvent par quatre. Quand un cheval ou une créature similaire est ferrée des quatre avec eux, ils augmentent sa vitesse au sol de 9 mètres. — title: "Flasque de fer" type: "Objet merveilleux" subtype: false rarity: "Légendaire" attunement: false</text:p>
      <text:p text:style-name="Horizontal_20_Line"/>
      <text:p text:style-name="First_20_paragraph">Cette petite bouteille de fer est fermée par un bouchon de laiton. Vous pouvez utiliser une action pour prononcer le mot de commande de la flasque et viser une créature située dans votre champ de vision et dans un rayon de 18 mètres autour de vous. Si la cible est originaire d’un plan autre que celui sur lequel vous vous trouvez, elle doit réussir un <text:a xlink:type="simple" xlink:href="/utiliser-les-caracteristiques/#jets-de-sauvegarde" office:name=""><text:span text:style-name="Definition">jet de sauvegarde</text:span></text:a> de Sagesse DD 17. Si elle échoue, elle se retrouve piégée dans la flasque. Si la cible a déjà été piégée dans cette flasque auparavant, elle obtient l’<text:a xlink:type="simple" xlink:href="/utiliser-les-caracteristiques/#avantage-et-desavantage" office:name=""><text:span text:style-name="Definition"><text:span text:style-name="T2">avantage</text:span></text:span></text:a> lors du <text:a xlink:type="simple" xlink:href="/utiliser-les-caracteristiques/#jets-de-sauvegarde" office:name=""><text:span text:style-name="Definition">jet de sauvegarde</text:span></text:a>. La flasque ne peut contenir qu’une créature à la fois. Une créature prisonnière de la flasque n’a pas besoin de respirer, de manger ni de boire.</text:p>
      <text:p text:style-name="Text_20_body">Vous pouvez utiliser une action pour déboucher la flasque et libérer la créature qu’elle contient. Elle se montre amicale envers vous et vos compagnons pendant 1 heure et vous obéit pendant tout ce temps. Si vous ne donnez pas d’ordre à la créature ou que vous lui donnez des directives qui se solderont probablement par sa mort, elle se défend mais n’entreprend pas d’autres actions. À la fin de l’heure, la créature agit en accord avec son caractère et son alignement habituels.</text:p>
      <text:p text:style-name="Text_20_body">Le sort <text:a xlink:type="simple" xlink:href="/grimoire/identification/" office:name=""><text:span text:style-name="Definition"><text:span text:style-name="T2">identification</text:span></text:span></text:a> révèle si la flasque contient une créature ou pas, mais pour savoir quel type de créature, il faut ouvrir la flasque. Une flasque peut contenir une créature, choisie par le MJ ou déterminée au hasard, quand vous la découvrez.</text:p>
      <text:p text:style-name="Text_20_body">|4D6|Contenu| |:-:|:-| |<text:span text:style-name="T1">4-10</text:span>|Vide| |<text:span text:style-name="T1">11</text:span>|Démon (Type 1)| |<text:span text:style-name="T1">12</text:span>|Démon (Type 2)| |<text:span text:style-name="T1">13</text:span>|Démon (Type 3)| |<text:span text:style-name="T1">14</text:span>|Démon (Type 4)| |<text:span text:style-name="T1">15</text:span>|Démon (Type 5)| |<text:span text:style-name="T1">16</text:span>|Démon (Type 6)| |<text:span text:style-name="T1">17</text:span>|<text:a xlink:type="simple" xlink:href="/bestiaire/deva/" office:name=""><text:span text:style-name="Definition">Déva</text:span></text:a>| |<text:span text:style-name="T1">18</text:span>|Diable (Supérieur)| |<text:span text:style-name="T1">19</text:span>|Diable (Inférieur)| |<text:span text:style-name="T1">20</text:span>|Élémentaire (au choix)| |<text:span text:style-name="T1">21</text:span>|<text:a xlink:type="simple" xlink:href="/bestiaire/traqueur-invisible/" office:name=""><text:span text:style-name="Definition">Traqueur invisible</text:span></text:a>| |<text:span text:style-name="T1">22</text:span>|<text:a xlink:type="simple" xlink:href="/bestiaire/planetar/" office:name=""><text:span text:style-name="Definition">Planétar</text:span></text:a>| |<text:span text:style-name="T1">23</text:span>|<text:a xlink:type="simple" xlink:href="/bestiaire/solar/" office:name=""><text:span text:style-name="Definition">Solar</text:span></text:a>| |<text:span text:style-name="T1">24</text:span>|<text:a xlink:type="simple" xlink:href="/bestiaire/succube-incube/" office:name=""><text:span text:style-name="Definition">Succube/Incube</text:span></text:a>| — title: "Flèche tueuse" type: "Arme" subtype: "Flèche" rarity: "Très rare" attunement: false</text:p>
      <text:p text:style-name="Horizontal_20_Line"/>
      <text:p text:style-name="First_20_paragraph">Une <text:span text:style-name="T2">flèche tueuse</text:span> est une arme magique conçue pour tuer un type précis de créature. Si une créature appartient au type, à la race ou au groupe associé à la flèche, elle subit les dégâts normaux et doit faire un <text:a xlink:type="simple" xlink:href="/utiliser-les-caracteristiques/#jets-de-sauvegarde" office:name=""><text:span text:style-name="Definition">jet de sauvegarde</text:span></text:a> de Constitution DD 17. Si elle le rate, elle reçoit 10d6 dégâts perforants supplémentaires, la moitié seulement si elle réussit.</text:p>
      <text:p text:style-name="Text_20_body">== Dès que la <text:span text:style-name="T2">flèche tueuse</text:span> a infligé des dégâts supplémentaires à une créature, elle redevient une simple flèche ordinaire.</text:p>
      <text:p text:style-name="Text_20_body">title: "Flûte de charme" type: "Objet merveilleux" subtype: false rarity: "Rare" attunement: false — Cette flûte d’apparence banale permet de jouer des airs qui influent sur l’auditoire. Il faut réussir un test de musique utiliser les pouvoirs suivants:</text:p>
      <text:list text:style-name="L31">
        <text:list-item>
          <text:p text:style-name="P31">Test de musique DD 8 : 2 X par jour <text:a xlink:type="simple" xlink:href="/grimoire/berceuse" office:name=""><text:span text:style-name="Definition">berceuse</text:span></text:a></text:p>
        </text:list-item>
        <text:list-item>
          <text:p text:style-name="P31">Test de musique DD 12 : 2 X par jour <text:a xlink:type="simple" xlink:href="/grimoire/amitie-avec-les-animaux" office:name=""><text:span text:style-name="Definition">amitié avec les animaux</text:span></text:a></text:p>
        </text:list-item>
        <text:list-item>
          <text:p text:style-name="P31">Test de musique DD 12 : 2 X par jour <text:a xlink:type="simple" xlink:href="/grimoire/bagou" office:name=""><text:span text:style-name="Definition">bagou</text:span></text:a></text:p>
        </text:list-item>
        <text:list-item>
          <text:p text:style-name="First_20_paragraph">== Test de musique DD 16 : 2 X par jour <text:a xlink:type="simple" xlink:href="/grimoire/charme-personne" office:name=""><text:span text:style-name="Definition">charme personne</text:span></text:a></text:p>
          <text:p text:style-name="Text_20_body">title: "Flûte des égouts" type: "Objet merveilleux" subtype: false rarity: "Peu courant" attunement: "harmonisation requise"</text:p>
        </text:list-item>
      </text:list>
      <text:p text:style-name="Horizontal_20_Line"/>
      <text:p text:style-name="First_20_paragraph">Vous devez maîtriser les instruments à vent si vous voulez jouer de cette flûte. Tant que vous êtes harmonisé avec elle, les rats ordinaires et les rats géants sont indifférents envers vous et ne vous attaquent pas, à moins que vous ne les menaciez ou les blessiez.</text:p>
      <text:p text:style-name="Text_20_body">La flûte a trois charges. Si vous utilisez une action pour jouer de la flûte, vous pouvez dépenser une action bonus pour utiliser de 1 à 3 charges et appeler une <text:a xlink:type="simple" xlink:href="/bestiaire/nuee-de-rats/" office:name=""><text:span text:style-name="Definition">nuée de rats</text:span></text:a> par charge dépensée, à condition qu’il y ait assez de rats dans un rayon d’un kilomètre pour répondre ainsi à votre appel (c’est au MJ d’en décider). S’il n’y a pas assez de rats pour former une nuée, la charge est gaspillée. Une nuée ainsi appelée se précipite vers l’origine de la musique par le chemin le plus court, mais vous ne la contrôlez pas. Chaque jour à l’aube, la flûte récupère 1d3 charges dépensées.</text:p>
      <text:p text:style-name="Text_20_body">== Quand une <text:a xlink:type="simple" xlink:href="/bestiaire/nuee-de-rats/" office:name=""><text:span text:style-name="Definition">nuée de rats</text:span></text:a> qui ne se trouve pas sous le contrôle d’une tierce personne arrive dans un rayon de 9 mètres autour de vous alors que vous jouez de la flûte, vous pouvez faire un test de Charisme opposé au test de Sagesse de la nuée. Si vous perdez, la nuée se comporte comme elle le ferait d’ordinaire et ne se laisse plus influencer par la musique de la flûte pendant les 24 heures qui suivent. Si vous l’emportez, la nuée est envoûtée par votre mélodie et se montre amicale envers vous et vos compagnons tant que vous continuez de jouer en dépensant une action à chaque round. Une nuée amicale obéit à vos ordres. Si vous n’en donnez pas, elle se défend mais, en dehors de cela, elle n’entreprend pas la moindre action. Si une nuée est amicale mais débute son tour dans l’incapacité d’entendre la flûte, vous en perdez le contrôle et elle se comporte comme le veut sa nature. La musique de la flûte ne l’influence plus pendant les 24 heures suivantes.</text:p>
      <text:p text:style-name="Text_20_body">title: "Flûte terrifiante" type: "Objet merveilleux" subtype: false rarity: "Peu courant" attunement: false</text:p>
      <text:p text:style-name="Horizontal_20_Line"/>
      <text:p text:style-name="First_20_paragraph">Vous devez maîtriser les instruments à vent si vous voulez jouer de cette flûte dotée de 3 charges. Vous pouvez utiliser une action pour jouer et dépenser une charge pour créer une étrange mélodie envoûtante. Chaque créature qui se situe dans un rayon de 9 mètres autour de vous et vous entend jouer doit réussir un <text:a xlink:type="simple" xlink:href="/utiliser-les-caracteristiques/#jets-de-sauvegarde" office:name=""><text:span text:style-name="Definition">jet de sauvegarde</text:span></text:a> de Sagesse DD 15, sans quoi vous la <text:span text:style-name="T2">terrorisez</text:span> pendant 1 minute. Si vous le désirez, toutes les créatures qui ne sont pas hostiles envers vous mais sont présentes dans la zone réussissent automatiquement leur <text:a xlink:type="simple" xlink:href="/utiliser-les-caracteristiques/#jets-de-sauvegarde" office:name=""><text:span text:style-name="Definition">jet de sauvegarde</text:span></text:a>. Une créature qui a raté son <text:a xlink:type="simple" xlink:href="/utiliser-les-caracteristiques/#jets-de-sauvegarde" office:name=""><text:span text:style-name="Definition">jet de sauvegarde</text:span></text:a> peut le refaire à la fin de chacun de ses tours. L’effet se termine pour elle dès qu’elle le réussit. Si une créature réussit son <text:a xlink:type="simple" xlink:href="/utiliser-les-caracteristiques/#jets-de-sauvegarde" office:name=""><text:span text:style-name="Definition">jet de sauvegarde</text:span></text:a> contre la flûte, elle est immunisée contre ses effets pendant 24 heures. Chaque matin à l’aube, la flûte récupère 1d3 charges dépensées. — title: "Gantelets de puissance d’ogre" type: "Objet merveilleux" subtype: false rarity: "Peu courant" attunement: "harmonisation requise"</text:p>
      <text:p text:style-name="Horizontal_20_Line"/>
      <text:p text:style-name="First_20_paragraph">Tant que vous portez ces gants, votre valeur de Force est de 19. Si elle est déjà de 19 ou plus, ils n’ont aucun effet sur vous. — title: "Gants de nage et d’escalade" type: "Objet merveilleux" subtype: false rarity: "Peu courant" attunement: "harmonisation requise"</text:p>
      <text:p text:style-name="Horizontal_20_Line"/>
      <text:p text:style-name="First_20_paragraph">Tant que vous portez ces gants, la natation et l’escalade ne vous demandent pas de déplacement supplémentaire et vous gagnez un bonus de +5 aux tests de Force (Athlétisme) pour grimper ou nager. — title: "Gemme de vision" type: "Objet merveilleux" subtype: false rarity: "Rare" attunement: "harmonisation requise"</text:p>
      <text:p text:style-name="Horizontal_20_Line"/>
      <text:p text:style-name="First_20_paragraph">Cette gemme a 3 charges. Vous pouvez prononcer son mot de commande par une action et dépenser une charge. Pendant les 10 minutes suivantes, vous disposez de la <text:a xlink:type="simple" xlink:href="/partir-a-l-aventure/#vision-parfaite" office:name=""><text:span text:style-name="Definition">vision parfaite</text:span></text:a> dans un rayon de 36 mètres, à condition de regarder à travers la gemme.</text:p>
      <text:p text:style-name="Text_20_body">== Chaque matin à l’aube, la gemme récupère 1d3 charges dépensées.</text:p>
      <text:p text:style-name="Text_20_body">title: "Hache de berserker" type: "Arme" subtype: "Hache" rarity: "Rare" attunement: "harmonisation requise"</text:p>
      <text:p text:style-name="Horizontal_20_Line"/>
      <text:p text:style-name="First_20_paragraph">Vous gagnez un bonus de +1 aux jets d’attaque liés à cette arme magique. De plus, tant que vous êtes harmonisé avec elle, votre maximum de points d’action augmente de 1 par niveau que vous possédez.</text:p>
      <text:p text:style-name="Text_20_body"><text:span text:style-name="T2">*Malédiction*</text:span>. Cette hache est maudite et vous transmet sa malédiction dès que vous vous harmonisez avec elle. Tant que vous êtes maudit, vous refusez catégoriquement de vous séparer de la hache et la gardez à portée de main en toute circonstance. Vous subissez un <text:a xlink:type="simple" xlink:href="/utiliser-les-caracteristiques/#avantage-et-desavantage" office:name=""><text:span text:style-name="Definition"><text:span text:style-name="T2">désavantage</text:span></text:span></text:a> si vous effectuez un jet d’attaque avec une autre arme, à moins que vous ne voyiez et n’entendiez pas d’ennemis dans un rayon de 18 mètres.</text:p>
      <text:p text:style-name="Text_20_body">== Quand une créature hostile vous blesse alors que vous êtes en possession de cette hache, vous devez réussir un <text:a xlink:type="simple" xlink:href="/utiliser-les-caracteristiques/#jets-de-sauvegarde" office:name=""><text:span text:style-name="Definition">jet de sauvegarde</text:span></text:a> de Sagesse DD 15 ou devenir fou furieux. Dans ce cas, vous devez utiliser votre action du round pour attaquer la créature la plus proche de vous avec la hache. Si vous êtes en mesure de porter des attaques supplémentaires lors d’une action d’Attaque, vous le faites et vous vous déplacez pour attaquer la créature la plus proche après votre cible actuelle une fois que vous avez éliminé celle-ci. Si vous avez plusieurs cibles à disposition, vous en attaquez une au hasard. Vous restez fou furieux jusqu’à ce que vous commenciez votre tour sans la moindre créature visible ou audible dans un rayon de 18 mètres.</text:p>
      <text:p text:style-name="Text_20_body">title: "Huile d’affûtage" type: "Potion" subtype: false rarity: "Très rare" attunement: false</text:p>
      <text:p text:style-name="Horizontal_20_Line"/>
      <text:p text:style-name="First_20_paragraph">Cette huile claire et gélatineuse est constellée de minuscules paillettes d’argent. On peut s’en servir pour enduire une arme tranchante ou perforante ou bien 5 munitions tranchantes ou perforantes au maximum. Il faut 1 minute pour appliquer l’huile, ensuite, l’objet enduit devient magique et doté d’un bonus de +3 aux jets d’attaque pendant 1 heure. — title: "Huile glissante" type: "Potion" subtype: false rarity: "Peu courant" attunement: false</text:p>
      <text:p text:style-name="Horizontal_20_Line"/>
      <text:p text:style-name="First_20_paragraph">Cet épais onguent noir est dense et lourd tant qu’il reste dans son récipient, mais il coule avec fluidité dès qu’on le verse. Il permet de recouvrir une créature de taille M ou inférieure (il faut verser une fiole de plus pour chaque catégorie de taille au-dessus de M). Il faut 10 minutes pour appliquer l’huile. La créature affectée bénéficie alors des effets du sort <text:a xlink:type="simple" xlink:href="/grimoire/liberte-de-mouvement/" office:name=""><text:span text:style-name="Definition"><text:span text:style-name="T2">liberté de mouvement</text:span></text:span></text:a> pendant 8 heures.</text:p>
      <text:p text:style-name="Text_20_body">== Sinon, vous pouvez verser l’huile à terre par une action. Elle recouvre une zone de 3 mètres de côté et produit les mêmes effets que le sort <text:a xlink:type="simple" xlink:href="/grimoire/graisse/" office:name=""><text:span text:style-name="Definition"><text:span text:style-name="T2">graisse</text:span></text:span></text:a>.</text:p>
      <text:p text:style-name="Text_20_body">title: "Lame porte-bonheur" type: "Arme" subtype: "Épée" rarity: "Légendaire" attunement: "harmonisation requise"</text:p>
      <text:p text:style-name="Horizontal_20_Line"/>
      <text:p text:style-name="First_20_paragraph">Vous gagnez un bonus de +1 aux jets d’attaque avec cette arme magique. Tant qu’elle se trouve en votre possession, vous gagnez un bonus de +1 aux jets de sauvegarde.</text:p>
      <text:p text:style-name="Text_20_body"><text:span text:style-name="T2">*Chance*</text:span>. Si l’épée se trouve sur votre personne, vous pouvez faire appel à sa chance (sans faire d’action) pour relancer un jet d’attaque, un <text:a xlink:type="simple" xlink:href="/utiliser-les-caracteristiques/#tests-de-caracteristique" office:name=""><text:span text:style-name="Definition">test de caractéristique</text:span></text:a> ou un <text:a xlink:type="simple" xlink:href="/utiliser-les-caracteristiques/#jets-de-sauvegarde" office:name=""><text:span text:style-name="Definition">jet de sauvegarde</text:span></text:a> qui vous déplaît. Vous devez conserver le résultat du second jet. Il faut attendre l’aube suivante avant de pouvoir se servir de nouveau de cette propriété.</text:p>
      <text:p text:style-name="Text_20_body">== <text:span text:style-name="T2">*Souhait*</text:span>. L’épée dispose de 1d6-1 charges. Tant qu’elle se trouve en votre possession, vous pouvez utiliser une action pour dépenser une charge et lancer le sort <text:a xlink:type="simple" xlink:href="/grimoire/souhait/" office:name=""><text:span text:style-name="Definition"><text:span text:style-name="T2">souhait</text:span></text:span></text:a>. Il est impossible de se servir de nouveau de cette propriété avant l’aube suivante. L’épée perd ce pouvoir si elle n’a plus de charge.</text:p>
      <text:p text:style-name="Text_20_body">title: "Lanterne de révélation" type: "Objet merveilleux" subtype: false rarity: "Peu courant" attunement: false</text:p>
      <text:p text:style-name="Horizontal_20_Line"/>
      <text:p text:style-name="First_20_paragraph">Quand cette lanterne à capote est allumée, elle brûle pendant 6 heures en consommant 0,5 litre d’huile. Elle émet alors une vive lumière dans un rayon de 9 mètres et une faible lumière dans un rayon de 9 mètres de plus. Les créatures et les objets <text:a xlink:type="simple" xlink:href="/gerer-la-sante-du-personnage/#invisible" office:name=""><text:span text:style-name="Definition"><text:span text:style-name="T2">invisibles</text:span></text:span></text:a> situés dans la zone de vive lumière de la lanterne deviennent visibles. Vous pouvez utiliser une action pour baisser la capote et réduire la luminosité à une faible lumière dans un rayon de 1,50 mètre. — title: "Lyre de la reine sylvestre" type: "Objet merveilleux" subtype: false rarity: "Artefact" attunement: "harmonisation requise"</text:p>
      <text:p text:style-name="Horizontal_20_Line"/>
      <text:p text:style-name="First_20_paragraph">Faite d’acajou serti d’or, cette lyre à onze cordes était l’instrument de la reine d’un peuple sylvestre dont le temps a effacé le nom. La reine jouait de l’instrument pour combattre sa mélancolie quand son roi partait à la bataille. La tristesse de la dame émeut une déesse qui donna de grands pouvoirs de guérison aux larmes qu’elle versait. Un jour, le roi ne revint pas de la guerre, et la reine fut anéantie de chagrin. Elle pleura des jours et des nuits entières sur sa lyre, lui transmettant ainsi le pouvoir divin de ses larmes. À la fin de sa très longue vie, la reine s’exila et partit à la recherche de l’âme de son défunt roi. La reine et sa lyre n’ont pas été revues depuis.</text:p>
      <text:p text:style-name="Text_20_body"><text:span text:style-name="T2">*Musique apaisante*</text:span>. La lyre émet un son enchanteur qui évoque subtilement une voix féminine emprunte de tristesse. Toute créature qui l’entend doit réussir un <text:a xlink:type="simple" xlink:href="/utiliser-les-caracteristiques/#jets-de-sauvegarde" office:name=""><text:span text:style-name="Definition">jet de sauvegarde</text:span></text:a> de Sagesse (DD 18) ou voir son attitude envers le joueur de lyre améliorée d’un cran (une créature hostile devient indifférente, une créature indifférente devient amicale). Une fois qu’une créature a subi cette capacité, qu’elle y ait résisté ou non, elle y est immunisée à vie.</text:p>
      <text:p text:style-name="Text_20_body"><text:span text:style-name="T2">*Bénédiction sylvestre*</text:span>. Si vous êtes harmonisé à la lyre, vous gagnez les bénéfices suivants :</text:p>
      <text:list text:style-name="L32">
        <text:list-item>
          <text:p text:style-name="P32">La portée de votre vision dans le noir est de 36 mètres.</text:p>
        </text:list-item>
        <text:list-item>
          <text:p text:style-name="P32">Vous gagnez la maîtrise des lyres.</text:p>
        </text:list-item>
        <text:list-item>
          <text:p text:style-name="P32">Vous êtes immunisé à l’effet <text:a xlink:type="simple" xlink:href="/gerer-la-sante-du-personnage/#charme" office:name=""><text:span text:style-name="Definition"><text:span text:style-name="T2">charmé</text:span></text:span></text:a>.</text:p>
        </text:list-item>
      </text:list>
      <text:p text:style-name="First_20_paragraph"><text:span text:style-name="T2">*Sorts divins*</text:span>. En jouant de la lyre, vous pouvez lancer le sort suivant : <text:a xlink:type="simple" xlink:href="/grimoire/guerison-de-groupe/" office:name=""><text:span text:style-name="Definition"><text:span text:style-name="T2">guérison de groupe</text:span></text:span></text:a>. La musique de la lyre remplace toutes les composantes des sorts. Une fois que vous avez lancé un sort grâce à la lyre, vous devez terminer un <text:a xlink:type="simple" xlink:href="/gerer-la-sante-du-personnage/#repos-long" office:name=""><text:span text:style-name="Definition"><text:span text:style-name="T2">repos long</text:span></text:span></text:a> avant de réutiliser cette capacité.</text:p>
      <text:p text:style-name="Text_20_body">== <text:span text:style-name="T2">*Détruire la lyre*</text:span>. Seule la joie véritable de la reine sylvestre pourrait détruire la lyre. Une véritable quête épique attend celui qui voudrait retrouver le nom de cette reine, la ramener à la vie et lui ramener son époux décédé à l’aube des temps. La lyre perdrait tout pouvoir si la reine, enfin heureuse, y jouait quelques notes.</text:p>
      <text:p text:style-name="Text_20_body">title: "Manteau de résistance aux sorts" type: "Objet merveilleux" subtype: false rarity: "Rare" attunement: "harmonisation requise"</text:p>
      <text:p text:style-name="Horizontal_20_Line"/>
      <text:p text:style-name="First_20_paragraph">Tant que vous portez ce manteau, vous obtenez l’<text:a xlink:type="simple" xlink:href="/utiliser-les-caracteristiques/#avantage-et-desavantage" office:name=""><text:span text:style-name="Definition"><text:span text:style-name="T2">avantage</text:span></text:span></text:a> lors des jets de sauvegarde contre les sorts. — title: "Manuel de bonne santé" type: "Objet merveilleux" subtype: false rarity: "Très rare" attunement: false</text:p>
      <text:p text:style-name="Horizontal_20_Line"/>
      <text:p text:style-name="First_20_paragraph">Ce livre contient des conseils pour rester en bonne santé et s’alimenter sainement, et ses mots sont chargés de magie. Si vous passez 48 heures sur une période de 6 jours au moins à étudier ce livre et appliquer ses conseils, votre valeur de Constitution augmente de 2, tout comme votre maximum pour cette valeur. Le manuel perd alors toute magie, mais elle se recharge au bout d’un siècle. — title: "Manuel de vivacité" type: "Objet merveilleux" subtype: false rarity: "Très rare" attunement: false</text:p>
      <text:p text:style-name="Horizontal_20_Line"/>
      <text:p text:style-name="First_20_paragraph">Ce livre propose des exercices d’équilibre et de coordination, et ses mots sont chargés de magie. Si vous passez 48 heures sur une période de 6 jours au moins à étudier ce livre et appliquer ses conseils, votre valeur de Dextérité augmente de 2, tout comme votre maximum pour cette valeur. Le manuel perd alors toute magie mais elle se recharge au bout d’un siècle. — title: "Manuel d’exercices physiques" type: "Objet merveilleux" subtype: false rarity: "Très rare" attunement: false</text:p>
      <text:p text:style-name="Horizontal_20_Line"/>
      <text:p text:style-name="First_20_paragraph">Ce livre propose des exercices d’entretien musculaire, et ses mots sont chargés de magie. Si vous passez 48 heures sur une période de 6 jours au moins à étudier ce livre et appliquer ses conseils, votre valeur de Force augmente de 2, tout comme votre maximum pour cette valeur. Le manuel perd alors toute magie mais elle se recharge au bout d’un siècle. — title: "Marteau de lancer" type: "Arme" subtype: "Marteau de guerre" rarity: "Très rare" attunement: "harmonisation requise avec un nain"</text:p>
      <text:p text:style-name="Horizontal_20_Line"/>
      <text:p text:style-name="First_20_paragraph">Vous gagnez un bonus de +3 aux jets d’attaque avec cette arme magique. Elle dispose de la propriété de lancer à une portée normale de 6 mètres et une longue portée de 18 mètres. Quand vous touchez votre cible avec une attaque à distance effectuée avec cette arme, elle inflige 1d6 dégâts supplémentaires ou 2d6 dégâts supplémentaires si la cible est de taille grande ou supérieure. L’arme revient dans votre main immédiatement après l’attaque. — title: "Marteau du tonnerre" type: "Arme" subtype: "Merlin" rarity: "Légendaire" attunement: false</text:p>
      <text:p text:style-name="Horizontal_20_Line"/>
      <text:p text:style-name="First_20_paragraph">Vous gagnez un bonus de +1 aux jets d’attaque avec cette arme magique.</text:p>
      <text:p text:style-name="Text_20_body"><text:span text:style-name="T2">*Tueur de géant (harmonisation requise)*</text:span>. Pour vous harmoniser avec cette arme, vous devez porter un ceinturon de force de géant et des gantelets de puissance d’ogre. L’harmonisation se rompt si vous ôtez l’un de ces objets. Tant que vous êtes harmonisé avec cette arme et que vous la tenez en main, votre valeur de Force augmente de 4 et peut dépasser 20, mais pas 30. Quand vous obtenez un 20 au dé sur un jet d’attaque effectué avec cette arme contre un géant, ce dernier doit réussir un <text:a xlink:type="simple" xlink:href="/utiliser-les-caracteristiques/#jets-de-sauvegarde" office:name=""><text:span text:style-name="Definition">jet de sauvegarde</text:span></text:a> de Constitution DD 17 ou mourir sur-le-champ.</text:p>
      <text:p text:style-name="Text_20_body">== Le marteau dispose de 5 charges. Tant que vous êtes harmonisé avec lui, vous pouvez dépenser une charge pour faire une attaque d’arme à distance avec lui et le lancer comme s’il disposait de la propriété lancer avec une portée normale de 6 mètres et une portée longue de 18 mètres. Si l’attaque touche, le marteau fait résonner un coup de tonnerre qui s’entend dans un rayon de 90 mètres. La cible et toutes les créatures situées dans un rayon de 9 mètres autour d’elle doivent réussir un <text:a xlink:type="simple" xlink:href="/utiliser-les-caracteristiques/#jets-de-sauvegarde" office:name=""><text:span text:style-name="Definition">jet de sauvegarde</text:span></text:a> de Constitution ou se trouver étourdies jusqu’à la fin de votre prochain tour. Chaque matin à l’aube, le marteau récupère 1d4+1 charges dépensées.</text:p>
      <text:p text:style-name="Text_20_body">title: "Masse d’anéantissement" type: "Arme" subtype: "Masse d’armes" rarity: "Rare" attunement: "harmonisation requise"</text:p>
      <text:p text:style-name="Horizontal_20_Line"/>
      <text:p text:style-name="First_20_paragraph">Quand vous touchez un fiélon ou un mort-vivant avec cette arme magique, cette créature subit 2d6 dégâts radiants supplémentaires. Si la cible se retrouve avec 25 points d’action ou moins après avoir subi ces dégâts, elle doit réussir un <text:a xlink:type="simple" xlink:href="/utiliser-les-caracteristiques/#jets-de-sauvegarde" office:name=""><text:span text:style-name="Definition">jet de sauvegarde</text:span></text:a> de Sagesse DD 15, sans quoi elle est détruite. Si elle réussit son <text:a xlink:type="simple" xlink:href="/utiliser-les-caracteristiques/#jets-de-sauvegarde" office:name=""><text:span text:style-name="Definition">jet de sauvegarde</text:span></text:a>, elle est <text:a xlink:type="simple" xlink:href="/gerer-la-sante-du-personnage/#terrorise" office:name=""><text:span text:style-name="Definition"><text:span text:style-name="T2">terrorisée</text:span></text:span></text:a> : elle a peur de vous jusqu’à la fin de votre prochain tour. — title: "Masse destructrice" type: "Arme" subtype: "Masse d’armes" rarity: "Rare" attunement: false</text:p>
      <text:p text:style-name="Horizontal_20_Line"/>
      <text:p text:style-name="First_20_paragraph">Vous gagnez un bonus de +1 aux jets d’attaque avec cette arme magique. Ce bonus passe à +3 si vous l’utilisez contre une créature artificielle.</text:p>
      <text:p text:style-name="Text_20_body">== Quand vous obtenez une marge de 10 sur un jet d’attaque effectué avec cette arme, la cible subit 2d6 dégâts contondants supplémentaires ou 4d6 si c’est une créature artificielle. Si une créature artificielle a seulement 25 points d’action ou moins après avoir subi de tels dégâts, elle est détruite.</text:p>
      <text:p text:style-name="Text_20_body">title: "Masse terrifiante" type: "Arme" subtype: "Masse d’armes" rarity: "Rare" attunement: "harmonisation requise"</text:p>
      <text:p text:style-name="Horizontal_20_Line"/>
      <text:p text:style-name="First_20_paragraph">Cette arme magique dispose de 3 charges. Tant que vous la tenez en main, vous pouvez dépenser une action et une charge pour émettre une vague de terreur. Les créatures de votre choix se trouvant dans un rayon de 9 mètres autour de vous doivent réussir un <text:a xlink:type="simple" xlink:href="/utiliser-les-caracteristiques/#jets-de-sauvegarde" office:name=""><text:span text:style-name="Definition">jet de sauvegarde</text:span></text:a> de Sagesse DD 15, sans quoi elles sont <text:a xlink:type="simple" xlink:href="/gerer-la-sante-du-personnage/#terrorise" office:name=""><text:span text:style-name="Definition"><text:span text:style-name="T2">terrorisées</text:span></text:span></text:a> et ont peur de vous pendant 1 minute. Tant qu’une créature est ainsi <text:a xlink:type="simple" xlink:href="/gerer-la-sante-du-personnage/#terrorise" office:name=""><text:span text:style-name="Definition"><text:span text:style-name="T2">terrorisée</text:span></text:span></text:a>, elle s’efforce de s’éloigner au maximum de vous pendant tout son tour et elle est incapable de s’avancer de son plein gré dans un emplacement situé dans un rayon de 9 mètres autour de vous. Elle est aussi dans l’incapacité d’utiliser une réaction. Au niveau de ses actions, elle est limitée à <text:span text:style-name="T2">se précipiter</text:span> ou à tenter de se libérer de tout effet l’empêchant de se déplacer. Si la créature n’a aucun endroit où aller, elle peut utiliser l’action <text:span text:style-name="T2">esquiver</text:span>. Elle a droit à un nouveau <text:a xlink:type="simple" xlink:href="/utiliser-les-caracteristiques/#jets-de-sauvegarde" office:name=""><text:span text:style-name="Definition">jet de sauvegarde</text:span></text:a> à la fin de chacun de ses tours, la terreur se terminant si elle en réussit un.</text:p>
      <text:p text:style-name="Text_20_body">== Chaque matin à l’aube, la masse récupère 1d3 charges dépensées.</text:p>
      <text:p text:style-name="Text_20_body">title: "Médaillon des pensées" type: "Objet merveilleux" subtype: false rarity: "Peu courant" attunement: "harmonisation requise"</text:p>
      <text:p text:style-name="Horizontal_20_Line"/>
      <text:p text:style-name="First_20_paragraph">Le médaillon a 3 charges. Tant que vous le portez, vous pouvez utiliser une action et dépenser une charge pour lancer <text:a xlink:type="simple" xlink:href="/grimoire/detection-des-pensees/" office:name=""><text:span text:style-name="Definition"><text:span text:style-name="T2">détection des pensées</text:span></text:span></text:a> (DD 13) par son intermédiaire. Chaque matin à l’aube, il récupère 1d3 charges dépensées. — title: "Munition +1" type: "Arme" subtype: "N’importe quelle munition" rarity: "Peu courant" attunement: false</text:p>
      <text:p text:style-name="Horizontal_20_Line"/>
      <text:p text:style-name="First_20_paragraph">Vous bénéficiez d’un bonus aux jets d’attaque de +1 effectués avec cette munition. Cette dernière perd toute magie dès qu’elle a touché une cible. — title: "Munition +2" type: "Arme" subtype: "N’importe quelle munition" rarity: "Rare" attunement: false</text:p>
      <text:p text:style-name="Horizontal_20_Line"/>
      <text:p text:style-name="First_20_paragraph">Vous bénéficiez d’un bonus aux jets d’attaque de +2 effectués avec cette munition. Cette dernière perd toute magie dès qu’elle a touché une cible. — title: "Munition +3" type: "Arme" subtype: "N’importe quelle munition" rarity: "Très rare" attunement: false</text:p>
      <text:p text:style-name="Horizontal_20_Line"/>
      <text:p text:style-name="First_20_paragraph">Vous bénéficiez d’un bonus aux jets d’attaque de +3 effectués avec cette munition. Cette dernière perd toute magie dès qu’elle a touché une cible. — title: "Œil de lynx" type: "Objet merveilleux" subtype: false rarity: "Peu courant" attunement: "harmonisation requise"</text:p>
      <text:p text:style-name="Horizontal_20_Line"/>
      <text:p text:style-name="First_20_paragraph">Cette pierre oeil de lynx se place devant les yeux. Quand vous regardez au travers, vous obtenez l’<text:a xlink:type="simple" xlink:href="/utiliser-les-caracteristiques/#avantage-et-desavantage" office:name=""><text:span text:style-name="Definition"><text:span text:style-name="T2">avantage</text:span></text:span></text:a> lors des tests de Sagesse (Perception) basés sur la vue. Si la visibilité est bien dégagée, vous percevez tous les détails des créatures et des objets, même très éloignés, à conditions que ces créatures et objets fassent au moins 60 centimètres de large. — title: "Perle de force" type: "Objet merveilleux" subtype: false rarity: "Rare" attunement: false</text:p>
      <text:p text:style-name="Horizontal_20_Line"/>
      <text:p text:style-name="First_20_paragraph">Cette petite sphère noire de 2 centimètres de diamètre pèse 30 grammes. En général, on trouve 1d6+4 <text:span text:style-name="T2">perles de force</text:span> à la fois.</text:p>
      <text:p text:style-name="Text_20_body">Vous pouvez utiliser votre action pour lancer la bille à une distance maximale de 18 mètres. Elle explose et se détruit à l’impact. Chaque créature située dans un rayon de 3 mètres autour du point d’impact doit réussir un <text:a xlink:type="simple" xlink:href="/utiliser-les-caracteristiques/#jets-de-sauvegarde" office:name=""><text:span text:style-name="Definition">jet de sauvegarde</text:span></text:a> de Dextérité DD 15 ou subir 4d6 dégâts de force. Une sphère de force transparente englobe cette zone pendant 1 minute. Une créature qui rate le <text:a xlink:type="simple" xlink:href="/utiliser-les-caracteristiques/#jets-de-sauvegarde" office:name=""><text:span text:style-name="Definition">jet de sauvegarde</text:span></text:a> et se trouve entièrement englobée dans la zone affectée s’y retrouve piégée. Les créatures qui réussissent leur <text:a xlink:type="simple" xlink:href="/utiliser-les-caracteristiques/#jets-de-sauvegarde" office:name=""><text:span text:style-name="Definition">jet de sauvegarde</text:span></text:a> ou ne se trouvent qu’en partie dans la sphère sont repoussées à l’opposé du centre de la sphère, jusqu’à ce qu’elles ne se trouvent plus du tout en son sein. La paroi de la sphère ne laisse rien passer à part l’air respirable, pas même les attaques ou autres effets.</text:p>
      <text:p text:style-name="Text_20_body">== Une créature enfermée peut utiliser son action pour peser contre la paroi de la sphère et la faire rouler à la moitié de sa vitesse au sol. On peut ramasser la sphère qui, grâce à sa magie, ne pèse que 500 grammes, quel que soit le poids des créatures prisonnières à l’intérieur.</text:p>
      <text:p text:style-name="Text_20_body">title: "Perle de puissance" type: "Objet merveilleux" subtype: false rarity: "Peu courant" attunement: "harmonisation requise avec un lanceur de sorts"</text:p>
      <text:p text:style-name="Horizontal_20_Line"/>
      <text:p text:style-name="First_20_paragraph">Tant que vous portez cette perle sur vous, vous pouvez utiliser une action pour prononcer son mot de commande et récupérer 3d6 point de Magie ou de Foi. Une fois que vous avez utilisé la perle, vous devez attendre l’aube suivante pour vous en servir à nouveau. — title: "Perle des profondeurs" type: "Objet merveilleux" subtype: false rarity: "Artefact" attunement: "harmonisation requise"</text:p>
      <text:p text:style-name="Horizontal_20_Line"/>
      <text:p text:style-name="First_20_paragraph">Même les dieux font des erreurs. Il y a des millénaires de cela, l’un d’entre eux créa des créatures gigantesques pour mener une guerre dans les profondeurs des océans : les krakens. Une fois la guerre terminée, les terribles monstres continuèrent de semer la destruction sous et autour des mers. Le dieu décida d’en finir et envoya un Solar pour les exterminer. Ce dernier détruisit plusieurs krakens mais fut finalement vaincu. Son sang fut répandu et une perle en absorba une grande quantité, devenant ainsi divine par essence.</text:p>
      <text:p text:style-name="Text_20_body"><text:span text:style-name="T2">*Bénédiction des océans*</text:span>. Une fois harmonisé à la perle, vous obtenez les bénéfices suivants :</text:p>
      <text:list text:style-name="L33">
        <text:list-item>
          <text:p text:style-name="P33">Vous avez une vitesse de nage de 18 mètres.</text:p>
        </text:list-item>
        <text:list-item>
          <text:p text:style-name="P33">Vous pouvez respirer sous l’eau.</text:p>
        </text:list-item>
        <text:list-item>
          <text:p text:style-name="P33">Vous obtenez une vision dans le noir à 18 mètres.</text:p>
        </text:list-item>
        <text:list-item>
          <text:p text:style-name="P33">Vous pouvez lancer le sort <text:a xlink:type="simple" xlink:href="/grimoire/dominer-un-monstre/" office:name=""><text:span text:style-name="Definition"><text:span text:style-name="T2">Dominer un monstre</text:span></text:span></text:a> (DD du <text:a xlink:type="simple" xlink:href="/utiliser-les-caracteristiques/#jets-de-sauvegarde" office:name=""><text:span text:style-name="Definition">jet de sauvegarde</text:span></text:a> 18) contre toute créature possédant une vitesse de nage innée. Vous pouvez lancer le sort trois fois entre deux <text:a xlink:type="simple" xlink:href="/gerer-la-sante-du-personnage/#repos-long" office:name=""><text:span text:style-name="Definition"><text:span text:style-name="T2">repos long</text:span></text:span></text:a>s.</text:p>
        </text:list-item>
      </text:list>
      <text:p text:style-name="First_20_paragraph"><text:span text:style-name="T2">*Appel du kraken*</text:span>. Si vous êtes harmonisé à la perle et immergé dans l’océan, vous pouvez éveiller et appeler un <text:a xlink:type="simple" xlink:href="/bestiaire/kraken/" office:name=""><text:span text:style-name="Definition">kraken</text:span></text:a>. Ce dernier apparaît 20d6+30 minutes plus tard à 100 mètres de l’endroit où se trouve la perle. Vous n’avez aucun contrôle sur le kraken, et son attitude envers vous — et tout ce qui vous entoure — est hostile.</text:p>
      <text:p text:style-name="Text_20_body"><text:span text:style-name="T2">*Malédiction*</text:span>. Une fois harmonisé à la perle, vous subissez sa malédiction : votre peau se noircie et craquelle et vos doigts deviennent crochus et difformes. Vous devez vous immerger complètement dans l’eau de mer chaque jour ou subir un <text:a xlink:type="simple" xlink:href="/utiliser-les-caracteristiques/#avantage-et-desavantage" office:name=""><text:span text:style-name="Definition"><text:span text:style-name="T2">désavantage</text:span></text:span></text:a> à toutes vos actions. Au terme du dixième jour sans vous immerger, vous mourez. La malédiction reste même si vous n’êtes plus harmonisé à la perle. Le seul moyen de s’en débarrasser est d’utiliser les sorts <text:a xlink:type="simple" xlink:href="/grimoire/lever-une-malediction/" office:name=""><text:span text:style-name="Definition"><text:span text:style-name="T2">lever une malédiction</text:span></text:span></text:a> ou <text:a xlink:type="simple" xlink:href="/grimoire/restauration-superieure/" office:name=""><text:span text:style-name="Definition"><text:span text:style-name="T2">restauration supérieure</text:span></text:span></text:a>.</text:p>
      <text:p text:style-name="Text_20_body">== <text:span text:style-name="T2">*Détruire la perle*</text:span>. Le sang d’un Solar a créé la perle, seul le sang de son ennemi peut la détruire. La perle doit être immergée pendant une heure dans un litre de sang de <text:a xlink:type="simple" xlink:href="/bestiaire/kraken/" office:name=""><text:span text:style-name="Definition">kraken</text:span></text:a> par au moins 100 mètres de profondeur pour être détruite.</text:p>
      <text:p text:style-name="Text_20_body">title: "Philtre d’amour" type: "Potion" subtype: false rarity: "Peu courant" attunement: false</text:p>
      <text:p text:style-name="Horizontal_20_Line"/>
      <text:p text:style-name="First_20_paragraph">Dans les 10 minutes qui suivent l’absorption de cette potion, vous êtes <text:a xlink:type="simple" xlink:href="/gerer-la-sante-du-personnage/#charme" office:name=""><text:span text:style-name="Definition"><text:span text:style-name="T2">charmé</text:span></text:span></text:a> pendant 1 heure par la première créature que vous voyez. Si cette créature est d’une espèce et d’un sexe pour lesquels vous êtes susceptible de ressentir une attirance naturelle, vous considérez vos sentiments comme un amour véritable pendant toute la durée du charme. — title: "Pierre de contrôle des élémentaires de la terre" type: "Objet merveilleux" subtype: false rarity: "Rare" attunement: false</text:p>
      <text:p text:style-name="Horizontal_20_Line"/>
      <text:p text:style-name="First_20_paragraph">Si la pierre est en contact avec le sol, vous pouvez utiliser une action pour prononcer son mot de commande et convoquer un élémentaire de la Terre, comme si vous aviez lancé le sort <text:a xlink:type="simple" xlink:href="/grimoire/invoquer-un-elementaire/" office:name=""><text:span text:style-name="Definition"><text:span text:style-name="T2">invoquer un élémentaire</text:span></text:span></text:a>. Il faut attendre l’aube suivante avant de pouvoir réutiliser la pierre. Elle pèse 2,5 kilos. — title: "Pierre Ioun d’absorption" type: "Objet merveilleux" subtype: false rarity: "Très rare" attunement: "harmonisation requise"</text:p>
      <text:p text:style-name="Horizontal_20_Line"/>
      <text:p text:style-name="First_20_paragraph">La <text:span text:style-name="T2">pierre Ioun</text:span> doit son nom à Ioun, un dieu du savoir et des prophéties vénéré sur certains mondes. Il existe de nombreuses variétés de <text:span text:style-name="T2">pierre Ioun</text:span>, chacune caractérisée par sa forme et sa couleur.</text:p>
      <text:p text:style-name="Text_20_body">Tant que cet ellipsoïde lavande clair est sur vous, vous pouvez utiliser votre réaction pour annuler un sort de niveau Apprenti ou inférieur que lance une créature présente dans votre champ de vision et qui vise uniquement votre personne.</text:p>
      <text:p text:style-name="Text_20_body">== Une fois que la pierre a annulé 50 points de Magie ou de Foi de sort, elle est épuisée et prend une teinte gris terne, indiquant qu’elle a perdu toute magie. Si vous êtes la cible d’un sort d’un niveau supérieur au nombre de niveaux de sorts que la pierre peut encore annuler, elle est incapable de l’annuler.</text:p>
      <text:p text:style-name="Text_20_body">title: "Pierre Ioun d’absorption supérieure" type: "Objet merveilleux" subtype: false rarity: "Légendaire" attunement: "harmonisation requise"</text:p>
      <text:p text:style-name="Horizontal_20_Line"/>
      <text:p text:style-name="First_20_paragraph">La <text:span text:style-name="T2">pierre Ioun</text:span> doit son nom à Ioun, un dieu du savoir et des prophéties vénéré sur certains mondes. Il existe de nombreuses variétés de <text:span text:style-name="T2">pierre Ioun</text:span>, chacune caractérisée par sa forme et sa couleur.</text:p>
      <text:p text:style-name="Text_20_body">Tant que cet ellipsoïde marbré de vert et lavande est sur vous, vous pouvez utiliser votre réaction pour annuler un sort de niveau Adepte ou inférieur que lance une créature présente dans votre champ de vision et qui vise uniquement votre personne.</text:p>
      <text:p text:style-name="Text_20_body">== Une fois que la pierre a annulé 100 points de Magie ou de Foi de sort, elle est épuisée et prend une teinte gris terne, indiquant qu’elle a perdu toute magie. Si vous êtes la cible d’un sort d’un niveau supérieur au nombre de niveaux de sorts que la pierre peut encore annuler, elle est incapable de l’annuler.</text:p>
      <text:p text:style-name="Text_20_body">title: "Pierre Ioun d’agilité" type: "Objet merveilleux" subtype: false rarity: "Très rare" attunement: "harmonisation requise" source: "Cadre de campagne" — La <text:span text:style-name="T2">pierre Ioun</text:span> doit son nom à Ioun, un dieu du savoir et des prophéties vénéré sur certains mondes. Il existe de nombreuses variétés de <text:span text:style-name="T2">pierre Ioun</text:span>, chacune caractérisée par sa forme et sa couleur.</text:p>
      <text:p text:style-name="Text_20_body">== Votre valeur de Dextérité augmente de 2, sans dépasser un maximum de 20, tant que cette sphère rouge est sur vous.</text:p>
      <text:p text:style-name="Text_20_body">title: "Pierre Ioun de dirigeant" type: "Objet merveilleux" subtype: false rarity: "Très rare" attunement: "harmonisation requise"</text:p>
      <text:p text:style-name="Horizontal_20_Line"/>
      <text:p text:style-name="First_20_paragraph">La <text:span text:style-name="T2">pierre Ioun</text:span> doit son nom à Ioun, un dieu du savoir et des prophéties vénéré sur certains mondes. Il existe de nombreuses variétés de <text:span text:style-name="T2">pierre Ioun</text:span>, chacune caractérisée par sa forme et sa couleur.</text:p>
      <text:p text:style-name="Text_20_body">== Votre valeur de Charisme augmente de 2, pour un maximum de 20, tant que cette sphère marbrée de rose et de vert est sur vous.</text:p>
      <text:p text:style-name="Text_20_body">title: "Pierre Ioun de force" type: "Objet merveilleux" subtype: false rarity: "Très rare" attunement: "harmonisation requise"</text:p>
      <text:p text:style-name="Horizontal_20_Line"/>
      <text:p text:style-name="First_20_paragraph">La <text:span text:style-name="T2">pierre Ioun</text:span> doit son nom à Ioun, un dieu du savoir et des prophéties vénéré sur certains mondes. Il existe de nombreuses variétés de <text:span text:style-name="T2">pierre Ioun</text:span>, chacune caractérisée par sa forme et sa couleur.</text:p>
      <text:p text:style-name="Text_20_body">== Votre valeur de Force augmente de 2, pour un maximum de 20, tant que ce rhomboïde bleu clair est sur vous.</text:p>
      <text:p text:style-name="Text_20_body">title: "Pierre Ioun de maîtrise" type: "Objet merveilleux" subtype: false rarity: "Légendaire" attunement: "harmonisation requise"</text:p>
      <text:p text:style-name="Horizontal_20_Line"/>
      <text:p text:style-name="First_20_paragraph">La <text:span text:style-name="T2">pierre Ioun</text:span> doit son nom à Ioun, un dieu du savoir et des prophéties vénéré sur certains mondes. Il existe de nombreuses variétés de <text:span text:style-name="T2">pierre Ioun</text:span>, chacune caractérisée par sa forme et sa couleur.</text:p>
      <text:p text:style-name="Text_20_body">== Votre bonus de maîtrise augmente de 1 tant que ce prisme vert clair est sur vous.</text:p>
      <text:p text:style-name="Text_20_body">title: "Pierre Ioun de nourriture" type: "Objet merveilleux" subtype: false rarity: "Rare" attunement: "harmonisation requise"</text:p>
      <text:p text:style-name="Horizontal_20_Line"/>
      <text:p text:style-name="First_20_paragraph">La <text:span text:style-name="T2">pierre Ioun</text:span> doit son nom à Ioun, un dieu du savoir et des prophéties vénéré sur certains mondes. Il existe de nombreuses variétés de <text:span text:style-name="T2">pierre Ioun</text:span>, chacune caractérisée par sa forme et sa couleur.</text:p>
      <text:p text:style-name="Text_20_body">== Vous n’avez pas besoin de manger ni de boire tant que ce fuseau translucide est sur vous.</text:p>
      <text:p text:style-name="Text_20_body">title: "Pierre Ioun de protection" type: "Objet merveilleux" subtype: false rarity: "Rare" attunement: "harmonisation requise"</text:p>
      <text:p text:style-name="Horizontal_20_Line"/>
      <text:p text:style-name="First_20_paragraph">La <text:span text:style-name="T2">pierre Ioun</text:span> doit son nom à Ioun, un dieu du savoir et des prophéties vénéré sur certains mondes. Il existe de nombreuses variétés de <text:span text:style-name="T2">pierre Ioun</text:span>, chacune caractérisée par sa forme et sa couleur.</text:p>
      <text:p text:style-name="Text_20_body">== Vous gagnez un bonus de +1 à la VD tant que ce prisme vieux rose est sur vous.</text:p>
      <text:p text:style-name="Text_20_body">title: "Pierre Ioun de régénération" type: "Objet merveilleux" subtype: false rarity: "Légendaire" attunement: "harmonisation requise"</text:p>
      <text:p text:style-name="Horizontal_20_Line"/>
      <text:p text:style-name="First_20_paragraph">La <text:span text:style-name="T2">pierre Ioun</text:span> doit son nom à Ioun, un dieu du savoir et des prophéties vénéré sur certains mondes. Il existe de nombreuses variétés de <text:span text:style-name="T2">pierre Ioun</text:span>, chacune caractérisée par sa forme et sa couleur.</text:p>
      <text:p text:style-name="Text_20_body">== Vous récupérez 2d6 points d’action à la fin de chacun de vos tours tant que ce fuseau blanc est sur vous et que vous avez au moins encore 1 point d’action.</text:p>
      <text:p text:style-name="Text_20_body">title: "Pierre Ioun de réserve" type: "Objet merveilleux" subtype: false rarity: "Rare" attunement: "harmonisation requise"</text:p>
      <text:p text:style-name="Horizontal_20_Line"/>
      <text:p text:style-name="First_20_paragraph">La <text:span text:style-name="T2">pierre Ioun</text:span> doit son nom à Ioun, un dieu du savoir et des prophéties vénéré sur certains mondes. Il existe de nombreuses variétés de <text:span text:style-name="T2">pierre Ioun</text:span>, chacune caractérisée par sa forme et sa couleur.</text:p>
      <text:p text:style-name="Text_20_body">Ce prisme violet vif stocke les sorts qu’on lui lance et les conserve jusqu’à ce que vous les utilisiez. Il peut contenir jusqu’à 12 points de Magie ou de Foi de sort à la fois. Quand vous le découvrez, il contient 1d6-1 points de Magie ou de Foi de sorts choisis par le MJ.</text:p>
      <text:p text:style-name="Text_20_body">N’importe quelle créature peut lancer un sort de niveau novice à disciple sur la pierre en la touchant au moment de l’incantation. Le sort n’a alors aucun effet, il est simplement stocké dans la pierre. Si la pierre est incapable d’accueillir le sort, ce dernier est simplement dépensé sans le moindre effet.</text:p>
      <text:p text:style-name="Text_20_body">== Tant que cette pierre est sur vous, vous pouvez lancer n’importe quel sort stocké en son sein. L’emplacement de sort, le DD du <text:a xlink:type="simple" xlink:href="/utiliser-les-caracteristiques/#jets-de-sauvegarde" office:name=""><text:span text:style-name="Definition">jet de sauvegarde</text:span></text:a>, le bonus d’attaque du sort et la caractéristique d’incantation dépendent de l’incantateur original, pour le reste, on considère que c’est vous qui lancez le sort. Une fois le sort lancé, il ne se trouve plus dans la pierre et libère l’emplacement qu’il y occupait.</text:p>
      <text:p text:style-name="Text_20_body">title: "Pierre Ioun de vigilance" type: "Objet merveilleux" subtype: false rarity: "Très rare" attunement: "harmonisation requise"</text:p>
      <text:p text:style-name="Horizontal_20_Line"/>
      <text:p text:style-name="First_20_paragraph">La <text:span text:style-name="T2">pierre Ioun</text:span> doit son nom à Ioun, un dieu du savoir et des prophéties vénéré sur certains mondes. Il existe de nombreuses variétés de <text:span text:style-name="T2">pierre Ioun</text:span>, chacune caractérisée par sa forme et sa couleur.</text:p>
      <text:p text:style-name="Text_20_body">== Vous ne pouvez pas être surpris tant que ce rhomboïde bleu foncé est sur vous.</text:p>
      <text:p text:style-name="Text_20_body">title: "Pierre Ioun de vigueur" type: "Objet merveilleux" subtype: false rarity: "Très rare" attunement: "harmonisation requise"</text:p>
      <text:p text:style-name="Horizontal_20_Line"/>
      <text:p text:style-name="First_20_paragraph">La <text:span text:style-name="T2">pierre Ioun</text:span> doit son nom à Ioun, un dieu du savoir et des prophéties vénéré sur certains mondes. Il existe de nombreuses variétés de <text:span text:style-name="T2">pierre Ioun</text:span>, chacune caractérisée par sa forme et sa couleur.</text:p>
      <text:p text:style-name="Text_20_body">== Votre valeur de Constitution augmente de 2, sans dépasser un maximum de 20, tant que ce rhomboïde rose est sur vous.</text:p>
      <text:p text:style-name="Text_20_body">title: "Pierre Ioun d’intellect" type: "Objet merveilleux" subtype: false rarity: "Très rare" attunement: "harmonisation requise"</text:p>
      <text:p text:style-name="Horizontal_20_Line"/>
      <text:p text:style-name="First_20_paragraph">La <text:span text:style-name="T2">pierre Ioun</text:span> doit son nom à Ioun, un dieu du savoir et des prophéties vénéré sur certains mondes. Il existe de nombreuses variétés de <text:span text:style-name="T2">pierre Ioun</text:span>, chacune caractérisée par sa forme et sa couleur.</text:p>
      <text:p text:style-name="Text_20_body">== Votre valeur d’Intelligence augmente de 2, pour un maximum de 20, tant que cette sphère marbrée de rouge et de bleu est sur vous.</text:p>
      <text:p text:style-name="Text_20_body">title: "Pierre Ioun d’intuition" type: "Objet merveilleux" subtype: false rarity: "Très rare" attunement: "harmonisation requise"</text:p>
      <text:p text:style-name="Horizontal_20_Line"/>
      <text:p text:style-name="First_20_paragraph">La <text:span text:style-name="T2">pierre Ioun</text:span> doit son nom à Ioun, un dieu du savoir et des prophéties vénéré sur certains mondes. Il existe de nombreuses variétés de <text:span text:style-name="T2">pierre Ioun</text:span>, chacune caractérisée par sa forme et sa couleur.</text:p>
      <text:p text:style-name="Text_20_body">== Votre valeur de Sagesse augmente de 2, pour un maximum de 20, tant que cette sphère bleu vif est sur vous.</text:p>
      <text:p text:style-name="Text_20_body">title: "Pierre porte-bonheur" type: "Objet merveilleux" subtype: false rarity: "Peu courant" attunement: "harmonisation requise"</text:p>
      <text:p text:style-name="Horizontal_20_Line"/>
      <text:p text:style-name="First_20_paragraph">Tant que vous portez sur vous cette agate lustrée, vous bénéficiez d’un bonus de +1 aux <text:a xlink:type="simple" xlink:href="/utiliser-les-caracteristiques/#tests-de-caracteristique" office:name=""><text:span text:style-name="Definition">tests de caractéristique</text:span></text:a> et aux jets de sauvegarde. — title: "Potion d’amitié avec les animaux" type: "Potion" subtype: false rarity: "Peu courant" attunement: false</text:p>
      <text:p text:style-name="Horizontal_20_Line"/>
      <text:p text:style-name="First_20_paragraph">Quand vous buvez cette potion, vous pouvez lancer le sort <text:a xlink:type="simple" xlink:href="/grimoire/amitie-avec-les-animaux/" office:name=""><text:span text:style-name="Definition"><text:span text:style-name="T2">amitié avec les animaux</text:span></text:span></text:a> (DD 13) à volonté pendant 1 heure. — title: "Potion de clairvoyance" type: "Potion" subtype: false rarity: "Rare" attunement: false</text:p>
      <text:p text:style-name="Horizontal_20_Line"/>
      <text:p text:style-name="First_20_paragraph">Quand vous buvez cette potion, vous bénéficiez des effets du sort <text:a xlink:type="simple" xlink:href="/grimoire/clairvoyance/" office:name=""><text:span text:style-name="Definition"><text:span text:style-name="T2">clairvoyance</text:span></text:span></text:a>. — title: "Potion de force de géant des collines" type: "Potion" subtype: false rarity: "Peu courant" attunement: false</text:p>
      <text:p text:style-name="Horizontal_20_Line"/>
      <text:p text:style-name="First_20_paragraph">Quand vous buvez cette potion, votre valeur de Force est égale à 21 pendant 1 heure. La potion n’a aucun effet si votre Force est déjà égale ou supérieure à cette valeur. — title: "Potion de force de géant des nuages" type: "Potion" subtype: false rarity: "Très rare" attunement: false</text:p>
      <text:p text:style-name="Horizontal_20_Line"/>
      <text:p text:style-name="First_20_paragraph">Quand vous buvez cette potion, votre valeur de Force est égale à 27 pendant 1 heure. La potion n’a aucun effet si votre Force est déjà égale ou supérieure à cette valeur. — title: "Potion de force de géant des pierres/du givre" type: "Potion" subtype: false rarity: "Rare" attunement: false — Quand vous buvez cette potion, votre valeur de Force est égale à 23 pendant 1 heure. La potion n’a aucun effet si votre Force est déjà égale ou supérieure à cette valeur. La <text:span text:style-name="T2">potion de force de géant du givre</text:span> et la <text:span text:style-name="T2">potion de force de géant des pierres</text:span> ont le même effet. — title: "Potion de force de géant des tempêtes" type: "Potion" subtype: false rarity: "Légendaire" attunement: false</text:p>
      <text:p text:style-name="Horizontal_20_Line"/>
      <text:p text:style-name="First_20_paragraph">Quand vous buvez cette potion, votre valeur de Force est égale à 29 pendant 1 heure. La potion n’a aucun effet si votre Force est déjà égale ou supérieure à cette valeur. — title: "Potion de force de géant du feu" type: "Potion" subtype: false rarity: "Rare" attunement: false</text:p>
      <text:p text:style-name="Horizontal_20_Line"/>
      <text:p text:style-name="First_20_paragraph">Quand vous buvez cette potion, votre valeur de Force est égale à 25 pendant 1 heure. La potion n’a aucun effet si votre Force est déjà égale ou supérieure à cette valeur. — title: "Potion de hâte" type: "Potion" subtype: false rarity: "Rare" attunement: false</text:p>
      <text:p text:style-name="Horizontal_20_Line"/>
      <text:p text:style-name="First_20_paragraph">Le consommateur de la potion voit sa vitesse doubler pendant 10 rounds, bénéficie d’un bonus de +2 à la VD, a l’<text:a xlink:type="simple" xlink:href="/utiliser-les-caracteristiques/#avantage-et-desavantage" office:name=""><text:span text:style-name="Definition"><text:span text:style-name="T2">avantage</text:span></text:span></text:a> lors des jets de sauvegarde de Dextérité et dispose d’une action de plus par tour. Cette action est uniquement réservée aux actions suivantes : <text:a xlink:type="simple" xlink:href="/combattre/#attaquer" office:name=""><text:span text:style-name="Definition"><text:span text:style-name="T2">attaquer</text:span></text:span></text:a> (permet seulement une unique attaque), <text:a xlink:type="simple" xlink:href="/combattre/#se-precipiter" office:name=""><text:span text:style-name="Definition"><text:span text:style-name="T2">se précipiter</text:span></text:span></text:a>, <text:a xlink:type="simple" xlink:href="/combattre/#se-desengager" office:name=""><text:span text:style-name="Definition"><text:span text:style-name="T2">se désengager</text:span></text:span></text:a>, <text:a xlink:type="simple" xlink:href="/combattre/#se-cacher" office:name=""><text:span text:style-name="Definition"><text:span text:style-name="T2">se cacher</text:span></text:span></text:a> ou <text:span text:style-name="T2">utiliser un objet</text:span>.</text:p>
      <text:p text:style-name="Text_20_body">== Quand le sort se termine, la cible ne peut pas se déplacer ni effectuer une action avant que son prochain tour ne se soit écoulé, car une vague de léthargie déferle sur elle.</text:p>
      <text:p text:style-name="Text_20_body">title: "Potion de lecture des pensées" type: "Potion" subtype: false rarity: "Rare" attunement: false</text:p>
      <text:p text:style-name="Horizontal_20_Line"/>
      <text:p text:style-name="First_20_paragraph">Vous bénéficiez des effets d’un sort de <text:a xlink:type="simple" xlink:href="/grimoire/detection-des-pensees/" office:name=""><text:span text:style-name="Definition"><text:span text:style-name="T2">détection des pensées</text:span></text:span></text:a> (DD des jets de sauvegarde contre le sort 13) quand vous buvez cette potion. — title: "Potion de poison" type: "Potion" subtype: false rarity: "Peu courant" attunement: false</text:p>
      <text:p text:style-name="Horizontal_20_Line"/>
      <text:p text:style-name="First_20_paragraph">Cette concoction ressemble, tant au niveau du goût, de l’odeur et de l’aspect visuel, à une <text:a xlink:type="simple" xlink:href="/liste-objets-magiques/potion-de-soins/" office:name=""><text:span text:style-name="Definition"><text:span text:style-name="T2">potion de soins</text:span></text:span></text:a> ou autre potion bénéfique. C’est pourtant du poison dissimulé par une magie illusoire, et un sort d’<text:a xlink:type="simple" xlink:href="/grimoire/identification/" office:name=""><text:span text:style-name="Definition"><text:span text:style-name="T2">identification</text:span></text:span></text:a> révèle sa véritable nature.</text:p>
      <text:p text:style-name="Text_20_body">== Vous subissez 3d6 dégâts de poison et devez réussir un <text:a xlink:type="simple" xlink:href="/utiliser-les-caracteristiques/#jets-de-sauvegarde" office:name=""><text:span text:style-name="Definition">jet de sauvegarde</text:span></text:a> de Constitution DD 13 pour ne pas être <text:a xlink:type="simple" xlink:href="/gerer-la-sante-du-personnage/#empoisonne" office:name=""><text:span text:style-name="Definition"><text:span text:style-name="T2">empoisonné</text:span></text:span></text:a> si vous la buvez. Vous subissez 3d6 dégâts de poison au début de chacun de vos tours tant que vous êtes <text:a xlink:type="simple" xlink:href="/gerer-la-sante-du-personnage/#empoisonne" office:name=""><text:span text:style-name="Definition"><text:span text:style-name="T2">empoisonné</text:span></text:span></text:a> de cette façon. À la fin de chacun de vos tours, vous pouvez retenter le <text:a xlink:type="simple" xlink:href="/utiliser-les-caracteristiques/#jets-de-sauvegarde" office:name=""><text:span text:style-name="Definition">jet de sauvegarde</text:span></text:a>. En cas de réussite, les dégâts de poison subis lors des tours suivants diminuent de 1d6, et le poison disparaît quand les dégâts sont réduits à 0.</text:p>
      <text:p text:style-name="Text_20_body">title: "Potion de résistance" type: "Potion" subtype: false rarity: "Peu courant" attunement: false</text:p>
      <text:p text:style-name="Horizontal_20_Line"/>
      <text:p text:style-name="First_20_paragraph">Vous bénéficiez d’une résistance à un type spécifique de dégâts pendant 1 heure après avoir bu cette potion. Le MJ choisit le type ou le détermine au hasard parmi les potions suivantes.</text:p>
      <text:p text:style-name="Text_20_body">|2d6|Type de dégâts| |:-:|:-:| |<text:span text:style-name="T1">2</text:span>|Acide| |<text:span text:style-name="T1">3-4</text:span>|Froid| |<text:span text:style-name="T1">5</text:span>|Feu| |<text:span text:style-name="T1">6</text:span>|Force| |<text:span text:style-name="T1">7</text:span>|Foudre| |<text:span text:style-name="T1">8</text:span>|Nécrotique| |<text:span text:style-name="T1">9</text:span>|Poison| |<text:span text:style-name="T1">10</text:span>|Psychique| |<text:span text:style-name="T1">11</text:span>|Radiant| |<text:span text:style-name="T1">12</text:span>|Tonnerre| — title: "Potion de respiration aquatique" type: "Potion" subtype: false rarity: "Peu courant" attunement: false</text:p>
      <text:p text:style-name="Horizontal_20_Line"/>
      <text:p text:style-name="First_20_paragraph">Vous pouvez respirer sous l’eau pendant 1 heure après avoir bu cette potion. Le liquide vert et trouble qu’elle contient, dans lequel flotte une bulle à l’aspect de méduse, sent la mer. — title: "Potion d’escalade" type: "Potion" subtype: false rarity: "Courant" attunement: false</text:p>
      <text:p text:style-name="Horizontal_20_Line"/>
      <text:p text:style-name="First_20_paragraph">Quand vous buvez cette potion, vous gagnez une vitesse d’escalade égale à votre vitesse au sol pendant 1 heure. Pendant tout ce temps, vous obtenez l’<text:a xlink:type="simple" xlink:href="/utiliser-les-caracteristiques/#avantage-et-desavantage" office:name=""><text:span text:style-name="Definition"><text:span text:style-name="T2">avantage</text:span></text:span></text:a> lors des tests de Force (Escalade) que vous effectuez pour grimper. — title: "Potion de soins" type: "Potion" subtype: false rarity: "Courant" attunement: false</text:p>
      <text:p text:style-name="Horizontal_20_Line"/>
      <text:p text:style-name="First_20_paragraph">Vous récupérez 2d6+2 points d’action quand vous buvez cette potion. — title: "Potion de soins excellents" type: "Potion" subtype: false rarity: "Rare" attunement: false</text:p>
      <text:p text:style-name="Horizontal_20_Line"/>
      <text:p text:style-name="First_20_paragraph">Vous récupérez 6d6+8 points d’action quand vous buvez cette potion. — title: "Potion de soins supérieurs" type: "Potion" subtype: false rarity: "Peu courant" attunement: false — Vous récupérez 3d6+4 points d’action quand vous buvez cette potion. — title: "Potion de soins suprêmes" type: "Potion" subtype: false rarity: "Très rare" attunement: false</text:p>
      <text:p text:style-name="Horizontal_20_Line"/>
      <text:p text:style-name="First_20_paragraph">Vous récupérez 7d65+20 points d’action quand vous buvez cette potion. — title: "Potion de vitesse" type: "Potion" subtype: false rarity: "Très rare" attunement: false</text:p>
      <text:p text:style-name="Horizontal_20_Line"/>
      <text:p text:style-name="First_20_paragraph">Vous bénéficiez des effets d’un sort de <text:a xlink:type="simple" xlink:href="/grimoire/hate/" office:name=""><text:span text:style-name="Definition"><text:span text:style-name="T2">hâte</text:span></text:span></text:a> pendant 1 minute (aucune concentration requise) après avoir bu cette potion. — title: "Potion d’héroïsme" type: "Potion" subtype: false rarity: "Rare" attunement: false</text:p>
      <text:p text:style-name="Horizontal_20_Line"/>
      <text:p text:style-name="First_20_paragraph">Pendant 1 heure après l’avoir bue, vous obtenez 10 points de vie temporaires. Pendant cette même période, vous êtes sous l’effet d’un sort de <text:a xlink:type="simple" xlink:href="/grimoire/benediction/" office:name=""><text:span text:style-name="Definition"><text:span text:style-name="T2">bénédiction</text:span></text:span></text:a> (aucune concentration requise). — title: Dieux, Divinités &amp; autres forces source: "Dieux primaires Elric, mythologie Khernaëe, Alcante, Shahim Olivier, Mythologie Meldète, Ygouthi et Melg David" — </text:p>
      <text:p text:style-name="Text_20_body">= Dieux, Divinités &amp; autres forces</text:p>
      <text:p text:style-name="Text_20_body">L’existence des dieux n’est pas une question de croyance, c’est un fait. S’il y a une réelle séparation entre les mondes spirituels et le monde matériels, il y existe des endroits et des moments où les deux mondes se croisent. Les institutions religieuses, les académies de la Magie ou plus largement tous les utilisateurs des pouvoir magiques sont en contact plus ou moins directement avec ces mondes. Que l’existence de la magie soit directement liée à la présence des dieux est une hypothèse largement répandue. Certains dieux ont disparus avec le temps et certaines légendes parlent même de leur destruction. Les dieux ne sont donc pas immanents et omnipotents. Ils sont cependant liés au monde de Douaratil (et peut-être d’autres). Certains pensent que les dieux sont des créatures supérieures venues d’autres mondes ou des étoiles. Ces hypothèses en valent d’autres. Certains pensent qu’ils vivent sur d’autres plans, d’autres encore dans d’autres temps. + Comment l’homme a eu connaissance des dieux? Est-ce par empirisme? La raison la plus probable est que les dieux eux-mêmes ont pris contact avec les hommes pour leur enseigner l’usage de la magie, et bien d’autres choses, dont certaines se sont perdues dans le passé.</text:p>
      <text:p text:style-name="Text_20_body">Le monde des esprits (appelé aussi Douargwar), et les autres mondes, sont peuplés par de nombreuses autres créatures qui ne se côtoient d’ailleurs pas. Citons les esprits, les morts vivants, les élémentaires, les célestes (puissance bienveillantes), les aberrations (dont les dieux), les fiélons (diables et démons).</text:p>
      <text:p text:style-name="Text_20_body">Si un dieu est confronté et défait, il se reconstitue dans un délai correspondant à 1d6 lunes. S’il est défait sur son propre plan, il se reconstitue dans un délai correspondant à 1d6 cycles (années). Attention, les dieux sont rancuniers.</text:p>
      <text:p text:style-name="Text_20_body">Parmi les dieux connus nous pouvons citer:</text:p>
      <text:h text:style-name="Heading_20_5" text:outline-level="5"><text:bookmark-start text:name="_les_dieux_primaires_et_intermédiaires_dieux_anciens"/>Les dieux primaires et intermédiaires (Dieux anciens)<text:bookmark-end text:name="_les_dieux_primaires_et_intermédiaires_dieux_anciens"/></text:h>
      <text:list text:style-name="L34">
        <text:list-item>
          <text:p text:style-name="P34"><text:a xlink:type="simple" xlink:href="/bestiaire/darthentrhui" office:name=""><text:span text:style-name="Definition">Darthentrhui</text:span></text:a>, Déesse du désir, de la débauche et de l’ambition.</text:p>
        </text:list-item>
        <text:list-item>
          <text:p text:style-name="P34"><text:a xlink:type="simple" xlink:href="/bestiaire/emhyhruigdrux" office:name=""><text:span text:style-name="Definition">Emhyhruigdrux</text:span></text:a>, Dieu de la Guerre, des athlète et de la haine.</text:p>
        </text:list-item>
        <text:list-item>
          <text:p text:style-name="P34"><text:a xlink:type="simple" xlink:href="/bestiaire/khoulggotateelle" office:name=""><text:span text:style-name="Definition">Khoulggotateelle</text:span></text:a>, Déesse du destin et en particulier de la mort.</text:p>
        </text:list-item>
        <text:list-item>
          <text:p text:style-name="P34"><text:a xlink:type="simple" xlink:href="/bestiaire/lhaothlastholo" office:name=""><text:span text:style-name="Definition">Lhaothlastholo</text:span></text:a>, Dieu des prophéties, des malédictions, des bénédictions et des secrets.</text:p>
        </text:list-item>
        <text:list-item>
          <text:p text:style-name="P34"><text:a xlink:type="simple" xlink:href="/bestiaire/sathyakurm-de" office:name=""><text:span text:style-name="Definition">Sathyakurm’de</text:span></text:a>, Déesse des héros, des exploits et des leaders.</text:p>
        </text:list-item>
        <text:list-item>
          <text:p text:style-name="P34"><text:a xlink:type="simple" xlink:href="/bestiaire/shandoth" office:name=""><text:span text:style-name="Definition">Shandoth</text:span></text:a>, Déesse des éléments, des astres et de la vie.</text:p>
        </text:list-item>
        <text:list-item>
          <text:p text:style-name="P34"><text:a xlink:type="simple" xlink:href="/bestiaire/sheggothlil" office:name=""><text:span text:style-name="Definition">Sheggothlil</text:span></text:a>, Déesse du temps.</text:p>
        </text:list-item>
        <text:list-item>
          <text:p text:style-name="P34"><text:a xlink:type="simple" xlink:href="/bestiaire/vhaxrrixz" office:name=""><text:span text:style-name="Definition">Vhaxrrixz</text:span></text:a>, Déesse de la vérité, des rêves et des choix.</text:p>
        </text:list-item>
      </text:list>
      <text:p text:style-name="First_20_paragraph">== Génèse des dieux et déesses primordiaux et intermédiaires</text:p>
      <text:p text:style-name="Text_20_body">À l’origine, il n’y avait rien. Ce rien se nomma <text:a xlink:type="simple" xlink:href="/bestiaire/khoulggotateelle" office:name=""><text:span text:style-name="Definition">Khoulggotateelle</text:span></text:a>, le destin. + Elle enfanta sa première progéniture : <text:a xlink:type="simple" xlink:href="/bestiaire/sheggothlil" office:name=""><text:span text:style-name="Definition">Sheggothlil</text:span></text:a>. Cette enfant à sa naissance, arracha les deux yeux de sa mère pour combler la multitude de trous semblant vouloir accueillir des yeux sur son corps. Sa mère de douleur s’enfonça des morceaux de charbons ardent dans ses orbites vides. Sa fille dit « Je suis <text:a xlink:type="simple" xlink:href="/bestiaire/sheggothlil" office:name=""><text:span text:style-name="Definition">Sheggothlil</text:span></text:a>, le temps. Tu m’as donnée tes yeux, je te donne l’immortalité. ». + Par la suite Elle, le destin, accoucha d’un homme. L’enfant, de ses nombreux bras, arracha le ventre de sa mère et sorti de force de celui-ci. Sa mère le nomma <text:a xlink:type="simple" xlink:href="/bestiaire/emhyhruigdrux" office:name=""><text:span text:style-name="Definition">Emhyhruigdrux</text:span></text:a>, la Guerre et la haine ». Un animal sembla vouloir sortir à son tour de sa mère, mais cette fois ci, par la bouche. Une sorte d’homme animal, avec des bois de cerf, des pattes d’ours et une queue de loup, s’extirpa de la bouche de <text:a xlink:type="simple" xlink:href="/bestiaire/khoulggotateelle" office:name=""><text:span text:style-name="Definition">Khoulggotateelle</text:span></text:a>. Il se faisait appeler « Grimmgrath, le père des bêtes ». + À sa naissance, il créa, grâce à son épée du nom d’Autataurëe les forêts, les bêtes et les sinistres. Mais, une femme sortie de son épée. Elle ressemblait plus à un arbre qu’à une femme, avec de la pourriture sur son corps et des champignons, mais avec de très long cheveux. Elle créa les hommes, l’eau, la terre, l’air et le feu. Elle permit aux hommes de chasser les bêtes et de les dominer. Son frère en colère que sa création serve aux hommes, fit abattre des déluges, des séismes et cataclysmes sur la terre. Sa sœur à son tour mécontente, déclara la guerre à son frère. Ce fut sa sœur, <text:a xlink:type="simple" xlink:href="/bestiaire/shandoth" office:name=""><text:span text:style-name="Definition">Shandoth</text:span></text:a> la créatrice des hommes qui gagna le conflit dévastateur. Ce fut d’ailleurs la seule à se montrer assez redoutable pour mettre en défaillance son frère, Grimmgrath. + <text:a xlink:type="simple" xlink:href="/bestiaire/sheggothlil" office:name=""><text:span text:style-name="Definition">Sheggothlil</text:span></text:a> demanda aux hommes leurs yeux. Ils refusèrent troublés par cette demande. De colère, <text:a xlink:type="simple" xlink:href="/bestiaire/sheggothlil" office:name=""><text:span text:style-name="Definition">Sheggothlil</text:span></text:a> les maudits du pire des fardeaux : elle les rendit mortels et éphémères. + Une autre fille vint au monde. <text:a xlink:type="simple" xlink:href="/bestiaire/khoulggotateelle" office:name=""><text:span text:style-name="Definition">Khoulggotateelle</text:span></text:a> fit un œuf. De cet œuf éclos <text:a xlink:type="simple" xlink:href="/bestiaire/darthentrhui" office:name=""><text:span text:style-name="Definition">Darthentrhui</text:span></text:a>, déesse du sexe, du désir, de l’ambition et de la débauche. Elle se montra face à ses frères et sœurs des plus manipulatrices. Elle devint la préférée des dieux. + Un jour, Le Destin fut prit de grande douleurs. Une douleurs vers son cœur. Fatiguée de toutes ses meurtrissures, elle s’arracha le cœur, et de colère se le mit dans la bouche. De son trou béant, une petite chose ronde et verte tomba. Au fil des jours elle grossissait, et finit par ressembler à un crapaud à tête de nouveau-né. Il dit : « Je suis la prophétie, <text:a xlink:type="simple" xlink:href="/bestiaire/lhaothlastholo" office:name=""><text:span text:style-name="Definition">Lhaothlastholo</text:span></text:a>, et j’ai prédis que je dois te faire un enfant. » + Sur ce, Lhaothlastholo le plus imposant des dieux se mit à la tache. Mais lors de leurs ébats, <text:a xlink:type="simple" xlink:href="/bestiaire/khoulggotateelle" office:name=""><text:span text:style-name="Definition">Khoulggotateelle</text:span></text:a> arracha la langue de <text:a xlink:type="simple" xlink:href="/bestiaire/lhaothlastholo" office:name=""><text:span text:style-name="Definition">Lhaothlastholo</text:span></text:a> le privant ainsi de ses pouvoirs. Des années plus tard de souffrance, elle accoucha, d’une enfant du nom de <text:a xlink:type="simple" xlink:href="/bestiaire/sathyakurm-de" office:name=""><text:span text:style-name="Definition">Sathyakurm’de</text:span></text:a>, déesse des héros et des leaders. À la naissance, elle planta trois flèches dans le cœur de sa mère, dans sa bouche. Une déesse apparue, <text:a xlink:type="simple" xlink:href="/bestiaire/vhaxrrixz" office:name=""><text:span text:style-name="Definition">Vhaxrrixz</text:span></text:a>, la déesse de la vérité, des rêves et des choix. Elle créa son monde, « le royaume des songes ». + Les dieux venant d’une mère immortelles devinrent eux aussi immortels. + Un jour, <text:a xlink:type="simple" xlink:href="/bestiaire/emhyhruigdrux" office:name=""><text:span text:style-name="Definition">Emhyhruigdrux</text:span></text:a> prit sa sœur <text:a xlink:type="simple" xlink:href="/bestiaire/vhaxrrixz" office:name=""><text:span text:style-name="Definition">Vhaxrrixz</text:span></text:a> en exemple ( la considérant comme la plus faible ). Il la prit par les cheveux et lui trancha la gorge. Désormais quiconque ne fait pas preuve d’un total respect à ce dieux finira comme <text:a xlink:type="simple" xlink:href="/bestiaire/vhaxrrixz" office:name=""><text:span text:style-name="Definition">Vhaxrrixz</text:span></text:a>. Tout les dieux obéirent sauf <text:a xlink:type="simple" xlink:href="/bestiaire/lhaothlastholo" office:name=""><text:span text:style-name="Definition">Lhaothlastholo</text:span></text:a>, <text:a xlink:type="simple" xlink:href="/bestiaire/sathyakurm-de" office:name=""><text:span text:style-name="Definition">Sathyakurm’de</text:span></text:a> et <text:a xlink:type="simple" xlink:href="/bestiaire/khoulggotateelle" office:name=""><text:span text:style-name="Definition">Khoulggotateelle</text:span></text:a>. <text:a xlink:type="simple" xlink:href="/bestiaire/vhaxrrixz" office:name=""><text:span text:style-name="Definition">Vhaxrrixz</text:span></text:a> fut désormais considéré comme la plus faible et inutile des dieux, ne pouvant même plus faire à ce quoi elle est destinée : dire la vérité. Le dieu de la Guerre et de la haine s’abreuvera à jamais de la fontaine éternelle de sang s’échappant de la gorge de <text:a xlink:type="simple" xlink:href="/bestiaire/vhaxrrixz" office:name=""><text:span text:style-name="Definition">Vhaxrrixz</text:span></text:a>.</text:p>
      <text:p text:style-name="Text_20_body">== Mythes fondateurs Khernaëes</text:p>
      <text:p text:style-name="Text_20_body"><text:span text:style-name="T1">L’Ughen ou la genèse</text:span></text:p>
      <text:p text:style-name="Text_20_body">Toz, l’esprit fondateur naquit du néant sur sa propre volonté. Telle une infime lumière dans une obscurité totale, Toz éclaira son environnement et comprit qu’il était enfermé et que derrière ces murs, il n’y avait rien. Toz gronda et les murs volèrent en éclats incandescents qui s’éparpillèrent dans le néant. Les débris s’embrasèrent et formèrent les étoiles, les Ster de la voûte céleste. Certaines s’entrechoquèrent et se pétrifièrent en une roche indestructible, l’Iorün. Toz s’assoupit fatigué de son effort, mais de ses expirations naquirent Douaratil la terre, Ylohane la lune et Heorn le soleil. Heorn succomba au charme de sa sœur Douaratil. Elle s’allongea sur l’Iorün et Heorn vint la féconder. Ylohane jalouse décida de s’enfuir et de se cacher de la lumière féconde de son frère. En l’absence d’Heorn, Ylohane venait voir sa sœur endormie. De l’étreinte du soleil et de la terre naquirent les géants des éléments, Balt le feu, Gohan le froid, Neveza l’eau et Amzer les vents. Ces géants furent appelés les P’varh, les quatre. Comme Douaratil était sur l’Iorün et que plus rien n’évoluait les P’varh tuèrent Douaratil et répandirent ses restes sur l’Iorün. Balt en colère fit fondre les restes de sa mère pour les modeler et Gohan les refroidit créant des montagnes. Amzer souffla et avec Neveza, ils pleurèrent leur mère et firent les océans. Heorn revint vers Douaratil et crut mourir de chagrin. Il maudit les quatre frères et les condamna à errer sur les restes de leur mère sans jamais se rencontrer. Les saisons se succédèrent ainsi. Les larmes de Neveza débordèrent et se déversèrent en un flot sans fin dans le néant, au bout des mers du monde. Sur la terre, la fécondité de Douaratil créa les plantes qui se répandirent sur toute sa surface. Après des temps infinis, les géants commencèrent à s’ennuyer et eurent le projet de créer. Pourtant, ils ne pouvaient enfanter. Les P’varh s’ouvrirent la cuisse et en obtinrent la vie. Ils commencèrent la création, les animaux apparurent. Les bêtes vécurent paisiblement et les quatre décidèrent de leur donner la conscience et la liberté. Mais prenant de l’essor, les bêtes voulurent renverser leurs créateurs pour eux-mêmes créer.</text:p>
      <text:p text:style-name="Text_20_body"><text:span text:style-name="T1">L’Emadeg ou la révolte des bêtes</text:span></text:p>
      <text:p text:style-name="Text_20_body">Les bêtes se rassemblèrent en secret sous l’égide des Rek’nèveleth, les Maîtres des Bêtes, des rois animaux. Ils attaquèrent les quatre qui étaient isolés depuis la malédiction d’Heorn. Les P’varh furent sur le point d’être anéantis, car ils ne pouvaient plus s’entraider. Ils hurlèrent leur agonie en direction des astres, mais Ylohane les entendit et surgit de la nuit et abattit son bras furieux sur la dépouille de sa sœur. La terre trembla et les animaux furent éparpillés. Ylohane pourchassa les Rek’nèveleth et en abattit un grand nombre. Les survivants disparurent dans les crevasses et les forêts. Ylohane arracha la conscience des animaux et la rendit aux quatre. Ce soulèvement fut nommé l’Emadeg. Les animaux, réduits à leurs bas instincts se dispersèrent sur la surface, dans les airs et dans les mers. La sépulture de Douaratil redevint paisible.</text:p>
      <text:p text:style-name="Text_20_body"><text:span text:style-name="T1">Les Pendenek ou les premiers hommes</text:span></text:p>
      <text:p text:style-name="Text_20_body">Les P’varh voulurent remercier Ylohane de son aide et conjointement décidèrent de créer une autre créature, mais qui serait sous contrôle. De la roche Douaratil, ils conjuguèrent leurs talents et créèrent les Pendenek, les premiers hommes. Ils insufflèrent la conscience, mais leur retirèrent la liberté en gravant leur destin sur des tablettes d’Iorün, matière que seuls les dieux peuvent façonner. Les hommes se dressèrent et vénérèrent leurs créateurs. Pourtant, les Pendenek étaient malheureux de l’absence de liberté dont ils avaient conscience d’être privés. La vie des hommes ne servait qu’à chanter les louanges d’Ylohane, sous le regard sévère des P’varh. Les Rek’nèveleth rageaient d’avoir perdu leur pouvoir et que leurs semblables soient devenus des êtres sans conscience. Sans se concerter, chacun complotait contre les P’varh. Un Rek’nèveleth particulièrement puissant, le grand ver, un serpent monstrueux à l’intelligence acérée regagna la terre des P’varh et se présenta devant chacun d’eux. Il réclama qu’une place lui soit réservée dans le cycle des saisons. Les P’varh un à un se rirent de lui et le rejetèrent alors le grand serpent alla jusqu’aux Pendenek et se cacha. Il fit des promesses et certains de Pendenek écoutèrent sa voix, promesse de liberté. Le grand ver ne mentait pas sur son dessein de leur rendre la liberté, mais il souhaitait se venger d’Ylohane. Il s’approcha des tablettes d’Iorün et révélant son identité, le serpent Meknath brisa les tablettes et les éparpilla à la surface du monde ainsi que les Pendenek. Les hommes se perdirent et se retrouvèrent seuls. Certains furent pétrifiés devant l’apparition du grand ver, mais restèrent les bras levés vers Ylohane en l’implorant. Ces pierres formèrent de grands menhirs. Ylohane désespérée, pleura et versa une pluie d’étoiles filantes sur les menhirs et les hommes et femmes qui en sortirent jurèrent allégeance à la lune. Ylohane ne les retint pas, car les tablettes étaient brisées. Meknath disparut en s’enfonçant dans la mer et alla s’endormir dans un gouffre abyssal. + Les fidèles d’Ylohane restèrent longtemps cachés dans des grottes, mais elle revint vers eux et comme une mère, les baptisa les Khernaës et leur offrit le langage, le Khern. Ils tracèrent leur langue sur la roche et leur conscience donna des sens à des signes, de ce sens, les signes obtinrent un pouvoir. Les Khernaës avaient créé les Omaths. Ylohane s’en alla dans le ciel et promit de revenir à la fin des temps.</text:p>
      <text:p text:style-name="Text_20_body">== Divinité Oynours</text:p>
      <text:p text:style-name="Text_20_body">Autrefois, les Oynours croyaient en trois grands dieux fondateurs et trois déesses mères :</text:p>
      <text:p text:style-name="Text_20_body"><text:span text:style-name="T1">Otsumak</text:span> : Dieu du ciel à corps d’aigle, l’un de ses yeux est le soleil, l’autre est la lune. Il règne sur les phénomènes météorologiques et décide de l’arrivée des saisons. C’est un dieu capricieux qu’il faut amadouer par des sacrifices et des prières. Il est l’époux de la déesse Ubna qu’il « honore » chaque nuit pour faire arriver la pluie. Il a été vaincu par l’Immortel Empereur XIAH et ses plumes lui ont été arrachées pour être accrochées sur la cape de l’Empereur, sa tête orne maintenant le casque de l’Empereur. Otsumak a gardé tous ses pouvoirs, mais il ne les exerce plus que sur ordre de l’Empereur Eternel.</text:p>
      <text:p text:style-name="Text_20_body"><text:span text:style-name="T1">Ubna</text:span> : Déesse de la nuit aux milles yeux, elle a une forme de chouette et chaque étoile du ciel est un de ses yeux. Elle apporte les rêves et les cauchemars, les songes prophétiques et inspire les poètes. Elle n’a pas été vaincue par l’Eternel Empereur, elle s’est soumise à lui quand son époux Otsumak a été vaincu et elle est devenue la concubine de l’Empereur. C’est lui qui l’honore dorénavant, et qui fait pleuvoir.</text:p>
      <text:p text:style-name="Text_20_body"><text:span text:style-name="T1">Aqa</text:span> : Dieu de la terre à corps d’ours, son pelage est couvert des plantes et des fruits de la saison qu’il traverse. C’est un dieu grognon et agressif, qui sait être très généreux avec ceux qui respectent la nature et l’exploitent sagement. Il sait aussi être cruel avec ceux qui abusent des trésors du monde ou ne respectent pas les règles de vie (inceste, viol d’une Oynour, tuer une femelle enceinte…​), c’est le maître des maladies et il n’hésite pas à en infliger à ceux qui lui déplaisent. Il est l’époux de la déesse Auqan. Il a été vaincu par l’Immortel Empereur Xiah qui l’a enfermé dans un pot à miel en l’appâtant avec l’odeur. Ours dans l’âme, jusqu’au bout des griffes, Aqa a toujours été un dieu gourmand. Il est maintenant l’esclave de l’Immortel Empereur Xiah et fait venir maladies et récompenses selon les volontés de son Maître.</text:p>
      <text:p text:style-name="Text_20_body"><text:span text:style-name="T1">Auqan</text:span> : Déesse du monde souterrain, elle garde les secrets et les trésors cachés. Elle est la maîtresse des graines, de la germination cachée et des grossesses. Elle voyage sous de nombreux aspects, mais c’est celui de renarde argentée qu’elle préfère. Quand Aqa son époux a été vaincu par la ruse, elle est allée combattre l’Eternel Empereur XIAH. Leur combat a duré plusieurs jours, et selon la légende c’est uniquement en puisant dans ses plus grandes réserves que l’Empereur a réussi à la vaincre. Il a enroulé la terre dans son manteau de soie pure et l’a étouffée, jusqu’à ce que Auqan demande grâce pour ses enfants. La jugeant trop dangereuse pour être laissée libre, il l’a enfermée dans une cellule de son harem où il vient parfois la violer, ce qui déclenche de violents tremblements de terre.</text:p>
      <text:p text:style-name="Text_20_body"><text:span text:style-name="T1">Adarou</text:span> : dieu de l’eau. Il est le dieu du sang qui coule dans les veines, le maître des fontaines, des sources, des fleuves et des rivières. Adarou commande aux animaux marins, et il faut lui demander la permission avant de pêcher. Son aspect est souvent celui d’un poisson aux écailles argentées, mais il prend parfois celui d’une algue ou d’une plante sub-aquatique. Il aime changer de forme, d’aspect, de taille et de couleur…​ Il est l’époux de la déesse Durusu. Quand les armées de l’Immortel Empereur XIAH sont venues envahir les terres Oynours, Adarou les a combattues farouchement, les rivières se changeaient en marécages, les fleuves se déchainaient pour les engloutir…​ Mais l’Empereur Eternel est venu en personne et il a bu toute l’eau du monde Oynour, asséchant les sources, épuisant les glaciers, desséchant la terre. Quand la dernière goutte a été bue, Adarou a été forcé de se soumettre. L’Empereur XIAH l’a emprisonné dans une gourde de cuir, et il l’emploie uniquement quand il veut faire jaillir de l’eau ou au contraire tarir une source.</text:p>
      <text:p text:style-name="Text_20_body">== <text:span text:style-name="T1">Durusu</text:span> : déesse de la brume et du brouillard. Cette déesse est la reine des illusions et des ombres. Elle maîtrise les secrets des apparences et de la folie. Elle a combattu aux côtés de son époux, guerrière insaisissable et intangible, brume qui engendrait des folies meurtrières dans les rangs des guerriers de l’Eternel Empereur. Elle a causé de terribles ravages, et ses flèches empoisonnées plongeaient dans un sommeil morbide tous ceux qu’elle touchait. Son pouvoir est directement lié à celui de son époux : sans eau, pas de brume ! Quand Adarou a été bu par l’Eternel Empereur XIAH, elle a choisi de se laisser boire avec lui. Elle vit maintenant cachée dans la gourde de cuir aux côtés de son époux, et il semble que l’Immortel Empereur ignore tout de sa présence…​</text:p>
      <text:p text:style-name="Text_20_body">title : "Les Khernaës" — </text:p>
      <text:p text:style-name="Text_20_body">= Les Khernaës</text:p>
      <text:h text:style-name="Heading_20_5" text:outline-level="5"><text:bookmark-start text:name="_généralités"/>Généralités<text:bookmark-end text:name="_généralités"/></text:h>
      <text:p text:style-name="First_20_paragraph">L’origine du peuple des Khernaës se perd dans la nuit des temps. Ils ont toujours vécu sur les territoires de la pointe ouest du continent, au-delà de la chaîne des monts du Menezlatar. Longtemps isolés pour des raisons géographiques, les Khernaës ont développé une société tribale, organisée en regroupement de villages. Leur architecture utilise principalement le bois même si certains de leurs grands édifices sont en pierres, tels certaines forteresses ou certains palais. Les toits sont de chaumes ou en ardoise, quelquefois en pierre plate dans les zones les plus ventées. La pointe ouest bénéficie d’un climat océanique plus clément, bloqué par les monts Menezlatar, qui a permis aux Khernaës de vivre de façon relativement dénudée. Ils utilisent des peintures rituelles, des vêtements en laine et en cuir. Ils sont perçus comme des sauvages par les civilisations extérieures. Les Khernaës ont occupé un territoire beaucoup plus vaste par le passé, mais des évènements anciens les ont repoussés jusque derrière le Menezlatar. Ils se répartissent désormais en deux groupes principaux les Bena’chs et les Mor’vrons (ceux de la terre et ceux de la mer).</text:p>
      <text:h text:style-name="Heading_20_5" text:outline-level="5"><text:bookmark-start text:name="_morphologie"/>Morphologie<text:bookmark-end text:name="_morphologie"/></text:h>
      <text:p text:style-name="First_20_paragraph">Les Khernaës vivent très proches de la nature, au contact des forêts, de l’agriculture. Ils sont de bonnes statures, mais moins grands que les Melgs de l’Est. En moyenne les hommes mesurent entre 1m70 et 1m90 alors que les femmes peuvent mesurer jusqu’à 1m80. Les Khernaës ne sont pas corpulents, la nourriture n’étant pas abondante et le respect de la nature favorisant à préserver les ressources, les personnes en surpoids ne sont pas bien vus. Les Khernaës ont principalement les yeux bleu (40 % de la population) ou noisette (40 %), noir (15 %) et gris clair (5 %). + En ce qui concerne la chevelure, ils sont majoritairement châtains clairs (30 %), châtains foncés (25 %), blonds (20 %), roux (25 %). Le noir et le blanc représentant le reste de la population (5 %). + À l’âge adulte, les hommes portent la barbe, souvent courte. Les cheveux sont longs. Ils sont souvent tressés. Certaines chevelures sont rasées à blanc pour dessiner des signes sacrés.</text:p>
      <text:h text:style-name="Heading_20_5" text:outline-level="5"><text:bookmark-start text:name="_mode_de_vie"/>Mode de vie<text:bookmark-end text:name="_mode_de_vie"/></text:h>
      <text:p text:style-name="First_20_paragraph">La société khernaëe est organisée en tribus, regroupées en plusieurs villages. Un système d’honneur et de vengeance intergénérationnel entretient des conflits armés entre les tribus et les familles. Le système, très réglementé permet tout de même de contenir de trop larges débordements et astreint les Khernaës à des entraînements martiaux réguliers. Il n’y a jamais eu de grand rassemblement militaire par le passé, mais face à la menace melge, les Khernaës et les Meldètes tentent une coalition. Pourtant, les Khernaës ont un sens aigu du respect de leur terre et de l’amour des contrées dans lesquelles ils vivent depuis toujours. Ainsi, ils se sont organisés en bandes armées, les guetteurs, pour défendre les zones frontalières de leurs royaumes. Ils forment des bandes libres dont se défient les chefs de tribus et les petits seigneurs qui ne souhaitent pas de voir ses bandes autonomes évoluer sur leurs territoires. Pourtant, ils les tolèrent pour éviter d’y engager leurs propres troupes.</text:p>
      <text:p text:style-name="Text_20_body">Les Khernaës ne vivent pas pour la guerre, mais tout un chacun apprend à se battre. Ils forment des castes d’hommes libres ayant le droit de porter une arme. Le reste du temps, ils le passent à des activités quotidiennes de chasse, de culture ou d’artisanat. Les hommes comme les femmes peuvent apprendre à se battre, mais traditionnellement les femmes restent dans les villages pour protéger les enfants, les vieillards et les biens. Le port de l’épée est cependant réservé à l’homme. Le cheval est réservé au noble en ce qui concerne la guerre (à la différence des voyages).</text:p>
      <text:p text:style-name="Text_20_body">Les Khernaës utilisent beaucoup l’infanterie et les tirailleurs. Ils sont aptes pour le tir à l’arc qui sert aussi à la chasse. Les guerriers se battent souvent torse nu, sur lesquels ils peignent des signes protecteurs, des omaths. + Il existe plusieurs castes guerrières particulières de par leurs techniques de combat.</text:p>
      <text:p text:style-name="Text_20_body">Les furies ou fürtanes sont des femmes qui doivent racheter leur honneur dans la mort. Elles se battent souvent avec deux armes, au corps à corps dans une chorégraphie appelée le « cercle de la mort », le Kel’chmar. Les furies sont bannies, mais respectées et craintes par le reste de la société Khernaëe.</text:p>
      <text:p text:style-name="Text_20_body">Le Danseur funeste ou semeur de morts est un guerrier solitaire qui est quelquefois accompagné d’un disciple. Maître dans l’art du combat à l’épée, si chère au guerrier khernaë, il base ses techniques de combat sur les esquives et la riposte, tout en prenant des postures d’animaux. Le Danseur funeste est craint en tant que duelliste, réputé pour sa capacité à affronter plusieurs adversaires simultanément. Le Danseur funeste est un voyageur qui se met au service d’une cause ou d’une personne pour un temps que lui seul définit. Il vit selon son code d’honneur et chacun de ses choix est une quête.</text:p>
      <text:p text:style-name="Text_20_body">Dans tous les groupes de guerriers, les peintures de guerre sont extrêmement importantes, car elles permettent de se reconnaître et d’invoquer la protection des esprits. Les Khernaës utilisent des pigments bleus pour les peintures corporelles. Le tatouage n’est que rarement employé et le caractère définitif de l’inscription prouve l’engagement de la personne dans son choix.</text:p>
      <text:p text:style-name="Text_20_body">En dehors des périodes de guerre, les Khernaës mènent une vie paisible au rythme de la nature et des fêtes religieuses. Les décisions sont prises dans le village par le Storheld : le groupe. Ce groupe est constitué de personnes éminentes de la communauté : chef de clan, ancien, druide, etc. Le druide ou bhegelm fait des divinations, vénère les esprits et consulte les auspices. Il sert aussi de mémoire collective et transmet par oral les traditions. Le rôle de bhegelm est strictement réservé aux hommes. Pourtant, certaines femmes revendiquent de pouvoir parler au monde des esprits, de guérir. Elles sont tolérées, mais n’ont aucun rôle social officiel. Elles sont appelées les sorcières ou Sorserez. Certains hommes pratiquent la divination et certaines traditions magiques sans pour autant appliquer les rituels druidiques. Comme les femmes, ils sont tolérés dans cette société, mais n’ont aucun rôle public. Ils sont appelés les sorciers ou Sorser. Ils sont quelques fois appréciés de certains seigneurs qui font appel à eux pour la divination et les conseils. Le chef de la communauté est appelé le Mestr et il est respecté. Les guerriers les plus forts sont chargés de sa défense personnelle. Ils sont appelés les Jargls. Ils sont entretenus aux frais de la communauté. Le Mestr a souvent un char tiré par un nombre de chevaux qui dépend de sa richesse.</text:p>
      <text:p text:style-name="Text_20_body">Un autre acteur est très important dans la société khernaëe. Il s’agit du barde ou bhaner. Il peut être homme ou femme. Le Bhaner est libre d’aller où il veut et il est grave de lever la main sur lui. Il colporte les informations, les histoires, ainsi que les Leznen, loi ou commandement oral, édicté par les druides. Le Bhaner sait chanter et souvent jouer d’un instrument. Il est quelquefois poète. Son rôle est de divertir et d’informer, de conseiller.</text:p>
      <text:p text:style-name="Text_20_body">Le mode de vie khernaë est patriarcal ou matriarcal au gré des mariages. Le chef de famille est le plus riche des deux. Il en va de même pour les successions. Ainsi, les femmes sont traitées à égalité de l’homme. Elles peuvent participer à la défense du groupe, prendre la parole et demander réparation. Elles peuvent devenir Mestr et siéger au Storheld. Dans ce cas, ses Jargles sont des femmes guerrières. Le foyer Khernaë est monogame, mais hommes ou femmes peuvent avoir des maîtresses ou des amants à la seule condition d’en assumer les éventuelles progénitures.</text:p>
      <text:p text:style-name="Text_20_body">Il existe une caste noble dirigeante, mais qui est principalement guerrière et qui vit des rentes. Ils viennent de l’époque où les Khernaës avaient des rois, les Rek. Ces Rek ont une origine mythologique. Ces familles ont lentement disparu laissant la place aux Mestr des villages.</text:p>
      <text:p text:style-name="Text_20_body">Les Khernaës ne connaissent qu’une seule rigidité sociale, mais de taille, le système d’honneur : l’Emwürd. Ce code permet de se faire réparation. Si cela est impossible, il peut demander au Storheld une compensation.</text:p>
      <text:h text:style-name="Heading_20_5" text:outline-level="5"><text:bookmark-start text:name="_code_dhonneur"/>Code d’honneur<text:bookmark-end text:name="_code_dhonneur"/></text:h>
      <text:p text:style-name="First_20_paragraph">La société khernaëe est régie par un code d’honneur qui est sensé faire rendre justice, éviter un système de vengeance aveugle, réguler les conflits. Pourtant, ce système principalement oral laisse une grande place à l’interprétation. Ainsi, certaines familles sont en conflits depuis des générations en ayant oublié l’origine exacte du différend. Évidemment, le vol et le meurtre (ainsi que toute atteinte aux personnes) sont réprimés et peuvent déclencher un Dialwen, guerre privée vengeresse. Le Dialwen peut se cantonner à la personne offensée, ou bien au groupe entier. Les Dialwen doivent être connus de tous pour que la réparation puisse avoir lieu. Ainsi, les bardes colportent ces Dialwen ainsi que les évènements qui les clôturent. + Certains évènements ne peuvent être réparés par le Dialwen, mais l’Emwürd prévoit certaines solutions. Il en est ainsi des Khernaës qui perdent leur honneur sans en être les auteurs volontaires. L’exemple le plus courant est le cas du viol. La victime du viol est rejetée par le groupe, marquée au fer rouge et bannie. Sa descendance directe est marquée du même sceau de l’infamie. Nombreuses sont les femmes (ou les hommes) qui s’exilent volontairement. Certaines deviennent des Fürtanes et rachètent cet honneur en mourant au combat. Les Fürtanes sont redoutées bien que rejetées. Cette sanction de bannissement est l’Harlün.</text:p>
      <text:h text:style-name="Heading_20_5" text:outline-level="5"><text:bookmark-start text:name="_armes_armures_vêtements_et_autres_tenues"/>Armes, armures, vêtements et autres tenues.<text:bookmark-end text:name="_armes_armures_vêtements_et_autres_tenues"/></text:h>
      <text:p text:style-name="First_20_paragraph">Les Khernaës sont des guerriers, mais non des conquérants. Ils n’ont donc rien développé pour faire la guerre ou prendre des forteresses avec du matériel de siège.</text:p>
      <text:p text:style-name="Text_20_body">Les Khernaës utilisent des arcs, petits, grands, à simple et double courbure. Ils utilisent aussi des javelots et sont bons lanceurs de poignards le Stihl’n et de Kech’t, hachettes de lancer. Pour le corps à corps, l’arme principale est la hache : la Skolpe et le long glaive Khernaë : le Kläz. Le Kläz est réservé aux hommes. Le guerrier Khernaë combat souvent peu vêtu, mais s’équipe volontiers d’un bouclier. Il y en a de petits ronds ou de plus grands ovales. Les armures sont principalement des vêtements de cuir. Les Khernaës combattent souvent sans armure, car ils considèrent que les Omaths qui les protègent doivent être visibles pour être efficaces. Plus un guerrier est expérimenté, moins il porte d’armures. Pour ceux qui portent des protections, en plus du cuir peuvent venir se greffer des épaulières en cuivre et des cuirasses, ou des renforcements en plaque d’étain. Les Khernaës maîtrisent mal les techniques de fabrication des armures et ignorent comment est constituée une armure d’écailles par exemple.</text:p>
      <text:p text:style-name="Text_20_body">En règle générale, les Khernaës ne portent que des vêtements pratiques et peu décoratifs en laine et en cuir. Les hommes portent des pantalons et des tuniques. Les femmes portent des longues tuniques. Chacun possède au moins une dague à la ceinture. Des vêtements plus raffinés sont utilisés en période de fête. Souvent fabriqués en lin, ils sont plus agréables à porter. Les hommes et les femmes se peignent d’Omaths qui indiquent aux autres leur statut social, mais aussi leur humeur et leur situation maritale. Les hommes tressent leurs cheveux et leur barbe. Les femmes se font de jolies coiffures et montrent leur richesse au travers des bijoux portés, au cou, aux poignets, mais aussi aux chevilles. Les bijoux sont de cuivre et d’étain et pour les plus riches d’argent. Ils sont finement ciselés.</text:p>
      <text:h text:style-name="Heading_20_5" text:outline-level="5"><text:bookmark-start text:name="_la_langue_et_lécriture"/>La langue et l’écriture<text:bookmark-end text:name="_la_langue_et_lécriture"/></text:h>
      <text:p text:style-name="First_20_paragraph">La langue principale des Khernaës est le Khern, sorte de patois difficilement accessible aux étrangers. Pourtant, nombreux sont les Khernaës qui parlent aussi le Meldète en raison de la proximité des deux ethnies. Les Khernaës ont une tradition orale, mais utilisent l’écriture pour marquer ce qui doit perdurer dans le temps. L’écriture est considérée comme sacrée. Elle est formée de signes : les Omaths. Ces signes sont des cercles concentriques, barrés et accentués. Ils peuvent être gravés dans la pierre, sur les armes ou toute autre surface (certaines maisons ont des Omaths gravés sur les poutres par exemple.) Les Omaths peuvent être peints pour la guerre ou pour les fêtes à même la peau (pour avoir un effet direct sur le porteur). Certains Omaths sont tatoués, mais cette pratique est assez rare.</text:p>
      <text:h text:style-name="Heading_20_5" text:outline-level="5"><text:bookmark-start text:name="_la_religion"/>La religion<text:bookmark-end text:name="_la_religion"/></text:h>
      <text:p text:style-name="First_20_paragraph">Les détenteurs de la religion sont les Bhegelms, les druides. Ils sont solitaires ou organisés en confrérie. Ils vivent à l’écart des villages, mais sont souvent consultés. Les Bhegelms édictent des lois orales, les Leznen qui ne sont valables que localement et pour un temps donné se comptant souvent en lunes. + Les Leznen peuvent être véhiculées par le chant des Bhaners. Les Khernaës vénèrent les esprits des ancêtres, les esprits protecteurs et les esprits vengeurs qui se regroupent tous sous l’appellation de Felspaër. Ils savent qu’ils ne sont pas seuls et que tout endroit est habité par une conscience. Le Khernaë inclut dans son quotidien des temps pour méditer, vénérer et faire des offrandes. Les Khernaës ont un lien très profond avec leur terre. Les mythes fondateurs transmis oralement expliquent que leurs ancêtres sont nés de la pierre. + Les Bhegelms vénèrent aussi les esprits et les créatures sylvestres les Jevkouarn ainsi que les Animaux Roi ou Maîtres des Bêtes, les Rek’nèveleth. Il s’agit de créatures légendaires hors du commun. + Le Bhegelm intervient dans tous les rites importants de la vie, la naissance, la mort, le mariage, le passage à l’âge adulte. Les grandes fêtes des saisons sont « les feux de Balt » pour l’arrivée de l’été, « Les Oraisons de Neveza » pour le printemps, « les Danses d’Amzer » pour l’arrivée de l’automne et « la Longue Nuit de Gohan » pour l’entrée dans l’hiver. Chacune de ces fêtes est communautaire. Les saisons sont des géants légendaires.</text:p>
      <text:h text:style-name="Heading_20_5" text:outline-level="5"><text:bookmark-start text:name="_les_rites_funéraires"/>Les rites funéraires<text:bookmark-end text:name="_les_rites_funéraires"/></text:h>
      <text:p text:style-name="First_20_paragraph">Au-delà des mythes fondateurs, les Khernaës sont persuadés de la présence des esprits défunts autour d’eux. Ils savent qu’ils peuvent compter sur eux, mais qu’ils ne doivent pas les décevoir. Ainsi, les Khernaës ne favorisent pas les nécropoles ou les grandes tombes. Les corps sont souvent brûlés pour que les restes s’éparpillent aux quatre vents et fertilisent la terre. Les Khernaës pensent qu’après leur mort, ils pourront rester auprès de ceux qu’ils aiment, ou s’ils le méritent rejoindre Ylohane. La vie après la mort est perçue comme paisible et comme la continuité de la vie. Ainsi, la mort n’est pas redoutée comme une fin, mais comme une longue séparation. + La cérémonie d’incinération doit se dérouler dans la mesure du possible en présence d’un Bhegelm qui chante les oraisons. Un Bhaner est présent pour énoncer les hauts faits et la vie du défunt. La cérémonie d’incinération est le rite du feu sacré ; le Tan’Even. Il arrive que certains qui ne peuvent supporter la séparation du défunt se jettent dans les flammes. Ils devancent leur propre mort et ne sont pas jugés pour cela. Les cendres du défunt sont remises au conjoint ou à la conjointe, à défaut aux enfants et à défaut au bhegelm qui se chargera de les répandre sur un lieu sacré. + — titre : "Oynours"</text:p>
      <text:p text:style-name="Text_20_body">== source : "David"</text:p>
      <text:p text:style-name="Text_20_body">= Les Oynours</text:p>
      <text:h text:style-name="Heading_20_5" text:outline-level="5"><text:bookmark-start text:name="_généralités_2"/>Généralités<text:bookmark-end text:name="_généralités_2"/></text:h>
      <text:p text:style-name="First_20_paragraph">Les Oynours sont un peuple nomade des steppes de l’est et représentent environ 40 % des peuples sous l’influence de XHIA. Ils vivent en petites tribus itinérantes en suivant les migrations des rennes et des oiseaux sauvages. Chaque tribu compte une cinquantaine d’individus, principalement des femmes car les hommes ont tendance à mourir jeunes dans les guerres de l’empereur XIAH. Un mode de vie assez frustre, basé sur des déplacements quotidiens à dos de cheval ou dans de grands chariots a forgé un peuple rude et sauvage, qui ne se reconnaît pas d’autre maître que l’empereur XIAH.</text:p>
      <text:h text:style-name="Heading_20_5" text:outline-level="5"><text:bookmark-start text:name="_morphologie_2"/>Morphologie<text:bookmark-end text:name="_morphologie_2"/></text:h>
      <text:p text:style-name="First_20_paragraph">Les Oynours vivent dans des régions glaciales en hiver, où l’été est de courte durée. La nourriture est rare dans les steppes, les laitages et la viande forment la plus grande partie de l’alimentation. La morphologie des Oynours est donc trapue, de petite taille, composée d’hommes et de femmes maigres aux corps noueux et vite tordus par la vie. + Les hommes mesurent de 1m50 à 1m70, pour un poids de 50 à 80 kg. Les femmes mesurent de 1m45 à 1m60, pour un poids de 45 à 60 kg. Les Oynours ont la peau jaune foncée, les yeux très noirs et les cheveux noirs et épais. Les hommes ont les cheveux coupés courts et portent la moustache ou la barbe. Les femmes ont les cheveux longs souvent tressés en une natte unique ou enveloppés dans une sorte de gaine en cuir, le sanduk.</text:p>
      <text:h text:style-name="Heading_20_5" text:outline-level="5"><text:bookmark-start text:name="_mode_de_vie_2"/>Mode de vie<text:bookmark-end text:name="_mode_de_vie_2"/></text:h>
      <text:p text:style-name="First_20_paragraph">La vie des nomades Oynours s’articule autour des troupeaux de rennes sauvages dont ils suivent la migration à travers les milliers de kilomètres de steppe qui relient le sud du royaume Oynour au nord du continent. Les troupeaux sont rapides, les nomades se déplacent donc à cheval sur de petits chevaux des steppes, tandis que les familles suivent dans de grands chariots en bois (les yükmakiq) semblables à des roulottes tirés par des chevaux. Chaque famille possède quelques chèvres attelées au chariot et un ou deux chiens qui courent à côté. Le soir le campement est dressé en disposant les chariots du clan en cercle autour d’un grand feu central. En été une tente est rapidement montée, la yörte. Toute la famille se rassemble dedans pour dormir, en ne laissant que les anciens dans le yükmaki. En hiver, les familles dorment dans les chariots, entassées dans la plus grande promiscuité car les troupeaux se déplacent quotidiennement pour trouver leur nourriture dans la neige.</text:p>
      <text:p text:style-name="Text_20_body">Une tribu se compose d’une demie-douzaine à une douzaine de familles, chaque famille comptant huit à dix personnes : grand-parents du père, parents et enfants tous réunis. L’autorité repose sur le père de famille et le grand-père, ou à défaut sur le fils ainé si les deux hommes les plus anciens sont absents ou morts. Chaque tribu élit un chef, le bashliq. Autrefois le chef était celui des hommes qui arrivait à vaincre les autres hommes lors de duels au poignard traditionnel, le pichaq. L’empereur XIAH a interdit ces pratiques qui décimaient ses armées, et ce sont maintenant de simples luttes à mains nues qui permettent de distinguer le plus fort…​ Le bashliq décide quand le camp doit être levé, quel troupeau doit être suivi et donne son accord pour marier les filles de la tribu.</text:p>
      <text:p text:style-name="Text_20_body">L’alimentation des Oynours est basée sur la viande et les laitages tirés du lait de chèvre : lait frais, caillé, fromage et yaourts. La viande provient en grande partie des rennes, mais un dicton Oynour affirme que « tout ce qui ne parle pas peut être mangé, et encore ! » Tout oiseau qui passe à portée de flèches, tout animal du rat au serpent, en passant par le hérisson et le chat sauvage, peut être chassé et sera ensuite cuisiné et mangé. Le renne est traité différemment des autres animaux : sa cervelle et ses cuisses sont mangés crus, pour augmenter la force physique et le reste est très peu cuit pour être consommé saignant. En été, des baies sauvages, de la laitue des forêts et des champignons viennent compléter l’ordinaire.</text:p>
      <text:p text:style-name="Text_20_body">Toute la journée s’organise autour des troupeaux de rennes et des corvées à effectuer. Les anciens qui n’arrivent plus à monter à cheval font des travaux d’entretien : tissage de vêtements en laine de chèvre ou en crin de cheval, vannerie, taille du bois d’œuvre et coupe du bois de chauffage…​ Les femmes s’occupent de la cuisine, du ménage, des enfants. Les hommes et les garçons assez grands pour monter à cheval (vers sept ans en moyenne) s’occupent de diriger les troupeaux et de chasser. Le repas du matin se compose de viande froide et de fromage, les hommes sont servis en premier puis les femmes et les enfants mangent une fois qu’ils sont partis. Le midi, seule une légère collation est servie : c’est l’heure où le soleil est le plus haut, on ne doit pas gâcher son temps à manger ! Le soir, quand les hommes rentrent, un grand repas est servi : viande de renne et d’autre animal chassé, laitages, yaourts. Quand ils peuvent troquer de la farine contre de petits objets artisanaux, les Oynours aiment ajouter des galettes de blé et de beurre rance au menu, leur goût acide s’accordant très bien avec la viande forte des rennes. Les Oynours boivent de grandes quantités de lait et du thé. L’alcool est rare chez eux, mais quand ils peuvent s’en procurer ils ne ratent pas l’occasion…​</text:p>
      <text:p text:style-name="Text_20_body">Les dughaq sont les chamans, les religieux de leur peuple. Ils vivent comme les autres Oynours et participent aux travaux collectifs, cependant leur rôle d’intermédiaires avec les esprits leur donne une grande influence dans la tribu. C’est à lors de l’initiation de la puberté, quand il va vivre quelques semaines chez un dugha, que les talents de chaman sont détectés chez un enfant. Avec l’accord de ses parents, il va venir vivre chez le dugha définitivement. L’initiation est longue et douloureuse…​ + La première année, l’apprenti apprend les prières et les rituels qui permettent de contacter les esprits. Au bout d’une année complète, il subit son Gudjuk. L’apprenti est suspendu au poteau central du yükmaki par des crochets plantés dans le dos et le torse durant trois jours et trois nuits. Il ne reçoit aucun soin, aucune nourriture, aucune boisson : c’est sa mort rituelle, pour que les totems acceptent de le voir. S’il survit à l’épreuve, l’apprenti épuisé est décroché du poteau et le dugha découpe alors la peau de son crane avec un silex en partant de l’oreille droite jusqu’à l’oreille gauche en suivant la courbure du front. La peau est ensuite délicatement relevée et un trou de la taille de l’ongle du pouce est découpé dans l’os du crane. Les totems peuvent maintenant visiter le jeune dugha sans difficultés ! La peau est est ensuite doucement reposée sur l’os du crane, et une pâte cicatrisante est posée sur la plaie. Après plusieurs jours, voire plusieurs semaines, de délire dû à la fièvre et à la douleur, le jeune dugha peut enfin se relever. La tribu le reconnaît comme un dugha même s’il reste encore apprenti.</text:p>
      <text:p text:style-name="Text_20_body">Il devra en effet subir encore deux fois cette épreuve pénible à la fin de la deuxième, puis de la troisième année. La deuxième année son épreuve est appelée le Tomak, et le son du tambour du dugha va rythmer sans jamais s’arrêter toute la durée de la suspension, puis de la trépanation où la peau sera ré-découpée sur la cicatrice et un second trou sera fait au sommet du crane. Plusieurs dughaq se relaient durant l’épreuve pour battre du tambour. Certains apprentis finissent par tomber fou sous le mélange de souffrance et de son rythmique, ils sont alors égorgés et leur sang rentrera dans la composition de poudres de plantes traitant la démence.</text:p>
      <text:p text:style-name="Text_20_body">A la fin de la troisième année survient le Hugah. A la fin de la belle saison, avant que les rennes ne repartent, le jeune dugha doit se construire une hutte de branches au bord d’une forêt. Le tronc d’un gros sapin sert d’armature centrale et de pilier sacré. Il devra vivre là durant une année entière, nomade sédentarisé, pour prouver qu’il peut vivre sans recourir à la tribu et aux rennes nourriciers. Il devra chasser durant les dernières belles semaines et se constituer de grosses réserves de nourriture. Durant l’hiver glacial il devra affronter seul les périls, la maladie et la faim. Au retour des beaux jours, sa tribu reviendra et s’il a survécu il subira le Humok, le dernier gudjuk. Il sera suspendu par les chevilles à un gros arbre, sapin ou chêne, jusqu’à ce qu’il perde connaissance. La tribu le décrochera alors, et chaque homme plantera une fine aiguille de bois dans le corps du jeune dugha, transperçant ses muscles du dos, des bras et des cuisses. L’apprenti sera ensuite aspergé d’eau puis le dugha lui retirera chaque aiguille de bois en récitant la phrase rituelle : « Tobor mingar huduk ! Kudza omgur korog ! » (je te retire cette aiguille du corps, pour que ton esprit se retire du monde). Le jeune dugha sera alors trépané une troisième et dernière fois, la peau de son crane de nouveau découpée sur la cicatrice et un troisième et dernier trou lui sera percé dans l’os frontal. Il est un chaman accompli, un dugha.</text:p>
      <text:p text:style-name="Text_20_body">Il y a quelques siècles, l’empereur XIAH a soumis les tribus Oynours à la tête de ses armées. Il a détruit les poteaux sacrés transportés par les dughaq (les chamans) et il a tué de nombreux dughaq sans que leurs esprits leur viennent en aide…​ Les Oynours en ont conclu que l’empereur XIAH avait tué et dévoré leurs dieux, et ils l’ont reconnu comme leur dieu : l’empereur qui règne sur les étoiles et la lune, qui commande au soleil et fait tomber la pluie. Depuis cette époque, les tribus Oynours vont de plus en plus loin dans l’ouest, sur ordre du Dieu Empereur. Ils repèrent les routes, les grandes villes, et parfois se regroupent à plusieurs tribus pour lancer des razzias sur de grosses bourgades : pillage des vivres (indispensable car il n’y a pas de troupeaux de rennes dans ces régions !), terreur de la population, capture d’esclaves et de butin ramenés aux collecteurs de taxes du Dieu Empereur. Les Oynours sont les éclaireurs, les cartographes et les voltigeurs de l’empereur XIAH.</text:p>
      <text:h text:style-name="Heading_20_5" text:outline-level="5"><text:bookmark-start text:name="_armes_armures_vetements_et_autres_tenues"/>Armes, armures, vetements et autres tenues.<text:bookmark-end text:name="_armes_armures_vetements_et_autres_tenues"/></text:h>
      <text:p text:style-name="First_20_paragraph">Les Oynours s’habillent de fourrures épaisses en hiver, plus fines en été. Les fourrures sont tannées en étant placées au printemps dans des trous recouverts de végétaux pourrissants, détritus et excréments…​ A l’arrivée de l’hiver, quand les troupeaux repassent dans le même endroit, les Oynours n’ont plus qu’à retrouver la cachette et à prélever les peaux. Les femmes les coudront durant les veillées pour en faire les tenues traditionnelles : culottes de peau, tuniques, bottes et toques. Une sorte de cote aux longues jambes, en laine ou en en crin, vient compléter cette tenue comme sous-vêtement.</text:p>
      <text:p text:style-name="Text_20_body">Au combat les Oynours préfèrent les stratégies de harcèlement car ils ne sont pas équipés pour le combat en mêlée. Leurs armures sont très rustiques : cotes de lanières de cuir bouilli soigneusement tressées qui couvrent le torse, les bras et le dos, bouclier rond renforcé au centre d’une plaque de fer et toque de fourrure renforcée d’une croute de cuir bouilli épais. C’est un équipement léger, conçu pour se déplacer rapidement, prélever des renseignements, une tête ou deux, et repartir ! L’armement Oynour se compose d’un ou plusieurs pichaqhi portés à la ceinture, d’un shemsher porté sur le dos derrière le bouclier et d’un arc à double courbure, le yay. Les Oynours emploient des flèches à double empennage et à pointe d’os. Certaines flèches sont normales, d’autres sont trempées plusieurs jours dans des excréments pour provoquer des blessures qui s’infecteront, d’autres enfin sont empoisonnées avec une baie rouge, la dobna. Mis en contact avec le sang, le suc de cette baie provoque de violentes douleurs incapacitantes au bout de quelques secondes, la paralysie du membre au bout de 20 minutes, et la mort par asphyxie au bout de deux ou trois heures. Seuls les dughaq connaissent l’antidote. + Les Oynours sont des experts du combat à cheval, ils savent tirer à l’arc tout en dirigeant leur cheval juste avec les genoux. Ce sont d’excellents chasseurs et tireurs à l’arc.</text:p>
      <text:h text:style-name="Heading_20_5" text:outline-level="5"><text:bookmark-start text:name="_la_langue_et_lecriture"/>La langue et l’ecriture<text:bookmark-end text:name="_la_langue_et_lecriture"/></text:h>
      <text:p text:style-name="First_20_paragraph">La langue Oynour se compose principalement de chuintantes et de sifflantes, rythmées par des guturales. Les mots sont courts, précis. De manière surprenante, cette population barbare est pourtant lettrée à plus de 90% ! La quasi totalité des Oynours savent lire et écrire au moins trois ou quatre-cents idéogrammes (les utgas) de leur langue (qui en compte plus de deux-mille). L’écriture se fait sur des peaux, des écorces de saule ou de bouleau, et plus rarement sur du papier ou du parchemin. Le pinceau et le calame sont les plus utilisés, avec une encre tirée de plantes mises à macérer.</text:p>
      <text:p text:style-name="Text_20_body">Chaque Oynour aime écrire son nom, son ascendance, ses origines. Les guerriers et les chasseurs portent dans le dos des oruulahs, des drapeaux droits sur lesquels sont écrits le nom, les origines, les faits d’armes du guerrier. Au dessus de chaque yükmaki flottent les oruulahs des membres de la famille. Au fur et à mesure de sa vie, un guerrier peut avoir besoin de porter plusieurs oruulahs dans le dos si ses faits d’armes sont trop nombreux !</text:p>
      <text:p text:style-name="Text_20_body">De part leur facilité instinctive à connaître les langues et à les écrire, de nombreux Oynours ont été enrôlés dans l’énorme administration de l’Empereur Eternel comme scribes, savants ou linguistes.</text:p>
      <text:h text:style-name="Heading_20_5" text:outline-level="5"><text:bookmark-start text:name="_la_religion_2"/>La religion<text:bookmark-end text:name="_la_religion_2"/></text:h>
      <text:p text:style-name="First_20_paragraph">Les Oynours ont été vaincus par l’Empereur, il a réussi à vaincre leurs dieux et il est donc devenu pour eux le dieu suprême. Les six anciens dieux sont toujours priés, mais uniquement sous une forme totémique, comme serviteurs de l’Empereur Eternel.</text:p>
      <text:p text:style-name="Text_20_body">Le culte rendu à l’Immortel Empereur a lieu sous forme de sacrifices en nature : les impôts versés et surtout les hommes des tribus Oynours qui vont au combat pour lui. L’Empereur XIAH préfère les actes concrets aux prières…​ C’est plus utile pour son empire ! On lui rend toutefois un culte quotidien, en se tournant vers le poteau central du yörte ou du yukmaki qui devient à cet instant le centre de l’univers, le phallus divin. Les Oynours se prosternent devant, en cercle (ils forment ainsi les limites de l’univers et matérialisent le sexe féminin du monde que l’Empereur peut pénétrer) et demandent à leur dieu d’exaucer leurs prières et de leur accorder une bonne vie.</text:p>
      <text:p text:style-name="Text_20_body">Les pratiques religieuses envers les six grands totems et la centaine de totems mineurs qui leur étaient inféodés (le Loup, le Renard, le Renne, le Faucon, le Vautour, la Truite…​) n’ont pas changé sauf dans la pratique verbale. Autrefois, on accrochait un symbole du totem prié (une tête de l’animal, une peau, un masque le représentant…​) au poteau central et on le priait directement. Maintenant, on dépose au pied du poteau central le symbole du totem, et dans les prières et les incantations on ajoute toujours « esclave de l’Eternel Empereur XIAH » après le nom du totem…​</text:p>
      <text:p text:style-name="Text_20_body">Le dugha est bien sur le maître des grandes cérémonies, mais c’est au sein de la famille, par la pratique du père pour les dieux mâles, et de la mère pour les déesses, que se fait l’essentiel du culte. On offre chaque jour un peu de nourriture aux totems et à l’Eternel Empereur XIAH, et des sacrifices plus violents sont offerts lors des quatre grands évènements qui marquent la vie d’un Oynour :</text:p>
      <text:list text:style-name="L35">
        <text:list-item>
          <text:p text:style-name="P35">La naissance. Dès qu’il a trois jours, le bébé reçoit une scarification sur la poitrine. Le dugha pratique une entaille avec un couteau de silex et la remplit de cendres Goshak (des cendres de végétaux brûlés rituellement que l’on a d’abord fait bouillir, puis laissés évaporer, avant de refaire brûler le résidu. Les cendres Goshak reçoivent donc la bénédiction des trois éléments sacrés !) Si le bébé est une fille, l’entaille sera en forme de « S », si c’est un garçon elle aura une forme de bâton bien droit…​ Si le nouveau né survit à cette pratique, il sera dorénavant un membre à part entière du clan.</text:p>
        </text:list-item>
        <text:list-item>
          <text:p text:style-name="P35">La puberté. A l’arrivée des premières règles pour les filles, des premiers poils de barbe pour les garçons, les jeunes sont séparés de la famille et vont vivre quelques temps chez le dugha. Il leur enseigne les secrets qu’ils doivent connaître et leur fait pratiquer pour la première fois le rituel du Yerü. Ils avalent un mélange de Kubhak et de champignons hallucinogènes et partent dans le monde des dieux…​ Ils rencontrent leur animal totem et développent un lien avec lui. Une fois revenus dans le monde des mortels, le dugha leur trace au milieu du dos l’idéogramme du nom de leur totem à l’aide d’une scarification mêlant cendre Goshak et sang du dugha. Le jeune peut dorénavant se marier et avoir des enfants…​</text:p>
        </text:list-item>
        <text:list-item>
          <text:p text:style-name="P35">Le mariage. Vers 15 / 16 ans, les jeunes sont mariés. Le bashliq doit donner son accord pour chaque union, afin qu’aucune union incestueuse, aucun mariage maudit, ne puisse se créer (et éviter que des familles trop puissantes ne se constituent face à la sienne !). Après un grand repas qui peut durer plusieurs jours, le jeune couple emménage dans le yükmaki du marié. Si au bout de quatre saisons l’épouse n’est toujours pas enceinte, le mariage est considéré caduque. Les jeunes se séparent et l’épouse retourne dans sa famille. Si l’épouse est enceinte on attend que l’enfant naisse. Les deux parents reçoivent alors une troisième scarification, au dessus du sexe, en forme d’arc et flèche pour l’homme et de coupe pour la femme. Ils sont maintenant définitivement mariés, et le clan aidera le couple à fabriquer son yükmaki, on leur donnera quelques chevaux, une chèvre…​ De quoi démarrer dans la vie !</text:p>
        </text:list-item>
        <text:list-item>
          <text:p text:style-name="P35">La mort. Quand sa vie est terminée, le Oynour reçoit des funérailles très spéciales…​ Avant qu’elles aient lieu le dugha coud les lèvres du mort avec un cordon en cuir de renne. Une dernière scarification sera placée au milieu du front, en forme de cercle.</text:p>
        </text:list-item>
      </text:list>
      <text:p text:style-name="First_20_paragraph">Last updated 2021-07-29 16:57:23 +02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Les passions</dc:title>
    <dc:description/>
    <dc:subject/>
    <meta:keyword/>
    <dc:language>en</dc:language>
    <meta:initial-creator/>
    <dc:creator/>
    <meta:creation-date>2021-07-29T14:57:27Z</meta:creation-date>
    <dc:date>2021-07-29T14:57:27Z</dc:date>
    <meta:user-defined meta:name="generator" meta:value-type="string">Asciidoctor 2.0.12</meta:user-defined>
    <meta:user-defined meta:name="viewport" meta:value-type="string">width=device-width, initial-scale=1.0</meta:user-defined>
  </office:meta>
</office:document-meta>
</file>